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4.413cm" svg:height="19.782cm" svg:x="0.795cm" svg:y="53.623cm">
            <draw:object draw:notify-on-update-of-ranges="List1.B52:List1.AZ52 List1.B54:List1.AZ54 List1.B54:List1.AZ54 List1.B107:List1.AZ107 List1.B109:List1.AZ109 List1.B109:List1.AZ10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4.03cm" svg:height="19.395cm" svg:x="35.568cm" svg:y="53.524cm">
            <draw:object draw:notify-on-update-of-ranges="List1.BC107:List1.DA107 List1.BC109:List1.DA109 List1.BC109:List1.DA109 List1.BC52:List1.DA52 List1.BC54:List1.DA54 List1.BC54:List1.DA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5" table:default-cell-style-name="Default"/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table:number-columns-repeated="22" office:value-type="float" office:value="0.75">
            <text:p>0.75</text:p>
          </table:table-cell>
          <table:table-cell table:number-columns-repeated="7" office:value-type="float" office:value="0.8125">
            <text:p>0.8125</text:p>
          </table:table-cell>
          <table:table-cell table:number-columns-repeated="11" office:value-type="float" office:value="0.9375">
            <text:p>0.9375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string">
            <text:p>Run 1</text:p>
          </table:table-cell>
          <table:table-cell office:value-type="float" office:value="27.328">
            <text:p>27.328</text:p>
          </table:table-cell>
          <table:table-cell office:value-type="float" office:value="27.23">
            <text:p>27.23</text:p>
          </table:table-cell>
          <table:table-cell office:value-type="float" office:value="27.346">
            <text:p>27.346</text:p>
          </table:table-cell>
          <table:table-cell office:value-type="float" office:value="28.74">
            <text:p>28.74</text:p>
          </table:table-cell>
          <table:table-cell office:value-type="float" office:value="27.362">
            <text:p>27.362</text:p>
          </table:table-cell>
          <table:table-cell office:value-type="float" office:value="28.134">
            <text:p>28.134</text:p>
          </table:table-cell>
          <table:table-cell office:value-type="float" office:value="28.132">
            <text:p>28.132</text:p>
          </table:table-cell>
          <table:table-cell office:value-type="float" office:value="28.044">
            <text:p>28.044</text:p>
          </table:table-cell>
          <table:table-cell office:value-type="float" office:value="28.832">
            <text:p>28.832</text:p>
          </table:table-cell>
          <table:table-cell office:value-type="float" office:value="27.934">
            <text:p>27.934</text:p>
          </table:table-cell>
          <table:table-cell office:value-type="float" office:value="27.796">
            <text:p>27.796</text:p>
          </table:table-cell>
          <table:table-cell office:value-type="float" office:value="28.248">
            <text:p>28.248</text:p>
          </table:table-cell>
          <table:table-cell office:value-type="float" office:value="27.382">
            <text:p>27.382</text:p>
          </table:table-cell>
          <table:table-cell office:value-type="float" office:value="26.398">
            <text:p>26.398</text:p>
          </table:table-cell>
          <table:table-cell office:value-type="float" office:value="27.076">
            <text:p>27.076</text:p>
          </table:table-cell>
          <table:table-cell office:value-type="float" office:value="26.1">
            <text:p>26.1</text:p>
          </table:table-cell>
          <table:table-cell office:value-type="float" office:value="26.53">
            <text:p>26.53</text:p>
          </table:table-cell>
          <table:table-cell office:value-type="float" office:value="27.118">
            <text:p>27.118</text:p>
          </table:table-cell>
          <table:table-cell office:value-type="float" office:value="28.032">
            <text:p>28.032</text:p>
          </table:table-cell>
          <table:table-cell office:value-type="float" office:value="29.386">
            <text:p>29.386</text:p>
          </table:table-cell>
          <table:table-cell office:value-type="float" office:value="28.75">
            <text:p>28.75</text:p>
          </table:table-cell>
          <table:table-cell office:value-type="float" office:value="30.18">
            <text:p>30.18</text:p>
          </table:table-cell>
          <table:table-cell office:value-type="float" office:value="30.818">
            <text:p>30.818</text:p>
          </table:table-cell>
          <table:table-cell office:value-type="float" office:value="31.072">
            <text:p>31.072</text:p>
          </table:table-cell>
          <table:table-cell office:value-type="float" office:value="32.99">
            <text:p>32.99</text:p>
          </table:table-cell>
          <table:table-cell office:value-type="float" office:value="33.588">
            <text:p>33.588</text:p>
          </table:table-cell>
          <table:table-cell office:value-type="float" office:value="35.482">
            <text:p>35.482</text:p>
          </table:table-cell>
          <table:table-cell office:value-type="float" office:value="37.068">
            <text:p>37.068</text:p>
          </table:table-cell>
          <table:table-cell office:value-type="float" office:value="38.438">
            <text:p>38.438</text:p>
          </table:table-cell>
          <table:table-cell office:value-type="float" office:value="40.374">
            <text:p>40.374</text:p>
          </table:table-cell>
          <table:table-cell office:value-type="float" office:value="42.266">
            <text:p>42.266</text:p>
          </table:table-cell>
          <table:table-cell office:value-type="float" office:value="44.298">
            <text:p>44.298</text:p>
          </table:table-cell>
          <table:table-cell office:value-type="float" office:value="46.208">
            <text:p>46.208</text:p>
          </table:table-cell>
          <table:table-cell office:value-type="float" office:value="46.624">
            <text:p>46.624</text:p>
          </table:table-cell>
          <table:table-cell office:value-type="float" office:value="48.25">
            <text:p>48.25</text:p>
          </table:table-cell>
          <table:table-cell office:value-type="float" office:value="49.836">
            <text:p>49.836</text:p>
          </table:table-cell>
          <table:table-cell office:value-type="float" office:value="49.258">
            <text:p>49.258</text:p>
          </table:table-cell>
          <table:table-cell office:value-type="float" office:value="52.094">
            <text:p>52.094</text:p>
          </table:table-cell>
          <table:table-cell office:value-type="float" office:value="51.758">
            <text:p>51.758</text:p>
          </table:table-cell>
          <table:table-cell office:value-type="float" office:value="56.9">
            <text:p>56.9</text:p>
          </table:table-cell>
          <table:table-cell office:value-type="float" office:value="56.97">
            <text:p>56.97</text:p>
          </table:table-cell>
          <table:table-cell table:number-columns-repeated="10"/>
        </table:table-row>
        <table:table-row table:style-name="ro1">
          <table:table-cell office:value-type="string">
            <text:p>Run 2</text:p>
          </table:table-cell>
          <table:table-cell table:number-columns-repeated="13" office:value-type="float" office:value="0.75">
            <text:p>0.75</text:p>
          </table:table-cell>
          <table:table-cell table:number-columns-repeated="15" office:value-type="float" office:value="0.8125">
            <text:p>0.8125</text:p>
          </table:table-cell>
          <table:table-cell table:number-columns-repeated="3" office:value-type="float" office:value="0.9375">
            <text:p>0.9375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string">
            <text:p>Run 2</text:p>
          </table:table-cell>
          <table:table-cell office:value-type="float" office:value="27.222">
            <text:p>27.222</text:p>
          </table:table-cell>
          <table:table-cell office:value-type="float" office:value="26.858">
            <text:p>26.858</text:p>
          </table:table-cell>
          <table:table-cell office:value-type="float" office:value="26.592">
            <text:p>26.592</text:p>
          </table:table-cell>
          <table:table-cell office:value-type="float" office:value="27.31">
            <text:p>27.31</text:p>
          </table:table-cell>
          <table:table-cell office:value-type="float" office:value="27.062">
            <text:p>27.062</text:p>
          </table:table-cell>
          <table:table-cell office:value-type="float" office:value="26.972">
            <text:p>26.972</text:p>
          </table:table-cell>
          <table:table-cell office:value-type="float" office:value="26.722">
            <text:p>26.722</text:p>
          </table:table-cell>
          <table:table-cell office:value-type="float" office:value="27.294">
            <text:p>27.294</text:p>
          </table:table-cell>
          <table:table-cell office:value-type="float" office:value="27.184">
            <text:p>27.184</text:p>
          </table:table-cell>
          <table:table-cell office:value-type="float" office:value="27.748">
            <text:p>27.748</text:p>
          </table:table-cell>
          <table:table-cell office:value-type="float" office:value="28.504">
            <text:p>28.504</text:p>
          </table:table-cell>
          <table:table-cell office:value-type="float" office:value="29.354">
            <text:p>29.354</text:p>
          </table:table-cell>
          <table:table-cell office:value-type="float" office:value="30.176">
            <text:p>30.176</text:p>
          </table:table-cell>
          <table:table-cell office:value-type="float" office:value="31.754">
            <text:p>31.754</text:p>
          </table:table-cell>
          <table:table-cell office:value-type="float" office:value="33.112">
            <text:p>33.112</text:p>
          </table:table-cell>
          <table:table-cell office:value-type="float" office:value="31.928">
            <text:p>31.928</text:p>
          </table:table-cell>
          <table:table-cell office:value-type="float" office:value="32.592">
            <text:p>32.592</text:p>
          </table:table-cell>
          <table:table-cell office:value-type="float" office:value="33.624">
            <text:p>33.624</text:p>
          </table:table-cell>
          <table:table-cell office:value-type="float" office:value="35.32">
            <text:p>35.32</text:p>
          </table:table-cell>
          <table:table-cell office:value-type="float" office:value="35.672">
            <text:p>35.672</text:p>
          </table:table-cell>
          <table:table-cell office:value-type="float" office:value="35.874">
            <text:p>35.874</text:p>
          </table:table-cell>
          <table:table-cell office:value-type="float" office:value="35.314">
            <text:p>35.314</text:p>
          </table:table-cell>
          <table:table-cell office:value-type="float" office:value="37.336">
            <text:p>37.336</text:p>
          </table:table-cell>
          <table:table-cell office:value-type="float" office:value="37.716">
            <text:p>37.716</text:p>
          </table:table-cell>
          <table:table-cell office:value-type="float" office:value="39.242">
            <text:p>39.242</text:p>
          </table:table-cell>
          <table:table-cell office:value-type="float" office:value="42.516">
            <text:p>42.516</text:p>
          </table:table-cell>
          <table:table-cell office:value-type="float" office:value="42.616">
            <text:p>42.616</text:p>
          </table:table-cell>
          <table:table-cell office:value-type="float" office:value="44.846">
            <text:p>44.846</text:p>
          </table:table-cell>
          <table:table-cell office:value-type="float" office:value="47.564">
            <text:p>47.564</text:p>
          </table:table-cell>
          <table:table-cell office:value-type="float" office:value="48.366">
            <text:p>48.366</text:p>
          </table:table-cell>
          <table:table-cell office:value-type="float" office:value="50.048">
            <text:p>50.048</text:p>
          </table:table-cell>
          <table:table-cell office:value-type="float" office:value="51.898">
            <text:p>51.898</text:p>
          </table:table-cell>
          <table:table-cell table:number-columns-repeated="19"/>
        </table:table-row>
        <table:table-row table:style-name="ro1">
          <table:table-cell office:value-type="float" office:value="3">
            <text:p>3</text:p>
          </table:table-cell>
          <table:table-cell table:number-columns-repeated="16" office:value-type="float" office:value="0.75">
            <text:p>0.75</text:p>
          </table:table-cell>
          <table:table-cell table:number-columns-repeated="17" office:value-type="float" office:value="0.8125">
            <text:p>0.8125</text:p>
          </table:table-cell>
          <table:table-cell table:number-columns-repeated="18" office:value-type="float" office:value="0.875">
            <text:p>0.875</text:p>
          </table:table-cell>
          <table:table-cell/>
          <table:table-cell office:value-type="float" office:value="3">
            <text:p>3</text:p>
          </table:table-cell>
          <table:table-cell office:value-type="float" office:value="24.654">
            <text:p>24.654</text:p>
          </table:table-cell>
          <table:table-cell office:value-type="float" office:value="24.328">
            <text:p>24.328</text:p>
          </table:table-cell>
          <table:table-cell office:value-type="float" office:value="23.21">
            <text:p>23.21</text:p>
          </table:table-cell>
          <table:table-cell office:value-type="float" office:value="23.82">
            <text:p>23.82</text:p>
          </table:table-cell>
          <table:table-cell office:value-type="float" office:value="23.66">
            <text:p>23.66</text:p>
          </table:table-cell>
          <table:table-cell office:value-type="float" office:value="23.932">
            <text:p>23.932</text:p>
          </table:table-cell>
          <table:table-cell office:value-type="float" office:value="24.018">
            <text:p>24.018</text:p>
          </table:table-cell>
          <table:table-cell office:value-type="float" office:value="22.498">
            <text:p>22.498</text:p>
          </table:table-cell>
          <table:table-cell office:value-type="float" office:value="22.682">
            <text:p>22.682</text:p>
          </table:table-cell>
          <table:table-cell office:value-type="float" office:value="22.836">
            <text:p>22.836</text:p>
          </table:table-cell>
          <table:table-cell office:value-type="float" office:value="22.096">
            <text:p>22.096</text:p>
          </table:table-cell>
          <table:table-cell office:value-type="float" office:value="22.694">
            <text:p>22.694</text:p>
          </table:table-cell>
          <table:table-cell office:value-type="float" office:value="23.4">
            <text:p>23.4</text:p>
          </table:table-cell>
          <table:table-cell office:value-type="float" office:value="23.42">
            <text:p>23.42</text:p>
          </table:table-cell>
          <table:table-cell office:value-type="float" office:value="24.994">
            <text:p>24.994</text:p>
          </table:table-cell>
          <table:table-cell office:value-type="float" office:value="25.556">
            <text:p>25.556</text:p>
          </table:table-cell>
          <table:table-cell office:value-type="float" office:value="25.778">
            <text:p>25.778</text:p>
          </table:table-cell>
          <table:table-cell office:value-type="float" office:value="25.46">
            <text:p>25.46</text:p>
          </table:table-cell>
          <table:table-cell office:value-type="float" office:value="26.086">
            <text:p>26.086</text:p>
          </table:table-cell>
          <table:table-cell office:value-type="float" office:value="27.298">
            <text:p>27.298</text:p>
          </table:table-cell>
          <table:table-cell office:value-type="float" office:value="27.756">
            <text:p>27.756</text:p>
          </table:table-cell>
          <table:table-cell office:value-type="float" office:value="27.554">
            <text:p>27.554</text:p>
          </table:table-cell>
          <table:table-cell office:value-type="float" office:value="29.4">
            <text:p>29.4</text:p>
          </table:table-cell>
          <table:table-cell office:value-type="float" office:value="28.964">
            <text:p>28.964</text:p>
          </table:table-cell>
          <table:table-cell office:value-type="float" office:value="31.208">
            <text:p>31.208</text:p>
          </table:table-cell>
          <table:table-cell office:value-type="float" office:value="31.162">
            <text:p>31.162</text:p>
          </table:table-cell>
          <table:table-cell office:value-type="float" office:value="31.128">
            <text:p>31.128</text:p>
          </table:table-cell>
          <table:table-cell office:value-type="float" office:value="31.624">
            <text:p>31.624</text:p>
          </table:table-cell>
          <table:table-cell office:value-type="float" office:value="31.814">
            <text:p>31.814</text:p>
          </table:table-cell>
          <table:table-cell office:value-type="float" office:value="30.082">
            <text:p>30.082</text:p>
          </table:table-cell>
          <table:table-cell office:value-type="float" office:value="29.908">
            <text:p>29.908</text:p>
          </table:table-cell>
          <table:table-cell office:value-type="float" office:value="29.204">
            <text:p>29.204</text:p>
          </table:table-cell>
          <table:table-cell office:value-type="float" office:value="29.758">
            <text:p>29.758</text:p>
          </table:table-cell>
          <table:table-cell office:value-type="float" office:value="29.632">
            <text:p>29.632</text:p>
          </table:table-cell>
          <table:table-cell office:value-type="float" office:value="30.27">
            <text:p>30.27</text:p>
          </table:table-cell>
          <table:table-cell office:value-type="float" office:value="29.802">
            <text:p>29.802</text:p>
          </table:table-cell>
          <table:table-cell office:value-type="float" office:value="29.26">
            <text:p>29.26</text:p>
          </table:table-cell>
          <table:table-cell office:value-type="float" office:value="29.314">
            <text:p>29.314</text:p>
          </table:table-cell>
          <table:table-cell office:value-type="float" office:value="28.848">
            <text:p>28.848</text:p>
          </table:table-cell>
          <table:table-cell office:value-type="float" office:value="28.504">
            <text:p>28.504</text:p>
          </table:table-cell>
          <table:table-cell office:value-type="float" office:value="29.704">
            <text:p>29.704</text:p>
          </table:table-cell>
          <table:table-cell office:value-type="float" office:value="30.902">
            <text:p>30.902</text:p>
          </table:table-cell>
          <table:table-cell office:value-type="float" office:value="29.842">
            <text:p>29.842</text:p>
          </table:table-cell>
          <table:table-cell office:value-type="float" office:value="30.924">
            <text:p>30.924</text:p>
          </table:table-cell>
          <table:table-cell office:value-type="float" office:value="32.404">
            <text:p>32.404</text:p>
          </table:table-cell>
          <table:table-cell office:value-type="float" office:value="33.326">
            <text:p>33.326</text:p>
          </table:table-cell>
          <table:table-cell office:value-type="float" office:value="32.19">
            <text:p>32.19</text:p>
          </table:table-cell>
          <table:table-cell office:value-type="float" office:value="32.86">
            <text:p>32.86</text:p>
          </table:table-cell>
          <table:table-cell office:value-type="float" office:value="34.536">
            <text:p>34.536</text:p>
          </table:table-cell>
          <table:table-cell office:value-type="float" office:value="34.838">
            <text:p>34.838</text:p>
          </table:table-cell>
          <table:table-cell office:value-type="float" office:value="33.93">
            <text:p>33.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0.75">
            <text:p>0.75</text:p>
          </table:table-cell>
          <table:table-cell table:number-columns-repeated="15" office:value-type="float" office:value="0.8125">
            <text:p>0.8125</text:p>
          </table:table-cell>
          <table:table-cell table:number-columns-repeated="25" office:value-type="float" office:value="0.875">
            <text:p>0.875</text:p>
          </table:table-cell>
          <table:table-cell table:number-columns-repeated="8" office:value-type="float" office:value="0.9375">
            <text:p>0.9375</text:p>
          </table:table-cell>
          <table:table-cell/>
          <table:table-cell office:value-type="float" office:value="4">
            <text:p>4</text:p>
          </table:table-cell>
          <table:table-cell office:value-type="float" office:value="25.018">
            <text:p>25.018</text:p>
          </table:table-cell>
          <table:table-cell office:value-type="float" office:value="25.008">
            <text:p>25.008</text:p>
          </table:table-cell>
          <table:table-cell office:value-type="float" office:value="25.162">
            <text:p>25.162</text:p>
          </table:table-cell>
          <table:table-cell office:value-type="float" office:value="25.962">
            <text:p>25.962</text:p>
          </table:table-cell>
          <table:table-cell office:value-type="float" office:value="26.524">
            <text:p>26.524</text:p>
          </table:table-cell>
          <table:table-cell office:value-type="float" office:value="26.234">
            <text:p>26.234</text:p>
          </table:table-cell>
          <table:table-cell office:value-type="float" office:value="26.006">
            <text:p>26.006</text:p>
          </table:table-cell>
          <table:table-cell office:value-type="float" office:value="26.492">
            <text:p>26.492</text:p>
          </table:table-cell>
          <table:table-cell office:value-type="float" office:value="28.29">
            <text:p>28.29</text:p>
          </table:table-cell>
          <table:table-cell office:value-type="float" office:value="28.494">
            <text:p>28.494</text:p>
          </table:table-cell>
          <table:table-cell office:value-type="float" office:value="30.776">
            <text:p>30.776</text:p>
          </table:table-cell>
          <table:table-cell office:value-type="float" office:value="29.26">
            <text:p>29.26</text:p>
          </table:table-cell>
          <table:table-cell office:value-type="float" office:value="30.416">
            <text:p>30.416</text:p>
          </table:table-cell>
          <table:table-cell office:value-type="float" office:value="33.758">
            <text:p>33.758</text:p>
          </table:table-cell>
          <table:table-cell office:value-type="float" office:value="36.116">
            <text:p>36.116</text:p>
          </table:table-cell>
          <table:table-cell office:value-type="float" office:value="37.952">
            <text:p>37.952</text:p>
          </table:table-cell>
          <table:table-cell office:value-type="float" office:value="41.042">
            <text:p>41.042</text:p>
          </table:table-cell>
          <table:table-cell office:value-type="float" office:value="41.996">
            <text:p>41.996</text:p>
          </table:table-cell>
          <table:table-cell office:value-type="float" office:value="42.21">
            <text:p>42.21</text:p>
          </table:table-cell>
          <table:table-cell office:value-type="float" office:value="43.714">
            <text:p>43.714</text:p>
          </table:table-cell>
          <table:table-cell office:value-type="float" office:value="44.276">
            <text:p>44.276</text:p>
          </table:table-cell>
          <table:table-cell office:value-type="float" office:value="46.964">
            <text:p>46.964</text:p>
          </table:table-cell>
          <table:table-cell office:value-type="float" office:value="49.26">
            <text:p>49.26</text:p>
          </table:table-cell>
          <table:table-cell office:value-type="float" office:value="51.98">
            <text:p>51.98</text:p>
          </table:table-cell>
          <table:table-cell office:value-type="float" office:value="54.704">
            <text:p>54.704</text:p>
          </table:table-cell>
          <table:table-cell office:value-type="float" office:value="53.38">
            <text:p>53.38</text:p>
          </table:table-cell>
          <table:table-cell office:value-type="float" office:value="54.106">
            <text:p>54.106</text:p>
          </table:table-cell>
          <table:table-cell office:value-type="float" office:value="52.272">
            <text:p>52.272</text:p>
          </table:table-cell>
          <table:table-cell office:value-type="float" office:value="54.51">
            <text:p>54.51</text:p>
          </table:table-cell>
          <table:table-cell office:value-type="float" office:value="58.562">
            <text:p>58.562</text:p>
          </table:table-cell>
          <table:table-cell office:value-type="float" office:value="57.502">
            <text:p>57.502</text:p>
          </table:table-cell>
          <table:table-cell office:value-type="float" office:value="58.572">
            <text:p>58.572</text:p>
          </table:table-cell>
          <table:table-cell office:value-type="float" office:value="58.61">
            <text:p>58.61</text:p>
          </table:table-cell>
          <table:table-cell office:value-type="float" office:value="61.776">
            <text:p>61.776</text:p>
          </table:table-cell>
          <table:table-cell office:value-type="float" office:value="62.404">
            <text:p>62.404</text:p>
          </table:table-cell>
          <table:table-cell office:value-type="float" office:value="65.192">
            <text:p>65.192</text:p>
          </table:table-cell>
          <table:table-cell office:value-type="float" office:value="67.548">
            <text:p>67.548</text:p>
          </table:table-cell>
          <table:table-cell office:value-type="float" office:value="75.932">
            <text:p>75.932</text:p>
          </table:table-cell>
          <table:table-cell office:value-type="float" office:value="81.54">
            <text:p>81.54</text:p>
          </table:table-cell>
          <table:table-cell office:value-type="float" office:value="83.218">
            <text:p>83.218</text:p>
          </table:table-cell>
          <table:table-cell office:value-type="float" office:value="87.626">
            <text:p>87.626</text:p>
          </table:table-cell>
          <table:table-cell office:value-type="float" office:value="87.728">
            <text:p>87.728</text:p>
          </table:table-cell>
          <table:table-cell office:value-type="float" office:value="91.118">
            <text:p>91.118</text:p>
          </table:table-cell>
          <table:table-cell office:value-type="float" office:value="91.688">
            <text:p>91.688</text:p>
          </table:table-cell>
          <table:table-cell office:value-type="float" office:value="95.168">
            <text:p>95.168</text:p>
          </table:table-cell>
          <table:table-cell office:value-type="float" office:value="96.088">
            <text:p>96.088</text:p>
          </table:table-cell>
          <table:table-cell office:value-type="float" office:value="96.92">
            <text:p>96.92</text:p>
          </table:table-cell>
          <table:table-cell office:value-type="float" office:value="99.284">
            <text:p>99.284</text:p>
          </table:table-cell>
          <table:table-cell office:value-type="float" office:value="98.644">
            <text:p>98.644</text:p>
          </table:table-cell>
          <table:table-cell office:value-type="float" office:value="99.174">
            <text:p>99.174</text:p>
          </table:table-cell>
          <table:table-cell office:value-type="float" office:value="97.266">
            <text:p>97.26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7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15" office:value-type="float" office:value="0.9375">
            <text:p>0.9375</text:p>
          </table:table-cell>
          <table:table-cell table:number-columns-repeated="22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6.378">
            <text:p>26.378</text:p>
          </table:table-cell>
          <table:table-cell office:value-type="float" office:value="25.548">
            <text:p>25.548</text:p>
          </table:table-cell>
          <table:table-cell office:value-type="float" office:value="25.064">
            <text:p>25.064</text:p>
          </table:table-cell>
          <table:table-cell office:value-type="float" office:value="24.674">
            <text:p>24.674</text:p>
          </table:table-cell>
          <table:table-cell office:value-type="float" office:value="25.578">
            <text:p>25.578</text:p>
          </table:table-cell>
          <table:table-cell office:value-type="float" office:value="25.538">
            <text:p>25.538</text:p>
          </table:table-cell>
          <table:table-cell office:value-type="float" office:value="24.564">
            <text:p>24.564</text:p>
          </table:table-cell>
          <table:table-cell office:value-type="float" office:value="24.928">
            <text:p>24.928</text:p>
          </table:table-cell>
          <table:table-cell office:value-type="float" office:value="25.304">
            <text:p>25.304</text:p>
          </table:table-cell>
          <table:table-cell office:value-type="float" office:value="25.656">
            <text:p>25.656</text:p>
          </table:table-cell>
          <table:table-cell office:value-type="float" office:value="26.286">
            <text:p>26.286</text:p>
          </table:table-cell>
          <table:table-cell office:value-type="float" office:value="26.144">
            <text:p>26.144</text:p>
          </table:table-cell>
          <table:table-cell office:value-type="float" office:value="26.624">
            <text:p>26.624</text:p>
          </table:table-cell>
          <table:table-cell office:value-type="float" office:value="27.168">
            <text:p>27.168</text:p>
          </table:table-cell>
          <table:table-cell office:value-type="float" office:value="27.786">
            <text:p>27.786</text:p>
          </table:table-cell>
          <table:table-cell office:value-type="float" office:value="28.512">
            <text:p>28.512</text:p>
          </table:table-cell>
          <table:table-cell office:value-type="float" office:value="28.272">
            <text:p>28.272</text:p>
          </table:table-cell>
          <table:table-cell office:value-type="float" office:value="28.864">
            <text:p>28.864</text:p>
          </table:table-cell>
          <table:table-cell office:value-type="float" office:value="30.094">
            <text:p>30.094</text:p>
          </table:table-cell>
          <table:table-cell office:value-type="float" office:value="29.284">
            <text:p>29.284</text:p>
          </table:table-cell>
          <table:table-cell office:value-type="float" office:value="29.842">
            <text:p>29.842</text:p>
          </table:table-cell>
          <table:table-cell office:value-type="float" office:value="32.458">
            <text:p>32.458</text:p>
          </table:table-cell>
          <table:table-cell office:value-type="float" office:value="32.7">
            <text:p>32.7</text:p>
          </table:table-cell>
          <table:table-cell office:value-type="float" office:value="34.156">
            <text:p>34.156</text:p>
          </table:table-cell>
          <table:table-cell office:value-type="float" office:value="35.322">
            <text:p>35.322</text:p>
          </table:table-cell>
          <table:table-cell office:value-type="float" office:value="37.14">
            <text:p>37.14</text:p>
          </table:table-cell>
          <table:table-cell office:value-type="float" office:value="37.942">
            <text:p>37.942</text:p>
          </table:table-cell>
          <table:table-cell office:value-type="float" office:value="41.238">
            <text:p>41.238</text:p>
          </table:table-cell>
          <table:table-cell office:value-type="float" office:value="44.678">
            <text:p>44.678</text:p>
          </table:table-cell>
          <table:table-cell office:value-type="float" office:value="47.104">
            <text:p>47.104</text:p>
          </table:table-cell>
          <table:table-cell table:number-columns-repeated="21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.6875">
            <text:p>0.6875</text:p>
          </table:table-cell>
          <table:table-cell table:number-columns-repeated="24" office:value-type="float" office:value="0.8125">
            <text:p>0.8125</text:p>
          </table:table-cell>
          <table:table-cell table:number-columns-repeated="25" office:value-type="float" office:value="0.875">
            <text:p>0.875</text:p>
          </table:table-cell>
          <table:table-cell/>
          <table:table-cell office:value-type="float" office:value="6">
            <text:p>6</text:p>
          </table:table-cell>
          <table:table-cell office:value-type="float" office:value="24.83">
            <text:p>24.83</text:p>
          </table:table-cell>
          <table:table-cell office:value-type="float" office:value="24.68">
            <text:p>24.68</text:p>
          </table:table-cell>
          <table:table-cell office:value-type="float" office:value="24.256">
            <text:p>24.256</text:p>
          </table:table-cell>
          <table:table-cell office:value-type="float" office:value="24.53">
            <text:p>24.53</text:p>
          </table:table-cell>
          <table:table-cell office:value-type="float" office:value="24.428">
            <text:p>24.428</text:p>
          </table:table-cell>
          <table:table-cell office:value-type="float" office:value="24.328">
            <text:p>24.328</text:p>
          </table:table-cell>
          <table:table-cell office:value-type="float" office:value="25.488">
            <text:p>25.488</text:p>
          </table:table-cell>
          <table:table-cell office:value-type="float" office:value="24.854">
            <text:p>24.854</text:p>
          </table:table-cell>
          <table:table-cell office:value-type="float" office:value="23.838">
            <text:p>23.838</text:p>
          </table:table-cell>
          <table:table-cell office:value-type="float" office:value="23.368">
            <text:p>23.368</text:p>
          </table:table-cell>
          <table:table-cell office:value-type="float" office:value="23.688">
            <text:p>23.688</text:p>
          </table:table-cell>
          <table:table-cell office:value-type="float" office:value="22.974">
            <text:p>22.974</text:p>
          </table:table-cell>
          <table:table-cell office:value-type="float" office:value="23.474">
            <text:p>23.474</text:p>
          </table:table-cell>
          <table:table-cell office:value-type="float" office:value="23.248">
            <text:p>23.248</text:p>
          </table:table-cell>
          <table:table-cell office:value-type="float" office:value="23.428">
            <text:p>23.428</text:p>
          </table:table-cell>
          <table:table-cell office:value-type="float" office:value="23.792">
            <text:p>23.792</text:p>
          </table:table-cell>
          <table:table-cell office:value-type="float" office:value="25.022">
            <text:p>25.022</text:p>
          </table:table-cell>
          <table:table-cell office:value-type="float" office:value="25.624">
            <text:p>25.624</text:p>
          </table:table-cell>
          <table:table-cell office:value-type="float" office:value="25.958">
            <text:p>25.958</text:p>
          </table:table-cell>
          <table:table-cell office:value-type="float" office:value="25.5">
            <text:p>25.5</text:p>
          </table:table-cell>
          <table:table-cell office:value-type="float" office:value="26.252">
            <text:p>26.252</text:p>
          </table:table-cell>
          <table:table-cell office:value-type="float" office:value="26.666">
            <text:p>26.666</text:p>
          </table:table-cell>
          <table:table-cell office:value-type="float" office:value="26.414">
            <text:p>26.414</text:p>
          </table:table-cell>
          <table:table-cell office:value-type="float" office:value="29.394">
            <text:p>29.394</text:p>
          </table:table-cell>
          <table:table-cell office:value-type="float" office:value="28.858">
            <text:p>28.858</text:p>
          </table:table-cell>
          <table:table-cell office:value-type="float" office:value="28.894">
            <text:p>28.894</text:p>
          </table:table-cell>
          <table:table-cell office:value-type="float" office:value="28.082">
            <text:p>28.082</text:p>
          </table:table-cell>
          <table:table-cell office:value-type="float" office:value="26.728">
            <text:p>26.728</text:p>
          </table:table-cell>
          <table:table-cell office:value-type="float" office:value="25.03">
            <text:p>25.03</text:p>
          </table:table-cell>
          <table:table-cell office:value-type="float" office:value="26.488">
            <text:p>26.488</text:p>
          </table:table-cell>
          <table:table-cell office:value-type="float" office:value="28.556">
            <text:p>28.556</text:p>
          </table:table-cell>
          <table:table-cell office:value-type="float" office:value="28.494">
            <text:p>28.494</text:p>
          </table:table-cell>
          <table:table-cell office:value-type="float" office:value="28.42">
            <text:p>28.42</text:p>
          </table:table-cell>
          <table:table-cell office:value-type="float" office:value="28.692">
            <text:p>28.692</text:p>
          </table:table-cell>
          <table:table-cell office:value-type="float" office:value="31.034">
            <text:p>31.034</text:p>
          </table:table-cell>
          <table:table-cell office:value-type="float" office:value="32.694">
            <text:p>32.694</text:p>
          </table:table-cell>
          <table:table-cell office:value-type="float" office:value="34.012">
            <text:p>34.012</text:p>
          </table:table-cell>
          <table:table-cell office:value-type="float" office:value="36.892">
            <text:p>36.892</text:p>
          </table:table-cell>
          <table:table-cell office:value-type="float" office:value="39.256">
            <text:p>39.256</text:p>
          </table:table-cell>
          <table:table-cell office:value-type="float" office:value="40.594">
            <text:p>40.594</text:p>
          </table:table-cell>
          <table:table-cell office:value-type="float" office:value="42.714">
            <text:p>42.714</text:p>
          </table:table-cell>
          <table:table-cell office:value-type="float" office:value="43.578">
            <text:p>43.578</text:p>
          </table:table-cell>
          <table:table-cell office:value-type="float" office:value="44.742">
            <text:p>44.742</text:p>
          </table:table-cell>
          <table:table-cell office:value-type="float" office:value="46.714">
            <text:p>46.714</text:p>
          </table:table-cell>
          <table:table-cell office:value-type="float" office:value="47.174">
            <text:p>47.174</text:p>
          </table:table-cell>
          <table:table-cell office:value-type="float" office:value="44.05">
            <text:p>44.05</text:p>
          </table:table-cell>
          <table:table-cell office:value-type="float" office:value="48.508">
            <text:p>48.508</text:p>
          </table:table-cell>
          <table:table-cell office:value-type="float" office:value="49.338">
            <text:p>49.338</text:p>
          </table:table-cell>
          <table:table-cell office:value-type="float" office:value="55.126">
            <text:p>55.126</text:p>
          </table:table-cell>
          <table:table-cell office:value-type="float" office:value="55.402">
            <text:p>55.402</text:p>
          </table:table-cell>
          <table:table-cell office:value-type="float" office:value="53.864">
            <text:p>53.86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5" office:value-type="float" office:value="0.6875">
            <text:p>0.6875</text:p>
          </table:table-cell>
          <table:table-cell table:number-columns-repeated="2" office:value-type="float" office:value="0.875">
            <text:p>0.875</text:p>
          </table:table-cell>
          <table:table-cell table:number-columns-repeated="44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6.194">
            <text:p>26.194</text:p>
          </table:table-cell>
          <table:table-cell office:value-type="float" office:value="26.026">
            <text:p>26.026</text:p>
          </table:table-cell>
          <table:table-cell office:value-type="float" office:value="26.7">
            <text:p>26.7</text:p>
          </table:table-cell>
          <table:table-cell office:value-type="float" office:value="26.444">
            <text:p>26.444</text:p>
          </table:table-cell>
          <table:table-cell office:value-type="float" office:value="26.894">
            <text:p>26.894</text:p>
          </table:table-cell>
          <table:table-cell office:value-type="float" office:value="26.58">
            <text:p>26.58</text:p>
          </table:table-cell>
          <table:table-cell office:value-type="float" office:value="27.334">
            <text:p>27.334</text:p>
          </table:table-cell>
          <table:table-cell office:value-type="float" office:value="26.76">
            <text:p>26.76</text:p>
          </table:table-cell>
          <table:table-cell table:number-columns-repeated="43"/>
        </table:table-row>
        <table:table-row table:style-name="ro1">
          <table:table-cell office:value-type="float" office:value="8">
            <text:p>8</text:p>
          </table:table-cell>
          <table:table-cell table:number-columns-repeated="9" office:value-type="float" office:value="0.75">
            <text:p>0.75</text:p>
          </table:table-cell>
          <table:table-cell table:number-columns-repeated="22" office:value-type="float" office:value="0.8125">
            <text:p>0.8125</text:p>
          </table:table-cell>
          <table:table-cell table:number-columns-repeated="20" office:value-type="float" office:value="0.875">
            <text:p>0.875</text:p>
          </table:table-cell>
          <table:table-cell/>
          <table:table-cell office:value-type="float" office:value="8">
            <text:p>8</text:p>
          </table:table-cell>
          <table:table-cell office:value-type="float" office:value="30.208">
            <text:p>30.208</text:p>
          </table:table-cell>
          <table:table-cell office:value-type="float" office:value="29.312">
            <text:p>29.312</text:p>
          </table:table-cell>
          <table:table-cell office:value-type="float" office:value="30.038">
            <text:p>30.038</text:p>
          </table:table-cell>
          <table:table-cell office:value-type="float" office:value="30.354">
            <text:p>30.354</text:p>
          </table:table-cell>
          <table:table-cell office:value-type="float" office:value="30.852">
            <text:p>30.852</text:p>
          </table:table-cell>
          <table:table-cell office:value-type="float" office:value="31.452">
            <text:p>31.452</text:p>
          </table:table-cell>
          <table:table-cell office:value-type="float" office:value="30.898">
            <text:p>30.898</text:p>
          </table:table-cell>
          <table:table-cell office:value-type="float" office:value="31.15">
            <text:p>31.15</text:p>
          </table:table-cell>
          <table:table-cell office:value-type="float" office:value="31.102">
            <text:p>31.102</text:p>
          </table:table-cell>
          <table:table-cell office:value-type="float" office:value="30.074">
            <text:p>30.074</text:p>
          </table:table-cell>
          <table:table-cell office:value-type="float" office:value="29.392">
            <text:p>29.392</text:p>
          </table:table-cell>
          <table:table-cell office:value-type="float" office:value="30.416">
            <text:p>30.416</text:p>
          </table:table-cell>
          <table:table-cell office:value-type="float" office:value="29.078">
            <text:p>29.078</text:p>
          </table:table-cell>
          <table:table-cell office:value-type="float" office:value="28.868">
            <text:p>28.868</text:p>
          </table:table-cell>
          <table:table-cell office:value-type="float" office:value="30.244">
            <text:p>30.244</text:p>
          </table:table-cell>
          <table:table-cell office:value-type="float" office:value="30.734">
            <text:p>30.734</text:p>
          </table:table-cell>
          <table:table-cell office:value-type="float" office:value="31.592">
            <text:p>31.592</text:p>
          </table:table-cell>
          <table:table-cell office:value-type="float" office:value="33.828">
            <text:p>33.828</text:p>
          </table:table-cell>
          <table:table-cell office:value-type="float" office:value="33.626">
            <text:p>33.626</text:p>
          </table:table-cell>
          <table:table-cell office:value-type="float" office:value="32.344">
            <text:p>32.344</text:p>
          </table:table-cell>
          <table:table-cell office:value-type="float" office:value="31.606">
            <text:p>31.606</text:p>
          </table:table-cell>
          <table:table-cell office:value-type="float" office:value="32.23">
            <text:p>32.23</text:p>
          </table:table-cell>
          <table:table-cell office:value-type="float" office:value="34.284">
            <text:p>34.284</text:p>
          </table:table-cell>
          <table:table-cell office:value-type="float" office:value="33.42">
            <text:p>33.42</text:p>
          </table:table-cell>
          <table:table-cell office:value-type="float" office:value="32.194">
            <text:p>32.194</text:p>
          </table:table-cell>
          <table:table-cell office:value-type="float" office:value="33.014">
            <text:p>33.014</text:p>
          </table:table-cell>
          <table:table-cell office:value-type="float" office:value="32.914">
            <text:p>32.914</text:p>
          </table:table-cell>
          <table:table-cell office:value-type="float" office:value="34.524">
            <text:p>34.524</text:p>
          </table:table-cell>
          <table:table-cell office:value-type="float" office:value="35.138">
            <text:p>35.138</text:p>
          </table:table-cell>
          <table:table-cell office:value-type="float" office:value="35.17">
            <text:p>35.17</text:p>
          </table:table-cell>
          <table:table-cell office:value-type="float" office:value="34.728">
            <text:p>34.728</text:p>
          </table:table-cell>
          <table:table-cell office:value-type="float" office:value="36.382">
            <text:p>36.382</text:p>
          </table:table-cell>
          <table:table-cell office:value-type="float" office:value="37.478">
            <text:p>37.478</text:p>
          </table:table-cell>
          <table:table-cell office:value-type="float" office:value="37.01">
            <text:p>37.01</text:p>
          </table:table-cell>
          <table:table-cell office:value-type="float" office:value="38.618">
            <text:p>38.618</text:p>
          </table:table-cell>
          <table:table-cell office:value-type="float" office:value="38.08">
            <text:p>38.08</text:p>
          </table:table-cell>
          <table:table-cell office:value-type="float" office:value="39.346">
            <text:p>39.346</text:p>
          </table:table-cell>
          <table:table-cell office:value-type="float" office:value="42.34">
            <text:p>42.34</text:p>
          </table:table-cell>
          <table:table-cell office:value-type="float" office:value="45.842">
            <text:p>45.842</text:p>
          </table:table-cell>
          <table:table-cell office:value-type="float" office:value="44.784">
            <text:p>44.784</text:p>
          </table:table-cell>
          <table:table-cell office:value-type="float" office:value="45.184">
            <text:p>45.184</text:p>
          </table:table-cell>
          <table:table-cell office:value-type="float" office:value="44.21">
            <text:p>44.21</text:p>
          </table:table-cell>
          <table:table-cell office:value-type="float" office:value="48.852">
            <text:p>48.852</text:p>
          </table:table-cell>
          <table:table-cell office:value-type="float" office:value="47.21">
            <text:p>47.21</text:p>
          </table:table-cell>
          <table:table-cell office:value-type="float" office:value="46.298">
            <text:p>46.298</text:p>
          </table:table-cell>
          <table:table-cell office:value-type="float" office:value="47.322">
            <text:p>47.322</text:p>
          </table:table-cell>
          <table:table-cell office:value-type="float" office:value="48.054">
            <text:p>48.054</text:p>
          </table:table-cell>
          <table:table-cell office:value-type="float" office:value="48.826">
            <text:p>48.826</text:p>
          </table:table-cell>
          <table:table-cell office:value-type="float" office:value="49.582">
            <text:p>49.582</text:p>
          </table:table-cell>
          <table:table-cell office:value-type="float" office:value="53.528">
            <text:p>53.528</text:p>
          </table:table-cell>
          <table:table-cell office:value-type="float" office:value="55.252">
            <text:p>55.25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13" office:value-type="float" office:value="0.8125">
            <text:p>0.812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float" office:value="25.594">
            <text:p>25.594</text:p>
          </table:table-cell>
          <table:table-cell office:value-type="float" office:value="25.184">
            <text:p>25.184</text:p>
          </table:table-cell>
          <table:table-cell office:value-type="float" office:value="24.698">
            <text:p>24.698</text:p>
          </table:table-cell>
          <table:table-cell office:value-type="float" office:value="24.814">
            <text:p>24.814</text:p>
          </table:table-cell>
          <table:table-cell office:value-type="float" office:value="24.66">
            <text:p>24.66</text:p>
          </table:table-cell>
          <table:table-cell office:value-type="float" office:value="24.634">
            <text:p>24.634</text:p>
          </table:table-cell>
          <table:table-cell office:value-type="float" office:value="24.146">
            <text:p>24.146</text:p>
          </table:table-cell>
          <table:table-cell office:value-type="float" office:value="24.328">
            <text:p>24.328</text:p>
          </table:table-cell>
          <table:table-cell office:value-type="float" office:value="24.178">
            <text:p>24.178</text:p>
          </table:table-cell>
          <table:table-cell office:value-type="float" office:value="24.158">
            <text:p>24.158</text:p>
          </table:table-cell>
          <table:table-cell office:value-type="float" office:value="24.45">
            <text:p>24.45</text:p>
          </table:table-cell>
          <table:table-cell office:value-type="float" office:value="23.474">
            <text:p>23.474</text:p>
          </table:table-cell>
          <table:table-cell office:value-type="float" office:value="24.408">
            <text:p>24.408</text:p>
          </table:table-cell>
          <table:table-cell office:value-type="float" office:value="24.164">
            <text:p>24.164</text:p>
          </table:table-cell>
          <table:table-cell office:value-type="float" office:value="24.896">
            <text:p>24.896</text:p>
          </table:table-cell>
          <table:table-cell office:value-type="float" office:value="24.17">
            <text:p>24.17</text:p>
          </table:table-cell>
          <table:table-cell office:value-type="float" office:value="25.422">
            <text:p>25.422</text:p>
          </table:table-cell>
          <table:table-cell office:value-type="float" office:value="25.226">
            <text:p>25.226</text:p>
          </table:table-cell>
          <table:table-cell office:value-type="float" office:value="26.274">
            <text:p>26.274</text:p>
          </table:table-cell>
          <table:table-cell office:value-type="float" office:value="26.666">
            <text:p>26.666</text:p>
          </table:table-cell>
          <table:table-cell office:value-type="float" office:value="27.356">
            <text:p>27.356</text:p>
          </table:table-cell>
          <table:table-cell table:number-columns-repeated="30"/>
        </table:table-row>
        <table:table-row table:style-name="ro1">
          <table:table-cell office:value-type="float" office:value="10">
            <text:p>10</text:p>
          </table:table-cell>
          <table:table-cell table:number-columns-repeated="6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42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8.248">
            <text:p>28.248</text:p>
          </table:table-cell>
          <table:table-cell office:value-type="float" office:value="28.776">
            <text:p>28.776</text:p>
          </table:table-cell>
          <table:table-cell office:value-type="float" office:value="29.51">
            <text:p>29.51</text:p>
          </table:table-cell>
          <table:table-cell office:value-type="float" office:value="30.104">
            <text:p>30.104</text:p>
          </table:table-cell>
          <table:table-cell office:value-type="float" office:value="30.85">
            <text:p>30.85</text:p>
          </table:table-cell>
          <table:table-cell office:value-type="float" office:value="31.45">
            <text:p>31.45</text:p>
          </table:table-cell>
          <table:table-cell office:value-type="float" office:value="31.806">
            <text:p>31.806</text:p>
          </table:table-cell>
          <table:table-cell office:value-type="float" office:value="31.94">
            <text:p>31.94</text:p>
          </table:table-cell>
          <table:table-cell office:value-type="float" office:value="34.57">
            <text:p>34.57</text:p>
          </table:table-cell>
          <table:table-cell office:value-type="float" office:value="33.524">
            <text:p>33.524</text:p>
          </table:table-cell>
          <table:table-cell table:number-columns-repeated="41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47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4.738">
            <text:p>24.738</text:p>
          </table:table-cell>
          <table:table-cell office:value-type="float" office:value="24.334">
            <text:p>24.334</text:p>
          </table:table-cell>
          <table:table-cell office:value-type="float" office:value="23.8">
            <text:p>23.8</text:p>
          </table:table-cell>
          <table:table-cell office:value-type="float" office:value="24.524">
            <text:p>24.524</text:p>
          </table:table-cell>
          <table:table-cell office:value-type="float" office:value="23.942">
            <text:p>23.942</text:p>
          </table:table-cell>
          <table:table-cell table:number-columns-repeated="4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875">
            <text:p>0.6875</text:p>
          </table:table-cell>
          <table:table-cell table:number-columns-repeated="6" office:value-type="float" office:value="0.875">
            <text:p>0.875</text:p>
          </table:table-cell>
          <table:table-cell table:number-columns-repeated="44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float" office:value="24.086">
            <text:p>24.086</text:p>
          </table:table-cell>
          <table:table-cell office:value-type="float" office:value="24.01">
            <text:p>24.01</text:p>
          </table:table-cell>
          <table:table-cell office:value-type="float" office:value="23.3">
            <text:p>23.3</text:p>
          </table:table-cell>
          <table:table-cell office:value-type="float" office:value="22.794">
            <text:p>22.794</text:p>
          </table:table-cell>
          <table:table-cell office:value-type="float" office:value="22.89">
            <text:p>22.89</text:p>
          </table:table-cell>
          <table:table-cell office:value-type="float" office:value="22.4">
            <text:p>22.4</text:p>
          </table:table-cell>
          <table:table-cell office:value-type="float" office:value="22.5">
            <text:p>22.5</text:p>
          </table:table-cell>
          <table:table-cell office:value-type="float" office:value="22.76">
            <text:p>22.76</text:p>
          </table:table-cell>
          <table:table-cell table:number-columns-repeated="4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46" office:value-type="float" office:value="0.9375">
            <text:p>0.9375</text:p>
          </table:table-cell>
          <table:table-cell/>
          <table:table-cell office:value-type="float" office:value="13">
            <text:p>13</text:p>
          </table:table-cell>
          <table:table-cell office:value-type="float" office:value="29.14">
            <text:p>29.14</text:p>
          </table:table-cell>
          <table:table-cell office:value-type="float" office:value="28.894">
            <text:p>28.894</text:p>
          </table:table-cell>
          <table:table-cell office:value-type="float" office:value="28.218">
            <text:p>28.218</text:p>
          </table:table-cell>
          <table:table-cell office:value-type="float" office:value="28.696">
            <text:p>28.696</text:p>
          </table:table-cell>
          <table:table-cell office:value-type="float" office:value="28.626">
            <text:p>28.626</text:p>
          </table:table-cell>
          <table:table-cell office:value-type="float" office:value="29.18">
            <text:p>29.18</text:p>
          </table:table-cell>
          <table:table-cell office:value-type="float" office:value="27.962">
            <text:p>27.962</text:p>
          </table:table-cell>
          <table:table-cell office:value-type="float" office:value="28.55">
            <text:p>28.55</text:p>
          </table:table-cell>
          <table:table-cell office:value-type="float" office:value="28.724">
            <text:p>28.724</text:p>
          </table:table-cell>
          <table:table-cell office:value-type="float" office:value="29.528">
            <text:p>29.528</text:p>
          </table:table-cell>
          <table:table-cell office:value-type="float" office:value="29.544">
            <text:p>29.544</text:p>
          </table:table-cell>
          <table:table-cell office:value-type="float" office:value="28.1">
            <text:p>28.1</text:p>
          </table:table-cell>
          <table:table-cell office:value-type="float" office:value="27.48">
            <text:p>27.48</text:p>
          </table:table-cell>
          <table:table-cell office:value-type="float" office:value="27.502">
            <text:p>27.502</text:p>
          </table:table-cell>
          <table:table-cell office:value-type="float" office:value="28.054">
            <text:p>28.054</text:p>
          </table:table-cell>
          <table:table-cell office:value-type="float" office:value="28.74">
            <text:p>28.74</text:p>
          </table:table-cell>
          <table:table-cell office:value-type="float" office:value="28.962">
            <text:p>28.962</text:p>
          </table:table-cell>
          <table:table-cell office:value-type="float" office:value="30.148">
            <text:p>30.148</text:p>
          </table:table-cell>
          <table:table-cell office:value-type="float" office:value="30.632">
            <text:p>30.632</text:p>
          </table:table-cell>
          <table:table-cell office:value-type="float" office:value="32.34">
            <text:p>32.34</text:p>
          </table:table-cell>
          <table:table-cell office:value-type="float" office:value="32.162">
            <text:p>32.162</text:p>
          </table:table-cell>
          <table:table-cell office:value-type="float" office:value="34.846">
            <text:p>34.846</text:p>
          </table:table-cell>
          <table:table-cell office:value-type="float" office:value="36.16">
            <text:p>36.16</text:p>
          </table:table-cell>
          <table:table-cell office:value-type="float" office:value="38.43">
            <text:p>38.43</text:p>
          </table:table-cell>
          <table:table-cell office:value-type="float" office:value="41">
            <text:p>41</text:p>
          </table:table-cell>
          <table:table-cell office:value-type="float" office:value="43.57">
            <text:p>43.57</text:p>
          </table:table-cell>
          <table:table-cell office:value-type="float" office:value="48.002">
            <text:p>48.002</text:p>
          </table:table-cell>
          <table:table-cell office:value-type="float" office:value="51.85">
            <text:p>51.85</text:p>
          </table:table-cell>
          <table:table-cell office:value-type="float" office:value="56.972">
            <text:p>56.972</text:p>
          </table:table-cell>
          <table:table-cell office:value-type="float" office:value="56.212">
            <text:p>56.212</text:p>
          </table:table-cell>
          <table:table-cell office:value-type="float" office:value="59.432">
            <text:p>59.432</text:p>
          </table:table-cell>
          <table:table-cell office:value-type="float" office:value="62.624">
            <text:p>62.624</text:p>
          </table:table-cell>
          <table:table-cell office:value-type="float" office:value="64.59">
            <text:p>64.59</text:p>
          </table:table-cell>
          <table:table-cell office:value-type="float" office:value="66.854">
            <text:p>66.854</text:p>
          </table:table-cell>
          <table:table-cell office:value-type="float" office:value="69.838">
            <text:p>69.838</text:p>
          </table:table-cell>
          <table:table-cell office:value-type="float" office:value="69.372">
            <text:p>69.372</text:p>
          </table:table-cell>
          <table:table-cell office:value-type="float" office:value="65.634">
            <text:p>65.634</text:p>
          </table:table-cell>
          <table:table-cell office:value-type="float" office:value="68.876">
            <text:p>68.876</text:p>
          </table:table-cell>
          <table:table-cell office:value-type="float" office:value="77.054">
            <text:p>77.054</text:p>
          </table:table-cell>
          <table:table-cell office:value-type="float" office:value="88.33">
            <text:p>88.33</text:p>
          </table:table-cell>
          <table:table-cell office:value-type="float" office:value="95.728">
            <text:p>95.728</text:p>
          </table:table-cell>
          <table:table-cell office:value-type="float" office:value="92.184">
            <text:p>92.184</text:p>
          </table:table-cell>
          <table:table-cell office:value-type="float" office:value="105.906">
            <text:p>105.906</text:p>
          </table:table-cell>
          <table:table-cell office:value-type="float" office:value="110.182">
            <text:p>110.182</text:p>
          </table:table-cell>
          <table:table-cell office:value-type="float" office:value="125.016">
            <text:p>125.016</text:p>
          </table:table-cell>
          <table:table-cell office:value-type="float" office:value="131.16">
            <text:p>131.16</text:p>
          </table:table-cell>
          <table:table-cell office:value-type="float" office:value="131.648">
            <text:p>131.648</text:p>
          </table:table-cell>
          <table:table-cell office:value-type="float" office:value="135.634">
            <text:p>135.634</text:p>
          </table:table-cell>
          <table:table-cell office:value-type="float" office:value="146.96">
            <text:p>146.96</text:p>
          </table:table-cell>
          <table:table-cell office:value-type="float" office:value="152.546">
            <text:p>152.546</text:p>
          </table:table-cell>
          <table:table-cell office:value-type="float" office:value="166.032">
            <text:p>166.0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0" office:value-type="float" office:value="0.6875">
            <text:p>0.6875</text:p>
          </table:table-cell>
          <table:table-cell table:number-columns-repeated="10" office:value-type="float" office:value="0.75">
            <text:p>0.75</text:p>
          </table:table-cell>
          <table:table-cell table:number-columns-repeated="21" office:value-type="float" office:value="0.875">
            <text:p>0.875</text:p>
          </table:table-cell>
          <table:table-cell/>
          <table:table-cell office:value-type="float" office:value="14">
            <text:p>14</text:p>
          </table:table-cell>
          <table:table-cell office:value-type="float" office:value="25.072">
            <text:p>25.072</text:p>
          </table:table-cell>
          <table:table-cell office:value-type="float" office:value="25.17">
            <text:p>25.17</text:p>
          </table:table-cell>
          <table:table-cell office:value-type="float" office:value="24.622">
            <text:p>24.622</text:p>
          </table:table-cell>
          <table:table-cell office:value-type="float" office:value="24.726">
            <text:p>24.726</text:p>
          </table:table-cell>
          <table:table-cell office:value-type="float" office:value="24.234">
            <text:p>24.234</text:p>
          </table:table-cell>
          <table:table-cell office:value-type="float" office:value="23.752">
            <text:p>23.752</text:p>
          </table:table-cell>
          <table:table-cell office:value-type="float" office:value="24.806">
            <text:p>24.806</text:p>
          </table:table-cell>
          <table:table-cell office:value-type="float" office:value="24.008">
            <text:p>24.008</text:p>
          </table:table-cell>
          <table:table-cell office:value-type="float" office:value="24.89">
            <text:p>24.89</text:p>
          </table:table-cell>
          <table:table-cell office:value-type="float" office:value="24.962">
            <text:p>24.962</text:p>
          </table:table-cell>
          <table:table-cell office:value-type="float" office:value="25.044">
            <text:p>25.044</text:p>
          </table:table-cell>
          <table:table-cell office:value-type="float" office:value="25.592">
            <text:p>25.592</text:p>
          </table:table-cell>
          <table:table-cell office:value-type="float" office:value="25.71">
            <text:p>25.71</text:p>
          </table:table-cell>
          <table:table-cell office:value-type="float" office:value="24.63">
            <text:p>24.63</text:p>
          </table:table-cell>
          <table:table-cell office:value-type="float" office:value="24.852">
            <text:p>24.852</text:p>
          </table:table-cell>
          <table:table-cell office:value-type="float" office:value="24.54">
            <text:p>24.54</text:p>
          </table:table-cell>
          <table:table-cell office:value-type="float" office:value="25.026">
            <text:p>25.026</text:p>
          </table:table-cell>
          <table:table-cell office:value-type="float" office:value="25.814">
            <text:p>25.814</text:p>
          </table:table-cell>
          <table:table-cell office:value-type="float" office:value="26.786">
            <text:p>26.786</text:p>
          </table:table-cell>
          <table:table-cell office:value-type="float" office:value="27.254">
            <text:p>27.254</text:p>
          </table:table-cell>
          <table:table-cell office:value-type="float" office:value="28.37">
            <text:p>28.37</text:p>
          </table:table-cell>
          <table:table-cell office:value-type="float" office:value="28.034">
            <text:p>28.034</text:p>
          </table:table-cell>
          <table:table-cell office:value-type="float" office:value="29.506">
            <text:p>29.506</text:p>
          </table:table-cell>
          <table:table-cell office:value-type="float" office:value="29.14">
            <text:p>29.14</text:p>
          </table:table-cell>
          <table:table-cell office:value-type="float" office:value="29.968">
            <text:p>29.968</text:p>
          </table:table-cell>
          <table:table-cell office:value-type="float" office:value="31.946">
            <text:p>31.946</text:p>
          </table:table-cell>
          <table:table-cell office:value-type="float" office:value="31.378">
            <text:p>31.378</text:p>
          </table:table-cell>
          <table:table-cell office:value-type="float" office:value="31.754">
            <text:p>31.754</text:p>
          </table:table-cell>
          <table:table-cell office:value-type="float" office:value="33.302">
            <text:p>33.302</text:p>
          </table:table-cell>
          <table:table-cell office:value-type="float" office:value="34.348">
            <text:p>34.348</text:p>
          </table:table-cell>
          <table:table-cell office:value-type="float" office:value="36.422">
            <text:p>36.422</text:p>
          </table:table-cell>
          <table:table-cell office:value-type="float" office:value="39.414">
            <text:p>39.414</text:p>
          </table:table-cell>
          <table:table-cell office:value-type="float" office:value="41.236">
            <text:p>41.236</text:p>
          </table:table-cell>
          <table:table-cell office:value-type="float" office:value="37.802">
            <text:p>37.802</text:p>
          </table:table-cell>
          <table:table-cell office:value-type="float" office:value="36.68">
            <text:p>36.68</text:p>
          </table:table-cell>
          <table:table-cell office:value-type="float" office:value="36.654">
            <text:p>36.654</text:p>
          </table:table-cell>
          <table:table-cell office:value-type="float" office:value="38.27">
            <text:p>38.27</text:p>
          </table:table-cell>
          <table:table-cell office:value-type="float" office:value="41.864">
            <text:p>41.864</text:p>
          </table:table-cell>
          <table:table-cell office:value-type="float" office:value="42.636">
            <text:p>42.636</text:p>
          </table:table-cell>
          <table:table-cell office:value-type="float" office:value="42.414">
            <text:p>42.414</text:p>
          </table:table-cell>
          <table:table-cell office:value-type="float" office:value="43.704">
            <text:p>43.704</text:p>
          </table:table-cell>
          <table:table-cell office:value-type="float" office:value="44.238">
            <text:p>44.238</text:p>
          </table:table-cell>
          <table:table-cell office:value-type="float" office:value="44.654">
            <text:p>44.654</text:p>
          </table:table-cell>
          <table:table-cell office:value-type="float" office:value="46.5">
            <text:p>46.5</text:p>
          </table:table-cell>
          <table:table-cell office:value-type="float" office:value="48.23">
            <text:p>48.23</text:p>
          </table:table-cell>
          <table:table-cell office:value-type="float" office:value="48.962">
            <text:p>48.962</text:p>
          </table:table-cell>
          <table:table-cell office:value-type="float" office:value="46.726">
            <text:p>46.726</text:p>
          </table:table-cell>
          <table:table-cell office:value-type="float" office:value="48.026">
            <text:p>48.026</text:p>
          </table:table-cell>
          <table:table-cell office:value-type="float" office:value="47.13">
            <text:p>47.13</text:p>
          </table:table-cell>
          <table:table-cell office:value-type="float" office:value="46.55">
            <text:p>46.55</text:p>
          </table:table-cell>
          <table:table-cell office:value-type="float" office:value="46.104">
            <text:p>46.1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16" office:value-type="float" office:value="0.75">
            <text:p>0.75</text:p>
          </table:table-cell>
          <table:table-cell table:number-columns-repeated="25" office:value-type="float" office:value="0.8125">
            <text:p>0.8125</text:p>
          </table:table-cell>
          <table:table-cell table:number-columns-repeated="10" office:value-type="float" office:value="0.875">
            <text:p>0.875</text:p>
          </table:table-cell>
          <table:table-cell/>
          <table:table-cell office:value-type="float" office:value="15">
            <text:p>15</text:p>
          </table:table-cell>
          <table:table-cell office:value-type="float" office:value="27.048">
            <text:p>27.048</text:p>
          </table:table-cell>
          <table:table-cell office:value-type="float" office:value="26.906">
            <text:p>26.906</text:p>
          </table:table-cell>
          <table:table-cell office:value-type="float" office:value="27.538">
            <text:p>27.538</text:p>
          </table:table-cell>
          <table:table-cell office:value-type="float" office:value="27.748">
            <text:p>27.748</text:p>
          </table:table-cell>
          <table:table-cell office:value-type="float" office:value="27.054">
            <text:p>27.054</text:p>
          </table:table-cell>
          <table:table-cell office:value-type="float" office:value="27.418">
            <text:p>27.418</text:p>
          </table:table-cell>
          <table:table-cell office:value-type="float" office:value="27.644">
            <text:p>27.644</text:p>
          </table:table-cell>
          <table:table-cell office:value-type="float" office:value="27.914">
            <text:p>27.914</text:p>
          </table:table-cell>
          <table:table-cell office:value-type="float" office:value="28.162">
            <text:p>28.162</text:p>
          </table:table-cell>
          <table:table-cell office:value-type="float" office:value="27.444">
            <text:p>27.444</text:p>
          </table:table-cell>
          <table:table-cell office:value-type="float" office:value="27.966">
            <text:p>27.966</text:p>
          </table:table-cell>
          <table:table-cell office:value-type="float" office:value="27.956">
            <text:p>27.956</text:p>
          </table:table-cell>
          <table:table-cell office:value-type="float" office:value="28.34">
            <text:p>28.34</text:p>
          </table:table-cell>
          <table:table-cell office:value-type="float" office:value="29.78">
            <text:p>29.78</text:p>
          </table:table-cell>
          <table:table-cell office:value-type="float" office:value="28.794">
            <text:p>28.794</text:p>
          </table:table-cell>
          <table:table-cell office:value-type="float" office:value="29.348">
            <text:p>29.348</text:p>
          </table:table-cell>
          <table:table-cell office:value-type="float" office:value="29.252">
            <text:p>29.252</text:p>
          </table:table-cell>
          <table:table-cell office:value-type="float" office:value="31.358">
            <text:p>31.358</text:p>
          </table:table-cell>
          <table:table-cell office:value-type="float" office:value="31.868">
            <text:p>31.868</text:p>
          </table:table-cell>
          <table:table-cell office:value-type="float" office:value="33.06">
            <text:p>33.06</text:p>
          </table:table-cell>
          <table:table-cell office:value-type="float" office:value="35.598">
            <text:p>35.598</text:p>
          </table:table-cell>
          <table:table-cell office:value-type="float" office:value="41.17">
            <text:p>41.17</text:p>
          </table:table-cell>
          <table:table-cell office:value-type="float" office:value="43.278">
            <text:p>43.278</text:p>
          </table:table-cell>
          <table:table-cell office:value-type="float" office:value="47.426">
            <text:p>47.426</text:p>
          </table:table-cell>
          <table:table-cell office:value-type="float" office:value="47.114">
            <text:p>47.114</text:p>
          </table:table-cell>
          <table:table-cell office:value-type="float" office:value="49.924">
            <text:p>49.924</text:p>
          </table:table-cell>
          <table:table-cell office:value-type="float" office:value="51.73">
            <text:p>51.73</text:p>
          </table:table-cell>
          <table:table-cell office:value-type="float" office:value="53.47">
            <text:p>53.47</text:p>
          </table:table-cell>
          <table:table-cell office:value-type="float" office:value="61.176">
            <text:p>61.176</text:p>
          </table:table-cell>
          <table:table-cell office:value-type="float" office:value="65.196">
            <text:p>65.196</text:p>
          </table:table-cell>
          <table:table-cell office:value-type="float" office:value="71.4">
            <text:p>71.4</text:p>
          </table:table-cell>
          <table:table-cell office:value-type="float" office:value="70.47">
            <text:p>70.47</text:p>
          </table:table-cell>
          <table:table-cell office:value-type="float" office:value="72.568">
            <text:p>72.568</text:p>
          </table:table-cell>
          <table:table-cell office:value-type="float" office:value="81.156">
            <text:p>81.156</text:p>
          </table:table-cell>
          <table:table-cell office:value-type="float" office:value="90.676">
            <text:p>90.676</text:p>
          </table:table-cell>
          <table:table-cell office:value-type="float" office:value="90.982">
            <text:p>90.982</text:p>
          </table:table-cell>
          <table:table-cell office:value-type="float" office:value="91.402">
            <text:p>91.402</text:p>
          </table:table-cell>
          <table:table-cell office:value-type="float" office:value="92.986">
            <text:p>92.986</text:p>
          </table:table-cell>
          <table:table-cell office:value-type="float" office:value="100.986">
            <text:p>100.986</text:p>
          </table:table-cell>
          <table:table-cell office:value-type="float" office:value="101.838">
            <text:p>101.838</text:p>
          </table:table-cell>
          <table:table-cell office:value-type="float" office:value="102.404">
            <text:p>102.404</text:p>
          </table:table-cell>
          <table:table-cell office:value-type="float" office:value="100.772">
            <text:p>100.772</text:p>
          </table:table-cell>
          <table:table-cell office:value-type="float" office:value="101.614">
            <text:p>101.614</text:p>
          </table:table-cell>
          <table:table-cell office:value-type="float" office:value="101.544">
            <text:p>101.544</text:p>
          </table:table-cell>
          <table:table-cell office:value-type="float" office:value="108.508">
            <text:p>108.508</text:p>
          </table:table-cell>
          <table:table-cell office:value-type="float" office:value="110.86">
            <text:p>110.86</text:p>
          </table:table-cell>
          <table:table-cell office:value-type="float" office:value="115.742">
            <text:p>115.742</text:p>
          </table:table-cell>
          <table:table-cell office:value-type="float" office:value="121.282">
            <text:p>121.282</text:p>
          </table:table-cell>
          <table:table-cell office:value-type="float" office:value="122.944">
            <text:p>122.944</text:p>
          </table:table-cell>
          <table:table-cell office:value-type="float" office:value="129.954">
            <text:p>129.954</text:p>
          </table:table-cell>
          <table:table-cell office:value-type="float" office:value="131.526">
            <text:p>131.5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12" office:value-type="float" office:value="0.6875">
            <text:p>0.6875</text:p>
          </table:table-cell>
          <table:table-cell table:number-columns-repeated="39" office:value-type="float" office:value="0.8125">
            <text:p>0.8125</text:p>
          </table:table-cell>
          <table:table-cell/>
          <table:table-cell office:value-type="float" office:value="16">
            <text:p>16</text:p>
          </table:table-cell>
          <table:table-cell office:value-type="float" office:value="31.514">
            <text:p>31.514</text:p>
          </table:table-cell>
          <table:table-cell office:value-type="float" office:value="32.074">
            <text:p>32.074</text:p>
          </table:table-cell>
          <table:table-cell office:value-type="float" office:value="33.808">
            <text:p>33.808</text:p>
          </table:table-cell>
          <table:table-cell office:value-type="float" office:value="33.56">
            <text:p>33.56</text:p>
          </table:table-cell>
          <table:table-cell office:value-type="float" office:value="33.736">
            <text:p>33.736</text:p>
          </table:table-cell>
          <table:table-cell office:value-type="float" office:value="34.97">
            <text:p>34.97</text:p>
          </table:table-cell>
          <table:table-cell office:value-type="float" office:value="35.322">
            <text:p>35.322</text:p>
          </table:table-cell>
          <table:table-cell office:value-type="float" office:value="35.824">
            <text:p>35.824</text:p>
          </table:table-cell>
          <table:table-cell office:value-type="float" office:value="35.514">
            <text:p>35.514</text:p>
          </table:table-cell>
          <table:table-cell office:value-type="float" office:value="35.952">
            <text:p>35.952</text:p>
          </table:table-cell>
          <table:table-cell office:value-type="float" office:value="36.47">
            <text:p>36.47</text:p>
          </table:table-cell>
          <table:table-cell office:value-type="float" office:value="37.972">
            <text:p>37.972</text:p>
          </table:table-cell>
          <table:table-cell office:value-type="float" office:value="38.162">
            <text:p>38.162</text:p>
          </table:table-cell>
          <table:table-cell office:value-type="float" office:value="39.656">
            <text:p>39.656</text:p>
          </table:table-cell>
          <table:table-cell office:value-type="float" office:value="39.144">
            <text:p>39.144</text:p>
          </table:table-cell>
          <table:table-cell office:value-type="float" office:value="38.798">
            <text:p>38.798</text:p>
          </table:table-cell>
          <table:table-cell office:value-type="float" office:value="39.048">
            <text:p>39.048</text:p>
          </table:table-cell>
          <table:table-cell office:value-type="float" office:value="38.776">
            <text:p>38.776</text:p>
          </table:table-cell>
          <table:table-cell office:value-type="float" office:value="38.644">
            <text:p>38.644</text:p>
          </table:table-cell>
          <table:table-cell office:value-type="float" office:value="40.086">
            <text:p>40.086</text:p>
          </table:table-cell>
          <table:table-cell office:value-type="float" office:value="42.278">
            <text:p>42.278</text:p>
          </table:table-cell>
          <table:table-cell office:value-type="float" office:value="43.466">
            <text:p>43.466</text:p>
          </table:table-cell>
          <table:table-cell office:value-type="float" office:value="45.482">
            <text:p>45.482</text:p>
          </table:table-cell>
          <table:table-cell office:value-type="float" office:value="51.044">
            <text:p>51.044</text:p>
          </table:table-cell>
          <table:table-cell office:value-type="float" office:value="54.116">
            <text:p>54.116</text:p>
          </table:table-cell>
          <table:table-cell office:value-type="float" office:value="58.01">
            <text:p>58.01</text:p>
          </table:table-cell>
          <table:table-cell office:value-type="float" office:value="64.164">
            <text:p>64.164</text:p>
          </table:table-cell>
          <table:table-cell office:value-type="float" office:value="67.336">
            <text:p>67.336</text:p>
          </table:table-cell>
          <table:table-cell office:value-type="float" office:value="71.73">
            <text:p>71.73</text:p>
          </table:table-cell>
          <table:table-cell office:value-type="float" office:value="78.82">
            <text:p>78.82</text:p>
          </table:table-cell>
          <table:table-cell office:value-type="float" office:value="84.988">
            <text:p>84.988</text:p>
          </table:table-cell>
          <table:table-cell office:value-type="float" office:value="92.65">
            <text:p>92.65</text:p>
          </table:table-cell>
          <table:table-cell office:value-type="float" office:value="99.396">
            <text:p>99.396</text:p>
          </table:table-cell>
          <table:table-cell office:value-type="float" office:value="111.212">
            <text:p>111.212</text:p>
          </table:table-cell>
          <table:table-cell office:value-type="float" office:value="124.788">
            <text:p>124.788</text:p>
          </table:table-cell>
          <table:table-cell office:value-type="float" office:value="136.156">
            <text:p>136.156</text:p>
          </table:table-cell>
          <table:table-cell office:value-type="float" office:value="150.65">
            <text:p>150.65</text:p>
          </table:table-cell>
          <table:table-cell office:value-type="float" office:value="149.064">
            <text:p>149.064</text:p>
          </table:table-cell>
          <table:table-cell office:value-type="float" office:value="159.436">
            <text:p>159.436</text:p>
          </table:table-cell>
          <table:table-cell office:value-type="float" office:value="170.488">
            <text:p>170.488</text:p>
          </table:table-cell>
          <table:table-cell office:value-type="float" office:value="179.686">
            <text:p>179.686</text:p>
          </table:table-cell>
          <table:table-cell office:value-type="float" office:value="191.984">
            <text:p>191.984</text:p>
          </table:table-cell>
          <table:table-cell office:value-type="float" office:value="193.398">
            <text:p>193.398</text:p>
          </table:table-cell>
          <table:table-cell office:value-type="float" office:value="200.232">
            <text:p>200.232</text:p>
          </table:table-cell>
          <table:table-cell office:value-type="float" office:value="213.038">
            <text:p>213.038</text:p>
          </table:table-cell>
          <table:table-cell office:value-type="float" office:value="214.092">
            <text:p>214.092</text:p>
          </table:table-cell>
          <table:table-cell office:value-type="float" office:value="220.382">
            <text:p>220.382</text:p>
          </table:table-cell>
          <table:table-cell office:value-type="float" office:value="224.81">
            <text:p>224.81</text:p>
          </table:table-cell>
          <table:table-cell office:value-type="float" office:value="235.432">
            <text:p>235.432</text:p>
          </table:table-cell>
          <table:table-cell office:value-type="float" office:value="239.706">
            <text:p>239.706</text:p>
          </table:table-cell>
          <table:table-cell office:value-type="float" office:value="265.91">
            <text:p>265.9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17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7" office:value-type="float" office:value="0.8125">
            <text:p>0.8125</text:p>
          </table:table-cell>
          <table:table-cell table:number-columns-repeated="24" office:value-type="float" office:value="0.875">
            <text:p>0.875</text:p>
          </table:table-cell>
          <table:table-cell/>
          <table:table-cell office:value-type="float" office:value="17">
            <text:p>17</text:p>
          </table:table-cell>
          <table:table-cell office:value-type="float" office:value="26.018">
            <text:p>26.018</text:p>
          </table:table-cell>
          <table:table-cell office:value-type="float" office:value="26.318">
            <text:p>26.318</text:p>
          </table:table-cell>
          <table:table-cell office:value-type="float" office:value="26.628">
            <text:p>26.628</text:p>
          </table:table-cell>
          <table:table-cell office:value-type="float" office:value="26.682">
            <text:p>26.682</text:p>
          </table:table-cell>
          <table:table-cell office:value-type="float" office:value="25.566">
            <text:p>25.566</text:p>
          </table:table-cell>
          <table:table-cell office:value-type="float" office:value="25.326">
            <text:p>25.326</text:p>
          </table:table-cell>
          <table:table-cell office:value-type="float" office:value="25.1">
            <text:p>25.1</text:p>
          </table:table-cell>
          <table:table-cell office:value-type="float" office:value="25.256">
            <text:p>25.256</text:p>
          </table:table-cell>
          <table:table-cell office:value-type="float" office:value="24.36">
            <text:p>24.36</text:p>
          </table:table-cell>
          <table:table-cell office:value-type="float" office:value="22.66">
            <text:p>22.66</text:p>
          </table:table-cell>
          <table:table-cell office:value-type="float" office:value="22.45">
            <text:p>22.45</text:p>
          </table:table-cell>
          <table:table-cell office:value-type="float" office:value="21.892">
            <text:p>21.892</text:p>
          </table:table-cell>
          <table:table-cell office:value-type="float" office:value="22.222">
            <text:p>22.222</text:p>
          </table:table-cell>
          <table:table-cell office:value-type="float" office:value="21.002">
            <text:p>21.002</text:p>
          </table:table-cell>
          <table:table-cell office:value-type="float" office:value="21.548">
            <text:p>21.548</text:p>
          </table:table-cell>
          <table:table-cell office:value-type="float" office:value="20.382">
            <text:p>20.382</text:p>
          </table:table-cell>
          <table:table-cell office:value-type="float" office:value="20.108">
            <text:p>20.108</text:p>
          </table:table-cell>
          <table:table-cell office:value-type="float" office:value="19.598">
            <text:p>19.598</text:p>
          </table:table-cell>
          <table:table-cell office:value-type="float" office:value="20.132">
            <text:p>20.132</text:p>
          </table:table-cell>
          <table:table-cell office:value-type="float" office:value="21.01">
            <text:p>21.01</text:p>
          </table:table-cell>
          <table:table-cell office:value-type="float" office:value="21.198">
            <text:p>21.198</text:p>
          </table:table-cell>
          <table:table-cell office:value-type="float" office:value="20.912">
            <text:p>20.912</text:p>
          </table:table-cell>
          <table:table-cell office:value-type="float" office:value="22.626">
            <text:p>22.626</text:p>
          </table:table-cell>
          <table:table-cell office:value-type="float" office:value="24.386">
            <text:p>24.386</text:p>
          </table:table-cell>
          <table:table-cell office:value-type="float" office:value="24.842">
            <text:p>24.842</text:p>
          </table:table-cell>
          <table:table-cell office:value-type="float" office:value="25.874">
            <text:p>25.874</text:p>
          </table:table-cell>
          <table:table-cell office:value-type="float" office:value="25.616">
            <text:p>25.616</text:p>
          </table:table-cell>
          <table:table-cell office:value-type="float" office:value="25.936">
            <text:p>25.936</text:p>
          </table:table-cell>
          <table:table-cell office:value-type="float" office:value="25.876">
            <text:p>25.876</text:p>
          </table:table-cell>
          <table:table-cell office:value-type="float" office:value="26.348">
            <text:p>26.348</text:p>
          </table:table-cell>
          <table:table-cell office:value-type="float" office:value="27.87">
            <text:p>27.87</text:p>
          </table:table-cell>
          <table:table-cell office:value-type="float" office:value="29.172">
            <text:p>29.172</text:p>
          </table:table-cell>
          <table:table-cell office:value-type="float" office:value="29.618">
            <text:p>29.618</text:p>
          </table:table-cell>
          <table:table-cell office:value-type="float" office:value="30.532">
            <text:p>30.532</text:p>
          </table:table-cell>
          <table:table-cell office:value-type="float" office:value="32.454">
            <text:p>32.454</text:p>
          </table:table-cell>
          <table:table-cell office:value-type="float" office:value="34.664">
            <text:p>34.664</text:p>
          </table:table-cell>
          <table:table-cell office:value-type="float" office:value="35.414">
            <text:p>35.414</text:p>
          </table:table-cell>
          <table:table-cell office:value-type="float" office:value="36.456">
            <text:p>36.456</text:p>
          </table:table-cell>
          <table:table-cell office:value-type="float" office:value="37.344">
            <text:p>37.344</text:p>
          </table:table-cell>
          <table:table-cell office:value-type="float" office:value="38.718">
            <text:p>38.718</text:p>
          </table:table-cell>
          <table:table-cell office:value-type="float" office:value="40.986">
            <text:p>40.986</text:p>
          </table:table-cell>
          <table:table-cell office:value-type="float" office:value="40.23">
            <text:p>40.23</text:p>
          </table:table-cell>
          <table:table-cell office:value-type="float" office:value="41.362">
            <text:p>41.362</text:p>
          </table:table-cell>
          <table:table-cell office:value-type="float" office:value="42.2">
            <text:p>42.2</text:p>
          </table:table-cell>
          <table:table-cell office:value-type="float" office:value="42.77">
            <text:p>42.77</text:p>
          </table:table-cell>
          <table:table-cell office:value-type="float" office:value="45.65">
            <text:p>45.65</text:p>
          </table:table-cell>
          <table:table-cell office:value-type="float" office:value="46.926">
            <text:p>46.926</text:p>
          </table:table-cell>
          <table:table-cell office:value-type="float" office:value="48.996">
            <text:p>48.996</text:p>
          </table:table-cell>
          <table:table-cell office:value-type="float" office:value="48.568">
            <text:p>48.568</text:p>
          </table:table-cell>
          <table:table-cell office:value-type="float" office:value="49.384">
            <text:p>49.384</text:p>
          </table:table-cell>
          <table:table-cell office:value-type="float" office:value="49.634">
            <text:p>49.63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.6875">
            <text:p>0.6875</text:p>
          </table:table-cell>
          <table:table-cell table:number-columns-repeated="38" office:value-type="float" office:value="0.875">
            <text:p>0.875</text:p>
          </table:table-cell>
          <table:table-cell table:number-columns-repeated="10" office:value-type="float" office:value="0.9375">
            <text:p>0.9375</text:p>
          </table:table-cell>
          <table:table-cell/>
          <table:table-cell office:value-type="float" office:value="18">
            <text:p>18</text:p>
          </table:table-cell>
          <table:table-cell office:value-type="float" office:value="28.336">
            <text:p>28.336</text:p>
          </table:table-cell>
          <table:table-cell office:value-type="float" office:value="28.426">
            <text:p>28.426</text:p>
          </table:table-cell>
          <table:table-cell office:value-type="float" office:value="28.816">
            <text:p>28.816</text:p>
          </table:table-cell>
          <table:table-cell office:value-type="float" office:value="27.534">
            <text:p>27.534</text:p>
          </table:table-cell>
          <table:table-cell office:value-type="float" office:value="28.4">
            <text:p>28.4</text:p>
          </table:table-cell>
          <table:table-cell office:value-type="float" office:value="28.056">
            <text:p>28.056</text:p>
          </table:table-cell>
          <table:table-cell office:value-type="float" office:value="26.986">
            <text:p>26.986</text:p>
          </table:table-cell>
          <table:table-cell office:value-type="float" office:value="26.35">
            <text:p>26.35</text:p>
          </table:table-cell>
          <table:table-cell office:value-type="float" office:value="26.062">
            <text:p>26.062</text:p>
          </table:table-cell>
          <table:table-cell office:value-type="float" office:value="26.914">
            <text:p>26.914</text:p>
          </table:table-cell>
          <table:table-cell office:value-type="float" office:value="25.704">
            <text:p>25.704</text:p>
          </table:table-cell>
          <table:table-cell office:value-type="float" office:value="26.63">
            <text:p>26.63</text:p>
          </table:table-cell>
          <table:table-cell office:value-type="float" office:value="26.016">
            <text:p>26.016</text:p>
          </table:table-cell>
          <table:table-cell office:value-type="float" office:value="26.842">
            <text:p>26.842</text:p>
          </table:table-cell>
          <table:table-cell office:value-type="float" office:value="26.442">
            <text:p>26.442</text:p>
          </table:table-cell>
          <table:table-cell office:value-type="float" office:value="25.51">
            <text:p>25.51</text:p>
          </table:table-cell>
          <table:table-cell office:value-type="float" office:value="26.062">
            <text:p>26.062</text:p>
          </table:table-cell>
          <table:table-cell office:value-type="float" office:value="27.012">
            <text:p>27.012</text:p>
          </table:table-cell>
          <table:table-cell office:value-type="float" office:value="26.244">
            <text:p>26.244</text:p>
          </table:table-cell>
          <table:table-cell office:value-type="float" office:value="26.098">
            <text:p>26.098</text:p>
          </table:table-cell>
          <table:table-cell office:value-type="float" office:value="26.95">
            <text:p>26.95</text:p>
          </table:table-cell>
          <table:table-cell office:value-type="float" office:value="27.31">
            <text:p>27.31</text:p>
          </table:table-cell>
          <table:table-cell office:value-type="float" office:value="27.302">
            <text:p>27.302</text:p>
          </table:table-cell>
          <table:table-cell office:value-type="float" office:value="28.186">
            <text:p>28.186</text:p>
          </table:table-cell>
          <table:table-cell office:value-type="float" office:value="28.244">
            <text:p>28.244</text:p>
          </table:table-cell>
          <table:table-cell office:value-type="float" office:value="30.322">
            <text:p>30.322</text:p>
          </table:table-cell>
          <table:table-cell office:value-type="float" office:value="31.578">
            <text:p>31.578</text:p>
          </table:table-cell>
          <table:table-cell office:value-type="float" office:value="31.624">
            <text:p>31.624</text:p>
          </table:table-cell>
          <table:table-cell office:value-type="float" office:value="33.09">
            <text:p>33.09</text:p>
          </table:table-cell>
          <table:table-cell office:value-type="float" office:value="34.36">
            <text:p>34.36</text:p>
          </table:table-cell>
          <table:table-cell office:value-type="float" office:value="33.028">
            <text:p>33.028</text:p>
          </table:table-cell>
          <table:table-cell office:value-type="float" office:value="35.398">
            <text:p>35.398</text:p>
          </table:table-cell>
          <table:table-cell office:value-type="float" office:value="37.562">
            <text:p>37.562</text:p>
          </table:table-cell>
          <table:table-cell office:value-type="float" office:value="41.322">
            <text:p>41.322</text:p>
          </table:table-cell>
          <table:table-cell office:value-type="float" office:value="41.602">
            <text:p>41.602</text:p>
          </table:table-cell>
          <table:table-cell office:value-type="float" office:value="41.798">
            <text:p>41.798</text:p>
          </table:table-cell>
          <table:table-cell office:value-type="float" office:value="44.552">
            <text:p>44.552</text:p>
          </table:table-cell>
          <table:table-cell office:value-type="float" office:value="48.374">
            <text:p>48.374</text:p>
          </table:table-cell>
          <table:table-cell office:value-type="float" office:value="52.984">
            <text:p>52.984</text:p>
          </table:table-cell>
          <table:table-cell office:value-type="float" office:value="55.068">
            <text:p>55.068</text:p>
          </table:table-cell>
          <table:table-cell office:value-type="float" office:value="55.84">
            <text:p>55.84</text:p>
          </table:table-cell>
          <table:table-cell office:value-type="float" office:value="57.212">
            <text:p>57.212</text:p>
          </table:table-cell>
          <table:table-cell office:value-type="float" office:value="62">
            <text:p>62</text:p>
          </table:table-cell>
          <table:table-cell office:value-type="float" office:value="64.174">
            <text:p>64.174</text:p>
          </table:table-cell>
          <table:table-cell office:value-type="float" office:value="68.23">
            <text:p>68.23</text:p>
          </table:table-cell>
          <table:table-cell office:value-type="float" office:value="74.614">
            <text:p>74.614</text:p>
          </table:table-cell>
          <table:table-cell office:value-type="float" office:value="79.604">
            <text:p>79.604</text:p>
          </table:table-cell>
          <table:table-cell office:value-type="float" office:value="79.366">
            <text:p>79.366</text:p>
          </table:table-cell>
          <table:table-cell office:value-type="float" office:value="80.758">
            <text:p>80.758</text:p>
          </table:table-cell>
          <table:table-cell office:value-type="float" office:value="88.854">
            <text:p>88.854</text:p>
          </table:table-cell>
          <table:table-cell office:value-type="float" office:value="99.27">
            <text:p>99.2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.6875">
            <text:p>0.6875</text:p>
          </table:table-cell>
          <table:table-cell table:number-columns-repeated="26" office:value-type="float" office:value="0.875">
            <text:p>0.875</text:p>
          </table:table-cell>
          <table:table-cell table:number-columns-repeated="2" office:value-type="float" office:value="0.9375">
            <text:p>0.9375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office:value-type="float" office:value="28.498">
            <text:p>28.498</text:p>
          </table:table-cell>
          <table:table-cell office:value-type="float" office:value="29.04">
            <text:p>29.04</text:p>
          </table:table-cell>
          <table:table-cell office:value-type="float" office:value="27.476">
            <text:p>27.476</text:p>
          </table:table-cell>
          <table:table-cell office:value-type="float" office:value="26.992">
            <text:p>26.992</text:p>
          </table:table-cell>
          <table:table-cell office:value-type="float" office:value="26.05">
            <text:p>26.05</text:p>
          </table:table-cell>
          <table:table-cell office:value-type="float" office:value="26.518">
            <text:p>26.518</text:p>
          </table:table-cell>
          <table:table-cell office:value-type="float" office:value="26.944">
            <text:p>26.944</text:p>
          </table:table-cell>
          <table:table-cell office:value-type="float" office:value="25.544">
            <text:p>25.544</text:p>
          </table:table-cell>
          <table:table-cell office:value-type="float" office:value="25.724">
            <text:p>25.724</text:p>
          </table:table-cell>
          <table:table-cell office:value-type="float" office:value="25.622">
            <text:p>25.622</text:p>
          </table:table-cell>
          <table:table-cell office:value-type="float" office:value="25.548">
            <text:p>25.548</text:p>
          </table:table-cell>
          <table:table-cell office:value-type="float" office:value="27.068">
            <text:p>27.068</text:p>
          </table:table-cell>
          <table:table-cell office:value-type="float" office:value="27.336">
            <text:p>27.336</text:p>
          </table:table-cell>
          <table:table-cell office:value-type="float" office:value="28.272">
            <text:p>28.272</text:p>
          </table:table-cell>
          <table:table-cell office:value-type="float" office:value="28.16">
            <text:p>28.16</text:p>
          </table:table-cell>
          <table:table-cell office:value-type="float" office:value="27.264">
            <text:p>27.264</text:p>
          </table:table-cell>
          <table:table-cell office:value-type="float" office:value="28.028">
            <text:p>28.028</text:p>
          </table:table-cell>
          <table:table-cell office:value-type="float" office:value="28.414">
            <text:p>28.414</text:p>
          </table:table-cell>
          <table:table-cell office:value-type="float" office:value="27.514">
            <text:p>27.514</text:p>
          </table:table-cell>
          <table:table-cell office:value-type="float" office:value="28.502">
            <text:p>28.502</text:p>
          </table:table-cell>
          <table:table-cell office:value-type="float" office:value="29.88">
            <text:p>29.88</text:p>
          </table:table-cell>
          <table:table-cell office:value-type="float" office:value="32.558">
            <text:p>32.558</text:p>
          </table:table-cell>
          <table:table-cell office:value-type="float" office:value="31.648">
            <text:p>31.648</text:p>
          </table:table-cell>
          <table:table-cell office:value-type="float" office:value="34.554">
            <text:p>34.554</text:p>
          </table:table-cell>
          <table:table-cell office:value-type="float" office:value="35.622">
            <text:p>35.622</text:p>
          </table:table-cell>
          <table:table-cell office:value-type="float" office:value="36.462">
            <text:p>36.462</text:p>
          </table:table-cell>
          <table:table-cell office:value-type="float" office:value="36.582">
            <text:p>36.582</text:p>
          </table:table-cell>
          <table:table-cell office:value-type="float" office:value="39.014">
            <text:p>39.014</text:p>
          </table:table-cell>
          <table:table-cell office:value-type="float" office:value="40.224">
            <text:p>40.224</text:p>
          </table:table-cell>
          <table:table-cell office:value-type="float" office:value="43.15">
            <text:p>43.15</text:p>
          </table:table-cell>
          <table:table-cell office:value-type="float" office:value="44.042">
            <text:p>44.042</text:p>
          </table:table-cell>
          <table:table-cell office:value-type="float" office:value="46.442">
            <text:p>46.442</text:p>
          </table:table-cell>
          <table:table-cell table:number-columns-repeated="19"/>
        </table:table-row>
        <table:table-row table:style-name="ro1">
          <table:table-cell office:value-type="float" office:value="20">
            <text:p>20</text:p>
          </table:table-cell>
          <table:table-cell table:number-columns-repeated="7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37" office:value-type="float" office:value="0.8125">
            <text:p>0.8125</text:p>
          </table:table-cell>
          <table:table-cell/>
          <table:table-cell office:value-type="float" office:value="20">
            <text:p>20</text:p>
          </table:table-cell>
          <table:table-cell office:value-type="float" office:value="29.838">
            <text:p>29.838</text:p>
          </table:table-cell>
          <table:table-cell office:value-type="float" office:value="29.84">
            <text:p>29.84</text:p>
          </table:table-cell>
          <table:table-cell office:value-type="float" office:value="29.446">
            <text:p>29.446</text:p>
          </table:table-cell>
          <table:table-cell office:value-type="float" office:value="29.55">
            <text:p>29.55</text:p>
          </table:table-cell>
          <table:table-cell office:value-type="float" office:value="29.016">
            <text:p>29.016</text:p>
          </table:table-cell>
          <table:table-cell office:value-type="float" office:value="29.378">
            <text:p>29.378</text:p>
          </table:table-cell>
          <table:table-cell office:value-type="float" office:value="30.146">
            <text:p>30.146</text:p>
          </table:table-cell>
          <table:table-cell office:value-type="float" office:value="30.984">
            <text:p>30.984</text:p>
          </table:table-cell>
          <table:table-cell office:value-type="float" office:value="33.442">
            <text:p>33.442</text:p>
          </table:table-cell>
          <table:table-cell office:value-type="float" office:value="34.812">
            <text:p>34.812</text:p>
          </table:table-cell>
          <table:table-cell office:value-type="float" office:value="36.636">
            <text:p>36.636</text:p>
          </table:table-cell>
          <table:table-cell office:value-type="float" office:value="35.578">
            <text:p>35.578</text:p>
          </table:table-cell>
          <table:table-cell office:value-type="float" office:value="37.88">
            <text:p>37.88</text:p>
          </table:table-cell>
          <table:table-cell office:value-type="float" office:value="38.216">
            <text:p>38.216</text:p>
          </table:table-cell>
          <table:table-cell office:value-type="float" office:value="40.108">
            <text:p>40.108</text:p>
          </table:table-cell>
          <table:table-cell office:value-type="float" office:value="40.568">
            <text:p>40.568</text:p>
          </table:table-cell>
          <table:table-cell office:value-type="float" office:value="41.42">
            <text:p>41.42</text:p>
          </table:table-cell>
          <table:table-cell office:value-type="float" office:value="44.742">
            <text:p>44.742</text:p>
          </table:table-cell>
          <table:table-cell office:value-type="float" office:value="48.056">
            <text:p>48.056</text:p>
          </table:table-cell>
          <table:table-cell office:value-type="float" office:value="52.334">
            <text:p>52.334</text:p>
          </table:table-cell>
          <table:table-cell office:value-type="float" office:value="59.152">
            <text:p>59.152</text:p>
          </table:table-cell>
          <table:table-cell office:value-type="float" office:value="58.358">
            <text:p>58.358</text:p>
          </table:table-cell>
          <table:table-cell office:value-type="float" office:value="62.578">
            <text:p>62.578</text:p>
          </table:table-cell>
          <table:table-cell office:value-type="float" office:value="70.292">
            <text:p>70.292</text:p>
          </table:table-cell>
          <table:table-cell office:value-type="float" office:value="75.374">
            <text:p>75.374</text:p>
          </table:table-cell>
          <table:table-cell office:value-type="float" office:value="83.402">
            <text:p>83.402</text:p>
          </table:table-cell>
          <table:table-cell office:value-type="float" office:value="93.238">
            <text:p>93.238</text:p>
          </table:table-cell>
          <table:table-cell office:value-type="float" office:value="94.726">
            <text:p>94.726</text:p>
          </table:table-cell>
          <table:table-cell office:value-type="float" office:value="102.772">
            <text:p>102.772</text:p>
          </table:table-cell>
          <table:table-cell office:value-type="float" office:value="102.238">
            <text:p>102.238</text:p>
          </table:table-cell>
          <table:table-cell office:value-type="float" office:value="108.232">
            <text:p>108.232</text:p>
          </table:table-cell>
          <table:table-cell office:value-type="float" office:value="110.138">
            <text:p>110.138</text:p>
          </table:table-cell>
          <table:table-cell office:value-type="float" office:value="123.848">
            <text:p>123.848</text:p>
          </table:table-cell>
          <table:table-cell office:value-type="float" office:value="152.892">
            <text:p>152.892</text:p>
          </table:table-cell>
          <table:table-cell office:value-type="float" office:value="179.892">
            <text:p>179.892</text:p>
          </table:table-cell>
          <table:table-cell office:value-type="float" office:value="141.266">
            <text:p>141.266</text:p>
          </table:table-cell>
          <table:table-cell office:value-type="float" office:value="149.55">
            <text:p>149.55</text:p>
          </table:table-cell>
          <table:table-cell office:value-type="float" office:value="146.298">
            <text:p>146.298</text:p>
          </table:table-cell>
          <table:table-cell office:value-type="float" office:value="149.14">
            <text:p>149.14</text:p>
          </table:table-cell>
          <table:table-cell office:value-type="float" office:value="150.106">
            <text:p>150.106</text:p>
          </table:table-cell>
          <table:table-cell office:value-type="float" office:value="151.464">
            <text:p>151.464</text:p>
          </table:table-cell>
          <table:table-cell office:value-type="float" office:value="148.514">
            <text:p>148.514</text:p>
          </table:table-cell>
          <table:table-cell office:value-type="float" office:value="154.294">
            <text:p>154.294</text:p>
          </table:table-cell>
          <table:table-cell office:value-type="float" office:value="161.856">
            <text:p>161.856</text:p>
          </table:table-cell>
          <table:table-cell office:value-type="float" office:value="169.16">
            <text:p>169.16</text:p>
          </table:table-cell>
          <table:table-cell office:value-type="float" office:value="172.1">
            <text:p>172.1</text:p>
          </table:table-cell>
          <table:table-cell office:value-type="float" office:value="179.11">
            <text:p>179.11</text:p>
          </table:table-cell>
          <table:table-cell office:value-type="float" office:value="191.408">
            <text:p>191.408</text:p>
          </table:table-cell>
          <table:table-cell office:value-type="float" office:value="193.282">
            <text:p>193.282</text:p>
          </table:table-cell>
          <table:table-cell office:value-type="float" office:value="192.892">
            <text:p>192.892</text:p>
          </table:table-cell>
          <table:table-cell office:value-type="float" office:value="187.136">
            <text:p>187.13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10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3" office:value-type="float" office:value="0.8125">
            <text:p>0.8125</text:p>
          </table:table-cell>
          <table:table-cell table:number-columns-repeated="7" office:value-type="float" office:value="0.875">
            <text:p>0.875</text:p>
          </table:table-cell>
          <table:table-cell table:number-columns-repeated="24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29.582">
            <text:p>29.582</text:p>
          </table:table-cell>
          <table:table-cell office:value-type="float" office:value="28.592">
            <text:p>28.592</text:p>
          </table:table-cell>
          <table:table-cell office:value-type="float" office:value="28.686">
            <text:p>28.686</text:p>
          </table:table-cell>
          <table:table-cell office:value-type="float" office:value="28.434">
            <text:p>28.434</text:p>
          </table:table-cell>
          <table:table-cell office:value-type="float" office:value="27.564">
            <text:p>27.564</text:p>
          </table:table-cell>
          <table:table-cell office:value-type="float" office:value="26.716">
            <text:p>26.716</text:p>
          </table:table-cell>
          <table:table-cell office:value-type="float" office:value="27.336">
            <text:p>27.336</text:p>
          </table:table-cell>
          <table:table-cell office:value-type="float" office:value="27.312">
            <text:p>27.312</text:p>
          </table:table-cell>
          <table:table-cell office:value-type="float" office:value="27.738">
            <text:p>27.738</text:p>
          </table:table-cell>
          <table:table-cell office:value-type="float" office:value="28.782">
            <text:p>28.782</text:p>
          </table:table-cell>
          <table:table-cell office:value-type="float" office:value="29.072">
            <text:p>29.072</text:p>
          </table:table-cell>
          <table:table-cell office:value-type="float" office:value="29.388">
            <text:p>29.388</text:p>
          </table:table-cell>
          <table:table-cell office:value-type="float" office:value="27.988">
            <text:p>27.988</text:p>
          </table:table-cell>
          <table:table-cell office:value-type="float" office:value="28.43">
            <text:p>28.43</text:p>
          </table:table-cell>
          <table:table-cell office:value-type="float" office:value="29.97">
            <text:p>29.97</text:p>
          </table:table-cell>
          <table:table-cell office:value-type="float" office:value="31.126">
            <text:p>31.126</text:p>
          </table:table-cell>
          <table:table-cell office:value-type="float" office:value="30.774">
            <text:p>30.774</text:p>
          </table:table-cell>
          <table:table-cell office:value-type="float" office:value="31.172">
            <text:p>31.172</text:p>
          </table:table-cell>
          <table:table-cell office:value-type="float" office:value="31.72">
            <text:p>31.72</text:p>
          </table:table-cell>
          <table:table-cell office:value-type="float" office:value="31.81">
            <text:p>31.81</text:p>
          </table:table-cell>
          <table:table-cell office:value-type="float" office:value="32.366">
            <text:p>32.366</text:p>
          </table:table-cell>
          <table:table-cell office:value-type="float" office:value="32.992">
            <text:p>32.992</text:p>
          </table:table-cell>
          <table:table-cell office:value-type="float" office:value="32.526">
            <text:p>32.526</text:p>
          </table:table-cell>
          <table:table-cell office:value-type="float" office:value="32.002">
            <text:p>32.002</text:p>
          </table:table-cell>
          <table:table-cell office:value-type="float" office:value="32.102">
            <text:p>32.102</text:p>
          </table:table-cell>
          <table:table-cell office:value-type="float" office:value="32.432">
            <text:p>32.432</text:p>
          </table:table-cell>
          <table:table-cell office:value-type="float" office:value="32.968">
            <text:p>32.968</text:p>
          </table:table-cell>
          <table:table-cell office:value-type="float" office:value="34.182">
            <text:p>34.182</text:p>
          </table:table-cell>
          <table:table-cell table:number-columns-repeated="23"/>
        </table:table-row>
        <table:table-row table:style-name="ro1">
          <table:table-cell office:value-type="float" office:value="22">
            <text:p>22</text:p>
          </table:table-cell>
          <table:table-cell table:number-columns-repeated="51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27.968">
            <text:p>27.968</text:p>
          </table:table-cell>
          <table:table-cell table:number-columns-repeated="50"/>
        </table:table-row>
        <table:table-row table:style-name="ro1">
          <table:table-cell office:value-type="float" office:value="23">
            <text:p>23</text:p>
          </table:table-cell>
          <table:table-cell table:number-columns-repeated="14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34" office:value-type="float" office:value="0.875">
            <text:p>0.875</text:p>
          </table:table-cell>
          <table:table-cell/>
          <table:table-cell office:value-type="float" office:value="23">
            <text:p>23</text:p>
          </table:table-cell>
          <table:table-cell office:value-type="float" office:value="30.462">
            <text:p>30.462</text:p>
          </table:table-cell>
          <table:table-cell office:value-type="float" office:value="30.454">
            <text:p>30.454</text:p>
          </table:table-cell>
          <table:table-cell office:value-type="float" office:value="30.928">
            <text:p>30.928</text:p>
          </table:table-cell>
          <table:table-cell office:value-type="float" office:value="30.796">
            <text:p>30.796</text:p>
          </table:table-cell>
          <table:table-cell office:value-type="float" office:value="30.618">
            <text:p>30.618</text:p>
          </table:table-cell>
          <table:table-cell office:value-type="float" office:value="30.328">
            <text:p>30.328</text:p>
          </table:table-cell>
          <table:table-cell office:value-type="float" office:value="30.35">
            <text:p>30.35</text:p>
          </table:table-cell>
          <table:table-cell office:value-type="float" office:value="31.314">
            <text:p>31.314</text:p>
          </table:table-cell>
          <table:table-cell office:value-type="float" office:value="31.012">
            <text:p>31.012</text:p>
          </table:table-cell>
          <table:table-cell office:value-type="float" office:value="30.448">
            <text:p>30.448</text:p>
          </table:table-cell>
          <table:table-cell office:value-type="float" office:value="29.686">
            <text:p>29.686</text:p>
          </table:table-cell>
          <table:table-cell office:value-type="float" office:value="28.936">
            <text:p>28.936</text:p>
          </table:table-cell>
          <table:table-cell office:value-type="float" office:value="29.362">
            <text:p>29.362</text:p>
          </table:table-cell>
          <table:table-cell office:value-type="float" office:value="28.842">
            <text:p>28.842</text:p>
          </table:table-cell>
          <table:table-cell office:value-type="float" office:value="28.492">
            <text:p>28.492</text:p>
          </table:table-cell>
          <table:table-cell office:value-type="float" office:value="27.322">
            <text:p>27.322</text:p>
          </table:table-cell>
          <table:table-cell office:value-type="float" office:value="27.55">
            <text:p>27.55</text:p>
          </table:table-cell>
          <table:table-cell office:value-type="float" office:value="28.832">
            <text:p>28.832</text:p>
          </table:table-cell>
          <table:table-cell office:value-type="float" office:value="28.864">
            <text:p>28.864</text:p>
          </table:table-cell>
          <table:table-cell office:value-type="float" office:value="29.726">
            <text:p>29.726</text:p>
          </table:table-cell>
          <table:table-cell office:value-type="float" office:value="30.144">
            <text:p>30.144</text:p>
          </table:table-cell>
          <table:table-cell office:value-type="float" office:value="29.73">
            <text:p>29.73</text:p>
          </table:table-cell>
          <table:table-cell office:value-type="float" office:value="32.178">
            <text:p>32.178</text:p>
          </table:table-cell>
          <table:table-cell office:value-type="float" office:value="33.248">
            <text:p>33.248</text:p>
          </table:table-cell>
          <table:table-cell office:value-type="float" office:value="31.566">
            <text:p>31.566</text:p>
          </table:table-cell>
          <table:table-cell office:value-type="float" office:value="31.044">
            <text:p>31.044</text:p>
          </table:table-cell>
          <table:table-cell office:value-type="float" office:value="30.754">
            <text:p>30.754</text:p>
          </table:table-cell>
          <table:table-cell office:value-type="float" office:value="30.744">
            <text:p>30.744</text:p>
          </table:table-cell>
          <table:table-cell office:value-type="float" office:value="29.41">
            <text:p>29.41</text:p>
          </table:table-cell>
          <table:table-cell office:value-type="float" office:value="28.782">
            <text:p>28.782</text:p>
          </table:table-cell>
          <table:table-cell office:value-type="float" office:value="28.932">
            <text:p>28.932</text:p>
          </table:table-cell>
          <table:table-cell office:value-type="float" office:value="29.368">
            <text:p>29.368</text:p>
          </table:table-cell>
          <table:table-cell office:value-type="float" office:value="28.224">
            <text:p>28.224</text:p>
          </table:table-cell>
          <table:table-cell office:value-type="float" office:value="28.522">
            <text:p>28.522</text:p>
          </table:table-cell>
          <table:table-cell office:value-type="float" office:value="30.78">
            <text:p>30.78</text:p>
          </table:table-cell>
          <table:table-cell office:value-type="float" office:value="29.61">
            <text:p>29.61</text:p>
          </table:table-cell>
          <table:table-cell office:value-type="float" office:value="31.756">
            <text:p>31.756</text:p>
          </table:table-cell>
          <table:table-cell office:value-type="float" office:value="35.048">
            <text:p>35.048</text:p>
          </table:table-cell>
          <table:table-cell office:value-type="float" office:value="36.008">
            <text:p>36.008</text:p>
          </table:table-cell>
          <table:table-cell office:value-type="float" office:value="35.552">
            <text:p>35.552</text:p>
          </table:table-cell>
          <table:table-cell office:value-type="float" office:value="36.636">
            <text:p>36.636</text:p>
          </table:table-cell>
          <table:table-cell office:value-type="float" office:value="36.624">
            <text:p>36.624</text:p>
          </table:table-cell>
          <table:table-cell office:value-type="float" office:value="36.126">
            <text:p>36.126</text:p>
          </table:table-cell>
          <table:table-cell office:value-type="float" office:value="35.266">
            <text:p>35.266</text:p>
          </table:table-cell>
          <table:table-cell office:value-type="float" office:value="36.964">
            <text:p>36.964</text:p>
          </table:table-cell>
          <table:table-cell office:value-type="float" office:value="37.232">
            <text:p>37.232</text:p>
          </table:table-cell>
          <table:table-cell office:value-type="float" office:value="40.524">
            <text:p>40.524</text:p>
          </table:table-cell>
          <table:table-cell office:value-type="float" office:value="39.514">
            <text:p>39.514</text:p>
          </table:table-cell>
          <table:table-cell office:value-type="float" office:value="41.258">
            <text:p>41.258</text:p>
          </table:table-cell>
          <table:table-cell office:value-type="float" office:value="42.634">
            <text:p>42.634</text:p>
          </table:table-cell>
          <table:table-cell office:value-type="float" office:value="44.51">
            <text:p>44.5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3" office:value-type="float" office:value="0.8125">
            <text:p>0.8125</text:p>
          </table:table-cell>
          <table:table-cell table:number-columns-repeated="29" office:value-type="float" office:value="0.875">
            <text:p>0.875</text:p>
          </table:table-cell>
          <table:table-cell table:number-columns-repeated="11" office:value-type="float" office:value="0.9375">
            <text:p>0.9375</text:p>
          </table:table-cell>
          <table:table-cell/>
          <table:table-cell office:value-type="float" office:value="24">
            <text:p>24</text:p>
          </table:table-cell>
          <table:table-cell office:value-type="float" office:value="28.98">
            <text:p>28.98</text:p>
          </table:table-cell>
          <table:table-cell office:value-type="float" office:value="28.65">
            <text:p>28.65</text:p>
          </table:table-cell>
          <table:table-cell office:value-type="float" office:value="28.786">
            <text:p>28.786</text:p>
          </table:table-cell>
          <table:table-cell office:value-type="float" office:value="29.412">
            <text:p>29.412</text:p>
          </table:table-cell>
          <table:table-cell office:value-type="float" office:value="29.74">
            <text:p>29.74</text:p>
          </table:table-cell>
          <table:table-cell office:value-type="float" office:value="30.498">
            <text:p>30.498</text:p>
          </table:table-cell>
          <table:table-cell office:value-type="float" office:value="30.138">
            <text:p>30.138</text:p>
          </table:table-cell>
          <table:table-cell office:value-type="float" office:value="29.776">
            <text:p>29.776</text:p>
          </table:table-cell>
          <table:table-cell office:value-type="float" office:value="30.036">
            <text:p>30.036</text:p>
          </table:table-cell>
          <table:table-cell office:value-type="float" office:value="31.01">
            <text:p>31.01</text:p>
          </table:table-cell>
          <table:table-cell office:value-type="float" office:value="31.214">
            <text:p>31.214</text:p>
          </table:table-cell>
          <table:table-cell office:value-type="float" office:value="33.11">
            <text:p>33.11</text:p>
          </table:table-cell>
          <table:table-cell office:value-type="float" office:value="32.112">
            <text:p>32.112</text:p>
          </table:table-cell>
          <table:table-cell office:value-type="float" office:value="31.93">
            <text:p>31.93</text:p>
          </table:table-cell>
          <table:table-cell office:value-type="float" office:value="32.346">
            <text:p>32.346</text:p>
          </table:table-cell>
          <table:table-cell office:value-type="float" office:value="32.188">
            <text:p>32.188</text:p>
          </table:table-cell>
          <table:table-cell office:value-type="float" office:value="34.034">
            <text:p>34.034</text:p>
          </table:table-cell>
          <table:table-cell office:value-type="float" office:value="34.234">
            <text:p>34.234</text:p>
          </table:table-cell>
          <table:table-cell office:value-type="float" office:value="35.62">
            <text:p>35.62</text:p>
          </table:table-cell>
          <table:table-cell office:value-type="float" office:value="35.93">
            <text:p>35.93</text:p>
          </table:table-cell>
          <table:table-cell office:value-type="float" office:value="36.82">
            <text:p>36.82</text:p>
          </table:table-cell>
          <table:table-cell office:value-type="float" office:value="38.858">
            <text:p>38.858</text:p>
          </table:table-cell>
          <table:table-cell office:value-type="float" office:value="38.572">
            <text:p>38.572</text:p>
          </table:table-cell>
          <table:table-cell office:value-type="float" office:value="39.702">
            <text:p>39.702</text:p>
          </table:table-cell>
          <table:table-cell office:value-type="float" office:value="41.764">
            <text:p>41.764</text:p>
          </table:table-cell>
          <table:table-cell office:value-type="float" office:value="43.43">
            <text:p>43.43</text:p>
          </table:table-cell>
          <table:table-cell office:value-type="float" office:value="44.942">
            <text:p>44.942</text:p>
          </table:table-cell>
          <table:table-cell office:value-type="float" office:value="45.354">
            <text:p>45.354</text:p>
          </table:table-cell>
          <table:table-cell office:value-type="float" office:value="46.048">
            <text:p>46.048</text:p>
          </table:table-cell>
          <table:table-cell office:value-type="float" office:value="44.986">
            <text:p>44.986</text:p>
          </table:table-cell>
          <table:table-cell office:value-type="float" office:value="42.356">
            <text:p>42.356</text:p>
          </table:table-cell>
          <table:table-cell office:value-type="float" office:value="41.06">
            <text:p>41.06</text:p>
          </table:table-cell>
          <table:table-cell office:value-type="float" office:value="41.876">
            <text:p>41.876</text:p>
          </table:table-cell>
          <table:table-cell office:value-type="float" office:value="42.612">
            <text:p>42.612</text:p>
          </table:table-cell>
          <table:table-cell office:value-type="float" office:value="48.68">
            <text:p>48.68</text:p>
          </table:table-cell>
          <table:table-cell office:value-type="float" office:value="53.396">
            <text:p>53.396</text:p>
          </table:table-cell>
          <table:table-cell office:value-type="float" office:value="57.02">
            <text:p>57.02</text:p>
          </table:table-cell>
          <table:table-cell office:value-type="float" office:value="62.766">
            <text:p>62.766</text:p>
          </table:table-cell>
          <table:table-cell office:value-type="float" office:value="61.288">
            <text:p>61.288</text:p>
          </table:table-cell>
          <table:table-cell office:value-type="float" office:value="65.326">
            <text:p>65.326</text:p>
          </table:table-cell>
          <table:table-cell office:value-type="float" office:value="62.484">
            <text:p>62.484</text:p>
          </table:table-cell>
          <table:table-cell office:value-type="float" office:value="72.366">
            <text:p>72.366</text:p>
          </table:table-cell>
          <table:table-cell office:value-type="float" office:value="70.84">
            <text:p>70.84</text:p>
          </table:table-cell>
          <table:table-cell office:value-type="float" office:value="74.324">
            <text:p>74.324</text:p>
          </table:table-cell>
          <table:table-cell office:value-type="float" office:value="82.346">
            <text:p>82.346</text:p>
          </table:table-cell>
          <table:table-cell office:value-type="float" office:value="85.806">
            <text:p>85.806</text:p>
          </table:table-cell>
          <table:table-cell office:value-type="float" office:value="88.912">
            <text:p>88.912</text:p>
          </table:table-cell>
          <table:table-cell office:value-type="float" office:value="90.86">
            <text:p>90.86</text:p>
          </table:table-cell>
          <table:table-cell office:value-type="float" office:value="98.14">
            <text:p>98.14</text:p>
          </table:table-cell>
          <table:table-cell office:value-type="float" office:value="106.182">
            <text:p>106.182</text:p>
          </table:table-cell>
          <table:table-cell office:value-type="float" office:value="115.902">
            <text:p>115.90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4" office:value-type="float" office:value="0.8125">
            <text:p>0.8125</text:p>
          </table:table-cell>
          <table:table-cell table:number-columns-repeated="27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25.764">
            <text:p>25.764</text:p>
          </table:table-cell>
          <table:table-cell office:value-type="float" office:value="25.878">
            <text:p>25.878</text:p>
          </table:table-cell>
          <table:table-cell office:value-type="float" office:value="26.322">
            <text:p>26.322</text:p>
          </table:table-cell>
          <table:table-cell office:value-type="float" office:value="26.78">
            <text:p>26.78</text:p>
          </table:table-cell>
          <table:table-cell office:value-type="float" office:value="27.016">
            <text:p>27.016</text:p>
          </table:table-cell>
          <table:table-cell office:value-type="float" office:value="27.226">
            <text:p>27.226</text:p>
          </table:table-cell>
          <table:table-cell office:value-type="float" office:value="28.648">
            <text:p>28.648</text:p>
          </table:table-cell>
          <table:table-cell office:value-type="float" office:value="29.684">
            <text:p>29.684</text:p>
          </table:table-cell>
          <table:table-cell office:value-type="float" office:value="28.488">
            <text:p>28.488</text:p>
          </table:table-cell>
          <table:table-cell office:value-type="float" office:value="28.712">
            <text:p>28.712</text:p>
          </table:table-cell>
          <table:table-cell office:value-type="float" office:value="29.166">
            <text:p>29.166</text:p>
          </table:table-cell>
          <table:table-cell office:value-type="float" office:value="30.892">
            <text:p>30.892</text:p>
          </table:table-cell>
          <table:table-cell office:value-type="float" office:value="32.622">
            <text:p>32.622</text:p>
          </table:table-cell>
          <table:table-cell office:value-type="float" office:value="33.354">
            <text:p>33.354</text:p>
          </table:table-cell>
          <table:table-cell office:value-type="float" office:value="34.33">
            <text:p>34.33</text:p>
          </table:table-cell>
          <table:table-cell office:value-type="float" office:value="35.014">
            <text:p>35.014</text:p>
          </table:table-cell>
          <table:table-cell office:value-type="float" office:value="36.054">
            <text:p>36.054</text:p>
          </table:table-cell>
          <table:table-cell office:value-type="float" office:value="37.29">
            <text:p>37.29</text:p>
          </table:table-cell>
          <table:table-cell office:value-type="float" office:value="37.81">
            <text:p>37.81</text:p>
          </table:table-cell>
          <table:table-cell office:value-type="float" office:value="37.06">
            <text:p>37.06</text:p>
          </table:table-cell>
          <table:table-cell office:value-type="float" office:value="38.394">
            <text:p>38.394</text:p>
          </table:table-cell>
          <table:table-cell office:value-type="float" office:value="39.382">
            <text:p>39.382</text:p>
          </table:table-cell>
          <table:table-cell office:value-type="float" office:value="39.888">
            <text:p>39.888</text:p>
          </table:table-cell>
          <table:table-cell office:value-type="float" office:value="43.502">
            <text:p>43.502</text:p>
          </table:table-cell>
          <table:table-cell office:value-type="float" office:value="45.18">
            <text:p>45.18</text:p>
          </table:table-cell>
          <table:table-cell table:number-columns-repeated="26"/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0.6875">
            <text:p>0.6875</text:p>
          </table:table-cell>
          <table:table-cell table:number-columns-repeated="10" office:value-type="float" office:value="0.8125">
            <text:p>0.8125</text:p>
          </table:table-cell>
          <table:table-cell table:number-columns-repeated="38" office:value-type="float" office:value="0.875">
            <text:p>0.875</text:p>
          </table:table-cell>
          <table:table-cell/>
          <table:table-cell office:value-type="float" office:value="26">
            <text:p>26</text:p>
          </table:table-cell>
          <table:table-cell office:value-type="float" office:value="23.938">
            <text:p>23.938</text:p>
          </table:table-cell>
          <table:table-cell office:value-type="float" office:value="23.902">
            <text:p>23.902</text:p>
          </table:table-cell>
          <table:table-cell office:value-type="float" office:value="24.042">
            <text:p>24.042</text:p>
          </table:table-cell>
          <table:table-cell office:value-type="float" office:value="24.07">
            <text:p>24.07</text:p>
          </table:table-cell>
          <table:table-cell office:value-type="float" office:value="24.304">
            <text:p>24.304</text:p>
          </table:table-cell>
          <table:table-cell office:value-type="float" office:value="24.866">
            <text:p>24.866</text:p>
          </table:table-cell>
          <table:table-cell office:value-type="float" office:value="25.018">
            <text:p>25.018</text:p>
          </table:table-cell>
          <table:table-cell office:value-type="float" office:value="25.072">
            <text:p>25.072</text:p>
          </table:table-cell>
          <table:table-cell office:value-type="float" office:value="24.648">
            <text:p>24.648</text:p>
          </table:table-cell>
          <table:table-cell office:value-type="float" office:value="24.366">
            <text:p>24.366</text:p>
          </table:table-cell>
          <table:table-cell office:value-type="float" office:value="24.228">
            <text:p>24.228</text:p>
          </table:table-cell>
          <table:table-cell office:value-type="float" office:value="24.164">
            <text:p>24.164</text:p>
          </table:table-cell>
          <table:table-cell office:value-type="float" office:value="23.852">
            <text:p>23.852</text:p>
          </table:table-cell>
          <table:table-cell office:value-type="float" office:value="24.188">
            <text:p>24.188</text:p>
          </table:table-cell>
          <table:table-cell office:value-type="float" office:value="24.548">
            <text:p>24.548</text:p>
          </table:table-cell>
          <table:table-cell office:value-type="float" office:value="24.368">
            <text:p>24.368</text:p>
          </table:table-cell>
          <table:table-cell office:value-type="float" office:value="25.948">
            <text:p>25.948</text:p>
          </table:table-cell>
          <table:table-cell office:value-type="float" office:value="27.418">
            <text:p>27.418</text:p>
          </table:table-cell>
          <table:table-cell office:value-type="float" office:value="28.842">
            <text:p>28.842</text:p>
          </table:table-cell>
          <table:table-cell office:value-type="float" office:value="29.25">
            <text:p>29.25</text:p>
          </table:table-cell>
          <table:table-cell office:value-type="float" office:value="27.914">
            <text:p>27.914</text:p>
          </table:table-cell>
          <table:table-cell office:value-type="float" office:value="29.734">
            <text:p>29.734</text:p>
          </table:table-cell>
          <table:table-cell office:value-type="float" office:value="29.656">
            <text:p>29.656</text:p>
          </table:table-cell>
          <table:table-cell office:value-type="float" office:value="30.354">
            <text:p>30.354</text:p>
          </table:table-cell>
          <table:table-cell office:value-type="float" office:value="31.576">
            <text:p>31.576</text:p>
          </table:table-cell>
          <table:table-cell office:value-type="float" office:value="31.978">
            <text:p>31.978</text:p>
          </table:table-cell>
          <table:table-cell office:value-type="float" office:value="32.414">
            <text:p>32.414</text:p>
          </table:table-cell>
          <table:table-cell office:value-type="float" office:value="31.892">
            <text:p>31.892</text:p>
          </table:table-cell>
          <table:table-cell office:value-type="float" office:value="35.426">
            <text:p>35.426</text:p>
          </table:table-cell>
          <table:table-cell office:value-type="float" office:value="35.81">
            <text:p>35.81</text:p>
          </table:table-cell>
          <table:table-cell office:value-type="float" office:value="39.442">
            <text:p>39.442</text:p>
          </table:table-cell>
          <table:table-cell office:value-type="float" office:value="41.914">
            <text:p>41.914</text:p>
          </table:table-cell>
          <table:table-cell office:value-type="float" office:value="44.912">
            <text:p>44.912</text:p>
          </table:table-cell>
          <table:table-cell office:value-type="float" office:value="45.194">
            <text:p>45.194</text:p>
          </table:table-cell>
          <table:table-cell office:value-type="float" office:value="46.338">
            <text:p>46.338</text:p>
          </table:table-cell>
          <table:table-cell office:value-type="float" office:value="48.794">
            <text:p>48.794</text:p>
          </table:table-cell>
          <table:table-cell office:value-type="float" office:value="47.532">
            <text:p>47.532</text:p>
          </table:table-cell>
          <table:table-cell office:value-type="float" office:value="49.464">
            <text:p>49.464</text:p>
          </table:table-cell>
          <table:table-cell office:value-type="float" office:value="51.012">
            <text:p>51.012</text:p>
          </table:table-cell>
          <table:table-cell office:value-type="float" office:value="55.44">
            <text:p>55.44</text:p>
          </table:table-cell>
          <table:table-cell office:value-type="float" office:value="59.956">
            <text:p>59.956</text:p>
          </table:table-cell>
          <table:table-cell office:value-type="float" office:value="64.784">
            <text:p>64.784</text:p>
          </table:table-cell>
          <table:table-cell office:value-type="float" office:value="65.702">
            <text:p>65.702</text:p>
          </table:table-cell>
          <table:table-cell office:value-type="float" office:value="69.272">
            <text:p>69.272</text:p>
          </table:table-cell>
          <table:table-cell office:value-type="float" office:value="71.7">
            <text:p>71.7</text:p>
          </table:table-cell>
          <table:table-cell office:value-type="float" office:value="75.682">
            <text:p>75.682</text:p>
          </table:table-cell>
          <table:table-cell office:value-type="float" office:value="75.458">
            <text:p>75.458</text:p>
          </table:table-cell>
          <table:table-cell office:value-type="float" office:value="77.626">
            <text:p>77.626</text:p>
          </table:table-cell>
          <table:table-cell office:value-type="float" office:value="80.99">
            <text:p>80.99</text:p>
          </table:table-cell>
          <table:table-cell office:value-type="float" office:value="82.098">
            <text:p>82.098</text:p>
          </table:table-cell>
          <table:table-cell office:value-type="float" office:value="84.714">
            <text:p>84.71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19" office:value-type="float" office:value="0.6875">
            <text:p>0.6875</text:p>
          </table:table-cell>
          <table:table-cell table:number-columns-repeated="8" office:value-type="float" office:value="0.75">
            <text:p>0.75</text:p>
          </table:table-cell>
          <table:table-cell table:number-columns-repeated="6" office:value-type="float" office:value="0.8125">
            <text:p>0.8125</text:p>
          </table:table-cell>
          <table:table-cell table:number-columns-repeated="18" office:value-type="float" office:value="0.875">
            <text:p>0.875</text:p>
          </table:table-cell>
          <table:table-cell/>
          <table:table-cell office:value-type="float" office:value="27">
            <text:p>27</text:p>
          </table:table-cell>
          <table:table-cell office:value-type="float" office:value="31.204">
            <text:p>31.204</text:p>
          </table:table-cell>
          <table:table-cell office:value-type="float" office:value="30.714">
            <text:p>30.714</text:p>
          </table:table-cell>
          <table:table-cell office:value-type="float" office:value="30.756">
            <text:p>30.756</text:p>
          </table:table-cell>
          <table:table-cell office:value-type="float" office:value="30.422">
            <text:p>30.422</text:p>
          </table:table-cell>
          <table:table-cell office:value-type="float" office:value="30.296">
            <text:p>30.296</text:p>
          </table:table-cell>
          <table:table-cell office:value-type="float" office:value="31.598">
            <text:p>31.598</text:p>
          </table:table-cell>
          <table:table-cell office:value-type="float" office:value="31.624">
            <text:p>31.624</text:p>
          </table:table-cell>
          <table:table-cell office:value-type="float" office:value="32.58">
            <text:p>32.58</text:p>
          </table:table-cell>
          <table:table-cell office:value-type="float" office:value="33.864">
            <text:p>33.864</text:p>
          </table:table-cell>
          <table:table-cell office:value-type="float" office:value="34.988">
            <text:p>34.988</text:p>
          </table:table-cell>
          <table:table-cell office:value-type="float" office:value="34.474">
            <text:p>34.474</text:p>
          </table:table-cell>
          <table:table-cell office:value-type="float" office:value="35.41">
            <text:p>35.41</text:p>
          </table:table-cell>
          <table:table-cell office:value-type="float" office:value="35.526">
            <text:p>35.526</text:p>
          </table:table-cell>
          <table:table-cell office:value-type="float" office:value="36.52">
            <text:p>36.52</text:p>
          </table:table-cell>
          <table:table-cell office:value-type="float" office:value="37.326">
            <text:p>37.326</text:p>
          </table:table-cell>
          <table:table-cell office:value-type="float" office:value="38.484">
            <text:p>38.484</text:p>
          </table:table-cell>
          <table:table-cell office:value-type="float" office:value="41.144">
            <text:p>41.144</text:p>
          </table:table-cell>
          <table:table-cell office:value-type="float" office:value="41.224">
            <text:p>41.224</text:p>
          </table:table-cell>
          <table:table-cell office:value-type="float" office:value="42.288">
            <text:p>42.288</text:p>
          </table:table-cell>
          <table:table-cell office:value-type="float" office:value="41.528">
            <text:p>41.528</text:p>
          </table:table-cell>
          <table:table-cell office:value-type="float" office:value="42.574">
            <text:p>42.574</text:p>
          </table:table-cell>
          <table:table-cell office:value-type="float" office:value="42.828">
            <text:p>42.828</text:p>
          </table:table-cell>
          <table:table-cell office:value-type="float" office:value="42.456">
            <text:p>42.456</text:p>
          </table:table-cell>
          <table:table-cell office:value-type="float" office:value="42.038">
            <text:p>42.038</text:p>
          </table:table-cell>
          <table:table-cell office:value-type="float" office:value="43.384">
            <text:p>43.384</text:p>
          </table:table-cell>
          <table:table-cell office:value-type="float" office:value="41.878">
            <text:p>41.878</text:p>
          </table:table-cell>
          <table:table-cell office:value-type="float" office:value="45.85">
            <text:p>45.85</text:p>
          </table:table-cell>
          <table:table-cell office:value-type="float" office:value="50.428">
            <text:p>50.428</text:p>
          </table:table-cell>
          <table:table-cell office:value-type="float" office:value="54.596">
            <text:p>54.596</text:p>
          </table:table-cell>
          <table:table-cell office:value-type="float" office:value="53.95">
            <text:p>53.95</text:p>
          </table:table-cell>
          <table:table-cell office:value-type="float" office:value="59.178">
            <text:p>59.178</text:p>
          </table:table-cell>
          <table:table-cell office:value-type="float" office:value="59.894">
            <text:p>59.894</text:p>
          </table:table-cell>
          <table:table-cell office:value-type="float" office:value="62.23">
            <text:p>62.23</text:p>
          </table:table-cell>
          <table:table-cell office:value-type="float" office:value="66.262">
            <text:p>66.262</text:p>
          </table:table-cell>
          <table:table-cell office:value-type="float" office:value="66.428">
            <text:p>66.428</text:p>
          </table:table-cell>
          <table:table-cell office:value-type="float" office:value="65.428">
            <text:p>65.428</text:p>
          </table:table-cell>
          <table:table-cell office:value-type="float" office:value="68.778">
            <text:p>68.778</text:p>
          </table:table-cell>
          <table:table-cell office:value-type="float" office:value="73.262">
            <text:p>73.262</text:p>
          </table:table-cell>
          <table:table-cell office:value-type="float" office:value="73.3">
            <text:p>73.3</text:p>
          </table:table-cell>
          <table:table-cell office:value-type="float" office:value="73.746">
            <text:p>73.746</text:p>
          </table:table-cell>
          <table:table-cell office:value-type="float" office:value="71.138">
            <text:p>71.138</text:p>
          </table:table-cell>
          <table:table-cell office:value-type="float" office:value="70.174">
            <text:p>70.174</text:p>
          </table:table-cell>
          <table:table-cell office:value-type="float" office:value="75.814">
            <text:p>75.814</text:p>
          </table:table-cell>
          <table:table-cell office:value-type="float" office:value="75.678">
            <text:p>75.678</text:p>
          </table:table-cell>
          <table:table-cell office:value-type="float" office:value="76.314">
            <text:p>76.314</text:p>
          </table:table-cell>
          <table:table-cell office:value-type="float" office:value="75.744">
            <text:p>75.744</text:p>
          </table:table-cell>
          <table:table-cell office:value-type="float" office:value="77.37">
            <text:p>77.37</text:p>
          </table:table-cell>
          <table:table-cell office:value-type="float" office:value="74.394">
            <text:p>74.394</text:p>
          </table:table-cell>
          <table:table-cell office:value-type="float" office:value="73.02">
            <text:p>73.02</text:p>
          </table:table-cell>
          <table:table-cell office:value-type="float" office:value="76.34">
            <text:p>76.34</text:p>
          </table:table-cell>
          <table:table-cell office:value-type="float" office:value="81.016">
            <text:p>81.01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 office:value-type="float" office:value="0.6875">
            <text:p>0.6875</text:p>
          </table:table-cell>
          <table:table-cell table:number-columns-repeated="7" office:value-type="float" office:value="0.8125">
            <text:p>0.8125</text:p>
          </table:table-cell>
          <table:table-cell table:number-columns-repeated="40" office:value-type="float" office:value="0.875">
            <text:p>0.875</text:p>
          </table:table-cell>
          <table:table-cell/>
          <table:table-cell office:value-type="float" office:value="28">
            <text:p>28</text:p>
          </table:table-cell>
          <table:table-cell office:value-type="float" office:value="26.116">
            <text:p>26.116</text:p>
          </table:table-cell>
          <table:table-cell office:value-type="float" office:value="26.404">
            <text:p>26.404</text:p>
          </table:table-cell>
          <table:table-cell office:value-type="float" office:value="25.916">
            <text:p>25.916</text:p>
          </table:table-cell>
          <table:table-cell office:value-type="float" office:value="25.63">
            <text:p>25.63</text:p>
          </table:table-cell>
          <table:table-cell office:value-type="float" office:value="26.688">
            <text:p>26.688</text:p>
          </table:table-cell>
          <table:table-cell office:value-type="float" office:value="26.25">
            <text:p>26.25</text:p>
          </table:table-cell>
          <table:table-cell office:value-type="float" office:value="26.48">
            <text:p>26.48</text:p>
          </table:table-cell>
          <table:table-cell office:value-type="float" office:value="25.828">
            <text:p>25.828</text:p>
          </table:table-cell>
          <table:table-cell office:value-type="float" office:value="26.098">
            <text:p>26.098</text:p>
          </table:table-cell>
          <table:table-cell office:value-type="float" office:value="25.844">
            <text:p>25.844</text:p>
          </table:table-cell>
          <table:table-cell office:value-type="float" office:value="27.23">
            <text:p>27.23</text:p>
          </table:table-cell>
          <table:table-cell office:value-type="float" office:value="27.59">
            <text:p>27.59</text:p>
          </table:table-cell>
          <table:table-cell office:value-type="float" office:value="28.44">
            <text:p>28.44</text:p>
          </table:table-cell>
          <table:table-cell office:value-type="float" office:value="30.298">
            <text:p>30.298</text:p>
          </table:table-cell>
          <table:table-cell office:value-type="float" office:value="29.354">
            <text:p>29.354</text:p>
          </table:table-cell>
          <table:table-cell office:value-type="float" office:value="29.75">
            <text:p>29.75</text:p>
          </table:table-cell>
          <table:table-cell office:value-type="float" office:value="29.348">
            <text:p>29.348</text:p>
          </table:table-cell>
          <table:table-cell office:value-type="float" office:value="30.422">
            <text:p>30.422</text:p>
          </table:table-cell>
          <table:table-cell office:value-type="float" office:value="30.48">
            <text:p>30.48</text:p>
          </table:table-cell>
          <table:table-cell office:value-type="float" office:value="32.002">
            <text:p>32.002</text:p>
          </table:table-cell>
          <table:table-cell office:value-type="float" office:value="33.056">
            <text:p>33.056</text:p>
          </table:table-cell>
          <table:table-cell office:value-type="float" office:value="34.512">
            <text:p>34.512</text:p>
          </table:table-cell>
          <table:table-cell office:value-type="float" office:value="33.222">
            <text:p>33.222</text:p>
          </table:table-cell>
          <table:table-cell office:value-type="float" office:value="33.166">
            <text:p>33.166</text:p>
          </table:table-cell>
          <table:table-cell office:value-type="float" office:value="34.694">
            <text:p>34.694</text:p>
          </table:table-cell>
          <table:table-cell office:value-type="float" office:value="35.81">
            <text:p>35.81</text:p>
          </table:table-cell>
          <table:table-cell office:value-type="float" office:value="35.848">
            <text:p>35.848</text:p>
          </table:table-cell>
          <table:table-cell office:value-type="float" office:value="35.088">
            <text:p>35.088</text:p>
          </table:table-cell>
          <table:table-cell office:value-type="float" office:value="35.874">
            <text:p>35.874</text:p>
          </table:table-cell>
          <table:table-cell office:value-type="float" office:value="37.17">
            <text:p>37.17</text:p>
          </table:table-cell>
          <table:table-cell office:value-type="float" office:value="38.42">
            <text:p>38.42</text:p>
          </table:table-cell>
          <table:table-cell office:value-type="float" office:value="39.188">
            <text:p>39.188</text:p>
          </table:table-cell>
          <table:table-cell office:value-type="float" office:value="40.724">
            <text:p>40.724</text:p>
          </table:table-cell>
          <table:table-cell office:value-type="float" office:value="40.828">
            <text:p>40.828</text:p>
          </table:table-cell>
          <table:table-cell office:value-type="float" office:value="44.296">
            <text:p>44.296</text:p>
          </table:table-cell>
          <table:table-cell office:value-type="float" office:value="43.874">
            <text:p>43.874</text:p>
          </table:table-cell>
          <table:table-cell office:value-type="float" office:value="45.808">
            <text:p>45.808</text:p>
          </table:table-cell>
          <table:table-cell office:value-type="float" office:value="47.608">
            <text:p>47.608</text:p>
          </table:table-cell>
          <table:table-cell office:value-type="float" office:value="49.046">
            <text:p>49.046</text:p>
          </table:table-cell>
          <table:table-cell office:value-type="float" office:value="53.266">
            <text:p>53.266</text:p>
          </table:table-cell>
          <table:table-cell office:value-type="float" office:value="54.43">
            <text:p>54.43</text:p>
          </table:table-cell>
          <table:table-cell office:value-type="float" office:value="57.538">
            <text:p>57.538</text:p>
          </table:table-cell>
          <table:table-cell office:value-type="float" office:value="64.742">
            <text:p>64.742</text:p>
          </table:table-cell>
          <table:table-cell office:value-type="float" office:value="66.4">
            <text:p>66.4</text:p>
          </table:table-cell>
          <table:table-cell office:value-type="float" office:value="71.726">
            <text:p>71.726</text:p>
          </table:table-cell>
          <table:table-cell office:value-type="float" office:value="75.582">
            <text:p>75.582</text:p>
          </table:table-cell>
          <table:table-cell office:value-type="float" office:value="76.236">
            <text:p>76.236</text:p>
          </table:table-cell>
          <table:table-cell office:value-type="float" office:value="76.602">
            <text:p>76.602</text:p>
          </table:table-cell>
          <table:table-cell office:value-type="float" office:value="73.784">
            <text:p>73.784</text:p>
          </table:table-cell>
          <table:table-cell office:value-type="float" office:value="81.698">
            <text:p>81.698</text:p>
          </table:table-cell>
          <table:table-cell office:value-type="float" office:value="83.064">
            <text:p>83.0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47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26.146">
            <text:p>26.146</text:p>
          </table:table-cell>
          <table:table-cell office:value-type="float" office:value="25.972">
            <text:p>25.972</text:p>
          </table:table-cell>
          <table:table-cell office:value-type="float" office:value="25.124">
            <text:p>25.124</text:p>
          </table:table-cell>
          <table:table-cell office:value-type="float" office:value="24.028">
            <text:p>24.028</text:p>
          </table:table-cell>
          <table:table-cell office:value-type="float" office:value="23.872">
            <text:p>23.872</text:p>
          </table:table-cell>
          <table:table-cell table:number-columns-repeated="46"/>
        </table:table-row>
        <table:table-row table:style-name="ro1">
          <table:table-cell office:value-type="float" office:value="30">
            <text:p>30</text:p>
          </table:table-cell>
          <table:table-cell table:number-columns-repeated="10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25" office:value-type="float" office:value="0.8125">
            <text:p>0.8125</text:p>
          </table:table-cell>
          <table:table-cell table:number-columns-repeated="9" office:value-type="float" office:value="0.875">
            <text:p>0.875</text:p>
          </table:table-cell>
          <table:table-cell/>
          <table:table-cell office:value-type="float" office:value="30">
            <text:p>30</text:p>
          </table:table-cell>
          <table:table-cell office:value-type="float" office:value="24.742">
            <text:p>24.742</text:p>
          </table:table-cell>
          <table:table-cell office:value-type="float" office:value="23.718">
            <text:p>23.718</text:p>
          </table:table-cell>
          <table:table-cell office:value-type="float" office:value="23.8">
            <text:p>23.8</text:p>
          </table:table-cell>
          <table:table-cell office:value-type="float" office:value="23.992">
            <text:p>23.992</text:p>
          </table:table-cell>
          <table:table-cell office:value-type="float" office:value="23.774">
            <text:p>23.774</text:p>
          </table:table-cell>
          <table:table-cell office:value-type="float" office:value="24.418">
            <text:p>24.418</text:p>
          </table:table-cell>
          <table:table-cell office:value-type="float" office:value="23.392">
            <text:p>23.392</text:p>
          </table:table-cell>
          <table:table-cell office:value-type="float" office:value="23.326">
            <text:p>23.326</text:p>
          </table:table-cell>
          <table:table-cell office:value-type="float" office:value="22.814">
            <text:p>22.814</text:p>
          </table:table-cell>
          <table:table-cell office:value-type="float" office:value="22.598">
            <text:p>22.598</text:p>
          </table:table-cell>
          <table:table-cell office:value-type="float" office:value="22.67">
            <text:p>22.67</text:p>
          </table:table-cell>
          <table:table-cell office:value-type="float" office:value="23.718">
            <text:p>23.718</text:p>
          </table:table-cell>
          <table:table-cell office:value-type="float" office:value="23.646">
            <text:p>23.646</text:p>
          </table:table-cell>
          <table:table-cell office:value-type="float" office:value="24.562">
            <text:p>24.562</text:p>
          </table:table-cell>
          <table:table-cell office:value-type="float" office:value="24.334">
            <text:p>24.334</text:p>
          </table:table-cell>
          <table:table-cell office:value-type="float" office:value="25.336">
            <text:p>25.336</text:p>
          </table:table-cell>
          <table:table-cell office:value-type="float" office:value="25.862">
            <text:p>25.862</text:p>
          </table:table-cell>
          <table:table-cell office:value-type="float" office:value="25.574">
            <text:p>25.574</text:p>
          </table:table-cell>
          <table:table-cell office:value-type="float" office:value="26.564">
            <text:p>26.564</text:p>
          </table:table-cell>
          <table:table-cell office:value-type="float" office:value="26.28">
            <text:p>26.28</text:p>
          </table:table-cell>
          <table:table-cell office:value-type="float" office:value="27.414">
            <text:p>27.414</text:p>
          </table:table-cell>
          <table:table-cell office:value-type="float" office:value="29.062">
            <text:p>29.062</text:p>
          </table:table-cell>
          <table:table-cell office:value-type="float" office:value="30.482">
            <text:p>30.482</text:p>
          </table:table-cell>
          <table:table-cell office:value-type="float" office:value="30.95">
            <text:p>30.95</text:p>
          </table:table-cell>
          <table:table-cell office:value-type="float" office:value="30.836">
            <text:p>30.836</text:p>
          </table:table-cell>
          <table:table-cell office:value-type="float" office:value="30.796">
            <text:p>30.796</text:p>
          </table:table-cell>
          <table:table-cell office:value-type="float" office:value="30.34">
            <text:p>30.34</text:p>
          </table:table-cell>
          <table:table-cell office:value-type="float" office:value="31.354">
            <text:p>31.354</text:p>
          </table:table-cell>
          <table:table-cell office:value-type="float" office:value="31.86">
            <text:p>31.86</text:p>
          </table:table-cell>
          <table:table-cell office:value-type="float" office:value="31.146">
            <text:p>31.146</text:p>
          </table:table-cell>
          <table:table-cell office:value-type="float" office:value="30.742">
            <text:p>30.742</text:p>
          </table:table-cell>
          <table:table-cell office:value-type="float" office:value="31.176">
            <text:p>31.176</text:p>
          </table:table-cell>
          <table:table-cell office:value-type="float" office:value="32.876">
            <text:p>32.876</text:p>
          </table:table-cell>
          <table:table-cell office:value-type="float" office:value="34.826">
            <text:p>34.826</text:p>
          </table:table-cell>
          <table:table-cell office:value-type="float" office:value="36.622">
            <text:p>36.622</text:p>
          </table:table-cell>
          <table:table-cell office:value-type="float" office:value="37.168">
            <text:p>37.168</text:p>
          </table:table-cell>
          <table:table-cell office:value-type="float" office:value="36.308">
            <text:p>36.308</text:p>
          </table:table-cell>
          <table:table-cell office:value-type="float" office:value="34.08">
            <text:p>34.08</text:p>
          </table:table-cell>
          <table:table-cell office:value-type="float" office:value="34.856">
            <text:p>34.856</text:p>
          </table:table-cell>
          <table:table-cell office:value-type="float" office:value="36.906">
            <text:p>36.906</text:p>
          </table:table-cell>
          <table:table-cell office:value-type="float" office:value="37.348">
            <text:p>37.348</text:p>
          </table:table-cell>
          <table:table-cell office:value-type="float" office:value="35.96">
            <text:p>35.96</text:p>
          </table:table-cell>
          <table:table-cell office:value-type="float" office:value="36.708">
            <text:p>36.708</text:p>
          </table:table-cell>
          <table:table-cell office:value-type="float" office:value="36.898">
            <text:p>36.898</text:p>
          </table:table-cell>
          <table:table-cell office:value-type="float" office:value="38.714">
            <text:p>38.714</text:p>
          </table:table-cell>
          <table:table-cell office:value-type="float" office:value="38.298">
            <text:p>38.298</text:p>
          </table:table-cell>
          <table:table-cell office:value-type="float" office:value="42.498">
            <text:p>42.498</text:p>
          </table:table-cell>
          <table:table-cell office:value-type="float" office:value="43.292">
            <text:p>43.292</text:p>
          </table:table-cell>
          <table:table-cell office:value-type="float" office:value="46.854">
            <text:p>46.854</text:p>
          </table:table-cell>
          <table:table-cell office:value-type="float" office:value="47.048">
            <text:p>47.048</text:p>
          </table:table-cell>
          <table:table-cell office:value-type="float" office:value="48.732">
            <text:p>48.73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5" office:value-type="float" office:value="0.8125">
            <text:p>0.8125</text:p>
          </table:table-cell>
          <table:table-cell table:number-columns-repeated="4" office:value-type="float" office:value="0.875">
            <text:p>0.875</text:p>
          </table:table-cell>
          <table:table-cell table:number-columns-repeated="39"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office:value-type="float" office:value="26.102">
            <text:p>26.102</text:p>
          </table:table-cell>
          <table:table-cell office:value-type="float" office:value="25.94">
            <text:p>25.94</text:p>
          </table:table-cell>
          <table:table-cell office:value-type="float" office:value="25.918">
            <text:p>25.918</text:p>
          </table:table-cell>
          <table:table-cell office:value-type="float" office:value="26.502">
            <text:p>26.502</text:p>
          </table:table-cell>
          <table:table-cell office:value-type="float" office:value="26.362">
            <text:p>26.362</text:p>
          </table:table-cell>
          <table:table-cell office:value-type="float" office:value="25.29">
            <text:p>25.29</text:p>
          </table:table-cell>
          <table:table-cell office:value-type="float" office:value="24.98">
            <text:p>24.98</text:p>
          </table:table-cell>
          <table:table-cell office:value-type="float" office:value="25.174">
            <text:p>25.174</text:p>
          </table:table-cell>
          <table:table-cell office:value-type="float" office:value="23.974">
            <text:p>23.974</text:p>
          </table:table-cell>
          <table:table-cell office:value-type="float" office:value="23.342">
            <text:p>23.342</text:p>
          </table:table-cell>
          <table:table-cell office:value-type="float" office:value="22.978">
            <text:p>22.978</text:p>
          </table:table-cell>
          <table:table-cell office:value-type="float" office:value="23.422">
            <text:p>23.422</text:p>
          </table:table-cell>
          <table:table-cell office:value-type="float" office:value="24.946">
            <text:p>24.946</text:p>
          </table:table-cell>
          <table:table-cell table:number-columns-repeated="38"/>
        </table:table-row>
        <table:table-row table:style-name="ro1">
          <table:table-cell office:value-type="float" office:value="32">
            <text:p>32</text:p>
          </table:table-cell>
          <table:table-cell table:number-columns-repeated="5" office:value-type="float" office:value="0.75">
            <text:p>0.75</text:p>
          </table:table-cell>
          <table:table-cell table:number-columns-repeated="41" office:value-type="float" office:value="0.875">
            <text:p>0.875</text:p>
          </table:table-cell>
          <table:table-cell table:number-columns-repeated="5" office:value-type="float" office:value="0.9375">
            <text:p>0.9375</text:p>
          </table:table-cell>
          <table:table-cell/>
          <table:table-cell office:value-type="float" office:value="32">
            <text:p>32</text:p>
          </table:table-cell>
          <table:table-cell office:value-type="float" office:value="28.932">
            <text:p>28.932</text:p>
          </table:table-cell>
          <table:table-cell office:value-type="float" office:value="29.068">
            <text:p>29.068</text:p>
          </table:table-cell>
          <table:table-cell office:value-type="float" office:value="29.024">
            <text:p>29.024</text:p>
          </table:table-cell>
          <table:table-cell office:value-type="float" office:value="29.06">
            <text:p>29.06</text:p>
          </table:table-cell>
          <table:table-cell office:value-type="float" office:value="29.714">
            <text:p>29.714</text:p>
          </table:table-cell>
          <table:table-cell office:value-type="float" office:value="29.434">
            <text:p>29.434</text:p>
          </table:table-cell>
          <table:table-cell office:value-type="float" office:value="30.37">
            <text:p>30.37</text:p>
          </table:table-cell>
          <table:table-cell office:value-type="float" office:value="31.848">
            <text:p>31.848</text:p>
          </table:table-cell>
          <table:table-cell office:value-type="float" office:value="32.598">
            <text:p>32.598</text:p>
          </table:table-cell>
          <table:table-cell office:value-type="float" office:value="33.428">
            <text:p>33.428</text:p>
          </table:table-cell>
          <table:table-cell office:value-type="float" office:value="32.696">
            <text:p>32.696</text:p>
          </table:table-cell>
          <table:table-cell office:value-type="float" office:value="35.248">
            <text:p>35.248</text:p>
          </table:table-cell>
          <table:table-cell office:value-type="float" office:value="36.634">
            <text:p>36.634</text:p>
          </table:table-cell>
          <table:table-cell office:value-type="float" office:value="36.392">
            <text:p>36.392</text:p>
          </table:table-cell>
          <table:table-cell office:value-type="float" office:value="36.396">
            <text:p>36.396</text:p>
          </table:table-cell>
          <table:table-cell office:value-type="float" office:value="36.19">
            <text:p>36.19</text:p>
          </table:table-cell>
          <table:table-cell office:value-type="float" office:value="37.034">
            <text:p>37.034</text:p>
          </table:table-cell>
          <table:table-cell office:value-type="float" office:value="35.442">
            <text:p>35.442</text:p>
          </table:table-cell>
          <table:table-cell office:value-type="float" office:value="36.372">
            <text:p>36.372</text:p>
          </table:table-cell>
          <table:table-cell office:value-type="float" office:value="35.966">
            <text:p>35.966</text:p>
          </table:table-cell>
          <table:table-cell office:value-type="float" office:value="35.634">
            <text:p>35.634</text:p>
          </table:table-cell>
          <table:table-cell office:value-type="float" office:value="36.026">
            <text:p>36.026</text:p>
          </table:table-cell>
          <table:table-cell office:value-type="float" office:value="38.584">
            <text:p>38.584</text:p>
          </table:table-cell>
          <table:table-cell office:value-type="float" office:value="38.636">
            <text:p>38.636</text:p>
          </table:table-cell>
          <table:table-cell office:value-type="float" office:value="40.374">
            <text:p>40.374</text:p>
          </table:table-cell>
          <table:table-cell office:value-type="float" office:value="40.974">
            <text:p>40.974</text:p>
          </table:table-cell>
          <table:table-cell office:value-type="float" office:value="42.622">
            <text:p>42.622</text:p>
          </table:table-cell>
          <table:table-cell office:value-type="float" office:value="43.268">
            <text:p>43.268</text:p>
          </table:table-cell>
          <table:table-cell office:value-type="float" office:value="45.312">
            <text:p>45.312</text:p>
          </table:table-cell>
          <table:table-cell office:value-type="float" office:value="45.176">
            <text:p>45.176</text:p>
          </table:table-cell>
          <table:table-cell office:value-type="float" office:value="47.996">
            <text:p>47.996</text:p>
          </table:table-cell>
          <table:table-cell office:value-type="float" office:value="46.618">
            <text:p>46.618</text:p>
          </table:table-cell>
          <table:table-cell office:value-type="float" office:value="49.898">
            <text:p>49.898</text:p>
          </table:table-cell>
          <table:table-cell office:value-type="float" office:value="49.724">
            <text:p>49.724</text:p>
          </table:table-cell>
          <table:table-cell office:value-type="float" office:value="50.508">
            <text:p>50.508</text:p>
          </table:table-cell>
          <table:table-cell office:value-type="float" office:value="51.588">
            <text:p>51.588</text:p>
          </table:table-cell>
          <table:table-cell office:value-type="float" office:value="51.92">
            <text:p>51.92</text:p>
          </table:table-cell>
          <table:table-cell office:value-type="float" office:value="52.558">
            <text:p>52.558</text:p>
          </table:table-cell>
          <table:table-cell office:value-type="float" office:value="52.752">
            <text:p>52.752</text:p>
          </table:table-cell>
          <table:table-cell office:value-type="float" office:value="54.226">
            <text:p>54.226</text:p>
          </table:table-cell>
          <table:table-cell office:value-type="float" office:value="53.092">
            <text:p>53.092</text:p>
          </table:table-cell>
          <table:table-cell office:value-type="float" office:value="54.036">
            <text:p>54.036</text:p>
          </table:table-cell>
          <table:table-cell office:value-type="float" office:value="56.176">
            <text:p>56.176</text:p>
          </table:table-cell>
          <table:table-cell office:value-type="float" office:value="54.55">
            <text:p>54.55</text:p>
          </table:table-cell>
          <table:table-cell office:value-type="float" office:value="54.884">
            <text:p>54.884</text:p>
          </table:table-cell>
          <table:table-cell office:value-type="float" office:value="57.284">
            <text:p>57.284</text:p>
          </table:table-cell>
          <table:table-cell office:value-type="float" office:value="57.196">
            <text:p>57.196</text:p>
          </table:table-cell>
          <table:table-cell office:value-type="float" office:value="59.044">
            <text:p>59.044</text:p>
          </table:table-cell>
          <table:table-cell office:value-type="float" office:value="62.386">
            <text:p>62.386</text:p>
          </table:table-cell>
          <table:table-cell office:value-type="float" office:value="63.896">
            <text:p>63.896</text:p>
          </table:table-cell>
          <table:table-cell office:value-type="float" office:value="62.488">
            <text:p>62.48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4" office:value-type="float" office:value="0.8125">
            <text:p>0.8125</text:p>
          </table:table-cell>
          <table:table-cell table:number-columns-repeated="41" office:value-type="float" office:value="0.875">
            <text:p>0.875</text:p>
          </table:table-cell>
          <table:table-cell/>
          <table:table-cell office:value-type="float" office:value="33">
            <text:p>33</text:p>
          </table:table-cell>
          <table:table-cell office:value-type="float" office:value="27.494">
            <text:p>27.494</text:p>
          </table:table-cell>
          <table:table-cell office:value-type="float" office:value="27.162">
            <text:p>27.162</text:p>
          </table:table-cell>
          <table:table-cell office:value-type="float" office:value="27.392">
            <text:p>27.392</text:p>
          </table:table-cell>
          <table:table-cell office:value-type="float" office:value="26.766">
            <text:p>26.766</text:p>
          </table:table-cell>
          <table:table-cell office:value-type="float" office:value="26.668">
            <text:p>26.668</text:p>
          </table:table-cell>
          <table:table-cell office:value-type="float" office:value="25.094">
            <text:p>25.094</text:p>
          </table:table-cell>
          <table:table-cell office:value-type="float" office:value="25.458">
            <text:p>25.458</text:p>
          </table:table-cell>
          <table:table-cell office:value-type="float" office:value="25.1">
            <text:p>25.1</text:p>
          </table:table-cell>
          <table:table-cell office:value-type="float" office:value="25.904">
            <text:p>25.904</text:p>
          </table:table-cell>
          <table:table-cell office:value-type="float" office:value="25.706">
            <text:p>25.706</text:p>
          </table:table-cell>
          <table:table-cell office:value-type="float" office:value="25.09">
            <text:p>25.09</text:p>
          </table:table-cell>
          <table:table-cell office:value-type="float" office:value="25.018">
            <text:p>25.018</text:p>
          </table:table-cell>
          <table:table-cell office:value-type="float" office:value="25.822">
            <text:p>25.822</text:p>
          </table:table-cell>
          <table:table-cell office:value-type="float" office:value="26.34">
            <text:p>26.34</text:p>
          </table:table-cell>
          <table:table-cell office:value-type="float" office:value="26.454">
            <text:p>26.454</text:p>
          </table:table-cell>
          <table:table-cell office:value-type="float" office:value="26.646">
            <text:p>26.646</text:p>
          </table:table-cell>
          <table:table-cell office:value-type="float" office:value="26.992">
            <text:p>26.992</text:p>
          </table:table-cell>
          <table:table-cell office:value-type="float" office:value="28.738">
            <text:p>28.738</text:p>
          </table:table-cell>
          <table:table-cell office:value-type="float" office:value="29.934">
            <text:p>29.934</text:p>
          </table:table-cell>
          <table:table-cell office:value-type="float" office:value="29.056">
            <text:p>29.056</text:p>
          </table:table-cell>
          <table:table-cell office:value-type="float" office:value="30.436">
            <text:p>30.436</text:p>
          </table:table-cell>
          <table:table-cell office:value-type="float" office:value="30.68">
            <text:p>30.68</text:p>
          </table:table-cell>
          <table:table-cell office:value-type="float" office:value="31.246">
            <text:p>31.246</text:p>
          </table:table-cell>
          <table:table-cell office:value-type="float" office:value="30.708">
            <text:p>30.708</text:p>
          </table:table-cell>
          <table:table-cell office:value-type="float" office:value="29.946">
            <text:p>29.946</text:p>
          </table:table-cell>
          <table:table-cell office:value-type="float" office:value="31.628">
            <text:p>31.628</text:p>
          </table:table-cell>
          <table:table-cell office:value-type="float" office:value="31.388">
            <text:p>31.388</text:p>
          </table:table-cell>
          <table:table-cell office:value-type="float" office:value="31.47">
            <text:p>31.47</text:p>
          </table:table-cell>
          <table:table-cell office:value-type="float" office:value="30.778">
            <text:p>30.778</text:p>
          </table:table-cell>
          <table:table-cell office:value-type="float" office:value="32.954">
            <text:p>32.954</text:p>
          </table:table-cell>
          <table:table-cell office:value-type="float" office:value="32.742">
            <text:p>32.742</text:p>
          </table:table-cell>
          <table:table-cell office:value-type="float" office:value="32.71">
            <text:p>32.71</text:p>
          </table:table-cell>
          <table:table-cell office:value-type="float" office:value="33.48">
            <text:p>33.48</text:p>
          </table:table-cell>
          <table:table-cell office:value-type="float" office:value="32.204">
            <text:p>32.204</text:p>
          </table:table-cell>
          <table:table-cell office:value-type="float" office:value="31.232">
            <text:p>31.232</text:p>
          </table:table-cell>
          <table:table-cell office:value-type="float" office:value="31.178">
            <text:p>31.178</text:p>
          </table:table-cell>
          <table:table-cell office:value-type="float" office:value="30.352">
            <text:p>30.352</text:p>
          </table:table-cell>
          <table:table-cell office:value-type="float" office:value="29.77">
            <text:p>29.77</text:p>
          </table:table-cell>
          <table:table-cell office:value-type="float" office:value="29.458">
            <text:p>29.458</text:p>
          </table:table-cell>
          <table:table-cell office:value-type="float" office:value="30.33">
            <text:p>30.33</text:p>
          </table:table-cell>
          <table:table-cell office:value-type="float" office:value="30.23">
            <text:p>30.23</text:p>
          </table:table-cell>
          <table:table-cell office:value-type="float" office:value="30.69">
            <text:p>30.69</text:p>
          </table:table-cell>
          <table:table-cell office:value-type="float" office:value="31.214">
            <text:p>31.214</text:p>
          </table:table-cell>
          <table:table-cell office:value-type="float" office:value="30.794">
            <text:p>30.794</text:p>
          </table:table-cell>
          <table:table-cell office:value-type="float" office:value="31.116">
            <text:p>31.116</text:p>
          </table:table-cell>
          <table:table-cell office:value-type="float" office:value="30.814">
            <text:p>30.814</text:p>
          </table:table-cell>
          <table:table-cell office:value-type="float" office:value="32.41">
            <text:p>32.41</text:p>
          </table:table-cell>
          <table:table-cell office:value-type="float" office:value="31.51">
            <text:p>31.51</text:p>
          </table:table-cell>
          <table:table-cell office:value-type="float" office:value="33.752">
            <text:p>33.752</text:p>
          </table:table-cell>
          <table:table-cell office:value-type="float" office:value="32.786">
            <text:p>32.786</text:p>
          </table:table-cell>
          <table:table-cell office:value-type="float" office:value="32.604">
            <text:p>32.6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5"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table:number-columns-repeated="45"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29.546">
            <text:p>29.546</text:p>
          </table:table-cell>
          <table:table-cell office:value-type="float" office:value="29.642">
            <text:p>29.642</text:p>
          </table:table-cell>
          <table:table-cell office:value-type="float" office:value="30.008">
            <text:p>30.008</text:p>
          </table:table-cell>
          <table:table-cell office:value-type="float" office:value="28.96">
            <text:p>28.96</text:p>
          </table:table-cell>
          <table:table-cell office:value-type="float" office:value="29.038">
            <text:p>29.038</text:p>
          </table:table-cell>
          <table:table-cell office:value-type="float" office:value="28.54">
            <text:p>28.54</text:p>
          </table:table-cell>
          <table:table-cell office:value-type="float" office:value="29.196">
            <text:p>29.196</text:p>
          </table:table-cell>
          <table:table-cell table:number-columns-repeated="44"/>
        </table:table-row>
        <table:table-row table:style-name="ro1">
          <table:table-cell office:value-type="float" office:value="35">
            <text:p>35</text:p>
          </table:table-cell>
          <table:table-cell table:number-columns-repeated="17" office:value-type="float" office:value="0.6875">
            <text:p>0.6875</text:p>
          </table:table-cell>
          <table:table-cell table:number-columns-repeated="5" office:value-type="float" office:value="0.8125">
            <text:p>0.8125</text:p>
          </table:table-cell>
          <table:table-cell table:number-columns-repeated="29"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office:value-type="float" office:value="26.778">
            <text:p>26.778</text:p>
          </table:table-cell>
          <table:table-cell office:value-type="float" office:value="26.504">
            <text:p>26.504</text:p>
          </table:table-cell>
          <table:table-cell office:value-type="float" office:value="25.576">
            <text:p>25.576</text:p>
          </table:table-cell>
          <table:table-cell office:value-type="float" office:value="25.106">
            <text:p>25.106</text:p>
          </table:table-cell>
          <table:table-cell office:value-type="float" office:value="24.696">
            <text:p>24.696</text:p>
          </table:table-cell>
          <table:table-cell office:value-type="float" office:value="24.056">
            <text:p>24.056</text:p>
          </table:table-cell>
          <table:table-cell office:value-type="float" office:value="23.36">
            <text:p>23.36</text:p>
          </table:table-cell>
          <table:table-cell office:value-type="float" office:value="23.764">
            <text:p>23.764</text:p>
          </table:table-cell>
          <table:table-cell office:value-type="float" office:value="23.552">
            <text:p>23.552</text:p>
          </table:table-cell>
          <table:table-cell office:value-type="float" office:value="24.206">
            <text:p>24.206</text:p>
          </table:table-cell>
          <table:table-cell office:value-type="float" office:value="22.794">
            <text:p>22.794</text:p>
          </table:table-cell>
          <table:table-cell office:value-type="float" office:value="22.442">
            <text:p>22.442</text:p>
          </table:table-cell>
          <table:table-cell office:value-type="float" office:value="22.998">
            <text:p>22.998</text:p>
          </table:table-cell>
          <table:table-cell office:value-type="float" office:value="22.236">
            <text:p>22.236</text:p>
          </table:table-cell>
          <table:table-cell office:value-type="float" office:value="22.568">
            <text:p>22.568</text:p>
          </table:table-cell>
          <table:table-cell office:value-type="float" office:value="22.334">
            <text:p>22.334</text:p>
          </table:table-cell>
          <table:table-cell office:value-type="float" office:value="21.94">
            <text:p>21.94</text:p>
          </table:table-cell>
          <table:table-cell office:value-type="float" office:value="22.224">
            <text:p>22.224</text:p>
          </table:table-cell>
          <table:table-cell office:value-type="float" office:value="21.854">
            <text:p>21.854</text:p>
          </table:table-cell>
          <table:table-cell office:value-type="float" office:value="22.658">
            <text:p>22.658</text:p>
          </table:table-cell>
          <table:table-cell office:value-type="float" office:value="22.902">
            <text:p>22.902</text:p>
          </table:table-cell>
          <table:table-cell office:value-type="float" office:value="24.344">
            <text:p>24.344</text:p>
          </table:table-cell>
          <table:table-cell office:value-type="float" office:value="24.21">
            <text:p>24.21</text:p>
          </table:table-cell>
          <table:table-cell table:number-columns-repeated="28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.75">
            <text:p>0.75</text:p>
          </table:table-cell>
          <table:table-cell table:number-columns-repeated="49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23.26">
            <text:p>23.26</text:p>
          </table:table-cell>
          <table:table-cell office:value-type="float" office:value="23.554">
            <text:p>23.554</text:p>
          </table:table-cell>
          <table:table-cell office:value-type="float" office:value="23.808">
            <text:p>23.808</text:p>
          </table:table-cell>
          <table:table-cell table:number-columns-repeated="48"/>
        </table:table-row>
        <table:table-row table:style-name="ro1">
          <table:table-cell office:value-type="float" office:value="37">
            <text:p>37</text:p>
          </table:table-cell>
          <table:table-cell table:number-columns-repeated="11" office:value-type="float" office:value="0.6875">
            <text:p>0.6875</text:p>
          </table:table-cell>
          <table:table-cell table:number-columns-repeated="13" office:value-type="float" office:value="0.75">
            <text:p>0.75</text:p>
          </table:table-cell>
          <table:table-cell table:number-columns-repeated="27" office:value-type="float" office:value="0.8125">
            <text:p>0.8125</text:p>
          </table:table-cell>
          <table:table-cell/>
          <table:table-cell office:value-type="float" office:value="37">
            <text:p>37</text:p>
          </table:table-cell>
          <table:table-cell office:value-type="float" office:value="21.512">
            <text:p>21.512</text:p>
          </table:table-cell>
          <table:table-cell office:value-type="float" office:value="21.39">
            <text:p>21.39</text:p>
          </table:table-cell>
          <table:table-cell office:value-type="float" office:value="21.586">
            <text:p>21.586</text:p>
          </table:table-cell>
          <table:table-cell office:value-type="float" office:value="20.838">
            <text:p>20.838</text:p>
          </table:table-cell>
          <table:table-cell office:value-type="float" office:value="20.672">
            <text:p>20.672</text:p>
          </table:table-cell>
          <table:table-cell office:value-type="float" office:value="19.914">
            <text:p>19.914</text:p>
          </table:table-cell>
          <table:table-cell office:value-type="float" office:value="19.816">
            <text:p>19.816</text:p>
          </table:table-cell>
          <table:table-cell office:value-type="float" office:value="19.374">
            <text:p>19.374</text:p>
          </table:table-cell>
          <table:table-cell office:value-type="float" office:value="18.946">
            <text:p>18.946</text:p>
          </table:table-cell>
          <table:table-cell office:value-type="float" office:value="21.118">
            <text:p>21.118</text:p>
          </table:table-cell>
          <table:table-cell office:value-type="float" office:value="21.286">
            <text:p>21.286</text:p>
          </table:table-cell>
          <table:table-cell office:value-type="float" office:value="22.108">
            <text:p>22.108</text:p>
          </table:table-cell>
          <table:table-cell office:value-type="float" office:value="22.1">
            <text:p>22.1</text:p>
          </table:table-cell>
          <table:table-cell office:value-type="float" office:value="22.864">
            <text:p>22.864</text:p>
          </table:table-cell>
          <table:table-cell office:value-type="float" office:value="23.076">
            <text:p>23.076</text:p>
          </table:table-cell>
          <table:table-cell office:value-type="float" office:value="22.602">
            <text:p>22.602</text:p>
          </table:table-cell>
          <table:table-cell office:value-type="float" office:value="21.614">
            <text:p>21.614</text:p>
          </table:table-cell>
          <table:table-cell office:value-type="float" office:value="21.422">
            <text:p>21.422</text:p>
          </table:table-cell>
          <table:table-cell office:value-type="float" office:value="23.218">
            <text:p>23.218</text:p>
          </table:table-cell>
          <table:table-cell office:value-type="float" office:value="23.716">
            <text:p>23.716</text:p>
          </table:table-cell>
          <table:table-cell office:value-type="float" office:value="24.216">
            <text:p>24.216</text:p>
          </table:table-cell>
          <table:table-cell office:value-type="float" office:value="26.942">
            <text:p>26.942</text:p>
          </table:table-cell>
          <table:table-cell office:value-type="float" office:value="27.068">
            <text:p>27.068</text:p>
          </table:table-cell>
          <table:table-cell office:value-type="float" office:value="23.662">
            <text:p>23.662</text:p>
          </table:table-cell>
          <table:table-cell office:value-type="float" office:value="24.558">
            <text:p>24.558</text:p>
          </table:table-cell>
          <table:table-cell office:value-type="float" office:value="26.75">
            <text:p>26.75</text:p>
          </table:table-cell>
          <table:table-cell office:value-type="float" office:value="27.474">
            <text:p>27.474</text:p>
          </table:table-cell>
          <table:table-cell office:value-type="float" office:value="28.18">
            <text:p>28.18</text:p>
          </table:table-cell>
          <table:table-cell office:value-type="float" office:value="29.934">
            <text:p>29.934</text:p>
          </table:table-cell>
          <table:table-cell office:value-type="float" office:value="30.452">
            <text:p>30.452</text:p>
          </table:table-cell>
          <table:table-cell office:value-type="float" office:value="30.528">
            <text:p>30.528</text:p>
          </table:table-cell>
          <table:table-cell office:value-type="float" office:value="32.624">
            <text:p>32.624</text:p>
          </table:table-cell>
          <table:table-cell office:value-type="float" office:value="33.004">
            <text:p>33.004</text:p>
          </table:table-cell>
          <table:table-cell office:value-type="float" office:value="33.084">
            <text:p>33.084</text:p>
          </table:table-cell>
          <table:table-cell office:value-type="float" office:value="33.094">
            <text:p>33.094</text:p>
          </table:table-cell>
          <table:table-cell office:value-type="float" office:value="33.458">
            <text:p>33.458</text:p>
          </table:table-cell>
          <table:table-cell office:value-type="float" office:value="34.838">
            <text:p>34.838</text:p>
          </table:table-cell>
          <table:table-cell office:value-type="float" office:value="38.104">
            <text:p>38.104</text:p>
          </table:table-cell>
          <table:table-cell office:value-type="float" office:value="38.658">
            <text:p>38.658</text:p>
          </table:table-cell>
          <table:table-cell office:value-type="float" office:value="40.216">
            <text:p>40.216</text:p>
          </table:table-cell>
          <table:table-cell office:value-type="float" office:value="41.976">
            <text:p>41.976</text:p>
          </table:table-cell>
          <table:table-cell office:value-type="float" office:value="42.75">
            <text:p>42.75</text:p>
          </table:table-cell>
          <table:table-cell office:value-type="float" office:value="44.004">
            <text:p>44.004</text:p>
          </table:table-cell>
          <table:table-cell office:value-type="float" office:value="42.436">
            <text:p>42.436</text:p>
          </table:table-cell>
          <table:table-cell office:value-type="float" office:value="45.168">
            <text:p>45.168</text:p>
          </table:table-cell>
          <table:table-cell office:value-type="float" office:value="44.578">
            <text:p>44.578</text:p>
          </table:table-cell>
          <table:table-cell office:value-type="float" office:value="48.418">
            <text:p>48.418</text:p>
          </table:table-cell>
          <table:table-cell office:value-type="float" office:value="51.498">
            <text:p>51.498</text:p>
          </table:table-cell>
          <table:table-cell office:value-type="float" office:value="54.808">
            <text:p>54.808</text:p>
          </table:table-cell>
          <table:table-cell office:value-type="float" office:value="53.16">
            <text:p>53.16</text:p>
          </table:table-cell>
          <table:table-cell office:value-type="float" office:value="53.994">
            <text:p>53.99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9" office:value-type="float" office:value="0.6875">
            <text:p>0.6875</text:p>
          </table:table-cell>
          <table:table-cell table:number-columns-repeated="6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office:value-type="float" office:value="24.418">
            <text:p>24.418</text:p>
          </table:table-cell>
          <table:table-cell office:value-type="float" office:value="23.92">
            <text:p>23.92</text:p>
          </table:table-cell>
          <table:table-cell office:value-type="float" office:value="23.828">
            <text:p>23.828</text:p>
          </table:table-cell>
          <table:table-cell office:value-type="float" office:value="24.328">
            <text:p>24.328</text:p>
          </table:table-cell>
          <table:table-cell office:value-type="float" office:value="24.108">
            <text:p>24.108</text:p>
          </table:table-cell>
          <table:table-cell office:value-type="float" office:value="24.78">
            <text:p>24.78</text:p>
          </table:table-cell>
          <table:table-cell office:value-type="float" office:value="24.728">
            <text:p>24.728</text:p>
          </table:table-cell>
          <table:table-cell office:value-type="float" office:value="25.318">
            <text:p>25.318</text:p>
          </table:table-cell>
          <table:table-cell office:value-type="float" office:value="25.27">
            <text:p>25.27</text:p>
          </table:table-cell>
          <table:table-cell office:value-type="float" office:value="25.864">
            <text:p>25.864</text:p>
          </table:table-cell>
          <table:table-cell office:value-type="float" office:value="25.782">
            <text:p>25.782</text:p>
          </table:table-cell>
          <table:table-cell office:value-type="float" office:value="25.738">
            <text:p>25.738</text:p>
          </table:table-cell>
          <table:table-cell office:value-type="float" office:value="24.816">
            <text:p>24.816</text:p>
          </table:table-cell>
          <table:table-cell office:value-type="float" office:value="24.55">
            <text:p>24.55</text:p>
          </table:table-cell>
          <table:table-cell office:value-type="float" office:value="24.434">
            <text:p>24.434</text:p>
          </table:table-cell>
          <table:table-cell office:value-type="float" office:value="24.37">
            <text:p>24.37</text:p>
          </table:table-cell>
          <table:table-cell office:value-type="float" office:value="24.646">
            <text:p>24.646</text:p>
          </table:table-cell>
          <table:table-cell table:number-columns-repeated="34"/>
        </table:table-row>
        <table:table-row table:style-name="ro1">
          <table:table-cell office:value-type="float" office:value="39">
            <text:p>39</text:p>
          </table:table-cell>
          <table:table-cell table:number-columns-repeated="8" office:value-type="float" office:value="0.75">
            <text:p>0.75</text:p>
          </table:table-cell>
          <table:table-cell table:number-columns-repeated="13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 table:number-columns-repeated="22" office:value-type="float" office:value="0.9375">
            <text:p>0.9375</text:p>
          </table:table-cell>
          <table:table-cell/>
          <table:table-cell office:value-type="float" office:value="39">
            <text:p>39</text:p>
          </table:table-cell>
          <table:table-cell office:value-type="float" office:value="25.796">
            <text:p>25.796</text:p>
          </table:table-cell>
          <table:table-cell office:value-type="float" office:value="25.538">
            <text:p>25.538</text:p>
          </table:table-cell>
          <table:table-cell office:value-type="float" office:value="25.586">
            <text:p>25.586</text:p>
          </table:table-cell>
          <table:table-cell office:value-type="float" office:value="26.362">
            <text:p>26.362</text:p>
          </table:table-cell>
          <table:table-cell office:value-type="float" office:value="27.076">
            <text:p>27.076</text:p>
          </table:table-cell>
          <table:table-cell office:value-type="float" office:value="26.64">
            <text:p>26.64</text:p>
          </table:table-cell>
          <table:table-cell office:value-type="float" office:value="27.218">
            <text:p>27.218</text:p>
          </table:table-cell>
          <table:table-cell office:value-type="float" office:value="28.828">
            <text:p>28.828</text:p>
          </table:table-cell>
          <table:table-cell office:value-type="float" office:value="29.672">
            <text:p>29.672</text:p>
          </table:table-cell>
          <table:table-cell office:value-type="float" office:value="31.764">
            <text:p>31.764</text:p>
          </table:table-cell>
          <table:table-cell office:value-type="float" office:value="30.216">
            <text:p>30.216</text:p>
          </table:table-cell>
          <table:table-cell office:value-type="float" office:value="30.448">
            <text:p>30.448</text:p>
          </table:table-cell>
          <table:table-cell office:value-type="float" office:value="31.374">
            <text:p>31.374</text:p>
          </table:table-cell>
          <table:table-cell office:value-type="float" office:value="30.686">
            <text:p>30.686</text:p>
          </table:table-cell>
          <table:table-cell office:value-type="float" office:value="31.202">
            <text:p>31.202</text:p>
          </table:table-cell>
          <table:table-cell office:value-type="float" office:value="31.874">
            <text:p>31.874</text:p>
          </table:table-cell>
          <table:table-cell office:value-type="float" office:value="32.792">
            <text:p>32.792</text:p>
          </table:table-cell>
          <table:table-cell office:value-type="float" office:value="32.086">
            <text:p>32.086</text:p>
          </table:table-cell>
          <table:table-cell office:value-type="float" office:value="33.022">
            <text:p>33.022</text:p>
          </table:table-cell>
          <table:table-cell office:value-type="float" office:value="33.908">
            <text:p>33.908</text:p>
          </table:table-cell>
          <table:table-cell office:value-type="float" office:value="36.77">
            <text:p>36.77</text:p>
          </table:table-cell>
          <table:table-cell office:value-type="float" office:value="38.994">
            <text:p>38.994</text:p>
          </table:table-cell>
          <table:table-cell office:value-type="float" office:value="40.654">
            <text:p>40.654</text:p>
          </table:table-cell>
          <table:table-cell office:value-type="float" office:value="40.724">
            <text:p>40.724</text:p>
          </table:table-cell>
          <table:table-cell office:value-type="float" office:value="38.918">
            <text:p>38.918</text:p>
          </table:table-cell>
          <table:table-cell office:value-type="float" office:value="39.936">
            <text:p>39.936</text:p>
          </table:table-cell>
          <table:table-cell office:value-type="float" office:value="41.214">
            <text:p>41.214</text:p>
          </table:table-cell>
          <table:table-cell office:value-type="float" office:value="43.476">
            <text:p>43.476</text:p>
          </table:table-cell>
          <table:table-cell office:value-type="float" office:value="45.488">
            <text:p>45.488</text:p>
          </table:table-cell>
          <table:table-cell office:value-type="float" office:value="45.272">
            <text:p>45.272</text:p>
          </table:table-cell>
          <table:table-cell office:value-type="float" office:value="47.086">
            <text:p>47.086</text:p>
          </table:table-cell>
          <table:table-cell office:value-type="float" office:value="44.766">
            <text:p>44.766</text:p>
          </table:table-cell>
          <table:table-cell office:value-type="float" office:value="46.79">
            <text:p>46.79</text:p>
          </table:table-cell>
          <table:table-cell office:value-type="float" office:value="48.61">
            <text:p>48.61</text:p>
          </table:table-cell>
          <table:table-cell office:value-type="float" office:value="49.308">
            <text:p>49.308</text:p>
          </table:table-cell>
          <table:table-cell office:value-type="float" office:value="50.074">
            <text:p>50.074</text:p>
          </table:table-cell>
          <table:table-cell office:value-type="float" office:value="53.648">
            <text:p>53.648</text:p>
          </table:table-cell>
          <table:table-cell office:value-type="float" office:value="58.642">
            <text:p>58.642</text:p>
          </table:table-cell>
          <table:table-cell office:value-type="float" office:value="61.476">
            <text:p>61.476</text:p>
          </table:table-cell>
          <table:table-cell office:value-type="float" office:value="60.872">
            <text:p>60.872</text:p>
          </table:table-cell>
          <table:table-cell office:value-type="float" office:value="62.336">
            <text:p>62.336</text:p>
          </table:table-cell>
          <table:table-cell office:value-type="float" office:value="66.668">
            <text:p>66.668</text:p>
          </table:table-cell>
          <table:table-cell office:value-type="float" office:value="72.166">
            <text:p>72.166</text:p>
          </table:table-cell>
          <table:table-cell office:value-type="float" office:value="73.384">
            <text:p>73.384</text:p>
          </table:table-cell>
          <table:table-cell office:value-type="float" office:value="75.852">
            <text:p>75.852</text:p>
          </table:table-cell>
          <table:table-cell office:value-type="float" office:value="77.504">
            <text:p>77.504</text:p>
          </table:table-cell>
          <table:table-cell office:value-type="float" office:value="85.748">
            <text:p>85.748</text:p>
          </table:table-cell>
          <table:table-cell office:value-type="float" office:value="84.81">
            <text:p>84.81</text:p>
          </table:table-cell>
          <table:table-cell office:value-type="float" office:value="82.942">
            <text:p>82.942</text:p>
          </table:table-cell>
          <table:table-cell office:value-type="float" office:value="86.466">
            <text:p>86.466</text:p>
          </table:table-cell>
          <table:table-cell office:value-type="float" office:value="85.608">
            <text:p>85.6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6" office:value-type="float" office:value="0.8125">
            <text:p>0.8125</text:p>
          </table:table-cell>
          <table:table-cell table:number-columns-repeated="4" office:value-type="float" office:value="0.875">
            <text:p>0.875</text:p>
          </table:table-cell>
          <table:table-cell table:number-columns-repeated="38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26.708">
            <text:p>26.708</text:p>
          </table:table-cell>
          <table:table-cell office:value-type="float" office:value="26.5">
            <text:p>26.5</text:p>
          </table:table-cell>
          <table:table-cell office:value-type="float" office:value="26.528">
            <text:p>26.528</text:p>
          </table:table-cell>
          <table:table-cell office:value-type="float" office:value="26.128">
            <text:p>26.128</text:p>
          </table:table-cell>
          <table:table-cell office:value-type="float" office:value="26.554">
            <text:p>26.554</text:p>
          </table:table-cell>
          <table:table-cell office:value-type="float" office:value="26.582">
            <text:p>26.582</text:p>
          </table:table-cell>
          <table:table-cell office:value-type="float" office:value="26.458">
            <text:p>26.458</text:p>
          </table:table-cell>
          <table:table-cell office:value-type="float" office:value="25.988">
            <text:p>25.988</text:p>
          </table:table-cell>
          <table:table-cell office:value-type="float" office:value="25.592">
            <text:p>25.592</text:p>
          </table:table-cell>
          <table:table-cell office:value-type="float" office:value="25.168">
            <text:p>25.168</text:p>
          </table:table-cell>
          <table:table-cell office:value-type="float" office:value="25.354">
            <text:p>25.354</text:p>
          </table:table-cell>
          <table:table-cell office:value-type="float" office:value="25.712">
            <text:p>25.712</text:p>
          </table:table-cell>
          <table:table-cell office:value-type="float" office:value="26.426">
            <text:p>26.426</text:p>
          </table:table-cell>
          <table:table-cell office:value-type="float" office:value="27.024">
            <text:p>27.024</text:p>
          </table:table-cell>
          <table:table-cell table:number-columns-repeated="37"/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13" office:value-type="float" office:value="0.875">
            <text:p>0.875</text:p>
          </table:table-cell>
          <table:table-cell table:number-columns-repeated="33"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office:value-type="float" office:value="30.236">
            <text:p>30.236</text:p>
          </table:table-cell>
          <table:table-cell office:value-type="float" office:value="29.426">
            <text:p>29.426</text:p>
          </table:table-cell>
          <table:table-cell office:value-type="float" office:value="29.036">
            <text:p>29.036</text:p>
          </table:table-cell>
          <table:table-cell office:value-type="float" office:value="28.74">
            <text:p>28.74</text:p>
          </table:table-cell>
          <table:table-cell office:value-type="float" office:value="28.87">
            <text:p>28.87</text:p>
          </table:table-cell>
          <table:table-cell office:value-type="float" office:value="28.356">
            <text:p>28.356</text:p>
          </table:table-cell>
          <table:table-cell office:value-type="float" office:value="28.93">
            <text:p>28.93</text:p>
          </table:table-cell>
          <table:table-cell office:value-type="float" office:value="30.484">
            <text:p>30.484</text:p>
          </table:table-cell>
          <table:table-cell office:value-type="float" office:value="31.068">
            <text:p>31.068</text:p>
          </table:table-cell>
          <table:table-cell office:value-type="float" office:value="32.102">
            <text:p>32.102</text:p>
          </table:table-cell>
          <table:table-cell office:value-type="float" office:value="31.738">
            <text:p>31.738</text:p>
          </table:table-cell>
          <table:table-cell office:value-type="float" office:value="33.52">
            <text:p>33.52</text:p>
          </table:table-cell>
          <table:table-cell office:value-type="float" office:value="33.488">
            <text:p>33.488</text:p>
          </table:table-cell>
          <table:table-cell office:value-type="float" office:value="34.388">
            <text:p>34.388</text:p>
          </table:table-cell>
          <table:table-cell office:value-type="float" office:value="34.53">
            <text:p>34.53</text:p>
          </table:table-cell>
          <table:table-cell office:value-type="float" office:value="36.452">
            <text:p>36.452</text:p>
          </table:table-cell>
          <table:table-cell office:value-type="float" office:value="37.822">
            <text:p>37.822</text:p>
          </table:table-cell>
          <table:table-cell office:value-type="float" office:value="37.99">
            <text:p>37.99</text:p>
          </table:table-cell>
          <table:table-cell office:value-type="float" office:value="39.1">
            <text:p>39.1</text:p>
          </table:table-cell>
          <table:table-cell table:number-columns-repeated="32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48" office:value-type="float" office:value="0.8125">
            <text:p>0.8125</text:p>
          </table:table-cell>
          <table:table-cell/>
          <table:table-cell office:value-type="float" office:value="42">
            <text:p>42</text:p>
          </table:table-cell>
          <table:table-cell office:value-type="float" office:value="30.452">
            <text:p>30.452</text:p>
          </table:table-cell>
          <table:table-cell office:value-type="float" office:value="30.022">
            <text:p>30.022</text:p>
          </table:table-cell>
          <table:table-cell office:value-type="float" office:value="29.502">
            <text:p>29.502</text:p>
          </table:table-cell>
          <table:table-cell office:value-type="float" office:value="29.85">
            <text:p>29.85</text:p>
          </table:table-cell>
          <table:table-cell office:value-type="float" office:value="28.482">
            <text:p>28.482</text:p>
          </table:table-cell>
          <table:table-cell office:value-type="float" office:value="28.85">
            <text:p>28.85</text:p>
          </table:table-cell>
          <table:table-cell office:value-type="float" office:value="28.096">
            <text:p>28.096</text:p>
          </table:table-cell>
          <table:table-cell office:value-type="float" office:value="26.576">
            <text:p>26.576</text:p>
          </table:table-cell>
          <table:table-cell office:value-type="float" office:value="26.466">
            <text:p>26.466</text:p>
          </table:table-cell>
          <table:table-cell office:value-type="float" office:value="26.502">
            <text:p>26.502</text:p>
          </table:table-cell>
          <table:table-cell office:value-type="float" office:value="25.208">
            <text:p>25.208</text:p>
          </table:table-cell>
          <table:table-cell office:value-type="float" office:value="25.476">
            <text:p>25.476</text:p>
          </table:table-cell>
          <table:table-cell office:value-type="float" office:value="23.972">
            <text:p>23.972</text:p>
          </table:table-cell>
          <table:table-cell office:value-type="float" office:value="23.792">
            <text:p>23.792</text:p>
          </table:table-cell>
          <table:table-cell office:value-type="float" office:value="23.096">
            <text:p>23.096</text:p>
          </table:table-cell>
          <table:table-cell office:value-type="float" office:value="22.312">
            <text:p>22.312</text:p>
          </table:table-cell>
          <table:table-cell office:value-type="float" office:value="22.204">
            <text:p>22.204</text:p>
          </table:table-cell>
          <table:table-cell office:value-type="float" office:value="22.698">
            <text:p>22.698</text:p>
          </table:table-cell>
          <table:table-cell office:value-type="float" office:value="22.2">
            <text:p>22.2</text:p>
          </table:table-cell>
          <table:table-cell office:value-type="float" office:value="22.6">
            <text:p>22.6</text:p>
          </table:table-cell>
          <table:table-cell office:value-type="float" office:value="23.324">
            <text:p>23.324</text:p>
          </table:table-cell>
          <table:table-cell office:value-type="float" office:value="24.068">
            <text:p>24.068</text:p>
          </table:table-cell>
          <table:table-cell office:value-type="float" office:value="23.406">
            <text:p>23.406</text:p>
          </table:table-cell>
          <table:table-cell office:value-type="float" office:value="24.588">
            <text:p>24.588</text:p>
          </table:table-cell>
          <table:table-cell office:value-type="float" office:value="24.892">
            <text:p>24.892</text:p>
          </table:table-cell>
          <table:table-cell office:value-type="float" office:value="24.916">
            <text:p>24.916</text:p>
          </table:table-cell>
          <table:table-cell office:value-type="float" office:value="24.878">
            <text:p>24.878</text:p>
          </table:table-cell>
          <table:table-cell office:value-type="float" office:value="24.86">
            <text:p>24.86</text:p>
          </table:table-cell>
          <table:table-cell office:value-type="float" office:value="25.968">
            <text:p>25.968</text:p>
          </table:table-cell>
          <table:table-cell office:value-type="float" office:value="26.948">
            <text:p>26.948</text:p>
          </table:table-cell>
          <table:table-cell office:value-type="float" office:value="26.602">
            <text:p>26.602</text:p>
          </table:table-cell>
          <table:table-cell office:value-type="float" office:value="28.7">
            <text:p>28.7</text:p>
          </table:table-cell>
          <table:table-cell office:value-type="float" office:value="28.488">
            <text:p>28.488</text:p>
          </table:table-cell>
          <table:table-cell office:value-type="float" office:value="29.256">
            <text:p>29.256</text:p>
          </table:table-cell>
          <table:table-cell office:value-type="float" office:value="29.428">
            <text:p>29.428</text:p>
          </table:table-cell>
          <table:table-cell office:value-type="float" office:value="30.852">
            <text:p>30.852</text:p>
          </table:table-cell>
          <table:table-cell office:value-type="float" office:value="32.172">
            <text:p>32.172</text:p>
          </table:table-cell>
          <table:table-cell office:value-type="float" office:value="31.566">
            <text:p>31.566</text:p>
          </table:table-cell>
          <table:table-cell office:value-type="float" office:value="32.258">
            <text:p>32.258</text:p>
          </table:table-cell>
          <table:table-cell office:value-type="float" office:value="31.776">
            <text:p>31.776</text:p>
          </table:table-cell>
          <table:table-cell office:value-type="float" office:value="31.822">
            <text:p>31.822</text:p>
          </table:table-cell>
          <table:table-cell office:value-type="float" office:value="33.926">
            <text:p>33.926</text:p>
          </table:table-cell>
          <table:table-cell office:value-type="float" office:value="36.28">
            <text:p>36.28</text:p>
          </table:table-cell>
          <table:table-cell office:value-type="float" office:value="37.716">
            <text:p>37.716</text:p>
          </table:table-cell>
          <table:table-cell office:value-type="float" office:value="37.792">
            <text:p>37.792</text:p>
          </table:table-cell>
          <table:table-cell office:value-type="float" office:value="39.47">
            <text:p>39.47</text:p>
          </table:table-cell>
          <table:table-cell office:value-type="float" office:value="39.418">
            <text:p>39.418</text:p>
          </table:table-cell>
          <table:table-cell office:value-type="float" office:value="39.728">
            <text:p>39.728</text:p>
          </table:table-cell>
          <table:table-cell office:value-type="float" office:value="38.686">
            <text:p>38.686</text:p>
          </table:table-cell>
          <table:table-cell office:value-type="float" office:value="37.246">
            <text:p>37.246</text:p>
          </table:table-cell>
          <table:table-cell office:value-type="float" office:value="38.56">
            <text:p>38.5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33" office:value-type="float" office:value="0.75">
            <text:p>0.75</text:p>
          </table:table-cell>
          <table:table-cell table:number-columns-repeated="18" office:value-type="float" office:value="0.875">
            <text:p>0.875</text:p>
          </table:table-cell>
          <table:table-cell/>
          <table:table-cell office:value-type="float" office:value="43">
            <text:p>43</text:p>
          </table:table-cell>
          <table:table-cell office:value-type="float" office:value="25.508">
            <text:p>25.508</text:p>
          </table:table-cell>
          <table:table-cell office:value-type="float" office:value="25.176">
            <text:p>25.176</text:p>
          </table:table-cell>
          <table:table-cell office:value-type="float" office:value="25.128">
            <text:p>25.128</text:p>
          </table:table-cell>
          <table:table-cell office:value-type="float" office:value="25.546">
            <text:p>25.546</text:p>
          </table:table-cell>
          <table:table-cell office:value-type="float" office:value="26.106">
            <text:p>26.106</text:p>
          </table:table-cell>
          <table:table-cell office:value-type="float" office:value="26.43">
            <text:p>26.43</text:p>
          </table:table-cell>
          <table:table-cell office:value-type="float" office:value="26.698">
            <text:p>26.698</text:p>
          </table:table-cell>
          <table:table-cell office:value-type="float" office:value="27.134">
            <text:p>27.134</text:p>
          </table:table-cell>
          <table:table-cell office:value-type="float" office:value="27.516">
            <text:p>27.516</text:p>
          </table:table-cell>
          <table:table-cell office:value-type="float" office:value="28.022">
            <text:p>28.022</text:p>
          </table:table-cell>
          <table:table-cell office:value-type="float" office:value="30.144">
            <text:p>30.144</text:p>
          </table:table-cell>
          <table:table-cell office:value-type="float" office:value="30.106">
            <text:p>30.106</text:p>
          </table:table-cell>
          <table:table-cell office:value-type="float" office:value="30.272">
            <text:p>30.272</text:p>
          </table:table-cell>
          <table:table-cell office:value-type="float" office:value="30.97">
            <text:p>30.97</text:p>
          </table:table-cell>
          <table:table-cell office:value-type="float" office:value="31.602">
            <text:p>31.602</text:p>
          </table:table-cell>
          <table:table-cell office:value-type="float" office:value="33.122">
            <text:p>33.122</text:p>
          </table:table-cell>
          <table:table-cell office:value-type="float" office:value="34.82">
            <text:p>34.82</text:p>
          </table:table-cell>
          <table:table-cell office:value-type="float" office:value="34.046">
            <text:p>34.046</text:p>
          </table:table-cell>
          <table:table-cell office:value-type="float" office:value="34.732">
            <text:p>34.732</text:p>
          </table:table-cell>
          <table:table-cell office:value-type="float" office:value="33.7">
            <text:p>33.7</text:p>
          </table:table-cell>
          <table:table-cell office:value-type="float" office:value="33.664">
            <text:p>33.664</text:p>
          </table:table-cell>
          <table:table-cell office:value-type="float" office:value="33.888">
            <text:p>33.888</text:p>
          </table:table-cell>
          <table:table-cell office:value-type="float" office:value="35.988">
            <text:p>35.988</text:p>
          </table:table-cell>
          <table:table-cell office:value-type="float" office:value="37.234">
            <text:p>37.234</text:p>
          </table:table-cell>
          <table:table-cell office:value-type="float" office:value="36.912">
            <text:p>36.912</text:p>
          </table:table-cell>
          <table:table-cell office:value-type="float" office:value="38.694">
            <text:p>38.694</text:p>
          </table:table-cell>
          <table:table-cell office:value-type="float" office:value="39.264">
            <text:p>39.264</text:p>
          </table:table-cell>
          <table:table-cell office:value-type="float" office:value="39.864">
            <text:p>39.864</text:p>
          </table:table-cell>
          <table:table-cell office:value-type="float" office:value="39.236">
            <text:p>39.236</text:p>
          </table:table-cell>
          <table:table-cell office:value-type="float" office:value="41.164">
            <text:p>41.164</text:p>
          </table:table-cell>
          <table:table-cell office:value-type="float" office:value="41.564">
            <text:p>41.564</text:p>
          </table:table-cell>
          <table:table-cell office:value-type="float" office:value="44.752">
            <text:p>44.752</text:p>
          </table:table-cell>
          <table:table-cell office:value-type="float" office:value="44.934">
            <text:p>44.934</text:p>
          </table:table-cell>
          <table:table-cell office:value-type="float" office:value="41.894">
            <text:p>41.894</text:p>
          </table:table-cell>
          <table:table-cell office:value-type="float" office:value="44.85">
            <text:p>44.85</text:p>
          </table:table-cell>
          <table:table-cell office:value-type="float" office:value="45.272">
            <text:p>45.272</text:p>
          </table:table-cell>
          <table:table-cell office:value-type="float" office:value="47.296">
            <text:p>47.296</text:p>
          </table:table-cell>
          <table:table-cell office:value-type="float" office:value="46.988">
            <text:p>46.988</text:p>
          </table:table-cell>
          <table:table-cell office:value-type="float" office:value="45.586">
            <text:p>45.586</text:p>
          </table:table-cell>
          <table:table-cell office:value-type="float" office:value="48.802">
            <text:p>48.802</text:p>
          </table:table-cell>
          <table:table-cell office:value-type="float" office:value="52.792">
            <text:p>52.792</text:p>
          </table:table-cell>
          <table:table-cell office:value-type="float" office:value="52.808">
            <text:p>52.808</text:p>
          </table:table-cell>
          <table:table-cell office:value-type="float" office:value="54.746">
            <text:p>54.746</text:p>
          </table:table-cell>
          <table:table-cell office:value-type="float" office:value="53.196">
            <text:p>53.196</text:p>
          </table:table-cell>
          <table:table-cell office:value-type="float" office:value="54.328">
            <text:p>54.328</text:p>
          </table:table-cell>
          <table:table-cell office:value-type="float" office:value="56.286">
            <text:p>56.286</text:p>
          </table:table-cell>
          <table:table-cell office:value-type="float" office:value="56.378">
            <text:p>56.378</text:p>
          </table:table-cell>
          <table:table-cell office:value-type="float" office:value="57.664">
            <text:p>57.664</text:p>
          </table:table-cell>
          <table:table-cell office:value-type="float" office:value="61.784">
            <text:p>61.784</text:p>
          </table:table-cell>
          <table:table-cell office:value-type="float" office:value="63.32">
            <text:p>63.32</text:p>
          </table:table-cell>
          <table:table-cell office:value-type="float" office:value="61.616">
            <text:p>61.6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13" office:value-type="float" office:value="0.75">
            <text:p>0.75</text:p>
          </table:table-cell>
          <table:table-cell table:number-columns-repeated="5" office:value-type="float" office:value="0.8125">
            <text:p>0.8125</text:p>
          </table:table-cell>
          <table:table-cell table:number-columns-repeated="33" office:value-type="float" office:value="0.875">
            <text:p>0.875</text:p>
          </table:table-cell>
          <table:table-cell/>
          <table:table-cell office:value-type="float" office:value="44">
            <text:p>44</text:p>
          </table:table-cell>
          <table:table-cell office:value-type="float" office:value="25.36">
            <text:p>25.36</text:p>
          </table:table-cell>
          <table:table-cell office:value-type="float" office:value="25.232">
            <text:p>25.232</text:p>
          </table:table-cell>
          <table:table-cell office:value-type="float" office:value="24.894">
            <text:p>24.894</text:p>
          </table:table-cell>
          <table:table-cell office:value-type="float" office:value="25.41">
            <text:p>25.41</text:p>
          </table:table-cell>
          <table:table-cell office:value-type="float" office:value="24.678">
            <text:p>24.678</text:p>
          </table:table-cell>
          <table:table-cell office:value-type="float" office:value="24.956">
            <text:p>24.956</text:p>
          </table:table-cell>
          <table:table-cell office:value-type="float" office:value="25.364">
            <text:p>25.364</text:p>
          </table:table-cell>
          <table:table-cell office:value-type="float" office:value="24.722">
            <text:p>24.722</text:p>
          </table:table-cell>
          <table:table-cell table:number-columns-repeated="2" office:value-type="float" office:value="24.576">
            <text:p>24.576</text:p>
          </table:table-cell>
          <table:table-cell office:value-type="float" office:value="23.964">
            <text:p>23.964</text:p>
          </table:table-cell>
          <table:table-cell office:value-type="float" office:value="24.464">
            <text:p>24.464</text:p>
          </table:table-cell>
          <table:table-cell office:value-type="float" office:value="23.306">
            <text:p>23.306</text:p>
          </table:table-cell>
          <table:table-cell office:value-type="float" office:value="24.328">
            <text:p>24.328</text:p>
          </table:table-cell>
          <table:table-cell office:value-type="float" office:value="25.096">
            <text:p>25.096</text:p>
          </table:table-cell>
          <table:table-cell office:value-type="float" office:value="27.554">
            <text:p>27.554</text:p>
          </table:table-cell>
          <table:table-cell office:value-type="float" office:value="28.95">
            <text:p>28.95</text:p>
          </table:table-cell>
          <table:table-cell office:value-type="float" office:value="29.296">
            <text:p>29.296</text:p>
          </table:table-cell>
          <table:table-cell office:value-type="float" office:value="29.25">
            <text:p>29.25</text:p>
          </table:table-cell>
          <table:table-cell office:value-type="float" office:value="28.542">
            <text:p>28.542</text:p>
          </table:table-cell>
          <table:table-cell office:value-type="float" office:value="28.21">
            <text:p>28.21</text:p>
          </table:table-cell>
          <table:table-cell office:value-type="float" office:value="30.576">
            <text:p>30.576</text:p>
          </table:table-cell>
          <table:table-cell office:value-type="float" office:value="30.872">
            <text:p>30.872</text:p>
          </table:table-cell>
          <table:table-cell office:value-type="float" office:value="29.852">
            <text:p>29.852</text:p>
          </table:table-cell>
          <table:table-cell office:value-type="float" office:value="29.868">
            <text:p>29.868</text:p>
          </table:table-cell>
          <table:table-cell office:value-type="float" office:value="30.326">
            <text:p>30.326</text:p>
          </table:table-cell>
          <table:table-cell office:value-type="float" office:value="30.678">
            <text:p>30.678</text:p>
          </table:table-cell>
          <table:table-cell office:value-type="float" office:value="31.7">
            <text:p>31.7</text:p>
          </table:table-cell>
          <table:table-cell office:value-type="float" office:value="31.432">
            <text:p>31.432</text:p>
          </table:table-cell>
          <table:table-cell office:value-type="float" office:value="32.996">
            <text:p>32.996</text:p>
          </table:table-cell>
          <table:table-cell office:value-type="float" office:value="33.88">
            <text:p>33.88</text:p>
          </table:table-cell>
          <table:table-cell office:value-type="float" office:value="38.93">
            <text:p>38.93</text:p>
          </table:table-cell>
          <table:table-cell office:value-type="float" office:value="37.204">
            <text:p>37.204</text:p>
          </table:table-cell>
          <table:table-cell office:value-type="float" office:value="39.04">
            <text:p>39.04</text:p>
          </table:table-cell>
          <table:table-cell office:value-type="float" office:value="40.314">
            <text:p>40.314</text:p>
          </table:table-cell>
          <table:table-cell office:value-type="float" office:value="41.586">
            <text:p>41.586</text:p>
          </table:table-cell>
          <table:table-cell office:value-type="float" office:value="43.52">
            <text:p>43.52</text:p>
          </table:table-cell>
          <table:table-cell office:value-type="float" office:value="44.192">
            <text:p>44.192</text:p>
          </table:table-cell>
          <table:table-cell office:value-type="float" office:value="49.758">
            <text:p>49.758</text:p>
          </table:table-cell>
          <table:table-cell office:value-type="float" office:value="51.102">
            <text:p>51.102</text:p>
          </table:table-cell>
          <table:table-cell office:value-type="float" office:value="52.192">
            <text:p>52.192</text:p>
          </table:table-cell>
          <table:table-cell office:value-type="float" office:value="54.008">
            <text:p>54.008</text:p>
          </table:table-cell>
          <table:table-cell office:value-type="float" office:value="53.272">
            <text:p>53.272</text:p>
          </table:table-cell>
          <table:table-cell office:value-type="float" office:value="51.77">
            <text:p>51.77</text:p>
          </table:table-cell>
          <table:table-cell office:value-type="float" office:value="49.732">
            <text:p>49.732</text:p>
          </table:table-cell>
          <table:table-cell office:value-type="float" office:value="52.024">
            <text:p>52.024</text:p>
          </table:table-cell>
          <table:table-cell office:value-type="float" office:value="52.298">
            <text:p>52.298</text:p>
          </table:table-cell>
          <table:table-cell office:value-type="float" office:value="49.984">
            <text:p>49.984</text:p>
          </table:table-cell>
          <table:table-cell office:value-type="float" office:value="53.176">
            <text:p>53.176</text:p>
          </table:table-cell>
          <table:table-cell office:value-type="float" office:value="51.188">
            <text:p>51.188</text:p>
          </table:table-cell>
          <table:table-cell office:value-type="float" office:value="53.222">
            <text:p>53.22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5"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table:number-columns-repeated="16" office:value-type="float" office:value="0.875">
            <text:p>0.875</text:p>
          </table:table-cell>
          <table:table-cell table:number-columns-repeated="29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office:value-type="float" office:value="25.196">
            <text:p>25.196</text:p>
          </table:table-cell>
          <table:table-cell office:value-type="float" office:value="24.81">
            <text:p>24.81</text:p>
          </table:table-cell>
          <table:table-cell office:value-type="float" office:value="24.978">
            <text:p>24.978</text:p>
          </table:table-cell>
          <table:table-cell office:value-type="float" office:value="24.598">
            <text:p>24.598</text:p>
          </table:table-cell>
          <table:table-cell office:value-type="float" office:value="23.716">
            <text:p>23.716</text:p>
          </table:table-cell>
          <table:table-cell office:value-type="float" office:value="22.354">
            <text:p>22.354</text:p>
          </table:table-cell>
          <table:table-cell office:value-type="float" office:value="23.034">
            <text:p>23.034</text:p>
          </table:table-cell>
          <table:table-cell office:value-type="float" office:value="24.368">
            <text:p>24.368</text:p>
          </table:table-cell>
          <table:table-cell office:value-type="float" office:value="24.48">
            <text:p>24.48</text:p>
          </table:table-cell>
          <table:table-cell office:value-type="float" office:value="25.908">
            <text:p>25.908</text:p>
          </table:table-cell>
          <table:table-cell office:value-type="float" office:value="26.202">
            <text:p>26.202</text:p>
          </table:table-cell>
          <table:table-cell office:value-type="float" office:value="26.51">
            <text:p>26.51</text:p>
          </table:table-cell>
          <table:table-cell office:value-type="float" office:value="26.67">
            <text:p>26.67</text:p>
          </table:table-cell>
          <table:table-cell office:value-type="float" office:value="27.302">
            <text:p>27.302</text:p>
          </table:table-cell>
          <table:table-cell office:value-type="float" office:value="27.76">
            <text:p>27.76</text:p>
          </table:table-cell>
          <table:table-cell office:value-type="float" office:value="28.346">
            <text:p>28.346</text:p>
          </table:table-cell>
          <table:table-cell office:value-type="float" office:value="28.874">
            <text:p>28.874</text:p>
          </table:table-cell>
          <table:table-cell office:value-type="float" office:value="28.804">
            <text:p>28.804</text:p>
          </table:table-cell>
          <table:table-cell office:value-type="float" office:value="30.71">
            <text:p>30.71</text:p>
          </table:table-cell>
          <table:table-cell office:value-type="float" office:value="29.95">
            <text:p>29.95</text:p>
          </table:table-cell>
          <table:table-cell office:value-type="float" office:value="30.32">
            <text:p>30.32</text:p>
          </table:table-cell>
          <table:table-cell office:value-type="float" office:value="31.774">
            <text:p>31.774</text:p>
          </table:table-cell>
          <table:table-cell office:value-type="float" office:value="32.578">
            <text:p>32.578</text:p>
          </table:table-cell>
          <table:table-cell table:number-columns-repeated="28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.6875">
            <text:p>0.6875</text:p>
          </table:table-cell>
          <table:table-cell table:number-columns-repeated="8" office:value-type="float" office:value="0.75">
            <text:p>0.75</text:p>
          </table:table-cell>
          <table:table-cell table:number-columns-repeated="13" office:value-type="float" office:value="0.875">
            <text:p>0.875</text:p>
          </table:table-cell>
          <table:table-cell table:number-columns-repeated="3" office:value-type="float" office:value="0.9375">
            <text:p>0.9375</text:p>
          </table:table-cell>
          <table:table-cell table:number-columns-repeated="2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30.254">
            <text:p>30.254</text:p>
          </table:table-cell>
          <table:table-cell office:value-type="float" office:value="29.826">
            <text:p>29.826</text:p>
          </table:table-cell>
          <table:table-cell office:value-type="float" office:value="28.694">
            <text:p>28.694</text:p>
          </table:table-cell>
          <table:table-cell office:value-type="float" office:value="27.442">
            <text:p>27.442</text:p>
          </table:table-cell>
          <table:table-cell office:value-type="float" office:value="27.396">
            <text:p>27.396</text:p>
          </table:table-cell>
          <table:table-cell office:value-type="float" office:value="26.954">
            <text:p>26.954</text:p>
          </table:table-cell>
          <table:table-cell office:value-type="float" office:value="26.608">
            <text:p>26.608</text:p>
          </table:table-cell>
          <table:table-cell office:value-type="float" office:value="26.066">
            <text:p>26.066</text:p>
          </table:table-cell>
          <table:table-cell office:value-type="float" office:value="27.034">
            <text:p>27.034</text:p>
          </table:table-cell>
          <table:table-cell office:value-type="float" office:value="28.658">
            <text:p>28.658</text:p>
          </table:table-cell>
          <table:table-cell office:value-type="float" office:value="30.888">
            <text:p>30.888</text:p>
          </table:table-cell>
          <table:table-cell office:value-type="float" office:value="32.024">
            <text:p>32.024</text:p>
          </table:table-cell>
          <table:table-cell office:value-type="float" office:value="31.87">
            <text:p>31.87</text:p>
          </table:table-cell>
          <table:table-cell office:value-type="float" office:value="30.91">
            <text:p>30.91</text:p>
          </table:table-cell>
          <table:table-cell office:value-type="float" office:value="32.052">
            <text:p>32.052</text:p>
          </table:table-cell>
          <table:table-cell office:value-type="float" office:value="33.548">
            <text:p>33.548</text:p>
          </table:table-cell>
          <table:table-cell office:value-type="float" office:value="36.04">
            <text:p>36.04</text:p>
          </table:table-cell>
          <table:table-cell office:value-type="float" office:value="39.22">
            <text:p>39.22</text:p>
          </table:table-cell>
          <table:table-cell office:value-type="float" office:value="39.638">
            <text:p>39.638</text:p>
          </table:table-cell>
          <table:table-cell office:value-type="float" office:value="41.292">
            <text:p>41.292</text:p>
          </table:table-cell>
          <table:table-cell office:value-type="float" office:value="43.768">
            <text:p>43.768</text:p>
          </table:table-cell>
          <table:table-cell office:value-type="float" office:value="43.972">
            <text:p>43.972</text:p>
          </table:table-cell>
          <table:table-cell office:value-type="float" office:value="45.048">
            <text:p>45.048</text:p>
          </table:table-cell>
          <table:table-cell office:value-type="float" office:value="49.13">
            <text:p>49.13</text:p>
          </table:table-cell>
          <table:table-cell office:value-type="float" office:value="50.776">
            <text:p>50.776</text:p>
          </table:table-cell>
          <table:table-cell office:value-type="float" office:value="51.968">
            <text:p>51.968</text:p>
          </table:table-cell>
          <table:table-cell office:value-type="float" office:value="53.242">
            <text:p>53.242</text:p>
          </table:table-cell>
          <table:table-cell office:value-type="float" office:value="55.568">
            <text:p>55.568</text:p>
          </table:table-cell>
          <table:table-cell office:value-type="float" office:value="55.064">
            <text:p>55.064</text:p>
          </table:table-cell>
          <table:table-cell table:number-columns-repeated="22"/>
        </table:table-row>
        <table:table-row table:style-name="ro1">
          <table:table-cell office:value-type="float" office:value="47">
            <text:p>47</text:p>
          </table:table-cell>
          <table:table-cell table:number-columns-repeated="4" office:value-type="float" office:value="0.6875">
            <text:p>0.6875</text:p>
          </table:table-cell>
          <table:table-cell table:number-columns-repeated="7" office:value-type="float" office:value="0.8125">
            <text:p>0.8125</text:p>
          </table:table-cell>
          <table:table-cell table:number-columns-repeated="40" office:value-type="float" office:value="0.875">
            <text:p>0.875</text:p>
          </table:table-cell>
          <table:table-cell/>
          <table:table-cell office:value-type="float" office:value="47">
            <text:p>47</text:p>
          </table:table-cell>
          <table:table-cell office:value-type="float" office:value="26.484">
            <text:p>26.484</text:p>
          </table:table-cell>
          <table:table-cell office:value-type="float" office:value="26.516">
            <text:p>26.516</text:p>
          </table:table-cell>
          <table:table-cell office:value-type="float" office:value="26.37">
            <text:p>26.37</text:p>
          </table:table-cell>
          <table:table-cell office:value-type="float" office:value="26.46">
            <text:p>26.46</text:p>
          </table:table-cell>
          <table:table-cell office:value-type="float" office:value="26.432">
            <text:p>26.432</text:p>
          </table:table-cell>
          <table:table-cell office:value-type="float" office:value="26.75">
            <text:p>26.75</text:p>
          </table:table-cell>
          <table:table-cell office:value-type="float" office:value="25.814">
            <text:p>25.814</text:p>
          </table:table-cell>
          <table:table-cell office:value-type="float" office:value="24.772">
            <text:p>24.772</text:p>
          </table:table-cell>
          <table:table-cell office:value-type="float" office:value="24.886">
            <text:p>24.886</text:p>
          </table:table-cell>
          <table:table-cell office:value-type="float" office:value="24.776">
            <text:p>24.776</text:p>
          </table:table-cell>
          <table:table-cell office:value-type="float" office:value="23.646">
            <text:p>23.646</text:p>
          </table:table-cell>
          <table:table-cell office:value-type="float" office:value="23.824">
            <text:p>23.824</text:p>
          </table:table-cell>
          <table:table-cell office:value-type="float" office:value="23.088">
            <text:p>23.088</text:p>
          </table:table-cell>
          <table:table-cell office:value-type="float" office:value="23.14">
            <text:p>23.14</text:p>
          </table:table-cell>
          <table:table-cell office:value-type="float" office:value="22.61">
            <text:p>22.61</text:p>
          </table:table-cell>
          <table:table-cell office:value-type="float" office:value="23.5">
            <text:p>23.5</text:p>
          </table:table-cell>
          <table:table-cell office:value-type="float" office:value="22.492">
            <text:p>22.492</text:p>
          </table:table-cell>
          <table:table-cell office:value-type="float" office:value="21.472">
            <text:p>21.472</text:p>
          </table:table-cell>
          <table:table-cell office:value-type="float" office:value="21.996">
            <text:p>21.996</text:p>
          </table:table-cell>
          <table:table-cell office:value-type="float" office:value="22.748">
            <text:p>22.748</text:p>
          </table:table-cell>
          <table:table-cell office:value-type="float" office:value="23.016">
            <text:p>23.016</text:p>
          </table:table-cell>
          <table:table-cell office:value-type="float" office:value="24.048">
            <text:p>24.048</text:p>
          </table:table-cell>
          <table:table-cell office:value-type="float" office:value="24.326">
            <text:p>24.326</text:p>
          </table:table-cell>
          <table:table-cell office:value-type="float" office:value="24.522">
            <text:p>24.522</text:p>
          </table:table-cell>
          <table:table-cell office:value-type="float" office:value="25.842">
            <text:p>25.842</text:p>
          </table:table-cell>
          <table:table-cell office:value-type="float" office:value="26.814">
            <text:p>26.814</text:p>
          </table:table-cell>
          <table:table-cell office:value-type="float" office:value="28.028">
            <text:p>28.028</text:p>
          </table:table-cell>
          <table:table-cell office:value-type="float" office:value="29.87">
            <text:p>29.87</text:p>
          </table:table-cell>
          <table:table-cell office:value-type="float" office:value="30.322">
            <text:p>30.322</text:p>
          </table:table-cell>
          <table:table-cell office:value-type="float" office:value="30.546">
            <text:p>30.546</text:p>
          </table:table-cell>
          <table:table-cell office:value-type="float" office:value="31.674">
            <text:p>31.674</text:p>
          </table:table-cell>
          <table:table-cell office:value-type="float" office:value="31.198">
            <text:p>31.198</text:p>
          </table:table-cell>
          <table:table-cell office:value-type="float" office:value="30.628">
            <text:p>30.628</text:p>
          </table:table-cell>
          <table:table-cell office:value-type="float" office:value="31.34">
            <text:p>31.34</text:p>
          </table:table-cell>
          <table:table-cell office:value-type="float" office:value="31.486">
            <text:p>31.486</text:p>
          </table:table-cell>
          <table:table-cell office:value-type="float" office:value="31.842">
            <text:p>31.842</text:p>
          </table:table-cell>
          <table:table-cell office:value-type="float" office:value="31.604">
            <text:p>31.604</text:p>
          </table:table-cell>
          <table:table-cell office:value-type="float" office:value="32.984">
            <text:p>32.984</text:p>
          </table:table-cell>
          <table:table-cell office:value-type="float" office:value="33.532">
            <text:p>33.532</text:p>
          </table:table-cell>
          <table:table-cell office:value-type="float" office:value="34.182">
            <text:p>34.182</text:p>
          </table:table-cell>
          <table:table-cell office:value-type="float" office:value="35.104">
            <text:p>35.104</text:p>
          </table:table-cell>
          <table:table-cell office:value-type="float" office:value="34.758">
            <text:p>34.758</text:p>
          </table:table-cell>
          <table:table-cell office:value-type="float" office:value="34.578">
            <text:p>34.578</text:p>
          </table:table-cell>
          <table:table-cell office:value-type="float" office:value="36.116">
            <text:p>36.116</text:p>
          </table:table-cell>
          <table:table-cell office:value-type="float" office:value="38.718">
            <text:p>38.718</text:p>
          </table:table-cell>
          <table:table-cell office:value-type="float" office:value="40.86">
            <text:p>40.86</text:p>
          </table:table-cell>
          <table:table-cell office:value-type="float" office:value="40.052">
            <text:p>40.052</text:p>
          </table:table-cell>
          <table:table-cell office:value-type="float" office:value="42.464">
            <text:p>42.464</text:p>
          </table:table-cell>
          <table:table-cell office:value-type="float" office:value="44.35">
            <text:p>44.35</text:p>
          </table:table-cell>
          <table:table-cell office:value-type="float" office:value="47.892">
            <text:p>47.892</text:p>
          </table:table-cell>
          <table:table-cell office:value-type="float" office:value="48.088">
            <text:p>48.08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6" office:value-type="float" office:value="0.6875">
            <text:p>0.6875</text:p>
          </table:table-cell>
          <table:table-cell table:number-columns-repeated="45" office:value-type="float" office:value="0.875">
            <text:p>0.875</text:p>
          </table:table-cell>
          <table:table-cell/>
          <table:table-cell office:value-type="float" office:value="48">
            <text:p>48</text:p>
          </table:table-cell>
          <table:table-cell office:value-type="float" office:value="23.342">
            <text:p>23.342</text:p>
          </table:table-cell>
          <table:table-cell office:value-type="float" office:value="23.312">
            <text:p>23.312</text:p>
          </table:table-cell>
          <table:table-cell office:value-type="float" office:value="23.686">
            <text:p>23.686</text:p>
          </table:table-cell>
          <table:table-cell office:value-type="float" office:value="24.008">
            <text:p>24.008</text:p>
          </table:table-cell>
          <table:table-cell office:value-type="float" office:value="23.854">
            <text:p>23.854</text:p>
          </table:table-cell>
          <table:table-cell office:value-type="float" office:value="24.614">
            <text:p>24.614</text:p>
          </table:table-cell>
          <table:table-cell office:value-type="float" office:value="24.528">
            <text:p>24.528</text:p>
          </table:table-cell>
          <table:table-cell office:value-type="float" office:value="25.42">
            <text:p>25.42</text:p>
          </table:table-cell>
          <table:table-cell office:value-type="float" office:value="25.406">
            <text:p>25.406</text:p>
          </table:table-cell>
          <table:table-cell office:value-type="float" office:value="26.83">
            <text:p>26.83</text:p>
          </table:table-cell>
          <table:table-cell office:value-type="float" office:value="27.614">
            <text:p>27.614</text:p>
          </table:table-cell>
          <table:table-cell office:value-type="float" office:value="28.04">
            <text:p>28.04</text:p>
          </table:table-cell>
          <table:table-cell office:value-type="float" office:value="27.576">
            <text:p>27.576</text:p>
          </table:table-cell>
          <table:table-cell office:value-type="float" office:value="28.658">
            <text:p>28.658</text:p>
          </table:table-cell>
          <table:table-cell office:value-type="float" office:value="29.578">
            <text:p>29.578</text:p>
          </table:table-cell>
          <table:table-cell office:value-type="float" office:value="30.086">
            <text:p>30.086</text:p>
          </table:table-cell>
          <table:table-cell office:value-type="float" office:value="30.534">
            <text:p>30.534</text:p>
          </table:table-cell>
          <table:table-cell office:value-type="float" office:value="30.668">
            <text:p>30.668</text:p>
          </table:table-cell>
          <table:table-cell office:value-type="float" office:value="31.71">
            <text:p>31.71</text:p>
          </table:table-cell>
          <table:table-cell office:value-type="float" office:value="32.41">
            <text:p>32.41</text:p>
          </table:table-cell>
          <table:table-cell office:value-type="float" office:value="33.96">
            <text:p>33.96</text:p>
          </table:table-cell>
          <table:table-cell office:value-type="float" office:value="34.834">
            <text:p>34.834</text:p>
          </table:table-cell>
          <table:table-cell office:value-type="float" office:value="32.66">
            <text:p>32.66</text:p>
          </table:table-cell>
          <table:table-cell office:value-type="float" office:value="33.582">
            <text:p>33.582</text:p>
          </table:table-cell>
          <table:table-cell office:value-type="float" office:value="35.02">
            <text:p>35.02</text:p>
          </table:table-cell>
          <table:table-cell office:value-type="float" office:value="36.166">
            <text:p>36.166</text:p>
          </table:table-cell>
          <table:table-cell office:value-type="float" office:value="38.326">
            <text:p>38.326</text:p>
          </table:table-cell>
          <table:table-cell office:value-type="float" office:value="39.072">
            <text:p>39.072</text:p>
          </table:table-cell>
          <table:table-cell office:value-type="float" office:value="39.486">
            <text:p>39.486</text:p>
          </table:table-cell>
          <table:table-cell office:value-type="float" office:value="41.978">
            <text:p>41.978</text:p>
          </table:table-cell>
          <table:table-cell office:value-type="float" office:value="42.376">
            <text:p>42.376</text:p>
          </table:table-cell>
          <table:table-cell office:value-type="float" office:value="45.094">
            <text:p>45.094</text:p>
          </table:table-cell>
          <table:table-cell office:value-type="float" office:value="48.906">
            <text:p>48.906</text:p>
          </table:table-cell>
          <table:table-cell office:value-type="float" office:value="49.42">
            <text:p>49.42</text:p>
          </table:table-cell>
          <table:table-cell office:value-type="float" office:value="50.416">
            <text:p>50.416</text:p>
          </table:table-cell>
          <table:table-cell office:value-type="float" office:value="50.91">
            <text:p>50.91</text:p>
          </table:table-cell>
          <table:table-cell office:value-type="float" office:value="53.044">
            <text:p>53.044</text:p>
          </table:table-cell>
          <table:table-cell office:value-type="float" office:value="56.43">
            <text:p>56.43</text:p>
          </table:table-cell>
          <table:table-cell office:value-type="float" office:value="59.016">
            <text:p>59.016</text:p>
          </table:table-cell>
          <table:table-cell office:value-type="float" office:value="57.214">
            <text:p>57.214</text:p>
          </table:table-cell>
          <table:table-cell office:value-type="float" office:value="55.222">
            <text:p>55.222</text:p>
          </table:table-cell>
          <table:table-cell office:value-type="float" office:value="56.07">
            <text:p>56.07</text:p>
          </table:table-cell>
          <table:table-cell office:value-type="float" office:value="58.358">
            <text:p>58.358</text:p>
          </table:table-cell>
          <table:table-cell office:value-type="float" office:value="62.134">
            <text:p>62.134</text:p>
          </table:table-cell>
          <table:table-cell office:value-type="float" office:value="59.322">
            <text:p>59.322</text:p>
          </table:table-cell>
          <table:table-cell office:value-type="float" office:value="59.536">
            <text:p>59.536</text:p>
          </table:table-cell>
          <table:table-cell office:value-type="float" office:value="61.706">
            <text:p>61.706</text:p>
          </table:table-cell>
          <table:table-cell office:value-type="float" office:value="62.044">
            <text:p>62.044</text:p>
          </table:table-cell>
          <table:table-cell office:value-type="float" office:value="63.91">
            <text:p>63.91</text:p>
          </table:table-cell>
          <table:table-cell office:value-type="float" office:value="64.496">
            <text:p>64.496</text:p>
          </table:table-cell>
          <table:table-cell office:value-type="float" office:value="62.912">
            <text:p>62.91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6875">
            <text:p>0.6875</text:p>
          </table:table-cell>
          <table:table-cell table:number-columns-repeated="10" office:value-type="float" office:value="0.75">
            <text:p>0.75</text:p>
          </table:table-cell>
          <table:table-cell table:number-columns-repeated="28" office:value-type="float" office:value="0.875">
            <text:p>0.875</text:p>
          </table:table-cell>
          <table:table-cell table:number-columns-repeated="12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24.538">
            <text:p>24.538</text:p>
          </table:table-cell>
          <table:table-cell office:value-type="float" office:value="24.148">
            <text:p>24.148</text:p>
          </table:table-cell>
          <table:table-cell office:value-type="float" office:value="23.992">
            <text:p>23.992</text:p>
          </table:table-cell>
          <table:table-cell office:value-type="float" office:value="25.032">
            <text:p>25.032</text:p>
          </table:table-cell>
          <table:table-cell office:value-type="float" office:value="24.984">
            <text:p>24.984</text:p>
          </table:table-cell>
          <table:table-cell office:value-type="float" office:value="25.056">
            <text:p>25.056</text:p>
          </table:table-cell>
          <table:table-cell office:value-type="float" office:value="24.666">
            <text:p>24.666</text:p>
          </table:table-cell>
          <table:table-cell office:value-type="float" office:value="24.52">
            <text:p>24.52</text:p>
          </table:table-cell>
          <table:table-cell office:value-type="float" office:value="24.698">
            <text:p>24.698</text:p>
          </table:table-cell>
          <table:table-cell office:value-type="float" office:value="25.246">
            <text:p>25.246</text:p>
          </table:table-cell>
          <table:table-cell office:value-type="float" office:value="25.394">
            <text:p>25.394</text:p>
          </table:table-cell>
          <table:table-cell office:value-type="float" office:value="25.19">
            <text:p>25.19</text:p>
          </table:table-cell>
          <table:table-cell office:value-type="float" office:value="25.634">
            <text:p>25.634</text:p>
          </table:table-cell>
          <table:table-cell office:value-type="float" office:value="26.136">
            <text:p>26.136</text:p>
          </table:table-cell>
          <table:table-cell table:number-columns-repeated="2" office:value-type="float" office:value="25.65">
            <text:p>25.65</text:p>
          </table:table-cell>
          <table:table-cell office:value-type="float" office:value="24.928">
            <text:p>24.928</text:p>
          </table:table-cell>
          <table:table-cell office:value-type="float" office:value="23.592">
            <text:p>23.592</text:p>
          </table:table-cell>
          <table:table-cell office:value-type="float" office:value="23.386">
            <text:p>23.386</text:p>
          </table:table-cell>
          <table:table-cell office:value-type="float" office:value="22.934">
            <text:p>22.934</text:p>
          </table:table-cell>
          <table:table-cell office:value-type="float" office:value="22.746">
            <text:p>22.746</text:p>
          </table:table-cell>
          <table:table-cell office:value-type="float" office:value="23.732">
            <text:p>23.732</text:p>
          </table:table-cell>
          <table:table-cell office:value-type="float" office:value="22.452">
            <text:p>22.452</text:p>
          </table:table-cell>
          <table:table-cell office:value-type="float" office:value="22.334">
            <text:p>22.334</text:p>
          </table:table-cell>
          <table:table-cell office:value-type="float" office:value="22.604">
            <text:p>22.604</text:p>
          </table:table-cell>
          <table:table-cell office:value-type="float" office:value="23.376">
            <text:p>23.376</text:p>
          </table:table-cell>
          <table:table-cell office:value-type="float" office:value="24.366">
            <text:p>24.366</text:p>
          </table:table-cell>
          <table:table-cell office:value-type="float" office:value="25.708">
            <text:p>25.708</text:p>
          </table:table-cell>
          <table:table-cell office:value-type="float" office:value="26.144">
            <text:p>26.144</text:p>
          </table:table-cell>
          <table:table-cell office:value-type="float" office:value="27.006">
            <text:p>27.006</text:p>
          </table:table-cell>
          <table:table-cell office:value-type="float" office:value="27.376">
            <text:p>27.376</text:p>
          </table:table-cell>
          <table:table-cell office:value-type="float" office:value="27.354">
            <text:p>27.354</text:p>
          </table:table-cell>
          <table:table-cell office:value-type="float" office:value="29.154">
            <text:p>29.154</text:p>
          </table:table-cell>
          <table:table-cell office:value-type="float" office:value="31.106">
            <text:p>31.106</text:p>
          </table:table-cell>
          <table:table-cell office:value-type="float" office:value="32.542">
            <text:p>32.542</text:p>
          </table:table-cell>
          <table:table-cell office:value-type="float" office:value="34.4">
            <text:p>34.4</text:p>
          </table:table-cell>
          <table:table-cell office:value-type="float" office:value="38.256">
            <text:p>38.256</text:p>
          </table:table-cell>
          <table:table-cell office:value-type="float" office:value="38.268">
            <text:p>38.268</text:p>
          </table:table-cell>
          <table:table-cell office:value-type="float" office:value="40.302">
            <text:p>40.302</text:p>
          </table:table-cell>
          <table:table-cell office:value-type="float" office:value="38.716">
            <text:p>38.716</text:p>
          </table:table-cell>
          <table:table-cell table:number-columns-repeated="11"/>
        </table:table-row>
        <table:table-row table:style-name="ro1">
          <table:table-cell office:value-type="float" office:value="50">
            <text:p>50</text:p>
          </table:table-cell>
          <table:table-cell table:number-columns-repeated="8"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7" office:value-type="float" office:value="0.8125">
            <text:p>0.8125</text:p>
          </table:table-cell>
          <table:table-cell table:number-columns-repeated="34" office:value-type="float" office:value="0.875">
            <text:p>0.875</text:p>
          </table:table-cell>
          <table:table-cell/>
          <table:table-cell office:value-type="float" office:value="50">
            <text:p>50</text:p>
          </table:table-cell>
          <table:table-cell office:value-type="float" office:value="27.266">
            <text:p>27.266</text:p>
          </table:table-cell>
          <table:table-cell office:value-type="float" office:value="26.974">
            <text:p>26.974</text:p>
          </table:table-cell>
          <table:table-cell office:value-type="float" office:value="27.168">
            <text:p>27.168</text:p>
          </table:table-cell>
          <table:table-cell office:value-type="float" office:value="26.974">
            <text:p>26.974</text:p>
          </table:table-cell>
          <table:table-cell office:value-type="float" office:value="26.648">
            <text:p>26.648</text:p>
          </table:table-cell>
          <table:table-cell office:value-type="float" office:value="26.94">
            <text:p>26.94</text:p>
          </table:table-cell>
          <table:table-cell office:value-type="float" office:value="26.372">
            <text:p>26.372</text:p>
          </table:table-cell>
          <table:table-cell office:value-type="float" office:value="26.364">
            <text:p>26.364</text:p>
          </table:table-cell>
          <table:table-cell office:value-type="float" office:value="25.856">
            <text:p>25.856</text:p>
          </table:table-cell>
          <table:table-cell office:value-type="float" office:value="24.864">
            <text:p>24.864</text:p>
          </table:table-cell>
          <table:table-cell office:value-type="float" office:value="25.442">
            <text:p>25.442</text:p>
          </table:table-cell>
          <table:table-cell office:value-type="float" office:value="24.882">
            <text:p>24.882</text:p>
          </table:table-cell>
          <table:table-cell office:value-type="float" office:value="24.322">
            <text:p>24.322</text:p>
          </table:table-cell>
          <table:table-cell office:value-type="float" office:value="24.504">
            <text:p>24.504</text:p>
          </table:table-cell>
          <table:table-cell office:value-type="float" office:value="24.068">
            <text:p>24.068</text:p>
          </table:table-cell>
          <table:table-cell office:value-type="float" office:value="24.964">
            <text:p>24.964</text:p>
          </table:table-cell>
          <table:table-cell office:value-type="float" office:value="24.696">
            <text:p>24.696</text:p>
          </table:table-cell>
          <table:table-cell office:value-type="float" office:value="24.076">
            <text:p>24.076</text:p>
          </table:table-cell>
          <table:table-cell office:value-type="float" office:value="24.66">
            <text:p>24.66</text:p>
          </table:table-cell>
          <table:table-cell office:value-type="float" office:value="24.542">
            <text:p>24.542</text:p>
          </table:table-cell>
          <table:table-cell office:value-type="float" office:value="23.908">
            <text:p>23.908</text:p>
          </table:table-cell>
          <table:table-cell office:value-type="float" office:value="23.022">
            <text:p>23.022</text:p>
          </table:table-cell>
          <table:table-cell office:value-type="float" office:value="24.288">
            <text:p>24.288</text:p>
          </table:table-cell>
          <table:table-cell office:value-type="float" office:value="25.32">
            <text:p>25.32</text:p>
          </table:table-cell>
          <table:table-cell office:value-type="float" office:value="26.944">
            <text:p>26.944</text:p>
          </table:table-cell>
          <table:table-cell office:value-type="float" office:value="28.28">
            <text:p>28.28</text:p>
          </table:table-cell>
          <table:table-cell office:value-type="float" office:value="28.094">
            <text:p>28.094</text:p>
          </table:table-cell>
          <table:table-cell office:value-type="float" office:value="28.474">
            <text:p>28.474</text:p>
          </table:table-cell>
          <table:table-cell office:value-type="float" office:value="29.18">
            <text:p>29.18</text:p>
          </table:table-cell>
          <table:table-cell office:value-type="float" office:value="29.698">
            <text:p>29.698</text:p>
          </table:table-cell>
          <table:table-cell office:value-type="float" office:value="30.284">
            <text:p>30.284</text:p>
          </table:table-cell>
          <table:table-cell office:value-type="float" office:value="30.894">
            <text:p>30.894</text:p>
          </table:table-cell>
          <table:table-cell office:value-type="float" office:value="31.79">
            <text:p>31.79</text:p>
          </table:table-cell>
          <table:table-cell office:value-type="float" office:value="37.776">
            <text:p>37.776</text:p>
          </table:table-cell>
          <table:table-cell office:value-type="float" office:value="39.128">
            <text:p>39.128</text:p>
          </table:table-cell>
          <table:table-cell office:value-type="float" office:value="42.342">
            <text:p>42.342</text:p>
          </table:table-cell>
          <table:table-cell office:value-type="float" office:value="46.806">
            <text:p>46.806</text:p>
          </table:table-cell>
          <table:table-cell office:value-type="float" office:value="48.148">
            <text:p>48.148</text:p>
          </table:table-cell>
          <table:table-cell office:value-type="float" office:value="55.16">
            <text:p>55.16</text:p>
          </table:table-cell>
          <table:table-cell office:value-type="float" office:value="61.628">
            <text:p>61.628</text:p>
          </table:table-cell>
          <table:table-cell office:value-type="float" office:value="66.984">
            <text:p>66.984</text:p>
          </table:table-cell>
          <table:table-cell office:value-type="float" office:value="72.578">
            <text:p>72.578</text:p>
          </table:table-cell>
          <table:table-cell office:value-type="float" office:value="76.68">
            <text:p>76.68</text:p>
          </table:table-cell>
          <table:table-cell office:value-type="float" office:value="78.934">
            <text:p>78.934</text:p>
          </table:table-cell>
          <table:table-cell office:value-type="float" office:value="79.91">
            <text:p>79.91</text:p>
          </table:table-cell>
          <table:table-cell office:value-type="float" office:value="82.216">
            <text:p>82.216</text:p>
          </table:table-cell>
          <table:table-cell office:value-type="float" office:value="84.266">
            <text:p>84.266</text:p>
          </table:table-cell>
          <table:table-cell office:value-type="float" office:value="86.204">
            <text:p>86.204</text:p>
          </table:table-cell>
          <table:table-cell office:value-type="float" office:value="96.312">
            <text:p>96.312</text:p>
          </table:table-cell>
          <table:table-cell office:value-type="float" office:value="95.78">
            <text:p>95.78</text:p>
          </table:table-cell>
          <table:table-cell office:value-type="float" office:value="100.502">
            <text:p>100.502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2:.B51])" office:value-type="float" office:value="0.71125">
            <text:p>0.71125</text:p>
          </table:table-cell>
          <table:table-cell table:style-name="ce1" table:formula="of:=AVERAGE([.C2:.C51])" office:value-type="float" office:value="0.71875">
            <text:p>0.71875</text:p>
          </table:table-cell>
          <table:table-cell table:style-name="ce1" table:formula="of:=AVERAGE([.D2:.D51])" office:value-type="float" office:value="0.7325">
            <text:p>0.7325</text:p>
          </table:table-cell>
          <table:table-cell table:style-name="ce1" table:formula="of:=AVERAGE([.E2:.E51])" office:value-type="float" office:value="0.75">
            <text:p>0.75</text:p>
          </table:table-cell>
          <table:table-cell table:style-name="ce1" table:formula="of:=AVERAGE([.F2:.F51])" office:value-type="float" office:value="0.7675">
            <text:p>0.7675</text:p>
          </table:table-cell>
          <table:table-cell table:style-name="ce1" table:formula="of:=AVERAGE([.G2:.G51])" office:value-type="float" office:value="0.78375">
            <text:p>0.78375</text:p>
          </table:table-cell>
          <table:table-cell table:style-name="ce1" table:formula="of:=AVERAGE([.H2:.H51])" office:value-type="float" office:value="0.795">
            <text:p>0.795</text:p>
          </table:table-cell>
          <table:table-cell table:style-name="ce1" table:formula="of:=AVERAGE([.I2:.I51])" office:value-type="float" office:value="0.80375">
            <text:p>0.80375</text:p>
          </table:table-cell>
          <table:table-cell table:style-name="ce1" table:formula="of:=AVERAGE([.J2:.J51])" office:value-type="float" office:value="0.80875">
            <text:p>0.80875</text:p>
          </table:table-cell>
          <table:table-cell table:style-name="ce1" table:formula="of:=AVERAGE([.K2:.K51])" office:value-type="float" office:value="0.81875">
            <text:p>0.81875</text:p>
          </table:table-cell>
          <table:table-cell table:style-name="ce1" table:formula="of:=AVERAGE([.L2:.L51])" office:value-type="float" office:value="0.82375">
            <text:p>0.82375</text:p>
          </table:table-cell>
          <table:table-cell table:style-name="ce1" table:formula="of:=AVERAGE([.M2:.M51])" office:value-type="float" office:value="0.83125">
            <text:p>0.83125</text:p>
          </table:table-cell>
          <table:table-cell table:style-name="ce1" table:formula="of:=AVERAGE([.N2:.N51])" office:value-type="float" office:value="0.83875">
            <text:p>0.83875</text:p>
          </table:table-cell>
          <table:table-cell table:style-name="ce1" table:formula="of:=AVERAGE([.O2:.O51])" office:value-type="float" office:value="0.845">
            <text:p>0.845</text:p>
          </table:table-cell>
          <table:table-cell table:style-name="ce1" table:formula="of:=AVERAGE([.P2:.P51])" office:value-type="float" office:value="0.85125">
            <text:p>0.85125</text:p>
          </table:table-cell>
          <table:table-cell table:style-name="ce1" table:formula="of:=AVERAGE([.Q2:.Q51])" office:value-type="float" office:value="0.85375">
            <text:p>0.85375</text:p>
          </table:table-cell>
          <table:table-cell table:style-name="ce1" table:formula="of:=AVERAGE([.R2:.R51])" office:value-type="float" office:value="0.85875">
            <text:p>0.85875</text:p>
          </table:table-cell>
          <table:table-cell table:style-name="ce1" table:formula="of:=AVERAGE([.S2:.S51])" office:value-type="float" office:value="0.8675">
            <text:p>0.8675</text:p>
          </table:table-cell>
          <table:table-cell table:style-name="ce1" table:formula="of:=AVERAGE([.T2:.T51])" office:value-type="float" office:value="0.8725">
            <text:p>0.8725</text:p>
          </table:table-cell>
          <table:table-cell table:style-name="ce1" table:formula="of:=AVERAGE([.U2:.U51])" office:value-type="float" office:value="0.87375">
            <text:p>0.87375</text:p>
          </table:table-cell>
          <table:table-cell table:style-name="ce1" table:formula="of:=AVERAGE([.V2:.V51])" office:value-type="float" office:value="0.88125">
            <text:p>0.88125</text:p>
          </table:table-cell>
          <table:table-cell table:style-name="ce1" table:formula="of:=AVERAGE([.W2:.W51])" office:value-type="float" office:value="0.8825">
            <text:p>0.8825</text:p>
          </table:table-cell>
          <table:table-cell table:style-name="ce1" table:formula="of:=AVERAGE([.X2:.X51])" office:value-type="float" office:value="0.89">
            <text:p>0.89</text:p>
          </table:table-cell>
          <table:table-cell table:style-name="ce1" table:formula="of:=AVERAGE([.Y2:.Y51])" office:value-type="float" office:value="0.89">
            <text:p>0.89</text:p>
          </table:table-cell>
          <table:table-cell table:style-name="ce1" table:formula="of:=AVERAGE([.Z2:.Z51])" office:value-type="float" office:value="0.895">
            <text:p>0.895</text:p>
          </table:table-cell>
          <table:table-cell table:style-name="ce1" table:formula="of:=AVERAGE([.AA2:.AA51])" office:value-type="float" office:value="0.89625">
            <text:p>0.89625</text:p>
          </table:table-cell>
          <table:table-cell table:style-name="ce1" table:formula="of:=AVERAGE([.AB2:.AB51])" office:value-type="float" office:value="0.8975">
            <text:p>0.8975</text:p>
          </table:table-cell>
          <table:table-cell table:style-name="ce1" table:formula="of:=AVERAGE([.AC2:.AC51])" office:value-type="float" office:value="0.9025">
            <text:p>0.9025</text:p>
          </table:table-cell>
          <table:table-cell table:style-name="ce1" table:formula="of:=AVERAGE([.AD2:.AD51])" office:value-type="float" office:value="0.90625">
            <text:p>0.90625</text:p>
          </table:table-cell>
          <table:table-cell table:style-name="ce1" table:formula="of:=AVERAGE([.AE2:.AE51])" office:value-type="float" office:value="0.9125">
            <text:p>0.9125</text:p>
          </table:table-cell>
          <table:table-cell table:style-name="ce1" table:formula="of:=AVERAGE([.AF2:.AF51])" office:value-type="float" office:value="0.915">
            <text:p>0.915</text:p>
          </table:table-cell>
          <table:table-cell table:style-name="ce1" table:formula="of:=AVERAGE([.AG2:.AG51])" office:value-type="float" office:value="0.91875">
            <text:p>0.91875</text:p>
          </table:table-cell>
          <table:table-cell table:style-name="ce1" table:formula="of:=AVERAGE([.AH2:.AH51])" office:value-type="float" office:value="0.91875">
            <text:p>0.91875</text:p>
          </table:table-cell>
          <table:table-cell table:style-name="ce1" table:formula="of:=AVERAGE([.AI2:.AI51])" office:value-type="float" office:value="0.92375">
            <text:p>0.92375</text:p>
          </table:table-cell>
          <table:table-cell table:style-name="ce1" table:formula="of:=AVERAGE([.AJ2:.AJ51])" office:value-type="float" office:value="0.92375">
            <text:p>0.92375</text:p>
          </table:table-cell>
          <table:table-cell table:style-name="ce1" table:formula="of:=AVERAGE([.AK2:.AK51])" office:value-type="float" office:value="0.92375">
            <text:p>0.92375</text:p>
          </table:table-cell>
          <table:table-cell table:style-name="ce1" table:formula="of:=AVERAGE([.AL2:.AL51])" office:value-type="float" office:value="0.92375">
            <text:p>0.92375</text:p>
          </table:table-cell>
          <table:table-cell table:style-name="ce1" table:formula="of:=AVERAGE([.AM2:.AM51])" office:value-type="float" office:value="0.92375">
            <text:p>0.92375</text:p>
          </table:table-cell>
          <table:table-cell table:style-name="ce1" table:formula="of:=AVERAGE([.AN2:.AN51])" office:value-type="float" office:value="0.92375">
            <text:p>0.92375</text:p>
          </table:table-cell>
          <table:table-cell table:style-name="ce1" table:formula="of:=AVERAGE([.AO2:.AO51])" office:value-type="float" office:value="0.92625">
            <text:p>0.92625</text:p>
          </table:table-cell>
          <table:table-cell table:style-name="ce1" table:formula="of:=AVERAGE([.AP2:.AP51])" office:value-type="float" office:value="0.92875">
            <text:p>0.92875</text:p>
          </table:table-cell>
          <table:table-cell table:style-name="ce1" table:formula="of:=AVERAGE([.AQ2:.AQ51])" office:value-type="float" office:value="0.93125">
            <text:p>0.93125</text:p>
          </table:table-cell>
          <table:table-cell table:style-name="ce1" table:formula="of:=AVERAGE([.AR2:.AR51])" office:value-type="float" office:value="0.9325">
            <text:p>0.9325</text:p>
          </table:table-cell>
          <table:table-cell table:style-name="ce1" table:formula="of:=AVERAGE([.AS2:.AS51])" office:value-type="float" office:value="0.93375">
            <text:p>0.93375</text:p>
          </table:table-cell>
          <table:table-cell table:style-name="ce1" table:formula="of:=AVERAGE([.AT2:.AT51])" office:value-type="float" office:value="0.93375">
            <text:p>0.93375</text:p>
          </table:table-cell>
          <table:table-cell table:style-name="ce1" table:formula="of:=AVERAGE([.AU2:.AU51])" office:value-type="float" office:value="0.93375">
            <text:p>0.93375</text:p>
          </table:table-cell>
          <table:table-cell table:style-name="ce1" table:formula="of:=AVERAGE([.AV2:.AV51])" office:value-type="float" office:value="0.935">
            <text:p>0.935</text:p>
          </table:table-cell>
          <table:table-cell table:style-name="ce1" table:formula="of:=AVERAGE([.AW2:.AW51])" office:value-type="float" office:value="0.935">
            <text:p>0.935</text:p>
          </table:table-cell>
          <table:table-cell table:style-name="ce1" table:formula="of:=AVERAGE([.AX2:.AX51])" office:value-type="float" office:value="0.935">
            <text:p>0.935</text:p>
          </table:table-cell>
          <table:table-cell table:style-name="ce1" table:formula="of:=AVERAGE([.AY2:.AY51])" office:value-type="float" office:value="0.935">
            <text:p>0.935</text:p>
          </table:table-cell>
          <table:table-cell table:style-name="ce1" table:formula="of:=AVERAGE([.AZ2:.AZ51])" office:value-type="float" office:value="0.935">
            <text:p>0.935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2:.BC51])" office:value-type="float" office:value="26.88092">
            <text:p>26.88092</text:p>
          </table:table-cell>
          <table:table-cell table:style-name="ce1" table:formula="of:=AVERAGE([.BD2:.BD51])" office:value-type="float" office:value="26.6715510204082">
            <text:p>26.6715510204</text:p>
          </table:table-cell>
          <table:table-cell table:style-name="ce1" table:formula="of:=AVERAGE([.BE2:.BE51])" office:value-type="float" office:value="26.5977551020408">
            <text:p>26.597755102</text:p>
          </table:table-cell>
          <table:table-cell table:style-name="ce1" table:formula="of:=AVERAGE([.BF2:.BF51])" office:value-type="float" office:value="26.6923333333333">
            <text:p>26.6923333333</text:p>
          </table:table-cell>
          <table:table-cell table:style-name="ce1" table:formula="of:=AVERAGE([.BG2:.BG51])" office:value-type="float" office:value="26.610625">
            <text:p>26.610625</text:p>
          </table:table-cell>
          <table:table-cell table:style-name="ce1" table:formula="of:=AVERAGE([.BH2:.BH51])" office:value-type="float" office:value="26.7335217391304">
            <text:p>26.7335217391</text:p>
          </table:table-cell>
          <table:table-cell table:style-name="ce1" table:formula="of:=AVERAGE([.BI2:.BI51])" office:value-type="float" office:value="26.7653043478261">
            <text:p>26.7653043478</text:p>
          </table:table-cell>
          <table:table-cell table:style-name="ce1" table:formula="of:=AVERAGE([.BJ2:.BJ51])" office:value-type="float" office:value="26.8042222222222">
            <text:p>26.8042222222</text:p>
          </table:table-cell>
          <table:table-cell table:style-name="ce1" table:formula="of:=AVERAGE([.BK2:.BK51])" office:value-type="float" office:value="27.0941860465116">
            <text:p>27.0941860465</text:p>
          </table:table-cell>
          <table:table-cell table:style-name="ce1" table:formula="of:=AVERAGE([.BL2:.BL51])" office:value-type="float" office:value="27.3607906976744">
            <text:p>27.3607906977</text:p>
          </table:table-cell>
          <table:table-cell table:style-name="ce1" table:formula="of:=AVERAGE([.BM2:.BM51])" office:value-type="float" office:value="27.2982380952381">
            <text:p>27.2982380952</text:p>
          </table:table-cell>
          <table:table-cell table:style-name="ce1" table:formula="of:=AVERAGE([.BN2:.BN51])" office:value-type="float" office:value="27.6364761904762">
            <text:p>27.6364761905</text:p>
          </table:table-cell>
          <table:table-cell table:style-name="ce1" table:formula="of:=AVERAGE([.BO2:.BO51])" office:value-type="float" office:value="27.7849047619048">
            <text:p>27.7849047619</text:p>
          </table:table-cell>
          <table:table-cell table:style-name="ce1" table:formula="of:=AVERAGE([.BP2:.BP51])" office:value-type="float" office:value="28.2200487804878">
            <text:p>28.2200487805</text:p>
          </table:table-cell>
          <table:table-cell table:style-name="ce1" table:formula="of:=AVERAGE([.BQ2:.BQ51])" office:value-type="float" office:value="28.64065">
            <text:p>28.64065</text:p>
          </table:table-cell>
          <table:table-cell table:style-name="ce1" table:formula="of:=AVERAGE([.BR2:.BR51])" office:value-type="float" office:value="28.9258">
            <text:p>28.9258</text:p>
          </table:table-cell>
          <table:table-cell table:style-name="ce1" table:formula="of:=AVERAGE([.BS2:.BS51])" office:value-type="float" office:value="29.5312">
            <text:p>29.5312</text:p>
          </table:table-cell>
          <table:table-cell table:style-name="ce1" table:formula="of:=AVERAGE([.BT2:.BT51])" office:value-type="float" office:value="30.1421025641026">
            <text:p>30.1421025641</text:p>
          </table:table-cell>
          <table:table-cell table:style-name="ce1" table:formula="of:=AVERAGE([.BU2:.BU51])" office:value-type="float" office:value="30.8063076923077">
            <text:p>30.8063076923</text:p>
          </table:table-cell>
          <table:table-cell table:style-name="ce1" table:formula="of:=AVERAGE([.BV2:.BV51])" office:value-type="float" office:value="31.0041052631579">
            <text:p>31.0041052632</text:p>
          </table:table-cell>
          <table:table-cell table:style-name="ce1" table:formula="of:=AVERAGE([.BW2:.BW51])" office:value-type="float" office:value="31.812">
            <text:p>31.812</text:p>
          </table:table-cell>
          <table:table-cell table:style-name="ce1" table:formula="of:=AVERAGE([.BX2:.BX51])" office:value-type="float" office:value="33.0275135135135">
            <text:p>33.0275135135</text:p>
          </table:table-cell>
          <table:table-cell table:style-name="ce1" table:formula="of:=AVERAGE([.BY2:.BY51])" office:value-type="float" office:value="33.8149189189189">
            <text:p>33.8149189189</text:p>
          </table:table-cell>
          <table:table-cell table:style-name="ce1" table:formula="of:=AVERAGE([.BZ2:.BZ51])" office:value-type="float" office:value="35.2975428571429">
            <text:p>35.2975428571</text:p>
          </table:table-cell>
          <table:table-cell table:style-name="ce1" table:formula="of:=AVERAGE([.CA2:.CA51])" office:value-type="float" office:value="36.2444">
            <text:p>36.2444</text:p>
          </table:table-cell>
          <table:table-cell table:style-name="ce1" table:formula="of:=AVERAGE([.CB2:.CB51])" office:value-type="float" office:value="37.2470588235294">
            <text:p>37.2470588235</text:p>
          </table:table-cell>
          <table:table-cell table:style-name="ce1" table:formula="of:=AVERAGE([.CC2:.CC51])" office:value-type="float" office:value="38.4484705882353">
            <text:p>38.4484705882</text:p>
          </table:table-cell>
          <table:table-cell table:style-name="ce1" table:formula="of:=AVERAGE([.CD2:.CD51])" office:value-type="float" office:value="39.5459411764706">
            <text:p>39.5459411765</text:p>
          </table:table-cell>
          <table:table-cell table:style-name="ce1" table:formula="of:=AVERAGE([.CE2:.CE51])" office:value-type="float" office:value="41.3294545454546">
            <text:p>41.3294545455</text:p>
          </table:table-cell>
          <table:table-cell table:style-name="ce1" table:formula="of:=AVERAGE([.CF2:.CF51])" office:value-type="float" office:value="41.964125">
            <text:p>41.964125</text:p>
          </table:table-cell>
          <table:table-cell table:style-name="ce1" table:formula="of:=AVERAGE([.CG2:.CG51])" office:value-type="float" office:value="43.2129032258065">
            <text:p>43.2129032258</text:p>
          </table:table-cell>
          <table:table-cell table:style-name="ce1" table:formula="of:=AVERAGE([.CH2:.CH51])" office:value-type="float" office:value="44.5611612903226">
            <text:p>44.5611612903</text:p>
          </table:table-cell>
          <table:table-cell table:style-name="ce1" table:formula="of:=AVERAGE([.CI2:.CI51])" office:value-type="float" office:value="46.0141379310345">
            <text:p>46.014137931</text:p>
          </table:table-cell>
          <table:table-cell table:style-name="ce1" table:formula="of:=AVERAGE([.CJ2:.CJ51])" office:value-type="float" office:value="48.5242068965517">
            <text:p>48.5242068966</text:p>
          </table:table-cell>
          <table:table-cell table:style-name="ce1" table:formula="of:=AVERAGE([.CK2:.CK51])" office:value-type="float" office:value="51.4467586206896">
            <text:p>51.4467586207</text:p>
          </table:table-cell>
          <table:table-cell table:style-name="ce1" table:formula="of:=AVERAGE([.CL2:.CL51])" office:value-type="float" office:value="51.3195862068966">
            <text:p>51.3195862069</text:p>
          </table:table-cell>
          <table:table-cell table:style-name="ce1" table:formula="of:=AVERAGE([.CM2:.CM51])" office:value-type="float" office:value="53.2949655172414">
            <text:p>53.2949655172</text:p>
          </table:table-cell>
          <table:table-cell table:style-name="ce1" table:formula="of:=AVERAGE([.CN2:.CN51])" office:value-type="float" office:value="55.1851034482759">
            <text:p>55.1851034483</text:p>
          </table:table-cell>
          <table:table-cell table:style-name="ce1" table:formula="of:=AVERAGE([.CO2:.CO51])" office:value-type="float" office:value="57.5962068965517">
            <text:p>57.5962068966</text:p>
          </table:table-cell>
          <table:table-cell table:style-name="ce1" table:formula="of:=AVERAGE([.CP2:.CP51])" office:value-type="float" office:value="59.6642068965517">
            <text:p>59.6642068966</text:p>
          </table:table-cell>
          <table:table-cell table:style-name="ce1" table:formula="of:=AVERAGE([.CQ2:.CQ51])" office:value-type="float" office:value="61.9911428571429">
            <text:p>61.9911428571</text:p>
          </table:table-cell>
          <table:table-cell table:style-name="ce1" table:formula="of:=AVERAGE([.CR2:.CR51])" office:value-type="float" office:value="63.6033333333333">
            <text:p>63.6033333333</text:p>
          </table:table-cell>
          <table:table-cell table:style-name="ce1" table:formula="of:=AVERAGE([.CS2:.CS51])" office:value-type="float" office:value="66.1180740740741">
            <text:p>66.1180740741</text:p>
          </table:table-cell>
          <table:table-cell table:style-name="ce1" table:formula="of:=AVERAGE([.CT2:.CT51])" office:value-type="float" office:value="67.4848888888889">
            <text:p>67.4848888889</text:p>
          </table:table-cell>
          <table:table-cell table:style-name="ce1" table:formula="of:=AVERAGE([.CU2:.CU51])" office:value-type="float" office:value="70.3919259259259">
            <text:p>70.3919259259</text:p>
          </table:table-cell>
          <table:table-cell table:style-name="ce1" table:formula="of:=AVERAGE([.CV2:.CV51])" office:value-type="float" office:value="72.1162962962963">
            <text:p>72.1162962963</text:p>
          </table:table-cell>
          <table:table-cell table:style-name="ce1" table:formula="of:=AVERAGE([.CW2:.CW51])" office:value-type="float" office:value="74.2480740740741">
            <text:p>74.2480740741</text:p>
          </table:table-cell>
          <table:table-cell table:style-name="ce1" table:formula="of:=AVERAGE([.CX2:.CX51])" office:value-type="float" office:value="75.8173333333333">
            <text:p>75.8173333333</text:p>
          </table:table-cell>
          <table:table-cell table:style-name="ce1" table:formula="of:=AVERAGE([.CY2:.CY51])" office:value-type="float" office:value="78.4857037037037">
            <text:p>78.4857037037</text:p>
          </table:table-cell>
          <table:table-cell table:style-name="ce1" table:formula="of:=AVERAGE([.CZ2:.CZ51])" office:value-type="float" office:value="80.5577037037037">
            <text:p>80.5577037037</text:p>
          </table:table-cell>
          <table:table-cell table:style-name="ce1" table:formula="of:=AVERAGE([.DA2:.DA51])" office:value-type="float" office:value="83.0909629629629">
            <text:p>83.090962963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2:.B51])" office:value-type="float" office:value="50">
            <text:p>50</text:p>
          </table:table-cell>
          <table:table-cell table:style-name="ce1" table:formula="of:=COUNT([.C2:.C51])" office:value-type="float" office:value="50">
            <text:p>50</text:p>
          </table:table-cell>
          <table:table-cell table:style-name="ce1" table:formula="of:=COUNT([.D2:.D51])" office:value-type="float" office:value="50">
            <text:p>50</text:p>
          </table:table-cell>
          <table:table-cell table:style-name="ce1" table:formula="of:=COUNT([.E2:.E51])" office:value-type="float" office:value="50">
            <text:p>50</text:p>
          </table:table-cell>
          <table:table-cell table:style-name="ce1" table:formula="of:=COUNT([.F2:.F51])" office:value-type="float" office:value="50">
            <text:p>50</text:p>
          </table:table-cell>
          <table:table-cell table:style-name="ce1" table:formula="of:=COUNT([.G2:.G51])" office:value-type="float" office:value="50">
            <text:p>50</text:p>
          </table:table-cell>
          <table:table-cell table:style-name="ce1" table:formula="of:=COUNT([.H2:.H51])" office:value-type="float" office:value="50">
            <text:p>50</text:p>
          </table:table-cell>
          <table:table-cell table:style-name="ce1" table:formula="of:=COUNT([.I2:.I51])" office:value-type="float" office:value="50">
            <text:p>50</text:p>
          </table:table-cell>
          <table:table-cell table:style-name="ce1" table:formula="of:=COUNT([.J2:.J51])" office:value-type="float" office:value="50">
            <text:p>50</text:p>
          </table:table-cell>
          <table:table-cell table:style-name="ce1" table:formula="of:=COUNT([.K2:.K51])" office:value-type="float" office:value="50">
            <text:p>50</text:p>
          </table:table-cell>
          <table:table-cell table:style-name="ce1" table:formula="of:=COUNT([.L2:.L51])" office:value-type="float" office:value="50">
            <text:p>50</text:p>
          </table:table-cell>
          <table:table-cell table:style-name="ce1" table:formula="of:=COUNT([.M2:.M51])" office:value-type="float" office:value="50">
            <text:p>50</text:p>
          </table:table-cell>
          <table:table-cell table:style-name="ce1" table:formula="of:=COUNT([.N2:.N51])" office:value-type="float" office:value="50">
            <text:p>50</text:p>
          </table:table-cell>
          <table:table-cell table:style-name="ce1" table:formula="of:=COUNT([.O2:.O51])" office:value-type="float" office:value="50">
            <text:p>50</text:p>
          </table:table-cell>
          <table:table-cell table:style-name="ce1" table:formula="of:=COUNT([.P2:.P51])" office:value-type="float" office:value="50">
            <text:p>50</text:p>
          </table:table-cell>
          <table:table-cell table:style-name="ce1" table:formula="of:=COUNT([.Q2:.Q51])" office:value-type="float" office:value="50">
            <text:p>50</text:p>
          </table:table-cell>
          <table:table-cell table:style-name="ce1" table:formula="of:=COUNT([.R2:.R51])" office:value-type="float" office:value="50">
            <text:p>50</text:p>
          </table:table-cell>
          <table:table-cell table:style-name="ce1" table:formula="of:=COUNT([.S2:.S51])" office:value-type="float" office:value="50">
            <text:p>50</text:p>
          </table:table-cell>
          <table:table-cell table:style-name="ce1" table:formula="of:=COUNT([.T2:.T51])" office:value-type="float" office:value="50">
            <text:p>50</text:p>
          </table:table-cell>
          <table:table-cell table:style-name="ce1" table:formula="of:=COUNT([.U2:.U51])" office:value-type="float" office:value="50">
            <text:p>50</text:p>
          </table:table-cell>
          <table:table-cell table:style-name="ce1" table:formula="of:=COUNT([.V2:.V51])" office:value-type="float" office:value="50">
            <text:p>50</text:p>
          </table:table-cell>
          <table:table-cell table:style-name="ce1" table:formula="of:=COUNT([.W2:.W51])" office:value-type="float" office:value="50">
            <text:p>50</text:p>
          </table:table-cell>
          <table:table-cell table:style-name="ce1" table:formula="of:=COUNT([.X2:.X51])" office:value-type="float" office:value="50">
            <text:p>50</text:p>
          </table:table-cell>
          <table:table-cell table:style-name="ce1" table:formula="of:=COUNT([.Y2:.Y51])" office:value-type="float" office:value="50">
            <text:p>50</text:p>
          </table:table-cell>
          <table:table-cell table:style-name="ce1" table:formula="of:=COUNT([.Z2:.Z51])" office:value-type="float" office:value="50">
            <text:p>50</text:p>
          </table:table-cell>
          <table:table-cell table:style-name="ce1" table:formula="of:=COUNT([.AA2:.AA51])" office:value-type="float" office:value="50">
            <text:p>50</text:p>
          </table:table-cell>
          <table:table-cell table:style-name="ce1" table:formula="of:=COUNT([.AB2:.AB51])" office:value-type="float" office:value="50">
            <text:p>50</text:p>
          </table:table-cell>
          <table:table-cell table:style-name="ce1" table:formula="of:=COUNT([.AC2:.AC51])" office:value-type="float" office:value="50">
            <text:p>50</text:p>
          </table:table-cell>
          <table:table-cell table:style-name="ce1" table:formula="of:=COUNT([.AD2:.AD51])" office:value-type="float" office:value="50">
            <text:p>50</text:p>
          </table:table-cell>
          <table:table-cell table:style-name="ce1" table:formula="of:=COUNT([.AE2:.AE51])" office:value-type="float" office:value="50">
            <text:p>50</text:p>
          </table:table-cell>
          <table:table-cell table:style-name="ce1" table:formula="of:=COUNT([.AF2:.AF51])" office:value-type="float" office:value="50">
            <text:p>50</text:p>
          </table:table-cell>
          <table:table-cell table:style-name="ce1" table:formula="of:=COUNT([.AG2:.AG51])" office:value-type="float" office:value="50">
            <text:p>50</text:p>
          </table:table-cell>
          <table:table-cell table:style-name="ce1" table:formula="of:=COUNT([.AH2:.AH51])" office:value-type="float" office:value="50">
            <text:p>50</text:p>
          </table:table-cell>
          <table:table-cell table:style-name="ce1" table:formula="of:=COUNT([.AI2:.AI51])" office:value-type="float" office:value="50">
            <text:p>50</text:p>
          </table:table-cell>
          <table:table-cell table:style-name="ce1" table:formula="of:=COUNT([.AJ2:.AJ51])" office:value-type="float" office:value="50">
            <text:p>50</text:p>
          </table:table-cell>
          <table:table-cell table:style-name="ce1" table:formula="of:=COUNT([.AK2:.AK51])" office:value-type="float" office:value="50">
            <text:p>50</text:p>
          </table:table-cell>
          <table:table-cell table:style-name="ce1" table:formula="of:=COUNT([.AL2:.AL51])" office:value-type="float" office:value="50">
            <text:p>50</text:p>
          </table:table-cell>
          <table:table-cell table:style-name="ce1" table:formula="of:=COUNT([.AM2:.AM51])" office:value-type="float" office:value="50">
            <text:p>50</text:p>
          </table:table-cell>
          <table:table-cell table:style-name="ce1" table:formula="of:=COUNT([.AN2:.AN51])" office:value-type="float" office:value="50">
            <text:p>50</text:p>
          </table:table-cell>
          <table:table-cell table:style-name="ce1" table:formula="of:=COUNT([.AO2:.AO51])" office:value-type="float" office:value="50">
            <text:p>50</text:p>
          </table:table-cell>
          <table:table-cell table:style-name="ce1" table:formula="of:=COUNT([.AP2:.AP51])" office:value-type="float" office:value="50">
            <text:p>50</text:p>
          </table:table-cell>
          <table:table-cell table:style-name="ce1" table:formula="of:=COUNT([.AQ2:.AQ51])" office:value-type="float" office:value="50">
            <text:p>50</text:p>
          </table:table-cell>
          <table:table-cell table:style-name="ce1" table:formula="of:=COUNT([.AR2:.AR51])" office:value-type="float" office:value="50">
            <text:p>50</text:p>
          </table:table-cell>
          <table:table-cell table:style-name="ce1" table:formula="of:=COUNT([.AS2:.AS51])" office:value-type="float" office:value="50">
            <text:p>50</text:p>
          </table:table-cell>
          <table:table-cell table:style-name="ce1" table:formula="of:=COUNT([.AT2:.AT51])" office:value-type="float" office:value="50">
            <text:p>50</text:p>
          </table:table-cell>
          <table:table-cell table:style-name="ce1" table:formula="of:=COUNT([.AU2:.AU51])" office:value-type="float" office:value="50">
            <text:p>50</text:p>
          </table:table-cell>
          <table:table-cell table:style-name="ce1" table:formula="of:=COUNT([.AV2:.AV51])" office:value-type="float" office:value="50">
            <text:p>50</text:p>
          </table:table-cell>
          <table:table-cell table:style-name="ce1" table:formula="of:=COUNT([.AW2:.AW51])" office:value-type="float" office:value="50">
            <text:p>50</text:p>
          </table:table-cell>
          <table:table-cell table:style-name="ce1" table:formula="of:=COUNT([.AX2:.AX51])" office:value-type="float" office:value="50">
            <text:p>50</text:p>
          </table:table-cell>
          <table:table-cell table:style-name="ce1" table:formula="of:=COUNT([.AY2:.AY51])" office:value-type="float" office:value="50">
            <text:p>50</text:p>
          </table:table-cell>
          <table:table-cell table:style-name="ce1" table:formula="of:=COUNT([.AZ2:.AZ51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2:.BC51])" office:value-type="float" office:value="50">
            <text:p>50</text:p>
          </table:table-cell>
          <table:table-cell table:style-name="ce1" table:formula="of:=COUNT([.BD2:.BD51])" office:value-type="float" office:value="49">
            <text:p>49</text:p>
          </table:table-cell>
          <table:table-cell table:style-name="ce1" table:formula="of:=COUNT([.BE2:.BE51])" office:value-type="float" office:value="49">
            <text:p>49</text:p>
          </table:table-cell>
          <table:table-cell table:style-name="ce1" table:formula="of:=COUNT([.BF2:.BF51])" office:value-type="float" office:value="48">
            <text:p>48</text:p>
          </table:table-cell>
          <table:table-cell table:style-name="ce1" table:formula="of:=COUNT([.BG2:.BG51])" office:value-type="float" office:value="48">
            <text:p>48</text:p>
          </table:table-cell>
          <table:table-cell table:style-name="ce1" table:formula="of:=COUNT([.BH2:.BH51])" office:value-type="float" office:value="46">
            <text:p>46</text:p>
          </table:table-cell>
          <table:table-cell table:style-name="ce1" table:formula="of:=COUNT([.BI2:.BI51])" office:value-type="float" office:value="46">
            <text:p>46</text:p>
          </table:table-cell>
          <table:table-cell table:style-name="ce1" table:formula="of:=COUNT([.BJ2:.BJ51])" office:value-type="float" office:value="45">
            <text:p>45</text:p>
          </table:table-cell>
          <table:table-cell table:style-name="ce1" table:formula="of:=COUNT([.BK2:.BK51])" office:value-type="float" office:value="43">
            <text:p>43</text:p>
          </table:table-cell>
          <table:table-cell table:style-name="ce1" table:formula="of:=COUNT([.BL2:.BL51])" office:value-type="float" office:value="43">
            <text:p>43</text:p>
          </table:table-cell>
          <table:table-cell table:style-name="ce1" table:formula="of:=COUNT([.BM2:.BM51])" office:value-type="float" office:value="42">
            <text:p>42</text:p>
          </table:table-cell>
          <table:table-cell table:style-name="ce1" table:formula="of:=COUNT([.BN2:.BN51])" office:value-type="float" office:value="42">
            <text:p>42</text:p>
          </table:table-cell>
          <table:table-cell table:style-name="ce1" table:formula="of:=COUNT([.BO2:.BO51])" office:value-type="float" office:value="42">
            <text:p>42</text:p>
          </table:table-cell>
          <table:table-cell table:style-name="ce1" table:formula="of:=COUNT([.BP2:.BP51])" office:value-type="float" office:value="41">
            <text:p>41</text:p>
          </table:table-cell>
          <table:table-cell table:style-name="ce1" table:formula="of:=COUNT([.BQ2:.BQ51])" office:value-type="float" office:value="40">
            <text:p>40</text:p>
          </table:table-cell>
          <table:table-cell table:style-name="ce1" table:formula="of:=COUNT([.BR2:.BR51])" office:value-type="float" office:value="40">
            <text:p>40</text:p>
          </table:table-cell>
          <table:table-cell table:style-name="ce1" table:formula="of:=COUNT([.BS2:.BS51])" office:value-type="float" office:value="40">
            <text:p>40</text:p>
          </table:table-cell>
          <table:table-cell table:style-name="ce1" table:formula="of:=COUNT([.BT2:.BT51])" office:value-type="float" office:value="39">
            <text:p>39</text:p>
          </table:table-cell>
          <table:table-cell table:style-name="ce1" table:formula="of:=COUNT([.BU2:.BU51])" office:value-type="float" office:value="39">
            <text:p>39</text:p>
          </table:table-cell>
          <table:table-cell table:style-name="ce1" table:formula="of:=COUNT([.BV2:.BV51])" office:value-type="float" office:value="38">
            <text:p>38</text:p>
          </table:table-cell>
          <table:table-cell table:style-name="ce1" table:formula="of:=COUNT([.BW2:.BW51])" office:value-type="float" office:value="38">
            <text:p>38</text:p>
          </table:table-cell>
          <table:table-cell table:style-name="ce1" table:formula="of:=COUNT([.BX2:.BX51])" office:value-type="float" office:value="37">
            <text:p>37</text:p>
          </table:table-cell>
          <table:table-cell table:style-name="ce1" table:formula="of:=COUNT([.BY2:.BY51])" office:value-type="float" office:value="37">
            <text:p>37</text:p>
          </table:table-cell>
          <table:table-cell table:style-name="ce1" table:formula="of:=COUNT([.BZ2:.BZ51])" office:value-type="float" office:value="35">
            <text:p>35</text:p>
          </table:table-cell>
          <table:table-cell table:style-name="ce1" table:formula="of:=COUNT([.CA2:.CA51])" office:value-type="float" office:value="35">
            <text:p>35</text:p>
          </table:table-cell>
          <table:table-cell table:style-name="ce1" table:formula="of:=COUNT([.CB2:.CB51])" office:value-type="float" office:value="34">
            <text:p>34</text:p>
          </table:table-cell>
          <table:table-cell table:style-name="ce1" table:formula="of:=COUNT([.CC2:.CC51])" office:value-type="float" office:value="34">
            <text:p>34</text:p>
          </table:table-cell>
          <table:table-cell table:style-name="ce1" table:formula="of:=COUNT([.CD2:.CD51])" office:value-type="float" office:value="34">
            <text:p>34</text:p>
          </table:table-cell>
          <table:table-cell table:style-name="ce1" table:formula="of:=COUNT([.CE2:.CE51])" office:value-type="float" office:value="33">
            <text:p>33</text:p>
          </table:table-cell>
          <table:table-cell table:style-name="ce1" table:formula="of:=COUNT([.CF2:.CF51])" office:value-type="float" office:value="32">
            <text:p>32</text:p>
          </table:table-cell>
          <table:table-cell table:style-name="ce1" table:formula="of:=COUNT([.CG2:.CG51])" office:value-type="float" office:value="31">
            <text:p>31</text:p>
          </table:table-cell>
          <table:table-cell table:style-name="ce1" table:formula="of:=COUNT([.CH2:.CH51])" office:value-type="float" office:value="31">
            <text:p>31</text:p>
          </table:table-cell>
          <table:table-cell table:style-name="ce1" table:formula="of:=COUNT([.CI2:.CI51])" office:value-type="float" office:value="29">
            <text:p>29</text:p>
          </table:table-cell>
          <table:table-cell table:style-name="ce1" table:formula="of:=COUNT([.CJ2:.CJ51])" office:value-type="float" office:value="29">
            <text:p>29</text:p>
          </table:table-cell>
          <table:table-cell table:style-name="ce1" table:formula="of:=COUNT([.CK2:.CK51])" office:value-type="float" office:value="29">
            <text:p>29</text:p>
          </table:table-cell>
          <table:table-cell table:style-name="ce1" table:formula="of:=COUNT([.CL2:.CL51])" office:value-type="float" office:value="29">
            <text:p>29</text:p>
          </table:table-cell>
          <table:table-cell table:style-name="ce1" table:formula="of:=COUNT([.CM2:.CM51])" office:value-type="float" office:value="29">
            <text:p>29</text:p>
          </table:table-cell>
          <table:table-cell table:style-name="ce1" table:formula="of:=COUNT([.CN2:.CN51])" office:value-type="float" office:value="29">
            <text:p>29</text:p>
          </table:table-cell>
          <table:table-cell table:style-name="ce1" table:formula="of:=COUNT([.CO2:.CO51])" office:value-type="float" office:value="29">
            <text:p>29</text:p>
          </table:table-cell>
          <table:table-cell table:style-name="ce1" table:formula="of:=COUNT([.CP2:.CP51])" office:value-type="float" office:value="29">
            <text:p>29</text:p>
          </table:table-cell>
          <table:table-cell table:style-name="ce1" table:formula="of:=COUNT([.CQ2:.CQ51])" office:value-type="float" office:value="28">
            <text:p>28</text:p>
          </table:table-cell>
          <table:table-cell table:style-name="ce1" table:formula="of:=COUNT([.CR2:.CR51])" office:value-type="float" office:value="27">
            <text:p>27</text:p>
          </table:table-cell>
          <table:table-cell table:style-name="ce1" table:formula="of:=COUNT([.CS2:.CS51])" office:value-type="float" office:value="27">
            <text:p>27</text:p>
          </table:table-cell>
          <table:table-cell table:style-name="ce1" table:formula="of:=COUNT([.CT2:.CT51])" office:value-type="float" office:value="27">
            <text:p>27</text:p>
          </table:table-cell>
          <table:table-cell table:style-name="ce1" table:formula="of:=COUNT([.CU2:.CU51])" office:value-type="float" office:value="27">
            <text:p>27</text:p>
          </table:table-cell>
          <table:table-cell table:style-name="ce1" table:formula="of:=COUNT([.CV2:.CV51])" office:value-type="float" office:value="27">
            <text:p>27</text:p>
          </table:table-cell>
          <table:table-cell table:style-name="ce1" table:formula="of:=COUNT([.CW2:.CW51])" office:value-type="float" office:value="27">
            <text:p>27</text:p>
          </table:table-cell>
          <table:table-cell table:style-name="ce1" table:formula="of:=COUNT([.CX2:.CX51])" office:value-type="float" office:value="27">
            <text:p>27</text:p>
          </table:table-cell>
          <table:table-cell table:style-name="ce1" table:formula="of:=COUNT([.CY2:.CY51])" office:value-type="float" office:value="27">
            <text:p>27</text:p>
          </table:table-cell>
          <table:table-cell table:style-name="ce1" table:formula="of:=COUNT([.CZ2:.CZ51])" office:value-type="float" office:value="27">
            <text:p>27</text:p>
          </table:table-cell>
          <table:table-cell table:style-name="ce1" table:formula="of:=COUNT([.DA2:.DA51])" office:value-type="float" office:value="27">
            <text:p>27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2:.B51])/SQRT(COUNT([.B2:.B51]))" office:value-type="float" office:value="0.00733882949572661">
            <text:p>0.0073388295</text:p>
          </table:table-cell>
          <table:table-cell table:style-name="ce1" table:formula="of:=STDEV([.C2:.C51])/SQRT(COUNT([.C2:.C51]))" office:value-type="float" office:value="0.00803571428571429">
            <text:p>0.0080357143</text:p>
          </table:table-cell>
          <table:table-cell table:style-name="ce1" table:formula="of:=STDEV([.D2:.D51])/SQRT(COUNT([.D2:.D51]))" office:value-type="float" office:value="0.00978727829003194">
            <text:p>0.0097872783</text:p>
          </table:table-cell>
          <table:table-cell table:style-name="ce1" table:formula="of:=STDEV([.E2:.E51])/SQRT(COUNT([.E2:.E51]))" office:value-type="float" office:value="0.0107142857142857">
            <text:p>0.0107142857</text:p>
          </table:table-cell>
          <table:table-cell table:style-name="ce1" table:formula="of:=STDEV([.F2:.F51])/SQRT(COUNT([.F2:.F51]))" office:value-type="float" office:value="0.0125051010000083">
            <text:p>0.012505101</text:p>
          </table:table-cell>
          <table:table-cell table:style-name="ce1" table:formula="of:=STDEV([.G2:.G51])/SQRT(COUNT([.G2:.G51]))" office:value-type="float" office:value="0.0131477572387143">
            <text:p>0.0131477572</text:p>
          </table:table-cell>
          <table:table-cell table:style-name="ce1" table:formula="of:=STDEV([.H2:.H51])/SQRT(COUNT([.H2:.H51]))" office:value-type="float" office:value="0.0137209805087847">
            <text:p>0.0137209805</text:p>
          </table:table-cell>
          <table:table-cell table:style-name="ce1" table:formula="of:=STDEV([.I2:.I51])/SQRT(COUNT([.I2:.I51]))" office:value-type="float" office:value="0.0143979962466437">
            <text:p>0.0143979962</text:p>
          </table:table-cell>
          <table:table-cell table:style-name="ce1" table:formula="of:=STDEV([.J2:.J51])/SQRT(COUNT([.J2:.J51]))" office:value-type="float" office:value="0.0142197136082989">
            <text:p>0.0142197136</text:p>
          </table:table-cell>
          <table:table-cell table:style-name="ce1" table:formula="of:=STDEV([.K2:.K51])/SQRT(COUNT([.K2:.K51]))" office:value-type="float" office:value="0.0144245485905389">
            <text:p>0.0144245486</text:p>
          </table:table-cell>
          <table:table-cell table:style-name="ce1" table:formula="of:=STDEV([.L2:.L51])/SQRT(COUNT([.L2:.L51]))" office:value-type="float" office:value="0.0140255324756135">
            <text:p>0.0140255325</text:p>
          </table:table-cell>
          <table:table-cell table:style-name="ce1" table:formula="of:=STDEV([.M2:.M51])/SQRT(COUNT([.M2:.M51]))" office:value-type="float" office:value="0.0138608702645179">
            <text:p>0.0138608703</text:p>
          </table:table-cell>
          <table:table-cell table:style-name="ce1" table:formula="of:=STDEV([.N2:.N51])/SQRT(COUNT([.N2:.N51]))" office:value-type="float" office:value="0.0138424535544882">
            <text:p>0.0138424536</text:p>
          </table:table-cell>
          <table:table-cell table:style-name="ce1" table:formula="of:=STDEV([.O2:.O51])/SQRT(COUNT([.O2:.O51]))" office:value-type="float" office:value="0.0139742839617956">
            <text:p>0.013974284</text:p>
          </table:table-cell>
          <table:table-cell table:style-name="ce1" table:formula="of:=STDEV([.P2:.P51])/SQRT(COUNT([.P2:.P51]))" office:value-type="float" office:value="0.0135866925440195">
            <text:p>0.0135866925</text:p>
          </table:table-cell>
          <table:table-cell table:style-name="ce1" table:formula="of:=STDEV([.Q2:.Q51])/SQRT(COUNT([.Q2:.Q51]))" office:value-type="float" office:value="0.0134356459328405">
            <text:p>0.0134356459</text:p>
          </table:table-cell>
          <table:table-cell table:style-name="ce1" table:formula="of:=STDEV([.R2:.R51])/SQRT(COUNT([.R2:.R51]))" office:value-type="float" office:value="0.0134593587044366">
            <text:p>0.0134593587</text:p>
          </table:table-cell>
          <table:table-cell table:style-name="ce1" table:formula="of:=STDEV([.S2:.S51])/SQRT(COUNT([.S2:.S51]))" office:value-type="float" office:value="0.0123253099476696">
            <text:p>0.0123253099</text:p>
          </table:table-cell>
          <table:table-cell table:style-name="ce1" table:formula="of:=STDEV([.T2:.T51])/SQRT(COUNT([.T2:.T51]))" office:value-type="float" office:value="0.0124948969175256">
            <text:p>0.0124948969</text:p>
          </table:table-cell>
          <table:table-cell table:style-name="ce1" table:formula="of:=STDEV([.U2:.U51])/SQRT(COUNT([.U2:.U51]))" office:value-type="float" office:value="0.0121756385240934">
            <text:p>0.0121756385</text:p>
          </table:table-cell>
          <table:table-cell table:style-name="ce1" table:formula="of:=STDEV([.V2:.V51])/SQRT(COUNT([.V2:.V51]))" office:value-type="float" office:value="0.0117437021767553">
            <text:p>0.0117437022</text:p>
          </table:table-cell>
          <table:table-cell table:style-name="ce1" table:formula="of:=STDEV([.W2:.W51])/SQRT(COUNT([.W2:.W51]))" office:value-type="float" office:value="0.0116605912266532">
            <text:p>0.0116605912</text:p>
          </table:table-cell>
          <table:table-cell table:style-name="ce1" table:formula="of:=STDEV([.X2:.X51])/SQRT(COUNT([.X2:.X51]))" office:value-type="float" office:value="0.0117857142857143">
            <text:p>0.0117857143</text:p>
          </table:table-cell>
          <table:table-cell table:style-name="ce1" table:formula="of:=STDEV([.Y2:.Y51])/SQRT(COUNT([.Y2:.Y51]))" office:value-type="float" office:value="0.0117857142857143">
            <text:p>0.0117857143</text:p>
          </table:table-cell>
          <table:table-cell table:style-name="ce1" table:formula="of:=STDEV([.Z2:.Z51])/SQRT(COUNT([.Z2:.Z51]))" office:value-type="float" office:value="0.0116332124820731">
            <text:p>0.0116332125</text:p>
          </table:table-cell>
          <table:table-cell table:style-name="ce1" table:formula="of:=STDEV([.AA2:.AA51])/SQRT(COUNT([.AA2:.AA51]))" office:value-type="float" office:value="0.0116564885145483">
            <text:p>0.0116564885</text:p>
          </table:table-cell>
          <table:table-cell table:style-name="ce1" table:formula="of:=STDEV([.AB2:.AB51])/SQRT(COUNT([.AB2:.AB51]))" office:value-type="float" office:value="0.0115396388724311">
            <text:p>0.0115396389</text:p>
          </table:table-cell>
          <table:table-cell table:style-name="ce1" table:formula="of:=STDEV([.AC2:.AC51])/SQRT(COUNT([.AC2:.AC51]))" office:value-type="float" office:value="0.0113164139412535">
            <text:p>0.0113164139</text:p>
          </table:table-cell>
          <table:table-cell table:style-name="ce1" table:formula="of:=STDEV([.AD2:.AD51])/SQRT(COUNT([.AD2:.AD51]))" office:value-type="float" office:value="0.0113290870896871">
            <text:p>0.0113290871</text:p>
          </table:table-cell>
          <table:table-cell table:style-name="ce1" table:formula="of:=STDEV([.AE2:.AE51])/SQRT(COUNT([.AE2:.AE51]))" office:value-type="float" office:value="0.0112938487863156">
            <text:p>0.0112938488</text:p>
          </table:table-cell>
          <table:table-cell table:style-name="ce1" table:formula="of:=STDEV([.AF2:.AF51])/SQRT(COUNT([.AF2:.AF51]))" office:value-type="float" office:value="0.0108267902794458">
            <text:p>0.0108267903</text:p>
          </table:table-cell>
          <table:table-cell table:style-name="ce1" table:formula="of:=STDEV([.AG2:.AG51])/SQRT(COUNT([.AG2:.AG51]))" office:value-type="float" office:value="0.0108987103711908">
            <text:p>0.0108987104</text:p>
          </table:table-cell>
          <table:table-cell table:style-name="ce1" table:formula="of:=STDEV([.AH2:.AH51])/SQRT(COUNT([.AH2:.AH51]))" office:value-type="float" office:value="0.0108987103711908">
            <text:p>0.0108987104</text:p>
          </table:table-cell>
          <table:table-cell table:style-name="ce1" table:formula="of:=STDEV([.AI2:.AI51])/SQRT(COUNT([.AI2:.AI51]))" office:value-type="float" office:value="0.00998883305067642">
            <text:p>0.0099888331</text:p>
          </table:table-cell>
          <table:table-cell table:style-name="ce1" table:formula="of:=STDEV([.AJ2:.AJ51])/SQRT(COUNT([.AJ2:.AJ51]))" office:value-type="float" office:value="0.00998883305067642">
            <text:p>0.0099888331</text:p>
          </table:table-cell>
          <table:table-cell table:style-name="ce1" table:formula="of:=STDEV([.AK2:.AK51])/SQRT(COUNT([.AK2:.AK51]))" office:value-type="float" office:value="0.00998883305067642">
            <text:p>0.0099888331</text:p>
          </table:table-cell>
          <table:table-cell table:style-name="ce1" table:formula="of:=STDEV([.AL2:.AL51])/SQRT(COUNT([.AL2:.AL51]))" office:value-type="float" office:value="0.00998883305067642">
            <text:p>0.0099888331</text:p>
          </table:table-cell>
          <table:table-cell table:style-name="ce1" table:formula="of:=STDEV([.AM2:.AM51])/SQRT(COUNT([.AM2:.AM51]))" office:value-type="float" office:value="0.00998883305067642">
            <text:p>0.0099888331</text:p>
          </table:table-cell>
          <table:table-cell table:style-name="ce1" table:formula="of:=STDEV([.AN2:.AN51])/SQRT(COUNT([.AN2:.AN51]))" office:value-type="float" office:value="0.00998883305067642">
            <text:p>0.0099888331</text:p>
          </table:table-cell>
          <table:table-cell table:style-name="ce1" table:formula="of:=STDEV([.AO2:.AO51])/SQRT(COUNT([.AO2:.AO51]))" office:value-type="float" office:value="0.0100524771035983">
            <text:p>0.0100524771</text:p>
          </table:table-cell>
          <table:table-cell table:style-name="ce1" table:formula="of:=STDEV([.AP2:.AP51])/SQRT(COUNT([.AP2:.AP51]))" office:value-type="float" office:value="0.0101031036855826">
            <text:p>0.0101031037</text:p>
          </table:table-cell>
          <table:table-cell table:style-name="ce1" table:formula="of:=STDEV([.AQ2:.AQ51])/SQRT(COUNT([.AQ2:.AQ51]))" office:value-type="float" office:value="0.00982142857142858">
            <text:p>0.0098214286</text:p>
          </table:table-cell>
          <table:table-cell table:style-name="ce1" table:formula="of:=STDEV([.AR2:.AR51])/SQRT(COUNT([.AR2:.AR51]))" office:value-type="float" office:value="0.00958980113006968">
            <text:p>0.0095898011</text:p>
          </table:table-cell>
          <table:table-cell table:style-name="ce1" table:formula="of:=STDEV([.AS2:.AS51])/SQRT(COUNT([.AS2:.AS51]))" office:value-type="float" office:value="0.00951804140802602">
            <text:p>0.0095180414</text:p>
          </table:table-cell>
          <table:table-cell table:style-name="ce1" table:formula="of:=STDEV([.AT2:.AT51])/SQRT(COUNT([.AT2:.AT51]))" office:value-type="float" office:value="0.00951804140802602">
            <text:p>0.0095180414</text:p>
          </table:table-cell>
          <table:table-cell table:style-name="ce1" table:formula="of:=STDEV([.AU2:.AU51])/SQRT(COUNT([.AU2:.AU51]))" office:value-type="float" office:value="0.00951804140802602">
            <text:p>0.0095180414</text:p>
          </table:table-cell>
          <table:table-cell table:style-name="ce1" table:formula="of:=STDEV([.AV2:.AV51])/SQRT(COUNT([.AV2:.AV51]))" office:value-type="float" office:value="0.0094423600474302">
            <text:p>0.00944236</text:p>
          </table:table-cell>
          <table:table-cell table:style-name="ce1" table:formula="of:=STDEV([.AW2:.AW51])/SQRT(COUNT([.AW2:.AW51]))" office:value-type="float" office:value="0.0094423600474302">
            <text:p>0.00944236</text:p>
          </table:table-cell>
          <table:table-cell table:style-name="ce1" table:formula="of:=STDEV([.AX2:.AX51])/SQRT(COUNT([.AX2:.AX51]))" office:value-type="float" office:value="0.0094423600474302">
            <text:p>0.00944236</text:p>
          </table:table-cell>
          <table:table-cell table:style-name="ce1" table:formula="of:=STDEV([.AY2:.AY51])/SQRT(COUNT([.AY2:.AY51]))" office:value-type="float" office:value="0.0094423600474302">
            <text:p>0.00944236</text:p>
          </table:table-cell>
          <table:table-cell table:style-name="ce1" table:formula="of:=STDEV([.AZ2:.AZ51])/SQRT(COUNT([.AZ2:.AZ51]))" office:value-type="float" office:value="0.0094423600474302">
            <text:p>0.00944236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2:.BC51])/SQRT(COUNT([.BC2:.BC51]))" office:value-type="float" office:value="0.330136418111158">
            <text:p>0.3301364181</text:p>
          </table:table-cell>
          <table:table-cell table:style-name="ce1" table:formula="of:=STDEV([.BD2:.BD51])/SQRT(COUNT([.BD2:.BD51]))" office:value-type="float" office:value="0.337377482248374">
            <text:p>0.3373774822</text:p>
          </table:table-cell>
          <table:table-cell table:style-name="ce1" table:formula="of:=STDEV([.BE2:.BE51])/SQRT(COUNT([.BE2:.BE51]))" office:value-type="float" office:value="0.359162000061164">
            <text:p>0.3591620001</text:p>
          </table:table-cell>
          <table:table-cell table:style-name="ce1" table:formula="of:=STDEV([.BF2:.BF51])/SQRT(COUNT([.BF2:.BF51]))" office:value-type="float" office:value="0.355500946788962">
            <text:p>0.3555009468</text:p>
          </table:table-cell>
          <table:table-cell table:style-name="ce1" table:formula="of:=STDEV([.BG2:.BG51])/SQRT(COUNT([.BG2:.BG51]))" office:value-type="float" office:value="0.365542238617718">
            <text:p>0.3655422386</text:p>
          </table:table-cell>
          <table:table-cell table:style-name="ce1" table:formula="of:=STDEV([.BH2:.BH51])/SQRT(COUNT([.BH2:.BH51]))" office:value-type="float" office:value="0.41053632499949">
            <text:p>0.410536325</text:p>
          </table:table-cell>
          <table:table-cell table:style-name="ce1" table:formula="of:=STDEV([.BI2:.BI51])/SQRT(COUNT([.BI2:.BI51]))" office:value-type="float" office:value="0.419959088034499">
            <text:p>0.419959088</text:p>
          </table:table-cell>
          <table:table-cell table:style-name="ce1" table:formula="of:=STDEV([.BJ2:.BJ51])/SQRT(COUNT([.BJ2:.BJ51]))" office:value-type="float" office:value="0.469332073096716">
            <text:p>0.4693320731</text:p>
          </table:table-cell>
          <table:table-cell table:style-name="ce1" table:formula="of:=STDEV([.BK2:.BK51])/SQRT(COUNT([.BK2:.BK51]))" office:value-type="float" office:value="0.538183869471861">
            <text:p>0.5381838695</text:p>
          </table:table-cell>
          <table:table-cell table:style-name="ce1" table:formula="of:=STDEV([.BL2:.BL51])/SQRT(COUNT([.BL2:.BL51]))" office:value-type="float" office:value="0.559104651824944">
            <text:p>0.5591046518</text:p>
          </table:table-cell>
          <table:table-cell table:style-name="ce1" table:formula="of:=STDEV([.BM2:.BM51])/SQRT(COUNT([.BM2:.BM51]))" office:value-type="float" office:value="0.585352550497075">
            <text:p>0.5853525505</text:p>
          </table:table-cell>
          <table:table-cell table:style-name="ce1" table:formula="of:=STDEV([.BN2:.BN51])/SQRT(COUNT([.BN2:.BN51]))" office:value-type="float" office:value="0.628787900992448">
            <text:p>0.628787901</text:p>
          </table:table-cell>
          <table:table-cell table:style-name="ce1" table:formula="of:=STDEV([.BO2:.BO51])/SQRT(COUNT([.BO2:.BO51]))" office:value-type="float" office:value="0.660031126575276">
            <text:p>0.6600311266</text:p>
          </table:table-cell>
          <table:table-cell table:style-name="ce1" table:formula="of:=STDEV([.BP2:.BP51])/SQRT(COUNT([.BP2:.BP51]))" office:value-type="float" office:value="0.717608737363552">
            <text:p>0.7176087374</text:p>
          </table:table-cell>
          <table:table-cell table:style-name="ce1" table:formula="of:=STDEV([.BQ2:.BQ51])/SQRT(COUNT([.BQ2:.BQ51]))" office:value-type="float" office:value="0.772299946339105">
            <text:p>0.7722999463</text:p>
          </table:table-cell>
          <table:table-cell table:style-name="ce1" table:formula="of:=STDEV([.BR2:.BR51])/SQRT(COUNT([.BR2:.BR51]))" office:value-type="float" office:value="0.821419933205097">
            <text:p>0.8214199332</text:p>
          </table:table-cell>
          <table:table-cell table:style-name="ce1" table:formula="of:=STDEV([.BS2:.BS51])/SQRT(COUNT([.BS2:.BS51]))" office:value-type="float" office:value="0.912660677248051">
            <text:p>0.9126606772</text:p>
          </table:table-cell>
          <table:table-cell table:style-name="ce1" table:formula="of:=STDEV([.BT2:.BT51])/SQRT(COUNT([.BT2:.BT51]))" office:value-type="float" office:value="0.986430317687468">
            <text:p>0.9864303177</text:p>
          </table:table-cell>
          <table:table-cell table:style-name="ce1" table:formula="of:=STDEV([.BU2:.BU51])/SQRT(COUNT([.BU2:.BU51]))" office:value-type="float" office:value="1.02918446950602">
            <text:p>1.0291844695</text:p>
          </table:table-cell>
          <table:table-cell table:style-name="ce1" table:formula="of:=STDEV([.BV2:.BV51])/SQRT(COUNT([.BV2:.BV51]))" office:value-type="float" office:value="1.08958814030348">
            <text:p>1.0895881403</text:p>
          </table:table-cell>
          <table:table-cell table:style-name="ce1" table:formula="of:=STDEV([.BW2:.BW51])/SQRT(COUNT([.BW2:.BW51]))" office:value-type="float" office:value="1.23300817314801">
            <text:p>1.2330081731</text:p>
          </table:table-cell>
          <table:table-cell table:style-name="ce1" table:formula="of:=STDEV([.BX2:.BX51])/SQRT(COUNT([.BX2:.BX51]))" office:value-type="float" office:value="1.27200891077914">
            <text:p>1.2720089108</text:p>
          </table:table-cell>
          <table:table-cell table:style-name="ce1" table:formula="of:=STDEV([.BY2:.BY51])/SQRT(COUNT([.BY2:.BY51]))" office:value-type="float" office:value="1.377336236609">
            <text:p>1.3773362366</text:p>
          </table:table-cell>
          <table:table-cell table:style-name="ce1" table:formula="of:=STDEV([.BZ2:.BZ51])/SQRT(COUNT([.BZ2:.BZ51]))" office:value-type="float" office:value="1.67472771164129">
            <text:p>1.6747277116</text:p>
          </table:table-cell>
          <table:table-cell table:style-name="ce1" table:formula="of:=STDEV([.CA2:.CA51])/SQRT(COUNT([.CA2:.CA51]))" office:value-type="float" office:value="1.81038994601678">
            <text:p>1.810389946</text:p>
          </table:table-cell>
          <table:table-cell table:style-name="ce1" table:formula="of:=STDEV([.CB2:.CB51])/SQRT(COUNT([.CB2:.CB51]))" office:value-type="float" office:value="2.01409666722377">
            <text:p>2.0140966672</text:p>
          </table:table-cell>
          <table:table-cell table:style-name="ce1" table:formula="of:=STDEV([.CC2:.CC51])/SQRT(COUNT([.CC2:.CC51]))" office:value-type="float" office:value="2.31789909647795">
            <text:p>2.3178990965</text:p>
          </table:table-cell>
          <table:table-cell table:style-name="ce1" table:formula="of:=STDEV([.CD2:.CD51])/SQRT(COUNT([.CD2:.CD51]))" office:value-type="float" office:value="2.40549338402177">
            <text:p>2.405493384</text:p>
          </table:table-cell>
          <table:table-cell table:style-name="ce1" table:formula="of:=STDEV([.CE2:.CE51])/SQRT(COUNT([.CE2:.CE51]))" office:value-type="float" office:value="2.77565923274247">
            <text:p>2.7756592327</text:p>
          </table:table-cell>
          <table:table-cell table:style-name="ce1" table:formula="of:=STDEV([.CF2:.CF51])/SQRT(COUNT([.CF2:.CF51]))" office:value-type="float" office:value="2.91304407203616">
            <text:p>2.913044072</text:p>
          </table:table-cell>
          <table:table-cell table:style-name="ce1" table:formula="of:=STDEV([.CG2:.CG51])/SQRT(COUNT([.CG2:.CG51]))" office:value-type="float" office:value="3.28077559783411">
            <text:p>3.2807755978</text:p>
          </table:table-cell>
          <table:table-cell table:style-name="ce1" table:formula="of:=STDEV([.CH2:.CH51])/SQRT(COUNT([.CH2:.CH51]))" office:value-type="float" office:value="3.39161104583495">
            <text:p>3.3916110458</text:p>
          </table:table-cell>
          <table:table-cell table:style-name="ce1" table:formula="of:=STDEV([.CI2:.CI51])/SQRT(COUNT([.CI2:.CI51]))" office:value-type="float" office:value="4.05996477444865">
            <text:p>4.0599647744</text:p>
          </table:table-cell>
          <table:table-cell table:style-name="ce1" table:formula="of:=STDEV([.CJ2:.CJ51])/SQRT(COUNT([.CJ2:.CJ51]))" office:value-type="float" office:value="5.02577335405736">
            <text:p>5.0257733541</text:p>
          </table:table-cell>
          <table:table-cell table:style-name="ce1" table:formula="of:=STDEV([.CK2:.CK51])/SQRT(COUNT([.CK2:.CK51]))" office:value-type="float" office:value="5.96149696826216">
            <text:p>5.9614969683</text:p>
          </table:table-cell>
          <table:table-cell table:style-name="ce1" table:formula="of:=STDEV([.CL2:.CL51])/SQRT(COUNT([.CL2:.CL51]))" office:value-type="float" office:value="5.19441165552816">
            <text:p>5.1944116555</text:p>
          </table:table-cell>
          <table:table-cell table:style-name="ce1" table:formula="of:=STDEV([.CM2:.CM51])/SQRT(COUNT([.CM2:.CM51]))" office:value-type="float" office:value="5.61641711924486">
            <text:p>5.6164171192</text:p>
          </table:table-cell>
          <table:table-cell table:style-name="ce1" table:formula="of:=STDEV([.CN2:.CN51])/SQRT(COUNT([.CN2:.CN51]))" office:value-type="float" office:value="5.52341913061782">
            <text:p>5.5234191306</text:p>
          </table:table-cell>
          <table:table-cell table:style-name="ce1" table:formula="of:=STDEV([.CO2:.CO51])/SQRT(COUNT([.CO2:.CO51]))" office:value-type="float" office:value="5.85741148409754">
            <text:p>5.8574114841</text:p>
          </table:table-cell>
          <table:table-cell table:style-name="ce1" table:formula="of:=STDEV([.CP2:.CP51])/SQRT(COUNT([.CP2:.CP51]))" office:value-type="float" office:value="6.1451260869153">
            <text:p>6.1451260869</text:p>
          </table:table-cell>
          <table:table-cell table:style-name="ce1" table:formula="of:=STDEV([.CQ2:.CQ51])/SQRT(COUNT([.CQ2:.CQ51]))" office:value-type="float" office:value="6.56568309967681">
            <text:p>6.5656830997</text:p>
          </table:table-cell>
          <table:table-cell table:style-name="ce1" table:formula="of:=STDEV([.CR2:.CR51])/SQRT(COUNT([.CR2:.CR51]))" office:value-type="float" office:value="7.02137635877112">
            <text:p>7.0213763588</text:p>
          </table:table-cell>
          <table:table-cell table:style-name="ce1" table:formula="of:=STDEV([.CS2:.CS51])/SQRT(COUNT([.CS2:.CS51]))" office:value-type="float" office:value="7.22861823593753">
            <text:p>7.2286182359</text:p>
          </table:table-cell>
          <table:table-cell table:style-name="ce1" table:formula="of:=STDEV([.CT2:.CT51])/SQRT(COUNT([.CT2:.CT51]))" office:value-type="float" office:value="7.55936757581273">
            <text:p>7.5593675758</text:p>
          </table:table-cell>
          <table:table-cell table:style-name="ce1" table:formula="of:=STDEV([.CU2:.CU51])/SQRT(COUNT([.CU2:.CU51]))" office:value-type="float" office:value="8.1554104114904">
            <text:p>8.1554104115</text:p>
          </table:table-cell>
          <table:table-cell table:style-name="ce1" table:formula="of:=STDEV([.CV2:.CV51])/SQRT(COUNT([.CV2:.CV51]))" office:value-type="float" office:value="8.27949733716773">
            <text:p>8.2794973372</text:p>
          </table:table-cell>
          <table:table-cell table:style-name="ce1" table:formula="of:=STDEV([.CW2:.CW51])/SQRT(COUNT([.CW2:.CW51]))" office:value-type="float" office:value="8.5392837389747">
            <text:p>8.539283739</text:p>
          </table:table-cell>
          <table:table-cell table:style-name="ce1" table:formula="of:=STDEV([.CX2:.CX51])/SQRT(COUNT([.CX2:.CX51]))" office:value-type="float" office:value="8.91310610722393">
            <text:p>8.9131061072</text:p>
          </table:table-cell>
          <table:table-cell table:style-name="ce1" table:formula="of:=STDEV([.CY2:.CY51])/SQRT(COUNT([.CY2:.CY51]))" office:value-type="float" office:value="9.24106325988853">
            <text:p>9.2410632599</text:p>
          </table:table-cell>
          <table:table-cell table:style-name="ce1" table:formula="of:=STDEV([.CZ2:.CZ51])/SQRT(COUNT([.CZ2:.CZ51]))" office:value-type="float" office:value="9.45402265259142">
            <text:p>9.4540226526</text:p>
          </table:table-cell>
          <table:table-cell table:style-name="ce1" table:formula="of:=STDEV([.DA2:.DA51])/SQRT(COUNT([.DA2:.DA51]))" office:value-type="float" office:value="10.2198242068558">
            <text:p>10.2198242069</text:p>
          </table:table-cell>
        </table:table-row>
        <table:table-row table:style-name="ro1">
          <table:table-cell table:number-columns-repeated="105"/>
        </table:table-row>
        <table:table-row table:style-name="ro1"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Generace →</text:p>
          </table:table-cell>
          <table:table-cell office:value-type="string">
            <text:p>Gen 0</text:p>
          </table:table-cell>
          <table:table-cell office:value-type="string">
            <text:p><text:s/>Gen 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Run 1</text:p>
          </table:table-cell>
          <table:table-cell table:number-columns-repeated="23" office:value-type="float" office:value="0.75">
            <text:p>0.75</text:p>
          </table:table-cell>
          <table:table-cell table:number-columns-repeated="20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/>
          <table:table-cell office:value-type="string">
            <text:p>Run 1</text:p>
          </table:table-cell>
          <table:table-cell office:value-type="float" office:value="25.49">
            <text:p>25.49</text:p>
          </table:table-cell>
          <table:table-cell office:value-type="float" office:value="25.986">
            <text:p>25.986</text:p>
          </table:table-cell>
          <table:table-cell office:value-type="float" office:value="25.966">
            <text:p>25.966</text:p>
          </table:table-cell>
          <table:table-cell office:value-type="float" office:value="26.014">
            <text:p>26.014</text:p>
          </table:table-cell>
          <table:table-cell office:value-type="float" office:value="27.32">
            <text:p>27.32</text:p>
          </table:table-cell>
          <table:table-cell office:value-type="float" office:value="26.504">
            <text:p>26.504</text:p>
          </table:table-cell>
          <table:table-cell office:value-type="float" office:value="26.546">
            <text:p>26.546</text:p>
          </table:table-cell>
          <table:table-cell office:value-type="float" office:value="27.86">
            <text:p>27.86</text:p>
          </table:table-cell>
          <table:table-cell office:value-type="float" office:value="27.064">
            <text:p>27.064</text:p>
          </table:table-cell>
          <table:table-cell office:value-type="float" office:value="26.512">
            <text:p>26.512</text:p>
          </table:table-cell>
          <table:table-cell office:value-type="float" office:value="26.728">
            <text:p>26.728</text:p>
          </table:table-cell>
          <table:table-cell office:value-type="float" office:value="26.132">
            <text:p>26.132</text:p>
          </table:table-cell>
          <table:table-cell office:value-type="float" office:value="25.22">
            <text:p>25.22</text:p>
          </table:table-cell>
          <table:table-cell office:value-type="float" office:value="26.134">
            <text:p>26.134</text:p>
          </table:table-cell>
          <table:table-cell office:value-type="float" office:value="25.468">
            <text:p>25.468</text:p>
          </table:table-cell>
          <table:table-cell office:value-type="float" office:value="25.368">
            <text:p>25.368</text:p>
          </table:table-cell>
          <table:table-cell office:value-type="float" office:value="25.944">
            <text:p>25.944</text:p>
          </table:table-cell>
          <table:table-cell office:value-type="float" office:value="25.702">
            <text:p>25.702</text:p>
          </table:table-cell>
          <table:table-cell office:value-type="float" office:value="25.336">
            <text:p>25.336</text:p>
          </table:table-cell>
          <table:table-cell office:value-type="float" office:value="25.3">
            <text:p>25.3</text:p>
          </table:table-cell>
          <table:table-cell office:value-type="float" office:value="27.01">
            <text:p>27.01</text:p>
          </table:table-cell>
          <table:table-cell office:value-type="float" office:value="27.046">
            <text:p>27.046</text:p>
          </table:table-cell>
          <table:table-cell office:value-type="float" office:value="27.766">
            <text:p>27.766</text:p>
          </table:table-cell>
          <table:table-cell office:value-type="float" office:value="27.452">
            <text:p>27.452</text:p>
          </table:table-cell>
          <table:table-cell office:value-type="float" office:value="28.316">
            <text:p>28.316</text:p>
          </table:table-cell>
          <table:table-cell office:value-type="float" office:value="29.426">
            <text:p>29.426</text:p>
          </table:table-cell>
          <table:table-cell office:value-type="float" office:value="29.23">
            <text:p>29.23</text:p>
          </table:table-cell>
          <table:table-cell office:value-type="float" office:value="29.488">
            <text:p>29.488</text:p>
          </table:table-cell>
          <table:table-cell office:value-type="float" office:value="28.228">
            <text:p>28.228</text:p>
          </table:table-cell>
          <table:table-cell office:value-type="float" office:value="27.776">
            <text:p>27.776</text:p>
          </table:table-cell>
          <table:table-cell office:value-type="float" office:value="26.098">
            <text:p>26.098</text:p>
          </table:table-cell>
          <table:table-cell office:value-type="float" office:value="25.776">
            <text:p>25.776</text:p>
          </table:table-cell>
          <table:table-cell office:value-type="float" office:value="27.276">
            <text:p>27.276</text:p>
          </table:table-cell>
          <table:table-cell office:value-type="float" office:value="27.696">
            <text:p>27.696</text:p>
          </table:table-cell>
          <table:table-cell office:value-type="float" office:value="28.058">
            <text:p>28.058</text:p>
          </table:table-cell>
          <table:table-cell office:value-type="float" office:value="29.062">
            <text:p>29.062</text:p>
          </table:table-cell>
          <table:table-cell office:value-type="float" office:value="30.042">
            <text:p>30.042</text:p>
          </table:table-cell>
          <table:table-cell office:value-type="float" office:value="30.964">
            <text:p>30.964</text:p>
          </table:table-cell>
          <table:table-cell office:value-type="float" office:value="29.376">
            <text:p>29.376</text:p>
          </table:table-cell>
          <table:table-cell office:value-type="float" office:value="28.644">
            <text:p>28.644</text:p>
          </table:table-cell>
          <table:table-cell office:value-type="float" office:value="30.532">
            <text:p>30.532</text:p>
          </table:table-cell>
          <table:table-cell office:value-type="float" office:value="32.934">
            <text:p>32.934</text:p>
          </table:table-cell>
          <table:table-cell office:value-type="float" office:value="33.54">
            <text:p>33.54</text:p>
          </table:table-cell>
          <table:table-cell office:value-type="float" office:value="32.948">
            <text:p>32.948</text:p>
          </table:table-cell>
          <table:table-cell office:value-type="float" office:value="33.162">
            <text:p>33.162</text:p>
          </table:table-cell>
          <table:table-cell office:value-type="float" office:value="33.058">
            <text:p>33.058</text:p>
          </table:table-cell>
          <table:table-cell office:value-type="float" office:value="34.62">
            <text:p>34.62</text:p>
          </table:table-cell>
          <table:table-cell office:value-type="float" office:value="35.232">
            <text:p>35.232</text:p>
          </table:table-cell>
          <table:table-cell office:value-type="float" office:value="34.12">
            <text:p>34.12</text:p>
          </table:table-cell>
          <table:table-cell office:value-type="float" office:value="34.766">
            <text:p>34.766</text:p>
          </table:table-cell>
          <table:table-cell office:value-type="float" office:value="35.362">
            <text:p>35.362</text:p>
          </table:table-cell>
        </table:table-row>
        <table:table-row table:style-name="ro1">
          <table:table-cell office:value-type="string">
            <text:p>Run 2</text:p>
          </table:table-cell>
          <table:table-cell table:number-columns-repeated="10" office:value-type="float" office:value="0.75">
            <text:p>0.75</text:p>
          </table:table-cell>
          <table:table-cell table:number-columns-repeated="26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/>
          <table:table-cell office:value-type="string">
            <text:p>Run 2</text:p>
          </table:table-cell>
          <table:table-cell office:value-type="float" office:value="23.072">
            <text:p>23.072</text:p>
          </table:table-cell>
          <table:table-cell office:value-type="float" office:value="22.136">
            <text:p>22.136</text:p>
          </table:table-cell>
          <table:table-cell office:value-type="float" office:value="21.852">
            <text:p>21.852</text:p>
          </table:table-cell>
          <table:table-cell office:value-type="float" office:value="21.978">
            <text:p>21.978</text:p>
          </table:table-cell>
          <table:table-cell office:value-type="float" office:value="22.87">
            <text:p>22.87</text:p>
          </table:table-cell>
          <table:table-cell office:value-type="float" office:value="23.016">
            <text:p>23.016</text:p>
          </table:table-cell>
          <table:table-cell office:value-type="float" office:value="23.128">
            <text:p>23.128</text:p>
          </table:table-cell>
          <table:table-cell office:value-type="float" office:value="24.042">
            <text:p>24.042</text:p>
          </table:table-cell>
          <table:table-cell office:value-type="float" office:value="22.7">
            <text:p>22.7</text:p>
          </table:table-cell>
          <table:table-cell office:value-type="float" office:value="23.48">
            <text:p>23.48</text:p>
          </table:table-cell>
          <table:table-cell office:value-type="float" office:value="23.58">
            <text:p>23.58</text:p>
          </table:table-cell>
          <table:table-cell office:value-type="float" office:value="22.25">
            <text:p>22.25</text:p>
          </table:table-cell>
          <table:table-cell office:value-type="float" office:value="22.31">
            <text:p>22.31</text:p>
          </table:table-cell>
          <table:table-cell office:value-type="float" office:value="22.682">
            <text:p>22.682</text:p>
          </table:table-cell>
          <table:table-cell office:value-type="float" office:value="22.354">
            <text:p>22.354</text:p>
          </table:table-cell>
          <table:table-cell office:value-type="float" office:value="22.762">
            <text:p>22.762</text:p>
          </table:table-cell>
          <table:table-cell office:value-type="float" office:value="23.566">
            <text:p>23.566</text:p>
          </table:table-cell>
          <table:table-cell office:value-type="float" office:value="23.46">
            <text:p>23.46</text:p>
          </table:table-cell>
          <table:table-cell office:value-type="float" office:value="24.596">
            <text:p>24.596</text:p>
          </table:table-cell>
          <table:table-cell office:value-type="float" office:value="24.252">
            <text:p>24.252</text:p>
          </table:table-cell>
          <table:table-cell office:value-type="float" office:value="25.094">
            <text:p>25.094</text:p>
          </table:table-cell>
          <table:table-cell office:value-type="float" office:value="24.744">
            <text:p>24.744</text:p>
          </table:table-cell>
          <table:table-cell office:value-type="float" office:value="26.004">
            <text:p>26.004</text:p>
          </table:table-cell>
          <table:table-cell office:value-type="float" office:value="25.874">
            <text:p>25.874</text:p>
          </table:table-cell>
          <table:table-cell office:value-type="float" office:value="25.548">
            <text:p>25.548</text:p>
          </table:table-cell>
          <table:table-cell office:value-type="float" office:value="26.192">
            <text:p>26.192</text:p>
          </table:table-cell>
          <table:table-cell office:value-type="float" office:value="25.414">
            <text:p>25.414</text:p>
          </table:table-cell>
          <table:table-cell office:value-type="float" office:value="25.1">
            <text:p>25.1</text:p>
          </table:table-cell>
          <table:table-cell office:value-type="float" office:value="25.116">
            <text:p>25.116</text:p>
          </table:table-cell>
          <table:table-cell office:value-type="float" office:value="24.696">
            <text:p>24.696</text:p>
          </table:table-cell>
          <table:table-cell office:value-type="float" office:value="25.468">
            <text:p>25.468</text:p>
          </table:table-cell>
          <table:table-cell office:value-type="float" office:value="27.288">
            <text:p>27.288</text:p>
          </table:table-cell>
          <table:table-cell office:value-type="float" office:value="27.062">
            <text:p>27.062</text:p>
          </table:table-cell>
          <table:table-cell office:value-type="float" office:value="27.85">
            <text:p>27.85</text:p>
          </table:table-cell>
          <table:table-cell office:value-type="float" office:value="26.578">
            <text:p>26.578</text:p>
          </table:table-cell>
          <table:table-cell office:value-type="float" office:value="27.666">
            <text:p>27.666</text:p>
          </table:table-cell>
          <table:table-cell office:value-type="float" office:value="26.858">
            <text:p>26.858</text:p>
          </table:table-cell>
          <table:table-cell office:value-type="float" office:value="28.314">
            <text:p>28.314</text:p>
          </table:table-cell>
          <table:table-cell office:value-type="float" office:value="28.778">
            <text:p>28.778</text:p>
          </table:table-cell>
          <table:table-cell office:value-type="float" office:value="29.068">
            <text:p>29.068</text:p>
          </table:table-cell>
          <table:table-cell office:value-type="float" office:value="28.392">
            <text:p>28.392</text:p>
          </table:table-cell>
          <table:table-cell office:value-type="float" office:value="28.646">
            <text:p>28.646</text:p>
          </table:table-cell>
          <table:table-cell office:value-type="float" office:value="30.242">
            <text:p>30.242</text:p>
          </table:table-cell>
          <table:table-cell office:value-type="float" office:value="29.224">
            <text:p>29.224</text:p>
          </table:table-cell>
          <table:table-cell office:value-type="float" office:value="29.17">
            <text:p>29.17</text:p>
          </table:table-cell>
          <table:table-cell office:value-type="float" office:value="29.472">
            <text:p>29.472</text:p>
          </table:table-cell>
          <table:table-cell office:value-type="float" office:value="29.644">
            <text:p>29.644</text:p>
          </table:table-cell>
          <table:table-cell office:value-type="float" office:value="29.324">
            <text:p>29.324</text:p>
          </table:table-cell>
          <table:table-cell office:value-type="float" office:value="30.45">
            <text:p>30.45</text:p>
          </table:table-cell>
          <table:table-cell office:value-type="float" office:value="30.548">
            <text:p>30.548</text:p>
          </table:table-cell>
          <table:table-cell office:value-type="float" office:value="30.652">
            <text:p>30.6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5">
            <text:p>0.75</text:p>
          </table:table-cell>
          <table:table-cell table:number-columns-repeated="50" office:value-type="float" office:value="0.875">
            <text:p>0.875</text:p>
          </table:table-cell>
          <table:table-cell/>
          <table:table-cell office:value-type="float" office:value="3">
            <text:p>3</text:p>
          </table:table-cell>
          <table:table-cell office:value-type="float" office:value="29.044">
            <text:p>29.044</text:p>
          </table:table-cell>
          <table:table-cell office:value-type="float" office:value="29.896">
            <text:p>29.896</text:p>
          </table:table-cell>
          <table:table-cell office:value-type="float" office:value="29.628">
            <text:p>29.628</text:p>
          </table:table-cell>
          <table:table-cell office:value-type="float" office:value="29.904">
            <text:p>29.904</text:p>
          </table:table-cell>
          <table:table-cell office:value-type="float" office:value="29.9">
            <text:p>29.9</text:p>
          </table:table-cell>
          <table:table-cell office:value-type="float" office:value="28.874">
            <text:p>28.874</text:p>
          </table:table-cell>
          <table:table-cell office:value-type="float" office:value="28.954">
            <text:p>28.954</text:p>
          </table:table-cell>
          <table:table-cell office:value-type="float" office:value="28.692">
            <text:p>28.692</text:p>
          </table:table-cell>
          <table:table-cell office:value-type="float" office:value="29.194">
            <text:p>29.194</text:p>
          </table:table-cell>
          <table:table-cell office:value-type="float" office:value="29.836">
            <text:p>29.836</text:p>
          </table:table-cell>
          <table:table-cell office:value-type="float" office:value="30.266">
            <text:p>30.266</text:p>
          </table:table-cell>
          <table:table-cell office:value-type="float" office:value="30.066">
            <text:p>30.066</text:p>
          </table:table-cell>
          <table:table-cell office:value-type="float" office:value="30.34">
            <text:p>30.34</text:p>
          </table:table-cell>
          <table:table-cell office:value-type="float" office:value="31.78">
            <text:p>31.78</text:p>
          </table:table-cell>
          <table:table-cell office:value-type="float" office:value="32.09">
            <text:p>32.09</text:p>
          </table:table-cell>
          <table:table-cell office:value-type="float" office:value="32.412">
            <text:p>32.412</text:p>
          </table:table-cell>
          <table:table-cell office:value-type="float" office:value="33.486">
            <text:p>33.486</text:p>
          </table:table-cell>
          <table:table-cell office:value-type="float" office:value="35.858">
            <text:p>35.858</text:p>
          </table:table-cell>
          <table:table-cell office:value-type="float" office:value="38.09">
            <text:p>38.09</text:p>
          </table:table-cell>
          <table:table-cell office:value-type="float" office:value="40.776">
            <text:p>40.776</text:p>
          </table:table-cell>
          <table:table-cell office:value-type="float" office:value="41.41">
            <text:p>41.41</text:p>
          </table:table-cell>
          <table:table-cell office:value-type="float" office:value="42.958">
            <text:p>42.958</text:p>
          </table:table-cell>
          <table:table-cell office:value-type="float" office:value="43.264">
            <text:p>43.264</text:p>
          </table:table-cell>
          <table:table-cell office:value-type="float" office:value="47.064">
            <text:p>47.064</text:p>
          </table:table-cell>
          <table:table-cell office:value-type="float" office:value="48.922">
            <text:p>48.922</text:p>
          </table:table-cell>
          <table:table-cell office:value-type="float" office:value="47.962">
            <text:p>47.962</text:p>
          </table:table-cell>
          <table:table-cell office:value-type="float" office:value="50.31">
            <text:p>50.31</text:p>
          </table:table-cell>
          <table:table-cell office:value-type="float" office:value="53.296">
            <text:p>53.296</text:p>
          </table:table-cell>
          <table:table-cell office:value-type="float" office:value="55.578">
            <text:p>55.578</text:p>
          </table:table-cell>
          <table:table-cell office:value-type="float" office:value="54.922">
            <text:p>54.922</text:p>
          </table:table-cell>
          <table:table-cell office:value-type="float" office:value="54.822">
            <text:p>54.822</text:p>
          </table:table-cell>
          <table:table-cell office:value-type="float" office:value="56.786">
            <text:p>56.786</text:p>
          </table:table-cell>
          <table:table-cell office:value-type="float" office:value="58.858">
            <text:p>58.858</text:p>
          </table:table-cell>
          <table:table-cell office:value-type="float" office:value="60.698">
            <text:p>60.698</text:p>
          </table:table-cell>
          <table:table-cell office:value-type="float" office:value="67.438">
            <text:p>67.438</text:p>
          </table:table-cell>
          <table:table-cell office:value-type="float" office:value="68.492">
            <text:p>68.492</text:p>
          </table:table-cell>
          <table:table-cell office:value-type="float" office:value="75.076">
            <text:p>75.076</text:p>
          </table:table-cell>
          <table:table-cell office:value-type="float" office:value="74.476">
            <text:p>74.476</text:p>
          </table:table-cell>
          <table:table-cell office:value-type="float" office:value="73.62">
            <text:p>73.62</text:p>
          </table:table-cell>
          <table:table-cell office:value-type="float" office:value="73.676">
            <text:p>73.676</text:p>
          </table:table-cell>
          <table:table-cell office:value-type="float" office:value="78.428">
            <text:p>78.428</text:p>
          </table:table-cell>
          <table:table-cell office:value-type="float" office:value="86.916">
            <text:p>86.916</text:p>
          </table:table-cell>
          <table:table-cell office:value-type="float" office:value="87.766">
            <text:p>87.766</text:p>
          </table:table-cell>
          <table:table-cell office:value-type="float" office:value="93.118">
            <text:p>93.118</text:p>
          </table:table-cell>
          <table:table-cell office:value-type="float" office:value="90.96">
            <text:p>90.96</text:p>
          </table:table-cell>
          <table:table-cell office:value-type="float" office:value="95.72">
            <text:p>95.72</text:p>
          </table:table-cell>
          <table:table-cell office:value-type="float" office:value="97.946">
            <text:p>97.946</text:p>
          </table:table-cell>
          <table:table-cell office:value-type="float" office:value="102.526">
            <text:p>102.526</text:p>
          </table:table-cell>
          <table:table-cell office:value-type="float" office:value="108.17">
            <text:p>108.17</text:p>
          </table:table-cell>
          <table:table-cell office:value-type="float" office:value="112.898">
            <text:p>112.898</text:p>
          </table:table-cell>
          <table:table-cell office:value-type="float" office:value="121.202">
            <text:p>121.2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5" office:value-type="float" office:value="0.6875">
            <text:p>0.6875</text:p>
          </table:table-cell>
          <table:table-cell table:number-columns-repeated="16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20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22.142">
            <text:p>22.142</text:p>
          </table:table-cell>
          <table:table-cell office:value-type="float" office:value="20.936">
            <text:p>20.936</text:p>
          </table:table-cell>
          <table:table-cell office:value-type="float" office:value="20.982">
            <text:p>20.982</text:p>
          </table:table-cell>
          <table:table-cell office:value-type="float" office:value="20.086">
            <text:p>20.086</text:p>
          </table:table-cell>
          <table:table-cell office:value-type="float" office:value="19.914">
            <text:p>19.914</text:p>
          </table:table-cell>
          <table:table-cell office:value-type="float" office:value="20.85">
            <text:p>20.85</text:p>
          </table:table-cell>
          <table:table-cell office:value-type="float" office:value="20.858">
            <text:p>20.858</text:p>
          </table:table-cell>
          <table:table-cell office:value-type="float" office:value="21.092">
            <text:p>21.092</text:p>
          </table:table-cell>
          <table:table-cell office:value-type="float" office:value="20.644">
            <text:p>20.644</text:p>
          </table:table-cell>
          <table:table-cell office:value-type="float" office:value="20.57">
            <text:p>20.57</text:p>
          </table:table-cell>
          <table:table-cell office:value-type="float" office:value="21.204">
            <text:p>21.204</text:p>
          </table:table-cell>
          <table:table-cell office:value-type="float" office:value="21.096">
            <text:p>21.096</text:p>
          </table:table-cell>
          <table:table-cell office:value-type="float" office:value="20.878">
            <text:p>20.878</text:p>
          </table:table-cell>
          <table:table-cell office:value-type="float" office:value="20.828">
            <text:p>20.828</text:p>
          </table:table-cell>
          <table:table-cell office:value-type="float" office:value="21.522">
            <text:p>21.522</text:p>
          </table:table-cell>
          <table:table-cell office:value-type="float" office:value="21.472">
            <text:p>21.472</text:p>
          </table:table-cell>
          <table:table-cell office:value-type="float" office:value="23.452">
            <text:p>23.452</text:p>
          </table:table-cell>
          <table:table-cell office:value-type="float" office:value="24.154">
            <text:p>24.154</text:p>
          </table:table-cell>
          <table:table-cell office:value-type="float" office:value="24.564">
            <text:p>24.564</text:p>
          </table:table-cell>
          <table:table-cell office:value-type="float" office:value="25.244">
            <text:p>25.244</text:p>
          </table:table-cell>
          <table:table-cell office:value-type="float" office:value="24.62">
            <text:p>24.62</text:p>
          </table:table-cell>
          <table:table-cell office:value-type="float" office:value="25.936">
            <text:p>25.936</text:p>
          </table:table-cell>
          <table:table-cell office:value-type="float" office:value="27.358">
            <text:p>27.358</text:p>
          </table:table-cell>
          <table:table-cell office:value-type="float" office:value="26.732">
            <text:p>26.732</text:p>
          </table:table-cell>
          <table:table-cell office:value-type="float" office:value="27.754">
            <text:p>27.754</text:p>
          </table:table-cell>
          <table:table-cell office:value-type="float" office:value="28.708">
            <text:p>28.708</text:p>
          </table:table-cell>
          <table:table-cell office:value-type="float" office:value="29.416">
            <text:p>29.416</text:p>
          </table:table-cell>
          <table:table-cell office:value-type="float" office:value="31.032">
            <text:p>31.032</text:p>
          </table:table-cell>
          <table:table-cell office:value-type="float" office:value="32.042">
            <text:p>32.042</text:p>
          </table:table-cell>
          <table:table-cell office:value-type="float" office:value="33.664">
            <text:p>33.664</text:p>
          </table:table-cell>
          <table:table-cell office:value-type="float" office:value="34.474">
            <text:p>34.474</text:p>
          </table:table-cell>
          <table:table-cell office:value-type="float" office:value="34.992">
            <text:p>34.992</text:p>
          </table:table-cell>
          <table:table-cell table:number-columns-repeated="19"/>
        </table:table-row>
        <table:table-row table:style-name="ro1">
          <table:table-cell office:value-type="float" office:value="5">
            <text:p>5</text:p>
          </table:table-cell>
          <table:table-cell table:number-columns-repeated="6"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table:number-columns-repeated="18" office:value-type="float" office:value="0.875">
            <text:p>0.875</text:p>
          </table:table-cell>
          <table:table-cell table:number-columns-repeated="2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24.104">
            <text:p>24.104</text:p>
          </table:table-cell>
          <table:table-cell office:value-type="float" office:value="23.844">
            <text:p>23.844</text:p>
          </table:table-cell>
          <table:table-cell office:value-type="float" office:value="23.744">
            <text:p>23.744</text:p>
          </table:table-cell>
          <table:table-cell office:value-type="float" office:value="23.438">
            <text:p>23.438</text:p>
          </table:table-cell>
          <table:table-cell office:value-type="float" office:value="23.316">
            <text:p>23.316</text:p>
          </table:table-cell>
          <table:table-cell office:value-type="float" office:value="23.42">
            <text:p>23.42</text:p>
          </table:table-cell>
          <table:table-cell office:value-type="float" office:value="23.484">
            <text:p>23.484</text:p>
          </table:table-cell>
          <table:table-cell office:value-type="float" office:value="24.294">
            <text:p>24.294</text:p>
          </table:table-cell>
          <table:table-cell office:value-type="float" office:value="24.358">
            <text:p>24.358</text:p>
          </table:table-cell>
          <table:table-cell office:value-type="float" office:value="24.216">
            <text:p>24.216</text:p>
          </table:table-cell>
          <table:table-cell office:value-type="float" office:value="24.814">
            <text:p>24.814</text:p>
          </table:table-cell>
          <table:table-cell office:value-type="float" office:value="25.5">
            <text:p>25.5</text:p>
          </table:table-cell>
          <table:table-cell office:value-type="float" office:value="23.274">
            <text:p>23.274</text:p>
          </table:table-cell>
          <table:table-cell office:value-type="float" office:value="23.42">
            <text:p>23.42</text:p>
          </table:table-cell>
          <table:table-cell office:value-type="float" office:value="23.476">
            <text:p>23.476</text:p>
          </table:table-cell>
          <table:table-cell office:value-type="float" office:value="23.528">
            <text:p>23.528</text:p>
          </table:table-cell>
          <table:table-cell office:value-type="float" office:value="24.456">
            <text:p>24.456</text:p>
          </table:table-cell>
          <table:table-cell office:value-type="float" office:value="24.656">
            <text:p>24.656</text:p>
          </table:table-cell>
          <table:table-cell office:value-type="float" office:value="24.466">
            <text:p>24.466</text:p>
          </table:table-cell>
          <table:table-cell office:value-type="float" office:value="26.008">
            <text:p>26.008</text:p>
          </table:table-cell>
          <table:table-cell office:value-type="float" office:value="27.426">
            <text:p>27.426</text:p>
          </table:table-cell>
          <table:table-cell office:value-type="float" office:value="29.878">
            <text:p>29.878</text:p>
          </table:table-cell>
          <table:table-cell office:value-type="float" office:value="29.786">
            <text:p>29.786</text:p>
          </table:table-cell>
          <table:table-cell office:value-type="float" office:value="28.538">
            <text:p>28.538</text:p>
          </table:table-cell>
          <table:table-cell office:value-type="float" office:value="30.3">
            <text:p>30.3</text:p>
          </table:table-cell>
          <table:table-cell office:value-type="float" office:value="30.75">
            <text:p>30.75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table:number-columns-repeated="5" office:value-type="float" office:value="0.6875">
            <text:p>0.6875</text:p>
          </table:table-cell>
          <table:table-cell table:number-columns-repeated="30" office:value-type="float" office:value="0.8125">
            <text:p>0.8125</text:p>
          </table:table-cell>
          <table:table-cell table:number-columns-repeated="16" office:value-type="float" office:value="0.875">
            <text:p>0.875</text:p>
          </table:table-cell>
          <table:table-cell/>
          <table:table-cell office:value-type="float" office:value="6">
            <text:p>6</text:p>
          </table:table-cell>
          <table:table-cell office:value-type="float" office:value="28.374">
            <text:p>28.374</text:p>
          </table:table-cell>
          <table:table-cell office:value-type="float" office:value="28.85">
            <text:p>28.85</text:p>
          </table:table-cell>
          <table:table-cell office:value-type="float" office:value="28.438">
            <text:p>28.438</text:p>
          </table:table-cell>
          <table:table-cell office:value-type="float" office:value="28.364">
            <text:p>28.364</text:p>
          </table:table-cell>
          <table:table-cell office:value-type="float" office:value="28.682">
            <text:p>28.682</text:p>
          </table:table-cell>
          <table:table-cell office:value-type="float" office:value="30.056">
            <text:p>30.056</text:p>
          </table:table-cell>
          <table:table-cell office:value-type="float" office:value="30.26">
            <text:p>30.26</text:p>
          </table:table-cell>
          <table:table-cell office:value-type="float" office:value="30.382">
            <text:p>30.382</text:p>
          </table:table-cell>
          <table:table-cell office:value-type="float" office:value="30.024">
            <text:p>30.024</text:p>
          </table:table-cell>
          <table:table-cell office:value-type="float" office:value="30.726">
            <text:p>30.726</text:p>
          </table:table-cell>
          <table:table-cell office:value-type="float" office:value="30.744">
            <text:p>30.744</text:p>
          </table:table-cell>
          <table:table-cell office:value-type="float" office:value="31.278">
            <text:p>31.278</text:p>
          </table:table-cell>
          <table:table-cell office:value-type="float" office:value="32.682">
            <text:p>32.682</text:p>
          </table:table-cell>
          <table:table-cell office:value-type="float" office:value="32.416">
            <text:p>32.416</text:p>
          </table:table-cell>
          <table:table-cell office:value-type="float" office:value="34.696">
            <text:p>34.696</text:p>
          </table:table-cell>
          <table:table-cell office:value-type="float" office:value="36.844">
            <text:p>36.844</text:p>
          </table:table-cell>
          <table:table-cell office:value-type="float" office:value="38.452">
            <text:p>38.452</text:p>
          </table:table-cell>
          <table:table-cell office:value-type="float" office:value="41.164">
            <text:p>41.164</text:p>
          </table:table-cell>
          <table:table-cell office:value-type="float" office:value="40.052">
            <text:p>40.052</text:p>
          </table:table-cell>
          <table:table-cell office:value-type="float" office:value="40.59">
            <text:p>40.59</text:p>
          </table:table-cell>
          <table:table-cell office:value-type="float" office:value="45.078">
            <text:p>45.078</text:p>
          </table:table-cell>
          <table:table-cell office:value-type="float" office:value="46.37">
            <text:p>46.37</text:p>
          </table:table-cell>
          <table:table-cell office:value-type="float" office:value="46.558">
            <text:p>46.558</text:p>
          </table:table-cell>
          <table:table-cell office:value-type="float" office:value="48.288">
            <text:p>48.288</text:p>
          </table:table-cell>
          <table:table-cell office:value-type="float" office:value="47.346">
            <text:p>47.346</text:p>
          </table:table-cell>
          <table:table-cell office:value-type="float" office:value="50.53">
            <text:p>50.53</text:p>
          </table:table-cell>
          <table:table-cell office:value-type="float" office:value="51.032">
            <text:p>51.032</text:p>
          </table:table-cell>
          <table:table-cell office:value-type="float" office:value="50.18">
            <text:p>50.18</text:p>
          </table:table-cell>
          <table:table-cell office:value-type="float" office:value="50.728">
            <text:p>50.728</text:p>
          </table:table-cell>
          <table:table-cell office:value-type="float" office:value="51.872">
            <text:p>51.872</text:p>
          </table:table-cell>
          <table:table-cell office:value-type="float" office:value="52.074">
            <text:p>52.074</text:p>
          </table:table-cell>
          <table:table-cell office:value-type="float" office:value="54.252">
            <text:p>54.252</text:p>
          </table:table-cell>
          <table:table-cell office:value-type="float" office:value="55.086">
            <text:p>55.086</text:p>
          </table:table-cell>
          <table:table-cell office:value-type="float" office:value="58.236">
            <text:p>58.236</text:p>
          </table:table-cell>
          <table:table-cell office:value-type="float" office:value="58.43">
            <text:p>58.43</text:p>
          </table:table-cell>
          <table:table-cell office:value-type="float" office:value="59.922">
            <text:p>59.922</text:p>
          </table:table-cell>
          <table:table-cell office:value-type="float" office:value="60.532">
            <text:p>60.532</text:p>
          </table:table-cell>
          <table:table-cell office:value-type="float" office:value="65.14">
            <text:p>65.14</text:p>
          </table:table-cell>
          <table:table-cell office:value-type="float" office:value="68.368">
            <text:p>68.368</text:p>
          </table:table-cell>
          <table:table-cell office:value-type="float" office:value="72.122">
            <text:p>72.122</text:p>
          </table:table-cell>
          <table:table-cell office:value-type="float" office:value="74.318">
            <text:p>74.318</text:p>
          </table:table-cell>
          <table:table-cell office:value-type="float" office:value="72.758">
            <text:p>72.758</text:p>
          </table:table-cell>
          <table:table-cell office:value-type="float" office:value="77.368">
            <text:p>77.368</text:p>
          </table:table-cell>
          <table:table-cell office:value-type="float" office:value="80.458">
            <text:p>80.458</text:p>
          </table:table-cell>
          <table:table-cell office:value-type="float" office:value="78.474">
            <text:p>78.474</text:p>
          </table:table-cell>
          <table:table-cell office:value-type="float" office:value="83.528">
            <text:p>83.528</text:p>
          </table:table-cell>
          <table:table-cell office:value-type="float" office:value="82.294">
            <text:p>82.294</text:p>
          </table:table-cell>
          <table:table-cell office:value-type="float" office:value="87.372">
            <text:p>87.372</text:p>
          </table:table-cell>
          <table:table-cell office:value-type="float" office:value="92.61">
            <text:p>92.61</text:p>
          </table:table-cell>
          <table:table-cell office:value-type="float" office:value="97.884">
            <text:p>97.884</text:p>
          </table:table-cell>
          <table:table-cell office:value-type="float" office:value="99.782">
            <text:p>99.7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875">
            <text:p>0.6875</text:p>
          </table:table-cell>
          <table:table-cell table:number-columns-repeated="17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 table:number-columns-repeated="6" office:value-type="float" office:value="0.9375">
            <text:p>0.9375</text:p>
          </table:table-cell>
          <table:table-cell table:number-columns-repeated="12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26.24">
            <text:p>26.24</text:p>
          </table:table-cell>
          <table:table-cell office:value-type="float" office:value="25.656">
            <text:p>25.656</text:p>
          </table:table-cell>
          <table:table-cell office:value-type="float" office:value="25.536">
            <text:p>25.536</text:p>
          </table:table-cell>
          <table:table-cell office:value-type="float" office:value="25.266">
            <text:p>25.266</text:p>
          </table:table-cell>
          <table:table-cell office:value-type="float" office:value="25.334">
            <text:p>25.334</text:p>
          </table:table-cell>
          <table:table-cell office:value-type="float" office:value="24.852">
            <text:p>24.852</text:p>
          </table:table-cell>
          <table:table-cell office:value-type="float" office:value="25.572">
            <text:p>25.572</text:p>
          </table:table-cell>
          <table:table-cell office:value-type="float" office:value="25.436">
            <text:p>25.436</text:p>
          </table:table-cell>
          <table:table-cell office:value-type="float" office:value="25.302">
            <text:p>25.302</text:p>
          </table:table-cell>
          <table:table-cell office:value-type="float" office:value="24.56">
            <text:p>24.56</text:p>
          </table:table-cell>
          <table:table-cell office:value-type="float" office:value="25.292">
            <text:p>25.292</text:p>
          </table:table-cell>
          <table:table-cell office:value-type="float" office:value="24.498">
            <text:p>24.498</text:p>
          </table:table-cell>
          <table:table-cell office:value-type="float" office:value="24.536">
            <text:p>24.536</text:p>
          </table:table-cell>
          <table:table-cell office:value-type="float" office:value="25.036">
            <text:p>25.036</text:p>
          </table:table-cell>
          <table:table-cell office:value-type="float" office:value="24.712">
            <text:p>24.712</text:p>
          </table:table-cell>
          <table:table-cell office:value-type="float" office:value="25.55">
            <text:p>25.55</text:p>
          </table:table-cell>
          <table:table-cell office:value-type="float" office:value="27.39">
            <text:p>27.39</text:p>
          </table:table-cell>
          <table:table-cell office:value-type="float" office:value="26.702">
            <text:p>26.702</text:p>
          </table:table-cell>
          <table:table-cell office:value-type="float" office:value="26.122">
            <text:p>26.122</text:p>
          </table:table-cell>
          <table:table-cell office:value-type="float" office:value="25.894">
            <text:p>25.894</text:p>
          </table:table-cell>
          <table:table-cell office:value-type="float" office:value="26.736">
            <text:p>26.736</text:p>
          </table:table-cell>
          <table:table-cell office:value-type="float" office:value="27.092">
            <text:p>27.092</text:p>
          </table:table-cell>
          <table:table-cell office:value-type="float" office:value="27.428">
            <text:p>27.428</text:p>
          </table:table-cell>
          <table:table-cell office:value-type="float" office:value="30.49">
            <text:p>30.49</text:p>
          </table:table-cell>
          <table:table-cell office:value-type="float" office:value="30.992">
            <text:p>30.992</text:p>
          </table:table-cell>
          <table:table-cell office:value-type="float" office:value="31.87">
            <text:p>31.87</text:p>
          </table:table-cell>
          <table:table-cell office:value-type="float" office:value="31.832">
            <text:p>31.832</text:p>
          </table:table-cell>
          <table:table-cell office:value-type="float" office:value="32.23">
            <text:p>32.23</text:p>
          </table:table-cell>
          <table:table-cell office:value-type="float" office:value="33.424">
            <text:p>33.424</text:p>
          </table:table-cell>
          <table:table-cell office:value-type="float" office:value="33.972">
            <text:p>33.972</text:p>
          </table:table-cell>
          <table:table-cell office:value-type="float" office:value="35.412">
            <text:p>35.412</text:p>
          </table:table-cell>
          <table:table-cell office:value-type="float" office:value="35.146">
            <text:p>35.146</text:p>
          </table:table-cell>
          <table:table-cell office:value-type="float" office:value="36.162">
            <text:p>36.162</text:p>
          </table:table-cell>
          <table:table-cell office:value-type="float" office:value="35.292">
            <text:p>35.292</text:p>
          </table:table-cell>
          <table:table-cell office:value-type="float" office:value="35.938">
            <text:p>35.938</text:p>
          </table:table-cell>
          <table:table-cell office:value-type="float" office:value="35.95">
            <text:p>35.95</text:p>
          </table:table-cell>
          <table:table-cell office:value-type="float" office:value="36.678">
            <text:p>36.678</text:p>
          </table:table-cell>
          <table:table-cell office:value-type="float" office:value="38.21">
            <text:p>38.21</text:p>
          </table:table-cell>
          <table:table-cell office:value-type="float" office:value="37.1">
            <text:p>37.1</text:p>
          </table:table-cell>
          <table:table-cell office:value-type="float" office:value="35.368">
            <text:p>35.36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number-columns-repeated="20" office:value-type="float" office:value="0.6875">
            <text:p>0.6875</text:p>
          </table:table-cell>
          <table:table-cell table:number-columns-repeated="31" office:value-type="float" office:value="0.8125">
            <text:p>0.8125</text:p>
          </table:table-cell>
          <table:table-cell/>
          <table:table-cell office:value-type="float" office:value="8">
            <text:p>8</text:p>
          </table:table-cell>
          <table:table-cell office:value-type="float" office:value="27.088">
            <text:p>27.088</text:p>
          </table:table-cell>
          <table:table-cell office:value-type="float" office:value="27.372">
            <text:p>27.372</text:p>
          </table:table-cell>
          <table:table-cell office:value-type="float" office:value="27.726">
            <text:p>27.726</text:p>
          </table:table-cell>
          <table:table-cell office:value-type="float" office:value="27.88">
            <text:p>27.88</text:p>
          </table:table-cell>
          <table:table-cell office:value-type="float" office:value="28.048">
            <text:p>28.048</text:p>
          </table:table-cell>
          <table:table-cell office:value-type="float" office:value="28.284">
            <text:p>28.284</text:p>
          </table:table-cell>
          <table:table-cell office:value-type="float" office:value="29.646">
            <text:p>29.646</text:p>
          </table:table-cell>
          <table:table-cell office:value-type="float" office:value="30.106">
            <text:p>30.106</text:p>
          </table:table-cell>
          <table:table-cell office:value-type="float" office:value="30.224">
            <text:p>30.224</text:p>
          </table:table-cell>
          <table:table-cell office:value-type="float" office:value="30.966">
            <text:p>30.966</text:p>
          </table:table-cell>
          <table:table-cell office:value-type="float" office:value="31">
            <text:p>31</text:p>
          </table:table-cell>
          <table:table-cell office:value-type="float" office:value="30.61">
            <text:p>30.61</text:p>
          </table:table-cell>
          <table:table-cell office:value-type="float" office:value="30.456">
            <text:p>30.456</text:p>
          </table:table-cell>
          <table:table-cell office:value-type="float" office:value="30.902">
            <text:p>30.902</text:p>
          </table:table-cell>
          <table:table-cell office:value-type="float" office:value="31.802">
            <text:p>31.802</text:p>
          </table:table-cell>
          <table:table-cell office:value-type="float" office:value="31.982">
            <text:p>31.982</text:p>
          </table:table-cell>
          <table:table-cell office:value-type="float" office:value="32.552">
            <text:p>32.552</text:p>
          </table:table-cell>
          <table:table-cell office:value-type="float" office:value="30.286">
            <text:p>30.286</text:p>
          </table:table-cell>
          <table:table-cell office:value-type="float" office:value="31.064">
            <text:p>31.064</text:p>
          </table:table-cell>
          <table:table-cell office:value-type="float" office:value="30.002">
            <text:p>30.002</text:p>
          </table:table-cell>
          <table:table-cell office:value-type="float" office:value="27.982">
            <text:p>27.982</text:p>
          </table:table-cell>
          <table:table-cell office:value-type="float" office:value="29.478">
            <text:p>29.478</text:p>
          </table:table-cell>
          <table:table-cell office:value-type="float" office:value="29.04">
            <text:p>29.04</text:p>
          </table:table-cell>
          <table:table-cell office:value-type="float" office:value="29.738">
            <text:p>29.738</text:p>
          </table:table-cell>
          <table:table-cell office:value-type="float" office:value="28.712">
            <text:p>28.712</text:p>
          </table:table-cell>
          <table:table-cell office:value-type="float" office:value="29.088">
            <text:p>29.088</text:p>
          </table:table-cell>
          <table:table-cell office:value-type="float" office:value="30.798">
            <text:p>30.798</text:p>
          </table:table-cell>
          <table:table-cell office:value-type="float" office:value="31.562">
            <text:p>31.562</text:p>
          </table:table-cell>
          <table:table-cell office:value-type="float" office:value="32.67">
            <text:p>32.67</text:p>
          </table:table-cell>
          <table:table-cell office:value-type="float" office:value="33.384">
            <text:p>33.384</text:p>
          </table:table-cell>
          <table:table-cell office:value-type="float" office:value="36.01">
            <text:p>36.01</text:p>
          </table:table-cell>
          <table:table-cell office:value-type="float" office:value="36.094">
            <text:p>36.094</text:p>
          </table:table-cell>
          <table:table-cell office:value-type="float" office:value="37.296">
            <text:p>37.296</text:p>
          </table:table-cell>
          <table:table-cell office:value-type="float" office:value="37.678">
            <text:p>37.678</text:p>
          </table:table-cell>
          <table:table-cell office:value-type="float" office:value="41.51">
            <text:p>41.51</text:p>
          </table:table-cell>
          <table:table-cell office:value-type="float" office:value="41.41">
            <text:p>41.41</text:p>
          </table:table-cell>
          <table:table-cell office:value-type="float" office:value="42.504">
            <text:p>42.504</text:p>
          </table:table-cell>
          <table:table-cell office:value-type="float" office:value="42.962">
            <text:p>42.962</text:p>
          </table:table-cell>
          <table:table-cell office:value-type="float" office:value="45.028">
            <text:p>45.028</text:p>
          </table:table-cell>
          <table:table-cell office:value-type="float" office:value="43.28">
            <text:p>43.28</text:p>
          </table:table-cell>
          <table:table-cell office:value-type="float" office:value="41.992">
            <text:p>41.992</text:p>
          </table:table-cell>
          <table:table-cell office:value-type="float" office:value="41.96">
            <text:p>41.96</text:p>
          </table:table-cell>
          <table:table-cell office:value-type="float" office:value="42.858">
            <text:p>42.858</text:p>
          </table:table-cell>
          <table:table-cell office:value-type="float" office:value="43.656">
            <text:p>43.656</text:p>
          </table:table-cell>
          <table:table-cell office:value-type="float" office:value="44.192">
            <text:p>44.192</text:p>
          </table:table-cell>
          <table:table-cell office:value-type="float" office:value="45.084">
            <text:p>45.084</text:p>
          </table:table-cell>
          <table:table-cell office:value-type="float" office:value="47.908">
            <text:p>47.908</text:p>
          </table:table-cell>
          <table:table-cell office:value-type="float" office:value="51.442">
            <text:p>51.442</text:p>
          </table:table-cell>
          <table:table-cell office:value-type="float" office:value="51.806">
            <text:p>51.806</text:p>
          </table:table-cell>
          <table:table-cell office:value-type="float" office:value="53.398">
            <text:p>53.398</text:p>
          </table:table-cell>
          <table:table-cell office:value-type="float" office:value="52.172">
            <text:p>52.17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11" office:value-type="float" office:value="0.6875">
            <text:p>0.6875</text:p>
          </table:table-cell>
          <table:table-cell table:number-columns-repeated="20" office:value-type="float" office:value="0.75">
            <text:p>0.75</text:p>
          </table:table-cell>
          <table:table-cell table:number-columns-repeated="20" office:value-type="float" office:value="0.875">
            <text:p>0.875</text:p>
          </table:table-cell>
          <table:table-cell/>
          <table:table-cell office:value-type="float" office:value="9">
            <text:p>9</text:p>
          </table:table-cell>
          <table:table-cell office:value-type="float" office:value="26.486">
            <text:p>26.486</text:p>
          </table:table-cell>
          <table:table-cell office:value-type="float" office:value="26.8">
            <text:p>26.8</text:p>
          </table:table-cell>
          <table:table-cell office:value-type="float" office:value="27.07">
            <text:p>27.07</text:p>
          </table:table-cell>
          <table:table-cell office:value-type="float" office:value="26.812">
            <text:p>26.812</text:p>
          </table:table-cell>
          <table:table-cell office:value-type="float" office:value="27.59">
            <text:p>27.59</text:p>
          </table:table-cell>
          <table:table-cell office:value-type="float" office:value="27.118">
            <text:p>27.118</text:p>
          </table:table-cell>
          <table:table-cell office:value-type="float" office:value="28.57">
            <text:p>28.57</text:p>
          </table:table-cell>
          <table:table-cell office:value-type="float" office:value="29.714">
            <text:p>29.714</text:p>
          </table:table-cell>
          <table:table-cell office:value-type="float" office:value="30.998">
            <text:p>30.998</text:p>
          </table:table-cell>
          <table:table-cell office:value-type="float" office:value="31.738">
            <text:p>31.738</text:p>
          </table:table-cell>
          <table:table-cell office:value-type="float" office:value="33.094">
            <text:p>33.094</text:p>
          </table:table-cell>
          <table:table-cell office:value-type="float" office:value="35.254">
            <text:p>35.254</text:p>
          </table:table-cell>
          <table:table-cell office:value-type="float" office:value="35.32">
            <text:p>35.32</text:p>
          </table:table-cell>
          <table:table-cell office:value-type="float" office:value="35.084">
            <text:p>35.084</text:p>
          </table:table-cell>
          <table:table-cell office:value-type="float" office:value="36.808">
            <text:p>36.808</text:p>
          </table:table-cell>
          <table:table-cell office:value-type="float" office:value="35.686">
            <text:p>35.686</text:p>
          </table:table-cell>
          <table:table-cell office:value-type="float" office:value="35.304">
            <text:p>35.304</text:p>
          </table:table-cell>
          <table:table-cell office:value-type="float" office:value="37.88">
            <text:p>37.88</text:p>
          </table:table-cell>
          <table:table-cell office:value-type="float" office:value="38.89">
            <text:p>38.89</text:p>
          </table:table-cell>
          <table:table-cell office:value-type="float" office:value="39.462">
            <text:p>39.462</text:p>
          </table:table-cell>
          <table:table-cell office:value-type="float" office:value="40.546">
            <text:p>40.546</text:p>
          </table:table-cell>
          <table:table-cell office:value-type="float" office:value="40.52">
            <text:p>40.52</text:p>
          </table:table-cell>
          <table:table-cell office:value-type="float" office:value="41.252">
            <text:p>41.252</text:p>
          </table:table-cell>
          <table:table-cell office:value-type="float" office:value="40.652">
            <text:p>40.652</text:p>
          </table:table-cell>
          <table:table-cell office:value-type="float" office:value="41.128">
            <text:p>41.128</text:p>
          </table:table-cell>
          <table:table-cell office:value-type="float" office:value="41.966">
            <text:p>41.966</text:p>
          </table:table-cell>
          <table:table-cell office:value-type="float" office:value="42.76">
            <text:p>42.76</text:p>
          </table:table-cell>
          <table:table-cell office:value-type="float" office:value="40.712">
            <text:p>40.712</text:p>
          </table:table-cell>
          <table:table-cell office:value-type="float" office:value="40.292">
            <text:p>40.292</text:p>
          </table:table-cell>
          <table:table-cell office:value-type="float" office:value="40.166">
            <text:p>40.166</text:p>
          </table:table-cell>
          <table:table-cell office:value-type="float" office:value="41.352">
            <text:p>41.352</text:p>
          </table:table-cell>
          <table:table-cell office:value-type="float" office:value="42.252">
            <text:p>42.252</text:p>
          </table:table-cell>
          <table:table-cell office:value-type="float" office:value="40.424">
            <text:p>40.424</text:p>
          </table:table-cell>
          <table:table-cell office:value-type="float" office:value="41.084">
            <text:p>41.084</text:p>
          </table:table-cell>
          <table:table-cell office:value-type="float" office:value="42.632">
            <text:p>42.632</text:p>
          </table:table-cell>
          <table:table-cell office:value-type="float" office:value="41.496">
            <text:p>41.496</text:p>
          </table:table-cell>
          <table:table-cell office:value-type="float" office:value="41.084">
            <text:p>41.084</text:p>
          </table:table-cell>
          <table:table-cell office:value-type="float" office:value="39.6">
            <text:p>39.6</text:p>
          </table:table-cell>
          <table:table-cell office:value-type="float" office:value="39.084">
            <text:p>39.084</text:p>
          </table:table-cell>
          <table:table-cell office:value-type="float" office:value="37.678">
            <text:p>37.678</text:p>
          </table:table-cell>
          <table:table-cell office:value-type="float" office:value="36.78">
            <text:p>36.78</text:p>
          </table:table-cell>
          <table:table-cell office:value-type="float" office:value="37.556">
            <text:p>37.556</text:p>
          </table:table-cell>
          <table:table-cell office:value-type="float" office:value="38.196">
            <text:p>38.196</text:p>
          </table:table-cell>
          <table:table-cell office:value-type="float" office:value="38.536">
            <text:p>38.536</text:p>
          </table:table-cell>
          <table:table-cell office:value-type="float" office:value="39.93">
            <text:p>39.93</text:p>
          </table:table-cell>
          <table:table-cell office:value-type="float" office:value="40.424">
            <text:p>40.424</text:p>
          </table:table-cell>
          <table:table-cell office:value-type="float" office:value="42.7">
            <text:p>42.7</text:p>
          </table:table-cell>
          <table:table-cell office:value-type="float" office:value="42.312">
            <text:p>42.312</text:p>
          </table:table-cell>
          <table:table-cell office:value-type="float" office:value="43.256">
            <text:p>43.256</text:p>
          </table:table-cell>
          <table:table-cell office:value-type="float" office:value="46.972">
            <text:p>46.972</text:p>
          </table:table-cell>
          <table:table-cell office:value-type="float" office:value="51.944">
            <text:p>51.9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8" office:value-type="float" office:value="0.8125">
            <text:p>0.8125</text:p>
          </table:table-cell>
          <table:table-cell table:number-columns-repeated="36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float" office:value="29.71">
            <text:p>29.71</text:p>
          </table:table-cell>
          <table:table-cell office:value-type="float" office:value="28.854">
            <text:p>28.854</text:p>
          </table:table-cell>
          <table:table-cell office:value-type="float" office:value="27.408">
            <text:p>27.408</text:p>
          </table:table-cell>
          <table:table-cell office:value-type="float" office:value="27.958">
            <text:p>27.958</text:p>
          </table:table-cell>
          <table:table-cell office:value-type="float" office:value="30.41">
            <text:p>30.41</text:p>
          </table:table-cell>
          <table:table-cell office:value-type="float" office:value="29.906">
            <text:p>29.906</text:p>
          </table:table-cell>
          <table:table-cell office:value-type="float" office:value="31.186">
            <text:p>31.186</text:p>
          </table:table-cell>
          <table:table-cell office:value-type="float" office:value="31.068">
            <text:p>31.068</text:p>
          </table:table-cell>
          <table:table-cell office:value-type="float" office:value="32.532">
            <text:p>32.532</text:p>
          </table:table-cell>
          <table:table-cell office:value-type="float" office:value="33.194">
            <text:p>33.194</text:p>
          </table:table-cell>
          <table:table-cell office:value-type="float" office:value="33.768">
            <text:p>33.768</text:p>
          </table:table-cell>
          <table:table-cell office:value-type="float" office:value="34.228">
            <text:p>34.228</text:p>
          </table:table-cell>
          <table:table-cell office:value-type="float" office:value="34.78">
            <text:p>34.78</text:p>
          </table:table-cell>
          <table:table-cell office:value-type="float" office:value="34.47">
            <text:p>34.47</text:p>
          </table:table-cell>
          <table:table-cell office:value-type="float" office:value="35.03">
            <text:p>35.03</text:p>
          </table:table-cell>
          <table:table-cell office:value-type="float" office:value="37.098">
            <text:p>37.098</text:p>
          </table:table-cell>
          <table:table-cell table:number-columns-repeated="35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0.6875">
            <text:p>0.6875</text:p>
          </table:table-cell>
          <table:table-cell table:number-columns-repeated="8" office:value-type="float" office:value="0.875">
            <text:p>0.875</text:p>
          </table:table-cell>
          <table:table-cell table:number-columns-repeated="6" office:value-type="float" office:value="0.9375">
            <text:p>0.9375</text:p>
          </table:table-cell>
          <table:table-cell table:number-columns-repeated="34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float" office:value="24.632">
            <text:p>24.632</text:p>
          </table:table-cell>
          <table:table-cell office:value-type="float" office:value="24.568">
            <text:p>24.568</text:p>
          </table:table-cell>
          <table:table-cell office:value-type="float" office:value="24.606">
            <text:p>24.606</text:p>
          </table:table-cell>
          <table:table-cell office:value-type="float" office:value="25.972">
            <text:p>25.972</text:p>
          </table:table-cell>
          <table:table-cell office:value-type="float" office:value="26.91">
            <text:p>26.91</text:p>
          </table:table-cell>
          <table:table-cell office:value-type="float" office:value="27.596">
            <text:p>27.596</text:p>
          </table:table-cell>
          <table:table-cell office:value-type="float" office:value="29.04">
            <text:p>29.04</text:p>
          </table:table-cell>
          <table:table-cell office:value-type="float" office:value="29.666">
            <text:p>29.666</text:p>
          </table:table-cell>
          <table:table-cell office:value-type="float" office:value="28.644">
            <text:p>28.644</text:p>
          </table:table-cell>
          <table:table-cell office:value-type="float" office:value="28.39">
            <text:p>28.39</text:p>
          </table:table-cell>
          <table:table-cell office:value-type="float" office:value="28.818">
            <text:p>28.818</text:p>
          </table:table-cell>
          <table:table-cell office:value-type="float" office:value="28.284">
            <text:p>28.284</text:p>
          </table:table-cell>
          <table:table-cell office:value-type="float" office:value="29.036">
            <text:p>29.036</text:p>
          </table:table-cell>
          <table:table-cell office:value-type="float" office:value="31.412">
            <text:p>31.412</text:p>
          </table:table-cell>
          <table:table-cell office:value-type="float" office:value="32">
            <text:p>32</text:p>
          </table:table-cell>
          <table:table-cell office:value-type="float" office:value="32.6">
            <text:p>32.6</text:p>
          </table:table-cell>
          <table:table-cell office:value-type="float" office:value="33.096">
            <text:p>33.096</text:p>
          </table:table-cell>
          <table:table-cell office:value-type="float" office:value="34.47">
            <text:p>34.47</text:p>
          </table:table-cell>
          <table:table-cell table:number-columns-repeated="3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875">
            <text:p>0.6875</text:p>
          </table:table-cell>
          <table:table-cell office:value-type="float" office:value="0.75">
            <text:p>0.75</text:p>
          </table:table-cell>
          <table:table-cell table:number-columns-repeated="49" office:value-type="float" office:value="0.8125">
            <text:p>0.8125</text:p>
          </table:table-cell>
          <table:table-cell/>
          <table:table-cell office:value-type="float" office:value="12">
            <text:p>12</text:p>
          </table:table-cell>
          <table:table-cell office:value-type="float" office:value="29.918">
            <text:p>29.918</text:p>
          </table:table-cell>
          <table:table-cell office:value-type="float" office:value="30.45">
            <text:p>30.45</text:p>
          </table:table-cell>
          <table:table-cell office:value-type="float" office:value="32.248">
            <text:p>32.248</text:p>
          </table:table-cell>
          <table:table-cell office:value-type="float" office:value="32.396">
            <text:p>32.396</text:p>
          </table:table-cell>
          <table:table-cell office:value-type="float" office:value="32.22">
            <text:p>32.22</text:p>
          </table:table-cell>
          <table:table-cell office:value-type="float" office:value="32.926">
            <text:p>32.926</text:p>
          </table:table-cell>
          <table:table-cell office:value-type="float" office:value="32.32">
            <text:p>32.32</text:p>
          </table:table-cell>
          <table:table-cell office:value-type="float" office:value="31.116">
            <text:p>31.116</text:p>
          </table:table-cell>
          <table:table-cell office:value-type="float" office:value="30.36">
            <text:p>30.36</text:p>
          </table:table-cell>
          <table:table-cell office:value-type="float" office:value="30.75">
            <text:p>30.75</text:p>
          </table:table-cell>
          <table:table-cell office:value-type="float" office:value="31.776">
            <text:p>31.776</text:p>
          </table:table-cell>
          <table:table-cell office:value-type="float" office:value="32.394">
            <text:p>32.394</text:p>
          </table:table-cell>
          <table:table-cell office:value-type="float" office:value="33.778">
            <text:p>33.778</text:p>
          </table:table-cell>
          <table:table-cell office:value-type="float" office:value="34.798">
            <text:p>34.798</text:p>
          </table:table-cell>
          <table:table-cell office:value-type="float" office:value="34.74">
            <text:p>34.74</text:p>
          </table:table-cell>
          <table:table-cell office:value-type="float" office:value="35.718">
            <text:p>35.718</text:p>
          </table:table-cell>
          <table:table-cell office:value-type="float" office:value="36.95">
            <text:p>36.95</text:p>
          </table:table-cell>
          <table:table-cell office:value-type="float" office:value="38.452">
            <text:p>38.452</text:p>
          </table:table-cell>
          <table:table-cell office:value-type="float" office:value="40.638">
            <text:p>40.638</text:p>
          </table:table-cell>
          <table:table-cell office:value-type="float" office:value="45.46">
            <text:p>45.46</text:p>
          </table:table-cell>
          <table:table-cell office:value-type="float" office:value="46.444">
            <text:p>46.444</text:p>
          </table:table-cell>
          <table:table-cell office:value-type="float" office:value="49.06">
            <text:p>49.06</text:p>
          </table:table-cell>
          <table:table-cell office:value-type="float" office:value="50.34">
            <text:p>50.34</text:p>
          </table:table-cell>
          <table:table-cell office:value-type="float" office:value="52.958">
            <text:p>52.958</text:p>
          </table:table-cell>
          <table:table-cell office:value-type="float" office:value="50.568">
            <text:p>50.568</text:p>
          </table:table-cell>
          <table:table-cell office:value-type="float" office:value="52.932">
            <text:p>52.932</text:p>
          </table:table-cell>
          <table:table-cell office:value-type="float" office:value="55.558">
            <text:p>55.558</text:p>
          </table:table-cell>
          <table:table-cell office:value-type="float" office:value="58.302">
            <text:p>58.302</text:p>
          </table:table-cell>
          <table:table-cell office:value-type="float" office:value="60.87">
            <text:p>60.87</text:p>
          </table:table-cell>
          <table:table-cell office:value-type="float" office:value="62.2">
            <text:p>62.2</text:p>
          </table:table-cell>
          <table:table-cell office:value-type="float" office:value="63.87">
            <text:p>63.87</text:p>
          </table:table-cell>
          <table:table-cell office:value-type="float" office:value="65.22">
            <text:p>65.22</text:p>
          </table:table-cell>
          <table:table-cell office:value-type="float" office:value="65.866">
            <text:p>65.866</text:p>
          </table:table-cell>
          <table:table-cell office:value-type="float" office:value="70.354">
            <text:p>70.354</text:p>
          </table:table-cell>
          <table:table-cell office:value-type="float" office:value="74.498">
            <text:p>74.498</text:p>
          </table:table-cell>
          <table:table-cell office:value-type="float" office:value="75.482">
            <text:p>75.482</text:p>
          </table:table-cell>
          <table:table-cell office:value-type="float" office:value="71.736">
            <text:p>71.736</text:p>
          </table:table-cell>
          <table:table-cell office:value-type="float" office:value="73.886">
            <text:p>73.886</text:p>
          </table:table-cell>
          <table:table-cell office:value-type="float" office:value="76.674">
            <text:p>76.674</text:p>
          </table:table-cell>
          <table:table-cell office:value-type="float" office:value="82.5">
            <text:p>82.5</text:p>
          </table:table-cell>
          <table:table-cell office:value-type="float" office:value="86.708">
            <text:p>86.708</text:p>
          </table:table-cell>
          <table:table-cell office:value-type="float" office:value="88.126">
            <text:p>88.126</text:p>
          </table:table-cell>
          <table:table-cell office:value-type="float" office:value="87.534">
            <text:p>87.534</text:p>
          </table:table-cell>
          <table:table-cell office:value-type="float" office:value="85.672">
            <text:p>85.672</text:p>
          </table:table-cell>
          <table:table-cell office:value-type="float" office:value="83.96">
            <text:p>83.96</text:p>
          </table:table-cell>
          <table:table-cell office:value-type="float" office:value="87.258">
            <text:p>87.258</text:p>
          </table:table-cell>
          <table:table-cell office:value-type="float" office:value="88.772">
            <text:p>88.772</text:p>
          </table:table-cell>
          <table:table-cell office:value-type="float" office:value="93.528">
            <text:p>93.528</text:p>
          </table:table-cell>
          <table:table-cell office:value-type="float" office:value="102.198">
            <text:p>102.198</text:p>
          </table:table-cell>
          <table:table-cell office:value-type="float" office:value="110.172">
            <text:p>110.172</text:p>
          </table:table-cell>
          <table:table-cell office:value-type="float" office:value="111.158">
            <text:p>111.1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125">
            <text:p>0.8125</text:p>
          </table:table-cell>
          <table:table-cell table:number-columns-repeated="4" office:value-type="float" office:value="0.875">
            <text:p>0.875</text:p>
          </table:table-cell>
          <table:table-cell table:number-columns-repeated="46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float" office:value="28.662">
            <text:p>28.662</text:p>
          </table:table-cell>
          <table:table-cell office:value-type="float" office:value="28.364">
            <text:p>28.364</text:p>
          </table:table-cell>
          <table:table-cell office:value-type="float" office:value="28.456">
            <text:p>28.456</text:p>
          </table:table-cell>
          <table:table-cell office:value-type="float" office:value="28.544">
            <text:p>28.544</text:p>
          </table:table-cell>
          <table:table-cell office:value-type="float" office:value="29.266">
            <text:p>29.266</text:p>
          </table:table-cell>
          <table:table-cell office:value-type="float" office:value="27.784">
            <text:p>27.784</text:p>
          </table:table-cell>
          <table:table-cell table:number-columns-repeated="4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5" office:value-type="float" office:value="0.875">
            <text:p>0.875</text:p>
          </table:table-cell>
          <table:table-cell table:number-columns-repeated="40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float" office:value="28.554">
            <text:p>28.554</text:p>
          </table:table-cell>
          <table:table-cell office:value-type="float" office:value="28.788">
            <text:p>28.788</text:p>
          </table:table-cell>
          <table:table-cell office:value-type="float" office:value="28.374">
            <text:p>28.374</text:p>
          </table:table-cell>
          <table:table-cell office:value-type="float" office:value="28.206">
            <text:p>28.206</text:p>
          </table:table-cell>
          <table:table-cell office:value-type="float" office:value="28.692">
            <text:p>28.692</text:p>
          </table:table-cell>
          <table:table-cell office:value-type="float" office:value="29.112">
            <text:p>29.112</text:p>
          </table:table-cell>
          <table:table-cell office:value-type="float" office:value="29.33">
            <text:p>29.33</text:p>
          </table:table-cell>
          <table:table-cell office:value-type="float" office:value="30.418">
            <text:p>30.418</text:p>
          </table:table-cell>
          <table:table-cell office:value-type="float" office:value="31.488">
            <text:p>31.488</text:p>
          </table:table-cell>
          <table:table-cell office:value-type="float" office:value="30.324">
            <text:p>30.324</text:p>
          </table:table-cell>
          <table:table-cell office:value-type="float" office:value="30.38">
            <text:p>30.38</text:p>
          </table:table-cell>
          <table:table-cell office:value-type="float" office:value="29.574">
            <text:p>29.574</text:p>
          </table:table-cell>
          <table:table-cell table:number-columns-repeated="39"/>
        </table:table-row>
        <table:table-row table:style-name="ro1">
          <table:table-cell office:value-type="float" office:value="15">
            <text:p>15</text:p>
          </table:table-cell>
          <table:table-cell table:number-columns-repeated="5" office:value-type="float" office:value="0.6875">
            <text:p>0.6875</text:p>
          </table:table-cell>
          <table:table-cell table:number-columns-repeated="14" office:value-type="float" office:value="0.75">
            <text:p>0.75</text:p>
          </table:table-cell>
          <table:table-cell office:value-type="float" office:value="0.8125">
            <text:p>0.8125</text:p>
          </table:table-cell>
          <table:table-cell table:number-columns-repeated="31" office:value-type="float" office:value="0.875">
            <text:p>0.875</text:p>
          </table:table-cell>
          <table:table-cell/>
          <table:table-cell office:value-type="float" office:value="15">
            <text:p>15</text:p>
          </table:table-cell>
          <table:table-cell office:value-type="float" office:value="24.808">
            <text:p>24.808</text:p>
          </table:table-cell>
          <table:table-cell office:value-type="float" office:value="24.02">
            <text:p>24.02</text:p>
          </table:table-cell>
          <table:table-cell office:value-type="float" office:value="24.28">
            <text:p>24.28</text:p>
          </table:table-cell>
          <table:table-cell office:value-type="float" office:value="23.396">
            <text:p>23.396</text:p>
          </table:table-cell>
          <table:table-cell office:value-type="float" office:value="23.874">
            <text:p>23.874</text:p>
          </table:table-cell>
          <table:table-cell office:value-type="float" office:value="24.004">
            <text:p>24.004</text:p>
          </table:table-cell>
          <table:table-cell office:value-type="float" office:value="23.34">
            <text:p>23.34</text:p>
          </table:table-cell>
          <table:table-cell office:value-type="float" office:value="24.29">
            <text:p>24.29</text:p>
          </table:table-cell>
          <table:table-cell office:value-type="float" office:value="25.684">
            <text:p>25.684</text:p>
          </table:table-cell>
          <table:table-cell office:value-type="float" office:value="25.338">
            <text:p>25.338</text:p>
          </table:table-cell>
          <table:table-cell office:value-type="float" office:value="24.624">
            <text:p>24.624</text:p>
          </table:table-cell>
          <table:table-cell office:value-type="float" office:value="24.588">
            <text:p>24.588</text:p>
          </table:table-cell>
          <table:table-cell office:value-type="float" office:value="24.998">
            <text:p>24.998</text:p>
          </table:table-cell>
          <table:table-cell office:value-type="float" office:value="25.222">
            <text:p>25.222</text:p>
          </table:table-cell>
          <table:table-cell office:value-type="float" office:value="26.218">
            <text:p>26.218</text:p>
          </table:table-cell>
          <table:table-cell office:value-type="float" office:value="26.956">
            <text:p>26.956</text:p>
          </table:table-cell>
          <table:table-cell office:value-type="float" office:value="27.146">
            <text:p>27.146</text:p>
          </table:table-cell>
          <table:table-cell office:value-type="float" office:value="29.08">
            <text:p>29.08</text:p>
          </table:table-cell>
          <table:table-cell office:value-type="float" office:value="29.39">
            <text:p>29.39</text:p>
          </table:table-cell>
          <table:table-cell office:value-type="float" office:value="29.126">
            <text:p>29.126</text:p>
          </table:table-cell>
          <table:table-cell office:value-type="float" office:value="28.49">
            <text:p>28.49</text:p>
          </table:table-cell>
          <table:table-cell office:value-type="float" office:value="29.634">
            <text:p>29.634</text:p>
          </table:table-cell>
          <table:table-cell office:value-type="float" office:value="31.266">
            <text:p>31.266</text:p>
          </table:table-cell>
          <table:table-cell office:value-type="float" office:value="32.026">
            <text:p>32.026</text:p>
          </table:table-cell>
          <table:table-cell office:value-type="float" office:value="32.852">
            <text:p>32.852</text:p>
          </table:table-cell>
          <table:table-cell office:value-type="float" office:value="34.178">
            <text:p>34.178</text:p>
          </table:table-cell>
          <table:table-cell office:value-type="float" office:value="37.198">
            <text:p>37.198</text:p>
          </table:table-cell>
          <table:table-cell office:value-type="float" office:value="37.304">
            <text:p>37.304</text:p>
          </table:table-cell>
          <table:table-cell office:value-type="float" office:value="38.306">
            <text:p>38.306</text:p>
          </table:table-cell>
          <table:table-cell office:value-type="float" office:value="37.182">
            <text:p>37.182</text:p>
          </table:table-cell>
          <table:table-cell office:value-type="float" office:value="39.062">
            <text:p>39.062</text:p>
          </table:table-cell>
          <table:table-cell office:value-type="float" office:value="41.106">
            <text:p>41.106</text:p>
          </table:table-cell>
          <table:table-cell office:value-type="float" office:value="43.638">
            <text:p>43.638</text:p>
          </table:table-cell>
          <table:table-cell office:value-type="float" office:value="43.804">
            <text:p>43.804</text:p>
          </table:table-cell>
          <table:table-cell office:value-type="float" office:value="47.198">
            <text:p>47.198</text:p>
          </table:table-cell>
          <table:table-cell office:value-type="float" office:value="50.206">
            <text:p>50.206</text:p>
          </table:table-cell>
          <table:table-cell office:value-type="float" office:value="56.108">
            <text:p>56.108</text:p>
          </table:table-cell>
          <table:table-cell office:value-type="float" office:value="61.39">
            <text:p>61.39</text:p>
          </table:table-cell>
          <table:table-cell office:value-type="float" office:value="64.148">
            <text:p>64.148</text:p>
          </table:table-cell>
          <table:table-cell office:value-type="float" office:value="66.508">
            <text:p>66.508</text:p>
          </table:table-cell>
          <table:table-cell office:value-type="float" office:value="70.034">
            <text:p>70.034</text:p>
          </table:table-cell>
          <table:table-cell office:value-type="float" office:value="72.666">
            <text:p>72.666</text:p>
          </table:table-cell>
          <table:table-cell office:value-type="float" office:value="75.18">
            <text:p>75.18</text:p>
          </table:table-cell>
          <table:table-cell office:value-type="float" office:value="79.18">
            <text:p>79.18</text:p>
          </table:table-cell>
          <table:table-cell office:value-type="float" office:value="83.588">
            <text:p>83.588</text:p>
          </table:table-cell>
          <table:table-cell office:value-type="float" office:value="88.878">
            <text:p>88.878</text:p>
          </table:table-cell>
          <table:table-cell office:value-type="float" office:value="98.04">
            <text:p>98.04</text:p>
          </table:table-cell>
          <table:table-cell office:value-type="float" office:value="103.206">
            <text:p>103.206</text:p>
          </table:table-cell>
          <table:table-cell office:value-type="float" office:value="108.536">
            <text:p>108.536</text:p>
          </table:table-cell>
          <table:table-cell office:value-type="float" office:value="111.988">
            <text:p>111.988</text:p>
          </table:table-cell>
          <table:table-cell office:value-type="float" office:value="120.452">
            <text:p>120.4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12" office:value-type="float" office:value="0.875">
            <text:p>0.875</text:p>
          </table:table-cell>
          <table:table-cell table:number-columns-repeated="2" office:value-type="float" office:value="0.9375">
            <text:p>0.9375</text:p>
          </table:table-cell>
          <table:table-cell table:number-columns-repeated="37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float" office:value="30.132">
            <text:p>30.132</text:p>
          </table:table-cell>
          <table:table-cell office:value-type="float" office:value="30.718">
            <text:p>30.718</text:p>
          </table:table-cell>
          <table:table-cell office:value-type="float" office:value="31.454">
            <text:p>31.454</text:p>
          </table:table-cell>
          <table:table-cell office:value-type="float" office:value="31.638">
            <text:p>31.638</text:p>
          </table:table-cell>
          <table:table-cell office:value-type="float" office:value="33.754">
            <text:p>33.754</text:p>
          </table:table-cell>
          <table:table-cell office:value-type="float" office:value="35.31">
            <text:p>35.31</text:p>
          </table:table-cell>
          <table:table-cell office:value-type="float" office:value="36.696">
            <text:p>36.696</text:p>
          </table:table-cell>
          <table:table-cell office:value-type="float" office:value="37.284">
            <text:p>37.284</text:p>
          </table:table-cell>
          <table:table-cell office:value-type="float" office:value="37.686">
            <text:p>37.686</text:p>
          </table:table-cell>
          <table:table-cell office:value-type="float" office:value="38.914">
            <text:p>38.914</text:p>
          </table:table-cell>
          <table:table-cell office:value-type="float" office:value="41.394">
            <text:p>41.394</text:p>
          </table:table-cell>
          <table:table-cell office:value-type="float" office:value="40.598">
            <text:p>40.598</text:p>
          </table:table-cell>
          <table:table-cell office:value-type="float" office:value="44.402">
            <text:p>44.402</text:p>
          </table:table-cell>
          <table:table-cell office:value-type="float" office:value="45.12">
            <text:p>45.12</text:p>
          </table:table-cell>
          <table:table-cell office:value-type="float" office:value="42.86">
            <text:p>42.86</text:p>
          </table:table-cell>
          <table:table-cell table:number-columns-repeated="36"/>
        </table:table-row>
        <table:table-row table:style-name="ro1">
          <table:table-cell office:value-type="float" office:value="17">
            <text:p>17</text:p>
          </table:table-cell>
          <table:table-cell table:number-columns-repeated="6" office:value-type="float" office:value="0.6875">
            <text:p>0.6875</text:p>
          </table:table-cell>
          <table:table-cell office:value-type="float" office:value="0.8125">
            <text:p>0.8125</text:p>
          </table:table-cell>
          <table:table-cell table:number-columns-repeated="3" office:value-type="float" office:value="0.875">
            <text:p>0.875</text:p>
          </table:table-cell>
          <table:table-cell table:number-columns-repeated="10" office:value-type="float" office:value="0.9375">
            <text:p>0.937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17">
            <text:p>17</text:p>
          </table:table-cell>
          <table:table-cell office:value-type="float" office:value="25.886">
            <text:p>25.886</text:p>
          </table:table-cell>
          <table:table-cell office:value-type="float" office:value="25.75">
            <text:p>25.75</text:p>
          </table:table-cell>
          <table:table-cell office:value-type="float" office:value="24.796">
            <text:p>24.796</text:p>
          </table:table-cell>
          <table:table-cell office:value-type="float" office:value="24.034">
            <text:p>24.034</text:p>
          </table:table-cell>
          <table:table-cell office:value-type="float" office:value="23.398">
            <text:p>23.398</text:p>
          </table:table-cell>
          <table:table-cell office:value-type="float" office:value="23.746">
            <text:p>23.746</text:p>
          </table:table-cell>
          <table:table-cell office:value-type="float" office:value="23.588">
            <text:p>23.588</text:p>
          </table:table-cell>
          <table:table-cell office:value-type="float" office:value="23.76">
            <text:p>23.76</text:p>
          </table:table-cell>
          <table:table-cell office:value-type="float" office:value="23.5">
            <text:p>23.5</text:p>
          </table:table-cell>
          <table:table-cell office:value-type="float" office:value="24.972">
            <text:p>24.972</text:p>
          </table:table-cell>
          <table:table-cell office:value-type="float" office:value="25.16">
            <text:p>25.16</text:p>
          </table:table-cell>
          <table:table-cell office:value-type="float" office:value="25.148">
            <text:p>25.148</text:p>
          </table:table-cell>
          <table:table-cell office:value-type="float" office:value="24.896">
            <text:p>24.896</text:p>
          </table:table-cell>
          <table:table-cell office:value-type="float" office:value="25.44">
            <text:p>25.44</text:p>
          </table:table-cell>
          <table:table-cell office:value-type="float" office:value="26.478">
            <text:p>26.478</text:p>
          </table:table-cell>
          <table:table-cell office:value-type="float" office:value="26.384">
            <text:p>26.384</text:p>
          </table:table-cell>
          <table:table-cell office:value-type="float" office:value="26.724">
            <text:p>26.724</text:p>
          </table:table-cell>
          <table:table-cell office:value-type="float" office:value="26.35">
            <text:p>26.35</text:p>
          </table:table-cell>
          <table:table-cell office:value-type="float" office:value="26.266">
            <text:p>26.266</text:p>
          </table:table-cell>
          <table:table-cell office:value-type="float" office:value="27.566">
            <text:p>27.566</text:p>
          </table:table-cell>
          <table:table-cell office:value-type="float" office:value="28.66">
            <text:p>28.66</text:p>
          </table:table-cell>
          <table:table-cell table:number-columns-repeated="30"/>
        </table:table-row>
        <table:table-row table:style-name="ro1">
          <table:table-cell office:value-type="float" office:value="18">
            <text:p>18</text:p>
          </table:table-cell>
          <table:table-cell table:number-columns-repeated="13" office:value-type="float" office:value="0.6875">
            <text:p>0.6875</text:p>
          </table:table-cell>
          <table:table-cell table:number-columns-repeated="27" office:value-type="float" office:value="0.8125">
            <text:p>0.8125</text:p>
          </table:table-cell>
          <table:table-cell table:number-columns-repeated="11" office:value-type="float" office:value="0.875">
            <text:p>0.875</text:p>
          </table:table-cell>
          <table:table-cell/>
          <table:table-cell office:value-type="float" office:value="18">
            <text:p>18</text:p>
          </table:table-cell>
          <table:table-cell office:value-type="float" office:value="25.374">
            <text:p>25.374</text:p>
          </table:table-cell>
          <table:table-cell office:value-type="float" office:value="25.494">
            <text:p>25.494</text:p>
          </table:table-cell>
          <table:table-cell office:value-type="float" office:value="25.136">
            <text:p>25.136</text:p>
          </table:table-cell>
          <table:table-cell office:value-type="float" office:value="25.144">
            <text:p>25.144</text:p>
          </table:table-cell>
          <table:table-cell office:value-type="float" office:value="25.234">
            <text:p>25.234</text:p>
          </table:table-cell>
          <table:table-cell office:value-type="float" office:value="24.992">
            <text:p>24.992</text:p>
          </table:table-cell>
          <table:table-cell office:value-type="float" office:value="23.998">
            <text:p>23.998</text:p>
          </table:table-cell>
          <table:table-cell office:value-type="float" office:value="24.204">
            <text:p>24.204</text:p>
          </table:table-cell>
          <table:table-cell office:value-type="float" office:value="24.722">
            <text:p>24.722</text:p>
          </table:table-cell>
          <table:table-cell office:value-type="float" office:value="24.634">
            <text:p>24.634</text:p>
          </table:table-cell>
          <table:table-cell office:value-type="float" office:value="26.33">
            <text:p>26.33</text:p>
          </table:table-cell>
          <table:table-cell office:value-type="float" office:value="24.876">
            <text:p>24.876</text:p>
          </table:table-cell>
          <table:table-cell office:value-type="float" office:value="25.49">
            <text:p>25.49</text:p>
          </table:table-cell>
          <table:table-cell office:value-type="float" office:value="26.024">
            <text:p>26.024</text:p>
          </table:table-cell>
          <table:table-cell office:value-type="float" office:value="26.71">
            <text:p>26.71</text:p>
          </table:table-cell>
          <table:table-cell office:value-type="float" office:value="27.376">
            <text:p>27.376</text:p>
          </table:table-cell>
          <table:table-cell office:value-type="float" office:value="28.458">
            <text:p>28.458</text:p>
          </table:table-cell>
          <table:table-cell office:value-type="float" office:value="28.592">
            <text:p>28.592</text:p>
          </table:table-cell>
          <table:table-cell office:value-type="float" office:value="28.408">
            <text:p>28.408</text:p>
          </table:table-cell>
          <table:table-cell office:value-type="float" office:value="27.068">
            <text:p>27.068</text:p>
          </table:table-cell>
          <table:table-cell office:value-type="float" office:value="29.378">
            <text:p>29.378</text:p>
          </table:table-cell>
          <table:table-cell office:value-type="float" office:value="30.038">
            <text:p>30.038</text:p>
          </table:table-cell>
          <table:table-cell office:value-type="float" office:value="29.94">
            <text:p>29.94</text:p>
          </table:table-cell>
          <table:table-cell office:value-type="float" office:value="29.394">
            <text:p>29.394</text:p>
          </table:table-cell>
          <table:table-cell office:value-type="float" office:value="30.606">
            <text:p>30.606</text:p>
          </table:table-cell>
          <table:table-cell office:value-type="float" office:value="30.568">
            <text:p>30.568</text:p>
          </table:table-cell>
          <table:table-cell office:value-type="float" office:value="30.454">
            <text:p>30.454</text:p>
          </table:table-cell>
          <table:table-cell office:value-type="float" office:value="30.536">
            <text:p>30.536</text:p>
          </table:table-cell>
          <table:table-cell office:value-type="float" office:value="29.728">
            <text:p>29.728</text:p>
          </table:table-cell>
          <table:table-cell office:value-type="float" office:value="31.104">
            <text:p>31.104</text:p>
          </table:table-cell>
          <table:table-cell office:value-type="float" office:value="31.3">
            <text:p>31.3</text:p>
          </table:table-cell>
          <table:table-cell office:value-type="float" office:value="30.036">
            <text:p>30.036</text:p>
          </table:table-cell>
          <table:table-cell office:value-type="float" office:value="31.566">
            <text:p>31.566</text:p>
          </table:table-cell>
          <table:table-cell office:value-type="float" office:value="34.892">
            <text:p>34.892</text:p>
          </table:table-cell>
          <table:table-cell office:value-type="float" office:value="35.454">
            <text:p>35.454</text:p>
          </table:table-cell>
          <table:table-cell office:value-type="float" office:value="35.7">
            <text:p>35.7</text:p>
          </table:table-cell>
          <table:table-cell office:value-type="float" office:value="37.266">
            <text:p>37.266</text:p>
          </table:table-cell>
          <table:table-cell office:value-type="float" office:value="41.038">
            <text:p>41.038</text:p>
          </table:table-cell>
          <table:table-cell office:value-type="float" office:value="45.198">
            <text:p>45.198</text:p>
          </table:table-cell>
          <table:table-cell office:value-type="float" office:value="46.596">
            <text:p>46.596</text:p>
          </table:table-cell>
          <table:table-cell office:value-type="float" office:value="47.126">
            <text:p>47.126</text:p>
          </table:table-cell>
          <table:table-cell office:value-type="float" office:value="49.4">
            <text:p>49.4</text:p>
          </table:table-cell>
          <table:table-cell office:value-type="float" office:value="51.492">
            <text:p>51.492</text:p>
          </table:table-cell>
          <table:table-cell office:value-type="float" office:value="52.662">
            <text:p>52.662</text:p>
          </table:table-cell>
          <table:table-cell office:value-type="float" office:value="52.354">
            <text:p>52.354</text:p>
          </table:table-cell>
          <table:table-cell office:value-type="float" office:value="56.054">
            <text:p>56.054</text:p>
          </table:table-cell>
          <table:table-cell office:value-type="float" office:value="57.672">
            <text:p>57.672</text:p>
          </table:table-cell>
          <table:table-cell office:value-type="float" office:value="59.816">
            <text:p>59.816</text:p>
          </table:table-cell>
          <table:table-cell office:value-type="float" office:value="60.28">
            <text:p>60.28</text:p>
          </table:table-cell>
          <table:table-cell office:value-type="float" office:value="61.25">
            <text:p>61.25</text:p>
          </table:table-cell>
          <table:table-cell office:value-type="float" office:value="63.37">
            <text:p>63.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4" office:value-type="float" office:value="0.75">
            <text:p>0.75</text:p>
          </table:table-cell>
          <table:table-cell table:number-columns-repeated="20" office:value-type="float" office:value="0.8125">
            <text:p>0.8125</text:p>
          </table:table-cell>
          <table:table-cell table:number-columns-repeated="27" office:value-type="float" office:value="0.875">
            <text:p>0.875</text:p>
          </table:table-cell>
          <table:table-cell/>
          <table:table-cell office:value-type="float" office:value="19">
            <text:p>19</text:p>
          </table:table-cell>
          <table:table-cell office:value-type="float" office:value="27.382">
            <text:p>27.382</text:p>
          </table:table-cell>
          <table:table-cell office:value-type="float" office:value="27.32">
            <text:p>27.32</text:p>
          </table:table-cell>
          <table:table-cell office:value-type="float" office:value="27.154">
            <text:p>27.154</text:p>
          </table:table-cell>
          <table:table-cell office:value-type="float" office:value="26.816">
            <text:p>26.816</text:p>
          </table:table-cell>
          <table:table-cell office:value-type="float" office:value="27.702">
            <text:p>27.702</text:p>
          </table:table-cell>
          <table:table-cell office:value-type="float" office:value="29.092">
            <text:p>29.092</text:p>
          </table:table-cell>
          <table:table-cell office:value-type="float" office:value="29.94">
            <text:p>29.94</text:p>
          </table:table-cell>
          <table:table-cell office:value-type="float" office:value="30.012">
            <text:p>30.012</text:p>
          </table:table-cell>
          <table:table-cell office:value-type="float" office:value="30.646">
            <text:p>30.646</text:p>
          </table:table-cell>
          <table:table-cell office:value-type="float" office:value="31.844">
            <text:p>31.844</text:p>
          </table:table-cell>
          <table:table-cell office:value-type="float" office:value="30.932">
            <text:p>30.932</text:p>
          </table:table-cell>
          <table:table-cell office:value-type="float" office:value="33.952">
            <text:p>33.952</text:p>
          </table:table-cell>
          <table:table-cell office:value-type="float" office:value="36.314">
            <text:p>36.314</text:p>
          </table:table-cell>
          <table:table-cell office:value-type="float" office:value="36.712">
            <text:p>36.712</text:p>
          </table:table-cell>
          <table:table-cell office:value-type="float" office:value="39.338">
            <text:p>39.338</text:p>
          </table:table-cell>
          <table:table-cell office:value-type="float" office:value="41.518">
            <text:p>41.518</text:p>
          </table:table-cell>
          <table:table-cell office:value-type="float" office:value="41.004">
            <text:p>41.004</text:p>
          </table:table-cell>
          <table:table-cell office:value-type="float" office:value="42.426">
            <text:p>42.426</text:p>
          </table:table-cell>
          <table:table-cell office:value-type="float" office:value="43.146">
            <text:p>43.146</text:p>
          </table:table-cell>
          <table:table-cell office:value-type="float" office:value="44.912">
            <text:p>44.912</text:p>
          </table:table-cell>
          <table:table-cell office:value-type="float" office:value="45.5">
            <text:p>45.5</text:p>
          </table:table-cell>
          <table:table-cell office:value-type="float" office:value="45.602">
            <text:p>45.602</text:p>
          </table:table-cell>
          <table:table-cell office:value-type="float" office:value="46.164">
            <text:p>46.164</text:p>
          </table:table-cell>
          <table:table-cell office:value-type="float" office:value="50.044">
            <text:p>50.044</text:p>
          </table:table-cell>
          <table:table-cell office:value-type="float" office:value="54.6">
            <text:p>54.6</text:p>
          </table:table-cell>
          <table:table-cell office:value-type="float" office:value="56.072">
            <text:p>56.072</text:p>
          </table:table-cell>
          <table:table-cell office:value-type="float" office:value="60.646">
            <text:p>60.646</text:p>
          </table:table-cell>
          <table:table-cell office:value-type="float" office:value="63.236">
            <text:p>63.236</text:p>
          </table:table-cell>
          <table:table-cell office:value-type="float" office:value="69.36">
            <text:p>69.36</text:p>
          </table:table-cell>
          <table:table-cell office:value-type="float" office:value="77.514">
            <text:p>77.514</text:p>
          </table:table-cell>
          <table:table-cell office:value-type="float" office:value="83.858">
            <text:p>83.858</text:p>
          </table:table-cell>
          <table:table-cell office:value-type="float" office:value="91.808">
            <text:p>91.808</text:p>
          </table:table-cell>
          <table:table-cell office:value-type="float" office:value="99.35">
            <text:p>99.35</text:p>
          </table:table-cell>
          <table:table-cell office:value-type="float" office:value="104.108">
            <text:p>104.108</text:p>
          </table:table-cell>
          <table:table-cell office:value-type="float" office:value="107.532">
            <text:p>107.532</text:p>
          </table:table-cell>
          <table:table-cell office:value-type="float" office:value="119.484">
            <text:p>119.484</text:p>
          </table:table-cell>
          <table:table-cell office:value-type="float" office:value="124.928">
            <text:p>124.928</text:p>
          </table:table-cell>
          <table:table-cell office:value-type="float" office:value="126.524">
            <text:p>126.524</text:p>
          </table:table-cell>
          <table:table-cell office:value-type="float" office:value="131.852">
            <text:p>131.852</text:p>
          </table:table-cell>
          <table:table-cell office:value-type="float" office:value="137.792">
            <text:p>137.792</text:p>
          </table:table-cell>
          <table:table-cell office:value-type="float" office:value="139.428">
            <text:p>139.428</text:p>
          </table:table-cell>
          <table:table-cell office:value-type="float" office:value="145.36">
            <text:p>145.36</text:p>
          </table:table-cell>
          <table:table-cell office:value-type="float" office:value="158.616">
            <text:p>158.616</text:p>
          </table:table-cell>
          <table:table-cell office:value-type="float" office:value="163.254">
            <text:p>163.254</text:p>
          </table:table-cell>
          <table:table-cell office:value-type="float" office:value="164.23">
            <text:p>164.23</text:p>
          </table:table-cell>
          <table:table-cell office:value-type="float" office:value="166.584">
            <text:p>166.584</text:p>
          </table:table-cell>
          <table:table-cell office:value-type="float" office:value="169.48">
            <text:p>169.48</text:p>
          </table:table-cell>
          <table:table-cell office:value-type="float" office:value="167.54">
            <text:p>167.54</text:p>
          </table:table-cell>
          <table:table-cell office:value-type="float" office:value="169.636">
            <text:p>169.636</text:p>
          </table:table-cell>
          <table:table-cell office:value-type="float" office:value="166.824">
            <text:p>166.824</text:p>
          </table:table-cell>
          <table:table-cell office:value-type="float" office:value="173.066">
            <text:p>173.06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.6875">
            <text:p>0.6875</text:p>
          </table:table-cell>
          <table:table-cell table:number-columns-repeated="4" office:value-type="float" office:value="0.75">
            <text:p>0.75</text:p>
          </table:table-cell>
          <table:table-cell table:number-columns-repeated="12" office:value-type="float" office:value="0.8125">
            <text:p>0.8125</text:p>
          </table:table-cell>
          <table:table-cell table:number-columns-repeated="32" office:value-type="float" office:value="0.875">
            <text:p>0.875</text:p>
          </table:table-cell>
          <table:table-cell office:value-type="float" office:value="1">
            <text:p>1</text:p>
          </table:table-cell>
          <table:table-cell/>
          <table:table-cell office:value-type="float" office:value="20">
            <text:p>20</text:p>
          </table:table-cell>
          <table:table-cell office:value-type="float" office:value="24.862">
            <text:p>24.862</text:p>
          </table:table-cell>
          <table:table-cell office:value-type="float" office:value="25.148">
            <text:p>25.148</text:p>
          </table:table-cell>
          <table:table-cell office:value-type="float" office:value="25.652">
            <text:p>25.652</text:p>
          </table:table-cell>
          <table:table-cell table:number-columns-repeated="2" office:value-type="float" office:value="24.88">
            <text:p>24.88</text:p>
          </table:table-cell>
          <table:table-cell office:value-type="float" office:value="24.358">
            <text:p>24.358</text:p>
          </table:table-cell>
          <table:table-cell office:value-type="float" office:value="23.82">
            <text:p>23.82</text:p>
          </table:table-cell>
          <table:table-cell office:value-type="float" office:value="24.18">
            <text:p>24.18</text:p>
          </table:table-cell>
          <table:table-cell office:value-type="float" office:value="24.168">
            <text:p>24.168</text:p>
          </table:table-cell>
          <table:table-cell office:value-type="float" office:value="23.784">
            <text:p>23.784</text:p>
          </table:table-cell>
          <table:table-cell office:value-type="float" office:value="24.082">
            <text:p>24.082</text:p>
          </table:table-cell>
          <table:table-cell office:value-type="float" office:value="25.39">
            <text:p>25.39</text:p>
          </table:table-cell>
          <table:table-cell office:value-type="float" office:value="26.108">
            <text:p>26.108</text:p>
          </table:table-cell>
          <table:table-cell office:value-type="float" office:value="25.572">
            <text:p>25.572</text:p>
          </table:table-cell>
          <table:table-cell office:value-type="float" office:value="26.762">
            <text:p>26.762</text:p>
          </table:table-cell>
          <table:table-cell office:value-type="float" office:value="25.618">
            <text:p>25.618</text:p>
          </table:table-cell>
          <table:table-cell office:value-type="float" office:value="24.602">
            <text:p>24.602</text:p>
          </table:table-cell>
          <table:table-cell office:value-type="float" office:value="25.09">
            <text:p>25.09</text:p>
          </table:table-cell>
          <table:table-cell office:value-type="float" office:value="25.36">
            <text:p>25.36</text:p>
          </table:table-cell>
          <table:table-cell office:value-type="float" office:value="27.066">
            <text:p>27.066</text:p>
          </table:table-cell>
          <table:table-cell office:value-type="float" office:value="26.948">
            <text:p>26.948</text:p>
          </table:table-cell>
          <table:table-cell table:number-columns-repeated="2" office:value-type="float" office:value="26.358">
            <text:p>26.358</text:p>
          </table:table-cell>
          <table:table-cell office:value-type="float" office:value="26.534">
            <text:p>26.534</text:p>
          </table:table-cell>
          <table:table-cell office:value-type="float" office:value="27.752">
            <text:p>27.752</text:p>
          </table:table-cell>
          <table:table-cell office:value-type="float" office:value="28.012">
            <text:p>28.012</text:p>
          </table:table-cell>
          <table:table-cell office:value-type="float" office:value="27.388">
            <text:p>27.388</text:p>
          </table:table-cell>
          <table:table-cell office:value-type="float" office:value="28.502">
            <text:p>28.502</text:p>
          </table:table-cell>
          <table:table-cell office:value-type="float" office:value="28.764">
            <text:p>28.764</text:p>
          </table:table-cell>
          <table:table-cell office:value-type="float" office:value="29.244">
            <text:p>29.244</text:p>
          </table:table-cell>
          <table:table-cell office:value-type="float" office:value="30.726">
            <text:p>30.726</text:p>
          </table:table-cell>
          <table:table-cell office:value-type="float" office:value="29.354">
            <text:p>29.354</text:p>
          </table:table-cell>
          <table:table-cell office:value-type="float" office:value="29.168">
            <text:p>29.168</text:p>
          </table:table-cell>
          <table:table-cell office:value-type="float" office:value="29.222">
            <text:p>29.222</text:p>
          </table:table-cell>
          <table:table-cell office:value-type="float" office:value="29.46">
            <text:p>29.46</text:p>
          </table:table-cell>
          <table:table-cell office:value-type="float" office:value="29.67">
            <text:p>29.67</text:p>
          </table:table-cell>
          <table:table-cell office:value-type="float" office:value="30.526">
            <text:p>30.526</text:p>
          </table:table-cell>
          <table:table-cell office:value-type="float" office:value="31.646">
            <text:p>31.646</text:p>
          </table:table-cell>
          <table:table-cell office:value-type="float" office:value="31.074">
            <text:p>31.074</text:p>
          </table:table-cell>
          <table:table-cell office:value-type="float" office:value="31.138">
            <text:p>31.138</text:p>
          </table:table-cell>
          <table:table-cell office:value-type="float" office:value="31.688">
            <text:p>31.688</text:p>
          </table:table-cell>
          <table:table-cell office:value-type="float" office:value="32.216">
            <text:p>32.216</text:p>
          </table:table-cell>
          <table:table-cell office:value-type="float" office:value="30.872">
            <text:p>30.872</text:p>
          </table:table-cell>
          <table:table-cell office:value-type="float" office:value="30.546">
            <text:p>30.546</text:p>
          </table:table-cell>
          <table:table-cell office:value-type="float" office:value="30.02">
            <text:p>30.02</text:p>
          </table:table-cell>
          <table:table-cell office:value-type="float" office:value="30.262">
            <text:p>30.262</text:p>
          </table:table-cell>
          <table:table-cell office:value-type="float" office:value="30.96">
            <text:p>30.96</text:p>
          </table:table-cell>
          <table:table-cell office:value-type="float" office:value="31.924">
            <text:p>31.924</text:p>
          </table:table-cell>
          <table:table-cell office:value-type="float" office:value="29.64">
            <text:p>29.64</text:p>
          </table:table-cell>
          <table:table-cell office:value-type="float" office:value="30.8">
            <text:p>30.8</text:p>
          </table:table-cell>
          <table:table-cell office:value-type="float" office:value="31.796">
            <text:p>31.79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.6875">
            <text:p>0.6875</text:p>
          </table:table-cell>
          <table:table-cell table:number-columns-repeated="18" office:value-type="float" office:value="0.8125">
            <text:p>0.8125</text:p>
          </table:table-cell>
          <table:table-cell table:number-columns-repeated="6" office:value-type="float" office:value="0.875">
            <text:p>0.875</text:p>
          </table:table-cell>
          <table:table-cell table:number-columns-repeated="25" office:value-type="float" office:value="1">
            <text:p>1</text:p>
          </table:table-cell>
          <table:table-cell/>
          <table:table-cell office:value-type="float" office:value="21">
            <text:p>21</text:p>
          </table:table-cell>
          <table:table-cell office:value-type="float" office:value="24.232">
            <text:p>24.232</text:p>
          </table:table-cell>
          <table:table-cell office:value-type="float" office:value="23.256">
            <text:p>23.256</text:p>
          </table:table-cell>
          <table:table-cell office:value-type="float" office:value="23.994">
            <text:p>23.994</text:p>
          </table:table-cell>
          <table:table-cell office:value-type="float" office:value="24.744">
            <text:p>24.744</text:p>
          </table:table-cell>
          <table:table-cell office:value-type="float" office:value="25.118">
            <text:p>25.118</text:p>
          </table:table-cell>
          <table:table-cell office:value-type="float" office:value="25.55">
            <text:p>25.55</text:p>
          </table:table-cell>
          <table:table-cell office:value-type="float" office:value="24.922">
            <text:p>24.922</text:p>
          </table:table-cell>
          <table:table-cell office:value-type="float" office:value="25.836">
            <text:p>25.836</text:p>
          </table:table-cell>
          <table:table-cell office:value-type="float" office:value="25.872">
            <text:p>25.872</text:p>
          </table:table-cell>
          <table:table-cell office:value-type="float" office:value="26.084">
            <text:p>26.084</text:p>
          </table:table-cell>
          <table:table-cell office:value-type="float" office:value="26.588">
            <text:p>26.588</text:p>
          </table:table-cell>
          <table:table-cell office:value-type="float" office:value="26.37">
            <text:p>26.37</text:p>
          </table:table-cell>
          <table:table-cell office:value-type="float" office:value="27.518">
            <text:p>27.518</text:p>
          </table:table-cell>
          <table:table-cell office:value-type="float" office:value="27.942">
            <text:p>27.942</text:p>
          </table:table-cell>
          <table:table-cell office:value-type="float" office:value="27.646">
            <text:p>27.646</text:p>
          </table:table-cell>
          <table:table-cell office:value-type="float" office:value="26.378">
            <text:p>26.378</text:p>
          </table:table-cell>
          <table:table-cell office:value-type="float" office:value="25.972">
            <text:p>25.972</text:p>
          </table:table-cell>
          <table:table-cell office:value-type="float" office:value="27.094">
            <text:p>27.094</text:p>
          </table:table-cell>
          <table:table-cell office:value-type="float" office:value="29.564">
            <text:p>29.564</text:p>
          </table:table-cell>
          <table:table-cell office:value-type="float" office:value="32.196">
            <text:p>32.196</text:p>
          </table:table-cell>
          <table:table-cell office:value-type="float" office:value="32.96">
            <text:p>32.96</text:p>
          </table:table-cell>
          <table:table-cell office:value-type="float" office:value="32.882">
            <text:p>32.882</text:p>
          </table:table-cell>
          <table:table-cell office:value-type="float" office:value="33.334">
            <text:p>33.334</text:p>
          </table:table-cell>
          <table:table-cell office:value-type="float" office:value="34.366">
            <text:p>34.366</text:p>
          </table:table-cell>
          <table:table-cell office:value-type="float" office:value="35.338">
            <text:p>35.338</text:p>
          </table:table-cell>
          <table:table-cell office:value-type="float" office:value="33.522">
            <text:p>33.522</text:p>
          </table:table-cell>
          <table:table-cell office:value-type="float" office:value="33.484">
            <text:p>33.484</text:p>
          </table:table-cell>
          <table:table-cell table:number-columns-repeated="24"/>
        </table:table-row>
        <table:table-row table:style-name="ro1">
          <table:table-cell office:value-type="float" office:value="22">
            <text:p>22</text:p>
          </table:table-cell>
          <table:table-cell table:number-columns-repeated="5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6" office:value-type="float" office:value="0.875">
            <text:p>0.875</text:p>
          </table:table-cell>
          <table:table-cell table:number-columns-repeated="30"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office:value-type="float" office:value="27.458">
            <text:p>27.458</text:p>
          </table:table-cell>
          <table:table-cell office:value-type="float" office:value="27.948">
            <text:p>27.948</text:p>
          </table:table-cell>
          <table:table-cell office:value-type="float" office:value="27.906">
            <text:p>27.906</text:p>
          </table:table-cell>
          <table:table-cell office:value-type="float" office:value="27.536">
            <text:p>27.536</text:p>
          </table:table-cell>
          <table:table-cell office:value-type="float" office:value="27.532">
            <text:p>27.532</text:p>
          </table:table-cell>
          <table:table-cell office:value-type="float" office:value="27.604">
            <text:p>27.604</text:p>
          </table:table-cell>
          <table:table-cell office:value-type="float" office:value="28.524">
            <text:p>28.524</text:p>
          </table:table-cell>
          <table:table-cell office:value-type="float" office:value="28.398">
            <text:p>28.398</text:p>
          </table:table-cell>
          <table:table-cell office:value-type="float" office:value="27.916">
            <text:p>27.916</text:p>
          </table:table-cell>
          <table:table-cell office:value-type="float" office:value="28.268">
            <text:p>28.268</text:p>
          </table:table-cell>
          <table:table-cell office:value-type="float" office:value="29.432">
            <text:p>29.432</text:p>
          </table:table-cell>
          <table:table-cell office:value-type="float" office:value="29.4">
            <text:p>29.4</text:p>
          </table:table-cell>
          <table:table-cell office:value-type="float" office:value="29.696">
            <text:p>29.696</text:p>
          </table:table-cell>
          <table:table-cell office:value-type="float" office:value="29.236">
            <text:p>29.236</text:p>
          </table:table-cell>
          <table:table-cell office:value-type="float" office:value="29.616">
            <text:p>29.616</text:p>
          </table:table-cell>
          <table:table-cell office:value-type="float" office:value="29.966">
            <text:p>29.966</text:p>
          </table:table-cell>
          <table:table-cell office:value-type="float" office:value="31.426">
            <text:p>31.426</text:p>
          </table:table-cell>
          <table:table-cell office:value-type="float" office:value="31.528">
            <text:p>31.528</text:p>
          </table:table-cell>
          <table:table-cell office:value-type="float" office:value="29.938">
            <text:p>29.938</text:p>
          </table:table-cell>
          <table:table-cell office:value-type="float" office:value="29.606">
            <text:p>29.606</text:p>
          </table:table-cell>
          <table:table-cell office:value-type="float" office:value="29.122">
            <text:p>29.122</text:p>
          </table:table-cell>
          <table:table-cell office:value-type="float" office:value="30.044">
            <text:p>30.044</text:p>
          </table:table-cell>
          <table:table-cell table:number-columns-repeated="29"/>
        </table:table-row>
        <table:table-row table:style-name="ro1">
          <table:table-cell office:value-type="float" office:value="23">
            <text:p>23</text:p>
          </table:table-cell>
          <table:table-cell table:number-columns-repeated="4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6" office:value-type="float" office:value="0.875">
            <text:p>0.875</text:p>
          </table:table-cell>
          <table:table-cell table:number-columns-repeated="38"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office:value-type="float" office:value="23.58">
            <text:p>23.58</text:p>
          </table:table-cell>
          <table:table-cell office:value-type="float" office:value="23.834">
            <text:p>23.834</text:p>
          </table:table-cell>
          <table:table-cell office:value-type="float" office:value="24.72">
            <text:p>24.72</text:p>
          </table:table-cell>
          <table:table-cell office:value-type="float" office:value="25.446">
            <text:p>25.446</text:p>
          </table:table-cell>
          <table:table-cell office:value-type="float" office:value="25.14">
            <text:p>25.14</text:p>
          </table:table-cell>
          <table:table-cell office:value-type="float" office:value="25.342">
            <text:p>25.342</text:p>
          </table:table-cell>
          <table:table-cell office:value-type="float" office:value="27.182">
            <text:p>27.182</text:p>
          </table:table-cell>
          <table:table-cell office:value-type="float" office:value="27.972">
            <text:p>27.972</text:p>
          </table:table-cell>
          <table:table-cell office:value-type="float" office:value="29.25">
            <text:p>29.25</text:p>
          </table:table-cell>
          <table:table-cell office:value-type="float" office:value="29.886">
            <text:p>29.886</text:p>
          </table:table-cell>
          <table:table-cell office:value-type="float" office:value="30.422">
            <text:p>30.422</text:p>
          </table:table-cell>
          <table:table-cell office:value-type="float" office:value="31.256">
            <text:p>31.256</text:p>
          </table:table-cell>
          <table:table-cell office:value-type="float" office:value="31.548">
            <text:p>31.548</text:p>
          </table:table-cell>
          <table:table-cell office:value-type="float" office:value="32.578">
            <text:p>32.578</text:p>
          </table:table-cell>
          <table:table-cell table:number-columns-repeated="37"/>
        </table:table-row>
        <table:table-row table:style-name="ro1">
          <table:table-cell office:value-type="float" office:value="24">
            <text:p>24</text:p>
          </table:table-cell>
          <table:table-cell table:number-columns-repeated="49"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/>
          <table:table-cell office:value-type="float" office:value="24">
            <text:p>24</text:p>
          </table:table-cell>
          <table:table-cell office:value-type="float" office:value="23.852">
            <text:p>23.852</text:p>
          </table:table-cell>
          <table:table-cell office:value-type="float" office:value="23.67">
            <text:p>23.67</text:p>
          </table:table-cell>
          <table:table-cell office:value-type="float" office:value="23.692">
            <text:p>23.692</text:p>
          </table:table-cell>
          <table:table-cell office:value-type="float" office:value="23.586">
            <text:p>23.586</text:p>
          </table:table-cell>
          <table:table-cell office:value-type="float" office:value="23.424">
            <text:p>23.424</text:p>
          </table:table-cell>
          <table:table-cell office:value-type="float" office:value="23.402">
            <text:p>23.402</text:p>
          </table:table-cell>
          <table:table-cell office:value-type="float" office:value="23.482">
            <text:p>23.482</text:p>
          </table:table-cell>
          <table:table-cell office:value-type="float" office:value="24.388">
            <text:p>24.388</text:p>
          </table:table-cell>
          <table:table-cell office:value-type="float" office:value="23.644">
            <text:p>23.644</text:p>
          </table:table-cell>
          <table:table-cell office:value-type="float" office:value="23.756">
            <text:p>23.756</text:p>
          </table:table-cell>
          <table:table-cell office:value-type="float" office:value="24.896">
            <text:p>24.896</text:p>
          </table:table-cell>
          <table:table-cell office:value-type="float" office:value="24.708">
            <text:p>24.708</text:p>
          </table:table-cell>
          <table:table-cell office:value-type="float" office:value="25.174">
            <text:p>25.174</text:p>
          </table:table-cell>
          <table:table-cell office:value-type="float" office:value="24.29">
            <text:p>24.29</text:p>
          </table:table-cell>
          <table:table-cell office:value-type="float" office:value="23.73">
            <text:p>23.73</text:p>
          </table:table-cell>
          <table:table-cell office:value-type="float" office:value="23.996">
            <text:p>23.996</text:p>
          </table:table-cell>
          <table:table-cell office:value-type="float" office:value="23.932">
            <text:p>23.932</text:p>
          </table:table-cell>
          <table:table-cell office:value-type="float" office:value="25.276">
            <text:p>25.276</text:p>
          </table:table-cell>
          <table:table-cell office:value-type="float" office:value="26.884">
            <text:p>26.884</text:p>
          </table:table-cell>
          <table:table-cell office:value-type="float" office:value="27.816">
            <text:p>27.816</text:p>
          </table:table-cell>
          <table:table-cell office:value-type="float" office:value="29.202">
            <text:p>29.202</text:p>
          </table:table-cell>
          <table:table-cell office:value-type="float" office:value="28.464">
            <text:p>28.464</text:p>
          </table:table-cell>
          <table:table-cell office:value-type="float" office:value="29.006">
            <text:p>29.006</text:p>
          </table:table-cell>
          <table:table-cell office:value-type="float" office:value="29.788">
            <text:p>29.788</text:p>
          </table:table-cell>
          <table:table-cell office:value-type="float" office:value="27.548">
            <text:p>27.548</text:p>
          </table:table-cell>
          <table:table-cell office:value-type="float" office:value="28.348">
            <text:p>28.348</text:p>
          </table:table-cell>
          <table:table-cell office:value-type="float" office:value="28.202">
            <text:p>28.202</text:p>
          </table:table-cell>
          <table:table-cell office:value-type="float" office:value="26.58">
            <text:p>26.58</text:p>
          </table:table-cell>
          <table:table-cell office:value-type="float" office:value="27.388">
            <text:p>27.388</text:p>
          </table:table-cell>
          <table:table-cell office:value-type="float" office:value="28.27">
            <text:p>28.27</text:p>
          </table:table-cell>
          <table:table-cell office:value-type="float" office:value="28.546">
            <text:p>28.546</text:p>
          </table:table-cell>
          <table:table-cell office:value-type="float" office:value="29.736">
            <text:p>29.736</text:p>
          </table:table-cell>
          <table:table-cell office:value-type="float" office:value="28.898">
            <text:p>28.898</text:p>
          </table:table-cell>
          <table:table-cell office:value-type="float" office:value="32.426">
            <text:p>32.426</text:p>
          </table:table-cell>
          <table:table-cell office:value-type="float" office:value="35.806">
            <text:p>35.806</text:p>
          </table:table-cell>
          <table:table-cell office:value-type="float" office:value="34.344">
            <text:p>34.344</text:p>
          </table:table-cell>
          <table:table-cell office:value-type="float" office:value="37.414">
            <text:p>37.414</text:p>
          </table:table-cell>
          <table:table-cell office:value-type="float" office:value="39.942">
            <text:p>39.942</text:p>
          </table:table-cell>
          <table:table-cell office:value-type="float" office:value="43.774">
            <text:p>43.774</text:p>
          </table:table-cell>
          <table:table-cell office:value-type="float" office:value="45.364">
            <text:p>45.364</text:p>
          </table:table-cell>
          <table:table-cell office:value-type="float" office:value="47.522">
            <text:p>47.522</text:p>
          </table:table-cell>
          <table:table-cell office:value-type="float" office:value="48.64">
            <text:p>48.64</text:p>
          </table:table-cell>
          <table:table-cell office:value-type="float" office:value="51.548">
            <text:p>51.548</text:p>
          </table:table-cell>
          <table:table-cell office:value-type="float" office:value="56.482">
            <text:p>56.482</text:p>
          </table:table-cell>
          <table:table-cell office:value-type="float" office:value="57.028">
            <text:p>57.028</text:p>
          </table:table-cell>
          <table:table-cell office:value-type="float" office:value="57.792">
            <text:p>57.792</text:p>
          </table:table-cell>
          <table:table-cell office:value-type="float" office:value="59.81">
            <text:p>59.81</text:p>
          </table:table-cell>
          <table:table-cell office:value-type="float" office:value="64.602">
            <text:p>64.602</text:p>
          </table:table-cell>
          <table:table-cell office:value-type="float" office:value="71.832">
            <text:p>71.832</text:p>
          </table:table-cell>
          <table:table-cell office:value-type="float" office:value="78.508">
            <text:p>78.508</text:p>
          </table:table-cell>
          <table:table-cell office:value-type="float" office:value="84.726">
            <text:p>84.72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6875">
            <text:p>0.6875</text:p>
          </table:table-cell>
          <table:table-cell table:number-columns-repeated="9" office:value-type="float" office:value="0.75">
            <text:p>0.75</text:p>
          </table:table-cell>
          <table:table-cell table:number-columns-repeated="6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34"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office:value-type="float" office:value="24.654">
            <text:p>24.654</text:p>
          </table:table-cell>
          <table:table-cell office:value-type="float" office:value="24.458">
            <text:p>24.458</text:p>
          </table:table-cell>
          <table:table-cell office:value-type="float" office:value="24.85">
            <text:p>24.85</text:p>
          </table:table-cell>
          <table:table-cell office:value-type="float" office:value="24.758">
            <text:p>24.758</text:p>
          </table:table-cell>
          <table:table-cell office:value-type="float" office:value="25.112">
            <text:p>25.112</text:p>
          </table:table-cell>
          <table:table-cell office:value-type="float" office:value="25.36">
            <text:p>25.36</text:p>
          </table:table-cell>
          <table:table-cell office:value-type="float" office:value="25.022">
            <text:p>25.022</text:p>
          </table:table-cell>
          <table:table-cell office:value-type="float" office:value="24.436">
            <text:p>24.436</text:p>
          </table:table-cell>
          <table:table-cell office:value-type="float" office:value="24.766">
            <text:p>24.766</text:p>
          </table:table-cell>
          <table:table-cell office:value-type="float" office:value="24.794">
            <text:p>24.794</text:p>
          </table:table-cell>
          <table:table-cell office:value-type="float" office:value="24.804">
            <text:p>24.804</text:p>
          </table:table-cell>
          <table:table-cell office:value-type="float" office:value="24.114">
            <text:p>24.114</text:p>
          </table:table-cell>
          <table:table-cell office:value-type="float" office:value="24.806">
            <text:p>24.806</text:p>
          </table:table-cell>
          <table:table-cell office:value-type="float" office:value="25.786">
            <text:p>25.786</text:p>
          </table:table-cell>
          <table:table-cell office:value-type="float" office:value="25.178">
            <text:p>25.178</text:p>
          </table:table-cell>
          <table:table-cell office:value-type="float" office:value="24.864">
            <text:p>24.864</text:p>
          </table:table-cell>
          <table:table-cell office:value-type="float" office:value="25.616">
            <text:p>25.616</text:p>
          </table:table-cell>
          <table:table-cell office:value-type="float" office:value="26.398">
            <text:p>26.398</text:p>
          </table:table-cell>
          <table:table-cell table:number-columns-repeated="33"/>
        </table:table-row>
        <table:table-row table:style-name="ro1">
          <table:table-cell office:value-type="float" office:value="26">
            <text:p>26</text:p>
          </table:table-cell>
          <table:table-cell table:number-columns-repeated="7" office:value-type="float" office:value="0.6875">
            <text:p>0.6875</text:p>
          </table:table-cell>
          <table:table-cell table:number-columns-repeated="44" office:value-type="float" office:value="0.875">
            <text:p>0.875</text:p>
          </table:table-cell>
          <table:table-cell/>
          <table:table-cell office:value-type="float" office:value="26">
            <text:p>26</text:p>
          </table:table-cell>
          <table:table-cell office:value-type="float" office:value="28.946">
            <text:p>28.946</text:p>
          </table:table-cell>
          <table:table-cell table:number-columns-repeated="2" office:value-type="float" office:value="28.87">
            <text:p>28.87</text:p>
          </table:table-cell>
          <table:table-cell office:value-type="float" office:value="30.54">
            <text:p>30.54</text:p>
          </table:table-cell>
          <table:table-cell office:value-type="float" office:value="29.48">
            <text:p>29.48</text:p>
          </table:table-cell>
          <table:table-cell office:value-type="float" office:value="29.946">
            <text:p>29.946</text:p>
          </table:table-cell>
          <table:table-cell office:value-type="float" office:value="30.712">
            <text:p>30.712</text:p>
          </table:table-cell>
          <table:table-cell office:value-type="float" office:value="31.966">
            <text:p>31.966</text:p>
          </table:table-cell>
          <table:table-cell office:value-type="float" office:value="32.724">
            <text:p>32.724</text:p>
          </table:table-cell>
          <table:table-cell office:value-type="float" office:value="33.238">
            <text:p>33.238</text:p>
          </table:table-cell>
          <table:table-cell office:value-type="float" office:value="34.04">
            <text:p>34.04</text:p>
          </table:table-cell>
          <table:table-cell office:value-type="float" office:value="35.408">
            <text:p>35.408</text:p>
          </table:table-cell>
          <table:table-cell office:value-type="float" office:value="36.556">
            <text:p>36.556</text:p>
          </table:table-cell>
          <table:table-cell office:value-type="float" office:value="37.06">
            <text:p>37.06</text:p>
          </table:table-cell>
          <table:table-cell office:value-type="float" office:value="37.734">
            <text:p>37.734</text:p>
          </table:table-cell>
          <table:table-cell office:value-type="float" office:value="39.288">
            <text:p>39.288</text:p>
          </table:table-cell>
          <table:table-cell office:value-type="float" office:value="41.198">
            <text:p>41.198</text:p>
          </table:table-cell>
          <table:table-cell office:value-type="float" office:value="42.028">
            <text:p>42.028</text:p>
          </table:table-cell>
          <table:table-cell office:value-type="float" office:value="44.112">
            <text:p>44.112</text:p>
          </table:table-cell>
          <table:table-cell office:value-type="float" office:value="44.52">
            <text:p>44.52</text:p>
          </table:table-cell>
          <table:table-cell office:value-type="float" office:value="43.72">
            <text:p>43.72</text:p>
          </table:table-cell>
          <table:table-cell office:value-type="float" office:value="45.81">
            <text:p>45.81</text:p>
          </table:table-cell>
          <table:table-cell office:value-type="float" office:value="46.032">
            <text:p>46.032</text:p>
          </table:table-cell>
          <table:table-cell office:value-type="float" office:value="47.438">
            <text:p>47.438</text:p>
          </table:table-cell>
          <table:table-cell office:value-type="float" office:value="50.136">
            <text:p>50.136</text:p>
          </table:table-cell>
          <table:table-cell office:value-type="float" office:value="50.838">
            <text:p>50.838</text:p>
          </table:table-cell>
          <table:table-cell office:value-type="float" office:value="50.386">
            <text:p>50.386</text:p>
          </table:table-cell>
          <table:table-cell office:value-type="float" office:value="53.71">
            <text:p>53.71</text:p>
          </table:table-cell>
          <table:table-cell office:value-type="float" office:value="53.002">
            <text:p>53.002</text:p>
          </table:table-cell>
          <table:table-cell office:value-type="float" office:value="55.118">
            <text:p>55.118</text:p>
          </table:table-cell>
          <table:table-cell office:value-type="float" office:value="56.612">
            <text:p>56.612</text:p>
          </table:table-cell>
          <table:table-cell office:value-type="float" office:value="57.978">
            <text:p>57.978</text:p>
          </table:table-cell>
          <table:table-cell office:value-type="float" office:value="58.718">
            <text:p>58.718</text:p>
          </table:table-cell>
          <table:table-cell office:value-type="float" office:value="58.816">
            <text:p>58.816</text:p>
          </table:table-cell>
          <table:table-cell office:value-type="float" office:value="58.636">
            <text:p>58.636</text:p>
          </table:table-cell>
          <table:table-cell office:value-type="float" office:value="57.376">
            <text:p>57.376</text:p>
          </table:table-cell>
          <table:table-cell office:value-type="float" office:value="60.184">
            <text:p>60.184</text:p>
          </table:table-cell>
          <table:table-cell office:value-type="float" office:value="59.048">
            <text:p>59.048</text:p>
          </table:table-cell>
          <table:table-cell office:value-type="float" office:value="58.704">
            <text:p>58.704</text:p>
          </table:table-cell>
          <table:table-cell office:value-type="float" office:value="61.114">
            <text:p>61.114</text:p>
          </table:table-cell>
          <table:table-cell office:value-type="float" office:value="58.414">
            <text:p>58.414</text:p>
          </table:table-cell>
          <table:table-cell office:value-type="float" office:value="60.648">
            <text:p>60.648</text:p>
          </table:table-cell>
          <table:table-cell office:value-type="float" office:value="61.374">
            <text:p>61.374</text:p>
          </table:table-cell>
          <table:table-cell office:value-type="float" office:value="61.238">
            <text:p>61.238</text:p>
          </table:table-cell>
          <table:table-cell office:value-type="float" office:value="62.014">
            <text:p>62.014</text:p>
          </table:table-cell>
          <table:table-cell office:value-type="float" office:value="62.628">
            <text:p>62.628</text:p>
          </table:table-cell>
          <table:table-cell office:value-type="float" office:value="64.766">
            <text:p>64.766</text:p>
          </table:table-cell>
          <table:table-cell office:value-type="float" office:value="70.928">
            <text:p>70.928</text:p>
          </table:table-cell>
          <table:table-cell office:value-type="float" office:value="73.418">
            <text:p>73.418</text:p>
          </table:table-cell>
          <table:table-cell office:value-type="float" office:value="75.052">
            <text:p>75.052</text:p>
          </table:table-cell>
          <table:table-cell office:value-type="float" office:value="78.566">
            <text:p>78.56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15" office:value-type="float" office:value="0.6875">
            <text:p>0.6875</text:p>
          </table:table-cell>
          <table:table-cell table:number-columns-repeated="36" office:value-type="float" office:value="0.75">
            <text:p>0.75</text:p>
          </table:table-cell>
          <table:table-cell/>
          <table:table-cell office:value-type="float" office:value="27">
            <text:p>27</text:p>
          </table:table-cell>
          <table:table-cell office:value-type="float" office:value="24.706">
            <text:p>24.706</text:p>
          </table:table-cell>
          <table:table-cell office:value-type="float" office:value="25.062">
            <text:p>25.062</text:p>
          </table:table-cell>
          <table:table-cell office:value-type="float" office:value="25.53">
            <text:p>25.53</text:p>
          </table:table-cell>
          <table:table-cell office:value-type="float" office:value="25.1">
            <text:p>25.1</text:p>
          </table:table-cell>
          <table:table-cell office:value-type="float" office:value="26.468">
            <text:p>26.468</text:p>
          </table:table-cell>
          <table:table-cell office:value-type="float" office:value="26.488">
            <text:p>26.488</text:p>
          </table:table-cell>
          <table:table-cell office:value-type="float" office:value="27.018">
            <text:p>27.018</text:p>
          </table:table-cell>
          <table:table-cell office:value-type="float" office:value="25.7">
            <text:p>25.7</text:p>
          </table:table-cell>
          <table:table-cell office:value-type="float" office:value="26.068">
            <text:p>26.068</text:p>
          </table:table-cell>
          <table:table-cell office:value-type="float" office:value="25.876">
            <text:p>25.876</text:p>
          </table:table-cell>
          <table:table-cell office:value-type="float" office:value="26.69">
            <text:p>26.69</text:p>
          </table:table-cell>
          <table:table-cell office:value-type="float" office:value="25.176">
            <text:p>25.176</text:p>
          </table:table-cell>
          <table:table-cell office:value-type="float" office:value="25.106">
            <text:p>25.106</text:p>
          </table:table-cell>
          <table:table-cell office:value-type="float" office:value="26.39">
            <text:p>26.39</text:p>
          </table:table-cell>
          <table:table-cell office:value-type="float" office:value="24.778">
            <text:p>24.778</text:p>
          </table:table-cell>
          <table:table-cell office:value-type="float" office:value="24.83">
            <text:p>24.83</text:p>
          </table:table-cell>
          <table:table-cell office:value-type="float" office:value="25.08">
            <text:p>25.08</text:p>
          </table:table-cell>
          <table:table-cell office:value-type="float" office:value="25.41">
            <text:p>25.41</text:p>
          </table:table-cell>
          <table:table-cell office:value-type="float" office:value="25.42">
            <text:p>25.42</text:p>
          </table:table-cell>
          <table:table-cell office:value-type="float" office:value="26.914">
            <text:p>26.914</text:p>
          </table:table-cell>
          <table:table-cell office:value-type="float" office:value="28.188">
            <text:p>28.188</text:p>
          </table:table-cell>
          <table:table-cell office:value-type="float" office:value="28.372">
            <text:p>28.372</text:p>
          </table:table-cell>
          <table:table-cell office:value-type="float" office:value="28.716">
            <text:p>28.716</text:p>
          </table:table-cell>
          <table:table-cell office:value-type="float" office:value="29.27">
            <text:p>29.27</text:p>
          </table:table-cell>
          <table:table-cell office:value-type="float" office:value="28.626">
            <text:p>28.626</text:p>
          </table:table-cell>
          <table:table-cell office:value-type="float" office:value="28.734">
            <text:p>28.734</text:p>
          </table:table-cell>
          <table:table-cell office:value-type="float" office:value="28.894">
            <text:p>28.894</text:p>
          </table:table-cell>
          <table:table-cell office:value-type="float" office:value="29.282">
            <text:p>29.282</text:p>
          </table:table-cell>
          <table:table-cell office:value-type="float" office:value="29.37">
            <text:p>29.37</text:p>
          </table:table-cell>
          <table:table-cell office:value-type="float" office:value="28.774">
            <text:p>28.774</text:p>
          </table:table-cell>
          <table:table-cell office:value-type="float" office:value="29.406">
            <text:p>29.406</text:p>
          </table:table-cell>
          <table:table-cell office:value-type="float" office:value="28.774">
            <text:p>28.774</text:p>
          </table:table-cell>
          <table:table-cell office:value-type="float" office:value="26.686">
            <text:p>26.686</text:p>
          </table:table-cell>
          <table:table-cell office:value-type="float" office:value="28.312">
            <text:p>28.312</text:p>
          </table:table-cell>
          <table:table-cell office:value-type="float" office:value="28.186">
            <text:p>28.186</text:p>
          </table:table-cell>
          <table:table-cell office:value-type="float" office:value="28.224">
            <text:p>28.224</text:p>
          </table:table-cell>
          <table:table-cell office:value-type="float" office:value="28.892">
            <text:p>28.892</text:p>
          </table:table-cell>
          <table:table-cell office:value-type="float" office:value="30.722">
            <text:p>30.722</text:p>
          </table:table-cell>
          <table:table-cell office:value-type="float" office:value="31.436">
            <text:p>31.436</text:p>
          </table:table-cell>
          <table:table-cell office:value-type="float" office:value="32.152">
            <text:p>32.152</text:p>
          </table:table-cell>
          <table:table-cell office:value-type="float" office:value="32.592">
            <text:p>32.592</text:p>
          </table:table-cell>
          <table:table-cell office:value-type="float" office:value="33.308">
            <text:p>33.308</text:p>
          </table:table-cell>
          <table:table-cell office:value-type="float" office:value="33.928">
            <text:p>33.928</text:p>
          </table:table-cell>
          <table:table-cell office:value-type="float" office:value="33.622">
            <text:p>33.622</text:p>
          </table:table-cell>
          <table:table-cell office:value-type="float" office:value="34.212">
            <text:p>34.212</text:p>
          </table:table-cell>
          <table:table-cell office:value-type="float" office:value="35.444">
            <text:p>35.444</text:p>
          </table:table-cell>
          <table:table-cell office:value-type="float" office:value="35.132">
            <text:p>35.132</text:p>
          </table:table-cell>
          <table:table-cell office:value-type="float" office:value="34.84">
            <text:p>34.84</text:p>
          </table:table-cell>
          <table:table-cell office:value-type="float" office:value="35.41">
            <text:p>35.41</text:p>
          </table:table-cell>
          <table:table-cell office:value-type="float" office:value="36.324">
            <text:p>36.324</text:p>
          </table:table-cell>
          <table:table-cell office:value-type="float" office:value="35.486">
            <text:p>35.48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6875">
            <text:p>0.6875</text:p>
          </table:table-cell>
          <table:table-cell table:number-columns-repeated="12" office:value-type="float" office:value="0.8125">
            <text:p>0.8125</text:p>
          </table:table-cell>
          <table:table-cell table:number-columns-repeated="38" office:value-type="float" office:value="0.875">
            <text:p>0.875</text:p>
          </table:table-cell>
          <table:table-cell/>
          <table:table-cell office:value-type="float" office:value="28">
            <text:p>28</text:p>
          </table:table-cell>
          <table:table-cell office:value-type="float" office:value="26.606">
            <text:p>26.606</text:p>
          </table:table-cell>
          <table:table-cell office:value-type="float" office:value="27.574">
            <text:p>27.574</text:p>
          </table:table-cell>
          <table:table-cell office:value-type="float" office:value="27.94">
            <text:p>27.94</text:p>
          </table:table-cell>
          <table:table-cell office:value-type="float" office:value="27.628">
            <text:p>27.628</text:p>
          </table:table-cell>
          <table:table-cell office:value-type="float" office:value="27.308">
            <text:p>27.308</text:p>
          </table:table-cell>
          <table:table-cell office:value-type="float" office:value="26.362">
            <text:p>26.362</text:p>
          </table:table-cell>
          <table:table-cell office:value-type="float" office:value="28.16">
            <text:p>28.16</text:p>
          </table:table-cell>
          <table:table-cell office:value-type="float" office:value="28.09">
            <text:p>28.09</text:p>
          </table:table-cell>
          <table:table-cell office:value-type="float" office:value="29.122">
            <text:p>29.122</text:p>
          </table:table-cell>
          <table:table-cell office:value-type="float" office:value="28.846">
            <text:p>28.846</text:p>
          </table:table-cell>
          <table:table-cell office:value-type="float" office:value="29.378">
            <text:p>29.378</text:p>
          </table:table-cell>
          <table:table-cell office:value-type="float" office:value="30.862">
            <text:p>30.862</text:p>
          </table:table-cell>
          <table:table-cell office:value-type="float" office:value="31.74">
            <text:p>31.74</text:p>
          </table:table-cell>
          <table:table-cell office:value-type="float" office:value="32.368">
            <text:p>32.368</text:p>
          </table:table-cell>
          <table:table-cell office:value-type="float" office:value="34.458">
            <text:p>34.458</text:p>
          </table:table-cell>
          <table:table-cell office:value-type="float" office:value="34.872">
            <text:p>34.872</text:p>
          </table:table-cell>
          <table:table-cell office:value-type="float" office:value="36.29">
            <text:p>36.29</text:p>
          </table:table-cell>
          <table:table-cell office:value-type="float" office:value="37.598">
            <text:p>37.598</text:p>
          </table:table-cell>
          <table:table-cell office:value-type="float" office:value="39.754">
            <text:p>39.754</text:p>
          </table:table-cell>
          <table:table-cell office:value-type="float" office:value="40.462">
            <text:p>40.462</text:p>
          </table:table-cell>
          <table:table-cell office:value-type="float" office:value="41.922">
            <text:p>41.922</text:p>
          </table:table-cell>
          <table:table-cell office:value-type="float" office:value="42.744">
            <text:p>42.744</text:p>
          </table:table-cell>
          <table:table-cell office:value-type="float" office:value="44.772">
            <text:p>44.772</text:p>
          </table:table-cell>
          <table:table-cell office:value-type="float" office:value="47.626">
            <text:p>47.626</text:p>
          </table:table-cell>
          <table:table-cell office:value-type="float" office:value="47.196">
            <text:p>47.196</text:p>
          </table:table-cell>
          <table:table-cell office:value-type="float" office:value="51.106">
            <text:p>51.106</text:p>
          </table:table-cell>
          <table:table-cell office:value-type="float" office:value="54.15">
            <text:p>54.15</text:p>
          </table:table-cell>
          <table:table-cell office:value-type="float" office:value="56.754">
            <text:p>56.754</text:p>
          </table:table-cell>
          <table:table-cell office:value-type="float" office:value="64.102">
            <text:p>64.102</text:p>
          </table:table-cell>
          <table:table-cell office:value-type="float" office:value="67.578">
            <text:p>67.578</text:p>
          </table:table-cell>
          <table:table-cell office:value-type="float" office:value="71.916">
            <text:p>71.916</text:p>
          </table:table-cell>
          <table:table-cell office:value-type="float" office:value="74.226">
            <text:p>74.226</text:p>
          </table:table-cell>
          <table:table-cell office:value-type="float" office:value="75.01">
            <text:p>75.01</text:p>
          </table:table-cell>
          <table:table-cell office:value-type="float" office:value="83.39">
            <text:p>83.39</text:p>
          </table:table-cell>
          <table:table-cell office:value-type="float" office:value="87.636">
            <text:p>87.636</text:p>
          </table:table-cell>
          <table:table-cell office:value-type="float" office:value="89.448">
            <text:p>89.448</text:p>
          </table:table-cell>
          <table:table-cell office:value-type="float" office:value="90.886">
            <text:p>90.886</text:p>
          </table:table-cell>
          <table:table-cell office:value-type="float" office:value="96.906">
            <text:p>96.906</text:p>
          </table:table-cell>
          <table:table-cell office:value-type="float" office:value="95.224">
            <text:p>95.224</text:p>
          </table:table-cell>
          <table:table-cell office:value-type="float" office:value="93.89">
            <text:p>93.89</text:p>
          </table:table-cell>
          <table:table-cell office:value-type="float" office:value="93.724">
            <text:p>93.724</text:p>
          </table:table-cell>
          <table:table-cell office:value-type="float" office:value="96.914">
            <text:p>96.914</text:p>
          </table:table-cell>
          <table:table-cell office:value-type="float" office:value="97.874">
            <text:p>97.874</text:p>
          </table:table-cell>
          <table:table-cell office:value-type="float" office:value="101.478">
            <text:p>101.478</text:p>
          </table:table-cell>
          <table:table-cell office:value-type="float" office:value="111.568">
            <text:p>111.568</text:p>
          </table:table-cell>
          <table:table-cell office:value-type="float" office:value="112.67">
            <text:p>112.67</text:p>
          </table:table-cell>
          <table:table-cell office:value-type="float" office:value="117.842">
            <text:p>117.842</text:p>
          </table:table-cell>
          <table:table-cell office:value-type="float" office:value="121.438">
            <text:p>121.438</text:p>
          </table:table-cell>
          <table:table-cell office:value-type="float" office:value="126.43">
            <text:p>126.43</text:p>
          </table:table-cell>
          <table:table-cell office:value-type="float" office:value="132.642">
            <text:p>132.642</text:p>
          </table:table-cell>
          <table:table-cell office:value-type="float" office:value="137.48">
            <text:p>137.4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5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27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office:value-type="float" office:value="26.882">
            <text:p>26.882</text:p>
          </table:table-cell>
          <table:table-cell office:value-type="float" office:value="26.808">
            <text:p>26.808</text:p>
          </table:table-cell>
          <table:table-cell office:value-type="float" office:value="26.83">
            <text:p>26.83</text:p>
          </table:table-cell>
          <table:table-cell office:value-type="float" office:value="27.67">
            <text:p>27.67</text:p>
          </table:table-cell>
          <table:table-cell office:value-type="float" office:value="27.018">
            <text:p>27.018</text:p>
          </table:table-cell>
          <table:table-cell office:value-type="float" office:value="27.682">
            <text:p>27.682</text:p>
          </table:table-cell>
          <table:table-cell office:value-type="float" office:value="26.91">
            <text:p>26.91</text:p>
          </table:table-cell>
          <table:table-cell office:value-type="float" office:value="27.37">
            <text:p>27.37</text:p>
          </table:table-cell>
          <table:table-cell office:value-type="float" office:value="26.704">
            <text:p>26.704</text:p>
          </table:table-cell>
          <table:table-cell office:value-type="float" office:value="28.268">
            <text:p>28.268</text:p>
          </table:table-cell>
          <table:table-cell office:value-type="float" office:value="28.116">
            <text:p>28.116</text:p>
          </table:table-cell>
          <table:table-cell office:value-type="float" office:value="27.188">
            <text:p>27.188</text:p>
          </table:table-cell>
          <table:table-cell office:value-type="float" office:value="28.228">
            <text:p>28.228</text:p>
          </table:table-cell>
          <table:table-cell office:value-type="float" office:value="27.442">
            <text:p>27.442</text:p>
          </table:table-cell>
          <table:table-cell office:value-type="float" office:value="27.418">
            <text:p>27.418</text:p>
          </table:table-cell>
          <table:table-cell office:value-type="float" office:value="26.844">
            <text:p>26.844</text:p>
          </table:table-cell>
          <table:table-cell office:value-type="float" office:value="27.796">
            <text:p>27.796</text:p>
          </table:table-cell>
          <table:table-cell office:value-type="float" office:value="28.788">
            <text:p>28.788</text:p>
          </table:table-cell>
          <table:table-cell office:value-type="float" office:value="28.092">
            <text:p>28.092</text:p>
          </table:table-cell>
          <table:table-cell office:value-type="float" office:value="28.624">
            <text:p>28.624</text:p>
          </table:table-cell>
          <table:table-cell office:value-type="float" office:value="29.642">
            <text:p>29.642</text:p>
          </table:table-cell>
          <table:table-cell office:value-type="float" office:value="32.322">
            <text:p>32.322</text:p>
          </table:table-cell>
          <table:table-cell office:value-type="float" office:value="33.184">
            <text:p>33.184</text:p>
          </table:table-cell>
          <table:table-cell office:value-type="float" office:value="34.774">
            <text:p>34.774</text:p>
          </table:table-cell>
          <table:table-cell office:value-type="float" office:value="37.01">
            <text:p>37.01</text:p>
          </table:table-cell>
          <table:table-cell office:value-type="float" office:value="36.152">
            <text:p>36.152</text:p>
          </table:table-cell>
          <table:table-cell office:value-type="float" office:value="36.64">
            <text:p>36.64</text:p>
          </table:table-cell>
          <table:table-cell office:value-type="float" office:value="39.782">
            <text:p>39.782</text:p>
          </table:table-cell>
          <table:table-cell office:value-type="float" office:value="42.552">
            <text:p>42.552</text:p>
          </table:table-cell>
          <table:table-cell office:value-type="float" office:value="43.542">
            <text:p>43.542</text:p>
          </table:table-cell>
          <table:table-cell office:value-type="float" office:value="47.24">
            <text:p>47.24</text:p>
          </table:table-cell>
          <table:table-cell office:value-type="float" office:value="49.668">
            <text:p>49.668</text:p>
          </table:table-cell>
          <table:table-cell office:value-type="float" office:value="49.24">
            <text:p>49.24</text:p>
          </table:table-cell>
          <table:table-cell office:value-type="float" office:value="50.712">
            <text:p>50.712</text:p>
          </table:table-cell>
          <table:table-cell office:value-type="float" office:value="53.438">
            <text:p>53.438</text:p>
          </table:table-cell>
          <table:table-cell office:value-type="float" office:value="52.542">
            <text:p>52.542</text:p>
          </table:table-cell>
          <table:table-cell office:value-type="float" office:value="55.652">
            <text:p>55.652</text:p>
          </table:table-cell>
          <table:table-cell office:value-type="float" office:value="57.178">
            <text:p>57.178</text:p>
          </table:table-cell>
          <table:table-cell office:value-type="float" office:value="57.936">
            <text:p>57.936</text:p>
          </table:table-cell>
          <table:table-cell office:value-type="float" office:value="60.658">
            <text:p>60.658</text:p>
          </table:table-cell>
          <table:table-cell office:value-type="float" office:value="63.764">
            <text:p>63.764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number-columns-repeated="6" office:value-type="float" office:value="0.6875">
            <text:p>0.6875</text:p>
          </table:table-cell>
          <table:table-cell table:number-columns-repeated="7" office:value-type="float" office:value="0.75">
            <text:p>0.75</text:p>
          </table:table-cell>
          <table:table-cell table:number-columns-repeated="20" office:value-type="float" office:value="0.8125">
            <text:p>0.8125</text:p>
          </table:table-cell>
          <table:table-cell table:number-columns-repeated="18" office:value-type="float" office:value="0.875">
            <text:p>0.875</text:p>
          </table:table-cell>
          <table:table-cell/>
          <table:table-cell office:value-type="float" office:value="30">
            <text:p>30</text:p>
          </table:table-cell>
          <table:table-cell office:value-type="float" office:value="22.132">
            <text:p>22.132</text:p>
          </table:table-cell>
          <table:table-cell office:value-type="float" office:value="22.22">
            <text:p>22.22</text:p>
          </table:table-cell>
          <table:table-cell office:value-type="float" office:value="23.168">
            <text:p>23.168</text:p>
          </table:table-cell>
          <table:table-cell office:value-type="float" office:value="22.932">
            <text:p>22.932</text:p>
          </table:table-cell>
          <table:table-cell office:value-type="float" office:value="23.166">
            <text:p>23.166</text:p>
          </table:table-cell>
          <table:table-cell office:value-type="float" office:value="22.574">
            <text:p>22.574</text:p>
          </table:table-cell>
          <table:table-cell office:value-type="float" office:value="23.156">
            <text:p>23.156</text:p>
          </table:table-cell>
          <table:table-cell office:value-type="float" office:value="23.426">
            <text:p>23.426</text:p>
          </table:table-cell>
          <table:table-cell office:value-type="float" office:value="24.3">
            <text:p>24.3</text:p>
          </table:table-cell>
          <table:table-cell office:value-type="float" office:value="24.776">
            <text:p>24.776</text:p>
          </table:table-cell>
          <table:table-cell office:value-type="float" office:value="24.884">
            <text:p>24.884</text:p>
          </table:table-cell>
          <table:table-cell office:value-type="float" office:value="25.222">
            <text:p>25.222</text:p>
          </table:table-cell>
          <table:table-cell office:value-type="float" office:value="24.73">
            <text:p>24.73</text:p>
          </table:table-cell>
          <table:table-cell office:value-type="float" office:value="25.14">
            <text:p>25.14</text:p>
          </table:table-cell>
          <table:table-cell office:value-type="float" office:value="25.846">
            <text:p>25.846</text:p>
          </table:table-cell>
          <table:table-cell office:value-type="float" office:value="25.002">
            <text:p>25.002</text:p>
          </table:table-cell>
          <table:table-cell office:value-type="float" office:value="24.696">
            <text:p>24.696</text:p>
          </table:table-cell>
          <table:table-cell office:value-type="float" office:value="25.672">
            <text:p>25.672</text:p>
          </table:table-cell>
          <table:table-cell office:value-type="float" office:value="27.948">
            <text:p>27.948</text:p>
          </table:table-cell>
          <table:table-cell office:value-type="float" office:value="28.508">
            <text:p>28.508</text:p>
          </table:table-cell>
          <table:table-cell office:value-type="float" office:value="27.892">
            <text:p>27.892</text:p>
          </table:table-cell>
          <table:table-cell office:value-type="float" office:value="28.482">
            <text:p>28.482</text:p>
          </table:table-cell>
          <table:table-cell office:value-type="float" office:value="29.542">
            <text:p>29.542</text:p>
          </table:table-cell>
          <table:table-cell office:value-type="float" office:value="31.754">
            <text:p>31.754</text:p>
          </table:table-cell>
          <table:table-cell office:value-type="float" office:value="31.804">
            <text:p>31.804</text:p>
          </table:table-cell>
          <table:table-cell office:value-type="float" office:value="32.338">
            <text:p>32.338</text:p>
          </table:table-cell>
          <table:table-cell office:value-type="float" office:value="33.932">
            <text:p>33.932</text:p>
          </table:table-cell>
          <table:table-cell office:value-type="float" office:value="34.382">
            <text:p>34.382</text:p>
          </table:table-cell>
          <table:table-cell office:value-type="float" office:value="34.86">
            <text:p>34.86</text:p>
          </table:table-cell>
          <table:table-cell office:value-type="float" office:value="34.444">
            <text:p>34.444</text:p>
          </table:table-cell>
          <table:table-cell office:value-type="float" office:value="37.244">
            <text:p>37.244</text:p>
          </table:table-cell>
          <table:table-cell office:value-type="float" office:value="38.35">
            <text:p>38.35</text:p>
          </table:table-cell>
          <table:table-cell office:value-type="float" office:value="38.532">
            <text:p>38.532</text:p>
          </table:table-cell>
          <table:table-cell office:value-type="float" office:value="39.234">
            <text:p>39.234</text:p>
          </table:table-cell>
          <table:table-cell office:value-type="float" office:value="39.636">
            <text:p>39.636</text:p>
          </table:table-cell>
          <table:table-cell office:value-type="float" office:value="42.008">
            <text:p>42.008</text:p>
          </table:table-cell>
          <table:table-cell office:value-type="float" office:value="44.22">
            <text:p>44.22</text:p>
          </table:table-cell>
          <table:table-cell office:value-type="float" office:value="45.834">
            <text:p>45.834</text:p>
          </table:table-cell>
          <table:table-cell office:value-type="float" office:value="49.408">
            <text:p>49.408</text:p>
          </table:table-cell>
          <table:table-cell office:value-type="float" office:value="52.502">
            <text:p>52.502</text:p>
          </table:table-cell>
          <table:table-cell office:value-type="float" office:value="54.5">
            <text:p>54.5</text:p>
          </table:table-cell>
          <table:table-cell office:value-type="float" office:value="54.012">
            <text:p>54.012</text:p>
          </table:table-cell>
          <table:table-cell office:value-type="float" office:value="54.652">
            <text:p>54.652</text:p>
          </table:table-cell>
          <table:table-cell office:value-type="float" office:value="55.36">
            <text:p>55.36</text:p>
          </table:table-cell>
          <table:table-cell office:value-type="float" office:value="58.91">
            <text:p>58.91</text:p>
          </table:table-cell>
          <table:table-cell office:value-type="float" office:value="60.342">
            <text:p>60.342</text:p>
          </table:table-cell>
          <table:table-cell office:value-type="float" office:value="62.77">
            <text:p>62.77</text:p>
          </table:table-cell>
          <table:table-cell office:value-type="float" office:value="64.472">
            <text:p>64.472</text:p>
          </table:table-cell>
          <table:table-cell office:value-type="float" office:value="68.36">
            <text:p>68.36</text:p>
          </table:table-cell>
          <table:table-cell office:value-type="float" office:value="67.928">
            <text:p>67.928</text:p>
          </table:table-cell>
          <table:table-cell office:value-type="float" office:value="68.894">
            <text:p>68.89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 office:value-type="float" office:value="0.6875">
            <text:p>0.6875</text:p>
          </table:table-cell>
          <table:table-cell table:number-columns-repeated="47" office:value-type="float" office:value="0.875">
            <text:p>0.875</text:p>
          </table:table-cell>
          <table:table-cell/>
          <table:table-cell office:value-type="float" office:value="31">
            <text:p>31</text:p>
          </table:table-cell>
          <table:table-cell office:value-type="float" office:value="29.888">
            <text:p>29.888</text:p>
          </table:table-cell>
          <table:table-cell office:value-type="float" office:value="30.548">
            <text:p>30.548</text:p>
          </table:table-cell>
          <table:table-cell office:value-type="float" office:value="31.026">
            <text:p>31.026</text:p>
          </table:table-cell>
          <table:table-cell office:value-type="float" office:value="30.166">
            <text:p>30.166</text:p>
          </table:table-cell>
          <table:table-cell office:value-type="float" office:value="29.878">
            <text:p>29.878</text:p>
          </table:table-cell>
          <table:table-cell office:value-type="float" office:value="30.894">
            <text:p>30.894</text:p>
          </table:table-cell>
          <table:table-cell office:value-type="float" office:value="31.992">
            <text:p>31.992</text:p>
          </table:table-cell>
          <table:table-cell office:value-type="float" office:value="30.986">
            <text:p>30.986</text:p>
          </table:table-cell>
          <table:table-cell office:value-type="float" office:value="31.01">
            <text:p>31.01</text:p>
          </table:table-cell>
          <table:table-cell office:value-type="float" office:value="30.926">
            <text:p>30.926</text:p>
          </table:table-cell>
          <table:table-cell office:value-type="float" office:value="30.834">
            <text:p>30.834</text:p>
          </table:table-cell>
          <table:table-cell office:value-type="float" office:value="32.154">
            <text:p>32.154</text:p>
          </table:table-cell>
          <table:table-cell office:value-type="float" office:value="34.902">
            <text:p>34.902</text:p>
          </table:table-cell>
          <table:table-cell office:value-type="float" office:value="33.408">
            <text:p>33.408</text:p>
          </table:table-cell>
          <table:table-cell office:value-type="float" office:value="33.238">
            <text:p>33.238</text:p>
          </table:table-cell>
          <table:table-cell office:value-type="float" office:value="33.62">
            <text:p>33.62</text:p>
          </table:table-cell>
          <table:table-cell office:value-type="float" office:value="35.486">
            <text:p>35.486</text:p>
          </table:table-cell>
          <table:table-cell office:value-type="float" office:value="38.266">
            <text:p>38.266</text:p>
          </table:table-cell>
          <table:table-cell office:value-type="float" office:value="39.748">
            <text:p>39.748</text:p>
          </table:table-cell>
          <table:table-cell office:value-type="float" office:value="39.664">
            <text:p>39.664</text:p>
          </table:table-cell>
          <table:table-cell office:value-type="float" office:value="42.32">
            <text:p>42.32</text:p>
          </table:table-cell>
          <table:table-cell office:value-type="float" office:value="41.15">
            <text:p>41.15</text:p>
          </table:table-cell>
          <table:table-cell office:value-type="float" office:value="43.406">
            <text:p>43.406</text:p>
          </table:table-cell>
          <table:table-cell office:value-type="float" office:value="45.898">
            <text:p>45.898</text:p>
          </table:table-cell>
          <table:table-cell office:value-type="float" office:value="46.836">
            <text:p>46.836</text:p>
          </table:table-cell>
          <table:table-cell office:value-type="float" office:value="47.154">
            <text:p>47.154</text:p>
          </table:table-cell>
          <table:table-cell office:value-type="float" office:value="47.496">
            <text:p>47.496</text:p>
          </table:table-cell>
          <table:table-cell office:value-type="float" office:value="48.156">
            <text:p>48.156</text:p>
          </table:table-cell>
          <table:table-cell office:value-type="float" office:value="46.978">
            <text:p>46.978</text:p>
          </table:table-cell>
          <table:table-cell office:value-type="float" office:value="48.102">
            <text:p>48.102</text:p>
          </table:table-cell>
          <table:table-cell office:value-type="float" office:value="49.332">
            <text:p>49.332</text:p>
          </table:table-cell>
          <table:table-cell office:value-type="float" office:value="52.722">
            <text:p>52.722</text:p>
          </table:table-cell>
          <table:table-cell office:value-type="float" office:value="52.492">
            <text:p>52.492</text:p>
          </table:table-cell>
          <table:table-cell office:value-type="float" office:value="55.912">
            <text:p>55.912</text:p>
          </table:table-cell>
          <table:table-cell office:value-type="float" office:value="56.034">
            <text:p>56.034</text:p>
          </table:table-cell>
          <table:table-cell office:value-type="float" office:value="60.81">
            <text:p>60.81</text:p>
          </table:table-cell>
          <table:table-cell office:value-type="float" office:value="64.906">
            <text:p>64.906</text:p>
          </table:table-cell>
          <table:table-cell office:value-type="float" office:value="71.996">
            <text:p>71.996</text:p>
          </table:table-cell>
          <table:table-cell office:value-type="float" office:value="75.304">
            <text:p>75.304</text:p>
          </table:table-cell>
          <table:table-cell office:value-type="float" office:value="74.982">
            <text:p>74.982</text:p>
          </table:table-cell>
          <table:table-cell office:value-type="float" office:value="75.388">
            <text:p>75.388</text:p>
          </table:table-cell>
          <table:table-cell office:value-type="float" office:value="71.066">
            <text:p>71.066</text:p>
          </table:table-cell>
          <table:table-cell office:value-type="float" office:value="72.554">
            <text:p>72.554</text:p>
          </table:table-cell>
          <table:table-cell office:value-type="float" office:value="72.094">
            <text:p>72.094</text:p>
          </table:table-cell>
          <table:table-cell office:value-type="float" office:value="78.054">
            <text:p>78.054</text:p>
          </table:table-cell>
          <table:table-cell office:value-type="float" office:value="82.392">
            <text:p>82.392</text:p>
          </table:table-cell>
          <table:table-cell office:value-type="float" office:value="82.92">
            <text:p>82.92</text:p>
          </table:table-cell>
          <table:table-cell office:value-type="float" office:value="88.764">
            <text:p>88.764</text:p>
          </table:table-cell>
          <table:table-cell office:value-type="float" office:value="92.75">
            <text:p>92.75</text:p>
          </table:table-cell>
          <table:table-cell office:value-type="float" office:value="95.528">
            <text:p>95.528</text:p>
          </table:table-cell>
          <table:table-cell office:value-type="float" office:value="101.882">
            <text:p>101.88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 office:value-type="float" office:value="0.75">
            <text:p>0.75</text:p>
          </table:table-cell>
          <table:table-cell table:number-columns-repeated="23" office:value-type="float" office:value="0.8125">
            <text:p>0.8125</text:p>
          </table:table-cell>
          <table:table-cell table:number-columns-repeated="24" office:value-type="float" office:value="0.875">
            <text:p>0.875</text:p>
          </table:table-cell>
          <table:table-cell/>
          <table:table-cell office:value-type="float" office:value="32">
            <text:p>32</text:p>
          </table:table-cell>
          <table:table-cell office:value-type="float" office:value="22.628">
            <text:p>22.628</text:p>
          </table:table-cell>
          <table:table-cell office:value-type="float" office:value="22.368">
            <text:p>22.368</text:p>
          </table:table-cell>
          <table:table-cell office:value-type="float" office:value="22.366">
            <text:p>22.366</text:p>
          </table:table-cell>
          <table:table-cell office:value-type="float" office:value="23.55">
            <text:p>23.55</text:p>
          </table:table-cell>
          <table:table-cell office:value-type="float" office:value="23.9">
            <text:p>23.9</text:p>
          </table:table-cell>
          <table:table-cell office:value-type="float" office:value="24.53">
            <text:p>24.53</text:p>
          </table:table-cell>
          <table:table-cell office:value-type="float" office:value="25.742">
            <text:p>25.742</text:p>
          </table:table-cell>
          <table:table-cell office:value-type="float" office:value="25.578">
            <text:p>25.578</text:p>
          </table:table-cell>
          <table:table-cell office:value-type="float" office:value="25.098">
            <text:p>25.098</text:p>
          </table:table-cell>
          <table:table-cell office:value-type="float" office:value="23.872">
            <text:p>23.872</text:p>
          </table:table-cell>
          <table:table-cell office:value-type="float" office:value="24.216">
            <text:p>24.216</text:p>
          </table:table-cell>
          <table:table-cell office:value-type="float" office:value="25.38">
            <text:p>25.38</text:p>
          </table:table-cell>
          <table:table-cell office:value-type="float" office:value="25.91">
            <text:p>25.91</text:p>
          </table:table-cell>
          <table:table-cell office:value-type="float" office:value="25.214">
            <text:p>25.214</text:p>
          </table:table-cell>
          <table:table-cell office:value-type="float" office:value="25.99">
            <text:p>25.99</text:p>
          </table:table-cell>
          <table:table-cell office:value-type="float" office:value="26.126">
            <text:p>26.126</text:p>
          </table:table-cell>
          <table:table-cell office:value-type="float" office:value="25.79">
            <text:p>25.79</text:p>
          </table:table-cell>
          <table:table-cell office:value-type="float" office:value="25.434">
            <text:p>25.434</text:p>
          </table:table-cell>
          <table:table-cell office:value-type="float" office:value="26.63">
            <text:p>26.63</text:p>
          </table:table-cell>
          <table:table-cell office:value-type="float" office:value="27.104">
            <text:p>27.104</text:p>
          </table:table-cell>
          <table:table-cell office:value-type="float" office:value="28.966">
            <text:p>28.966</text:p>
          </table:table-cell>
          <table:table-cell office:value-type="float" office:value="31.112">
            <text:p>31.112</text:p>
          </table:table-cell>
          <table:table-cell office:value-type="float" office:value="32.446">
            <text:p>32.446</text:p>
          </table:table-cell>
          <table:table-cell office:value-type="float" office:value="33.058">
            <text:p>33.058</text:p>
          </table:table-cell>
          <table:table-cell office:value-type="float" office:value="33.772">
            <text:p>33.772</text:p>
          </table:table-cell>
          <table:table-cell office:value-type="float" office:value="34.524">
            <text:p>34.524</text:p>
          </table:table-cell>
          <table:table-cell office:value-type="float" office:value="39.812">
            <text:p>39.812</text:p>
          </table:table-cell>
          <table:table-cell office:value-type="float" office:value="42.666">
            <text:p>42.666</text:p>
          </table:table-cell>
          <table:table-cell office:value-type="float" office:value="41.992">
            <text:p>41.992</text:p>
          </table:table-cell>
          <table:table-cell office:value-type="float" office:value="42.986">
            <text:p>42.986</text:p>
          </table:table-cell>
          <table:table-cell office:value-type="float" office:value="44.232">
            <text:p>44.232</text:p>
          </table:table-cell>
          <table:table-cell office:value-type="float" office:value="43.592">
            <text:p>43.592</text:p>
          </table:table-cell>
          <table:table-cell office:value-type="float" office:value="45.574">
            <text:p>45.574</text:p>
          </table:table-cell>
          <table:table-cell office:value-type="float" office:value="47.008">
            <text:p>47.008</text:p>
          </table:table-cell>
          <table:table-cell office:value-type="float" office:value="46.726">
            <text:p>46.726</text:p>
          </table:table-cell>
          <table:table-cell office:value-type="float" office:value="45.862">
            <text:p>45.862</text:p>
          </table:table-cell>
          <table:table-cell office:value-type="float" office:value="46.582">
            <text:p>46.582</text:p>
          </table:table-cell>
          <table:table-cell office:value-type="float" office:value="48.388">
            <text:p>48.388</text:p>
          </table:table-cell>
          <table:table-cell office:value-type="float" office:value="48.002">
            <text:p>48.002</text:p>
          </table:table-cell>
          <table:table-cell office:value-type="float" office:value="46.352">
            <text:p>46.352</text:p>
          </table:table-cell>
          <table:table-cell office:value-type="float" office:value="49.242">
            <text:p>49.242</text:p>
          </table:table-cell>
          <table:table-cell office:value-type="float" office:value="50.824">
            <text:p>50.824</text:p>
          </table:table-cell>
          <table:table-cell office:value-type="float" office:value="51.862">
            <text:p>51.862</text:p>
          </table:table-cell>
          <table:table-cell office:value-type="float" office:value="54">
            <text:p>54</text:p>
          </table:table-cell>
          <table:table-cell office:value-type="float" office:value="56.072">
            <text:p>56.072</text:p>
          </table:table-cell>
          <table:table-cell office:value-type="float" office:value="57.922">
            <text:p>57.922</text:p>
          </table:table-cell>
          <table:table-cell office:value-type="float" office:value="59.866">
            <text:p>59.866</text:p>
          </table:table-cell>
          <table:table-cell office:value-type="float" office:value="59.208">
            <text:p>59.208</text:p>
          </table:table-cell>
          <table:table-cell office:value-type="float" office:value="62.764">
            <text:p>62.764</text:p>
          </table:table-cell>
          <table:table-cell office:value-type="float" office:value="61.114">
            <text:p>61.114</text:p>
          </table:table-cell>
          <table:table-cell office:value-type="float" office:value="65.768">
            <text:p>65.76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.6875">
            <text:p>0.6875</text:p>
          </table:table-cell>
          <table:table-cell table:number-columns-repeated="2" office:value-type="float" office:value="0.75">
            <text:p>0.75</text:p>
          </table:table-cell>
          <table:table-cell table:number-columns-repeated="2" office:value-type="float" office:value="0.8125">
            <text:p>0.8125</text:p>
          </table:table-cell>
          <table:table-cell table:number-columns-repeated="45" office:value-type="float" office:value="0.875">
            <text:p>0.875</text:p>
          </table:table-cell>
          <table:table-cell/>
          <table:table-cell office:value-type="float" office:value="33">
            <text:p>33</text:p>
          </table:table-cell>
          <table:table-cell table:number-columns-repeated="2" office:value-type="float" office:value="27.458">
            <text:p>27.458</text:p>
          </table:table-cell>
          <table:table-cell office:value-type="float" office:value="27.268">
            <text:p>27.268</text:p>
          </table:table-cell>
          <table:table-cell office:value-type="float" office:value="26.616">
            <text:p>26.616</text:p>
          </table:table-cell>
          <table:table-cell office:value-type="float" office:value="26.244">
            <text:p>26.244</text:p>
          </table:table-cell>
          <table:table-cell office:value-type="float" office:value="25.884">
            <text:p>25.884</text:p>
          </table:table-cell>
          <table:table-cell office:value-type="float" office:value="25.13">
            <text:p>25.13</text:p>
          </table:table-cell>
          <table:table-cell office:value-type="float" office:value="25.378">
            <text:p>25.378</text:p>
          </table:table-cell>
          <table:table-cell office:value-type="float" office:value="26.538">
            <text:p>26.538</text:p>
          </table:table-cell>
          <table:table-cell office:value-type="float" office:value="26.63">
            <text:p>26.63</text:p>
          </table:table-cell>
          <table:table-cell office:value-type="float" office:value="26.856">
            <text:p>26.856</text:p>
          </table:table-cell>
          <table:table-cell office:value-type="float" office:value="27.722">
            <text:p>27.722</text:p>
          </table:table-cell>
          <table:table-cell office:value-type="float" office:value="27.47">
            <text:p>27.47</text:p>
          </table:table-cell>
          <table:table-cell office:value-type="float" office:value="27.76">
            <text:p>27.76</text:p>
          </table:table-cell>
          <table:table-cell office:value-type="float" office:value="28.838">
            <text:p>28.838</text:p>
          </table:table-cell>
          <table:table-cell office:value-type="float" office:value="30.798">
            <text:p>30.798</text:p>
          </table:table-cell>
          <table:table-cell office:value-type="float" office:value="31.484">
            <text:p>31.484</text:p>
          </table:table-cell>
          <table:table-cell office:value-type="float" office:value="31.694">
            <text:p>31.694</text:p>
          </table:table-cell>
          <table:table-cell office:value-type="float" office:value="32.64">
            <text:p>32.64</text:p>
          </table:table-cell>
          <table:table-cell office:value-type="float" office:value="30.49">
            <text:p>30.49</text:p>
          </table:table-cell>
          <table:table-cell office:value-type="float" office:value="32.032">
            <text:p>32.032</text:p>
          </table:table-cell>
          <table:table-cell office:value-type="float" office:value="33.102">
            <text:p>33.102</text:p>
          </table:table-cell>
          <table:table-cell office:value-type="float" office:value="34.692">
            <text:p>34.692</text:p>
          </table:table-cell>
          <table:table-cell office:value-type="float" office:value="35.638">
            <text:p>35.638</text:p>
          </table:table-cell>
          <table:table-cell office:value-type="float" office:value="37.85">
            <text:p>37.85</text:p>
          </table:table-cell>
          <table:table-cell office:value-type="float" office:value="38.904">
            <text:p>38.904</text:p>
          </table:table-cell>
          <table:table-cell office:value-type="float" office:value="39.7">
            <text:p>39.7</text:p>
          </table:table-cell>
          <table:table-cell office:value-type="float" office:value="41.444">
            <text:p>41.444</text:p>
          </table:table-cell>
          <table:table-cell office:value-type="float" office:value="39.646">
            <text:p>39.646</text:p>
          </table:table-cell>
          <table:table-cell office:value-type="float" office:value="40.182">
            <text:p>40.182</text:p>
          </table:table-cell>
          <table:table-cell office:value-type="float" office:value="41.556">
            <text:p>41.556</text:p>
          </table:table-cell>
          <table:table-cell office:value-type="float" office:value="40.446">
            <text:p>40.446</text:p>
          </table:table-cell>
          <table:table-cell office:value-type="float" office:value="42.396">
            <text:p>42.396</text:p>
          </table:table-cell>
          <table:table-cell office:value-type="float" office:value="45.21">
            <text:p>45.21</text:p>
          </table:table-cell>
          <table:table-cell office:value-type="float" office:value="46.062">
            <text:p>46.062</text:p>
          </table:table-cell>
          <table:table-cell office:value-type="float" office:value="45.862">
            <text:p>45.862</text:p>
          </table:table-cell>
          <table:table-cell office:value-type="float" office:value="46.664">
            <text:p>46.664</text:p>
          </table:table-cell>
          <table:table-cell office:value-type="float" office:value="48.762">
            <text:p>48.762</text:p>
          </table:table-cell>
          <table:table-cell office:value-type="float" office:value="49.466">
            <text:p>49.466</text:p>
          </table:table-cell>
          <table:table-cell office:value-type="float" office:value="53.408">
            <text:p>53.408</text:p>
          </table:table-cell>
          <table:table-cell office:value-type="float" office:value="53.732">
            <text:p>53.732</text:p>
          </table:table-cell>
          <table:table-cell office:value-type="float" office:value="53.566">
            <text:p>53.566</text:p>
          </table:table-cell>
          <table:table-cell office:value-type="float" office:value="57.164">
            <text:p>57.164</text:p>
          </table:table-cell>
          <table:table-cell office:value-type="float" office:value="62.23">
            <text:p>62.23</text:p>
          </table:table-cell>
          <table:table-cell office:value-type="float" office:value="63.758">
            <text:p>63.758</text:p>
          </table:table-cell>
          <table:table-cell office:value-type="float" office:value="66.608">
            <text:p>66.608</text:p>
          </table:table-cell>
          <table:table-cell office:value-type="float" office:value="67.51">
            <text:p>67.51</text:p>
          </table:table-cell>
          <table:table-cell office:value-type="float" office:value="69.69">
            <text:p>69.69</text:p>
          </table:table-cell>
          <table:table-cell office:value-type="float" office:value="73.358">
            <text:p>73.358</text:p>
          </table:table-cell>
          <table:table-cell office:value-type="float" office:value="74.592">
            <text:p>74.592</text:p>
          </table:table-cell>
          <table:table-cell office:value-type="float" office:value="75.384">
            <text:p>75.3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number-columns-repeated="11" office:value-type="float" office:value="0.6875">
            <text:p>0.6875</text:p>
          </table:table-cell>
          <table:table-cell table:number-columns-repeated="3" office:value-type="float" office:value="0.75">
            <text:p>0.75</text:p>
          </table:table-cell>
          <table:table-cell table:number-columns-repeated="4" office:value-type="float" office:value="0.9375">
            <text:p>0.9375</text:p>
          </table:table-cell>
          <table:table-cell table:number-columns-repeated="33"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office:value-type="float" office:value="26.518">
            <text:p>26.518</text:p>
          </table:table-cell>
          <table:table-cell office:value-type="float" office:value="27.074">
            <text:p>27.074</text:p>
          </table:table-cell>
          <table:table-cell office:value-type="float" office:value="27.24">
            <text:p>27.24</text:p>
          </table:table-cell>
          <table:table-cell office:value-type="float" office:value="26.422">
            <text:p>26.422</text:p>
          </table:table-cell>
          <table:table-cell office:value-type="float" office:value="25.67">
            <text:p>25.67</text:p>
          </table:table-cell>
          <table:table-cell office:value-type="float" office:value="25.46">
            <text:p>25.46</text:p>
          </table:table-cell>
          <table:table-cell office:value-type="float" office:value="26.39">
            <text:p>26.39</text:p>
          </table:table-cell>
          <table:table-cell office:value-type="float" office:value="28.108">
            <text:p>28.108</text:p>
          </table:table-cell>
          <table:table-cell office:value-type="float" office:value="28.566">
            <text:p>28.566</text:p>
          </table:table-cell>
          <table:table-cell office:value-type="float" office:value="31.4">
            <text:p>31.4</text:p>
          </table:table-cell>
          <table:table-cell office:value-type="float" office:value="31.242">
            <text:p>31.242</text:p>
          </table:table-cell>
          <table:table-cell office:value-type="float" office:value="32.628">
            <text:p>32.628</text:p>
          </table:table-cell>
          <table:table-cell office:value-type="float" office:value="33.248">
            <text:p>33.248</text:p>
          </table:table-cell>
          <table:table-cell office:value-type="float" office:value="33.188">
            <text:p>33.188</text:p>
          </table:table-cell>
          <table:table-cell office:value-type="float" office:value="34.544">
            <text:p>34.544</text:p>
          </table:table-cell>
          <table:table-cell office:value-type="float" office:value="34.96">
            <text:p>34.96</text:p>
          </table:table-cell>
          <table:table-cell office:value-type="float" office:value="33.584">
            <text:p>33.584</text:p>
          </table:table-cell>
          <table:table-cell office:value-type="float" office:value="36.184">
            <text:p>36.184</text:p>
          </table:table-cell>
          <table:table-cell office:value-type="float" office:value="38.524">
            <text:p>38.524</text:p>
          </table:table-cell>
          <table:table-cell table:number-columns-repeated="32"/>
        </table:table-row>
        <table:table-row table:style-name="ro1">
          <table:table-cell office:value-type="float" office:value="35">
            <text:p>35</text:p>
          </table:table-cell>
          <table:table-cell table:number-columns-repeated="7" office:value-type="float" office:value="0.6875">
            <text:p>0.6875</text:p>
          </table:table-cell>
          <table:table-cell table:number-columns-repeated="3" office:value-type="float" office:value="0.8125">
            <text:p>0.8125</text:p>
          </table:table-cell>
          <table:table-cell table:number-columns-repeated="41" office:value-type="float" office:value="0.875">
            <text:p>0.875</text:p>
          </table:table-cell>
          <table:table-cell/>
          <table:table-cell office:value-type="float" office:value="35">
            <text:p>35</text:p>
          </table:table-cell>
          <table:table-cell office:value-type="float" office:value="25.734">
            <text:p>25.734</text:p>
          </table:table-cell>
          <table:table-cell office:value-type="float" office:value="26.292">
            <text:p>26.292</text:p>
          </table:table-cell>
          <table:table-cell office:value-type="float" office:value="26.04">
            <text:p>26.04</text:p>
          </table:table-cell>
          <table:table-cell office:value-type="float" office:value="25.374">
            <text:p>25.374</text:p>
          </table:table-cell>
          <table:table-cell office:value-type="float" office:value="25.08">
            <text:p>25.08</text:p>
          </table:table-cell>
          <table:table-cell office:value-type="float" office:value="25.03">
            <text:p>25.03</text:p>
          </table:table-cell>
          <table:table-cell office:value-type="float" office:value="26.458">
            <text:p>26.458</text:p>
          </table:table-cell>
          <table:table-cell office:value-type="float" office:value="27.034">
            <text:p>27.034</text:p>
          </table:table-cell>
          <table:table-cell office:value-type="float" office:value="27.06">
            <text:p>27.06</text:p>
          </table:table-cell>
          <table:table-cell office:value-type="float" office:value="26.506">
            <text:p>26.506</text:p>
          </table:table-cell>
          <table:table-cell office:value-type="float" office:value="27.668">
            <text:p>27.668</text:p>
          </table:table-cell>
          <table:table-cell office:value-type="float" office:value="27.41">
            <text:p>27.41</text:p>
          </table:table-cell>
          <table:table-cell office:value-type="float" office:value="28.52">
            <text:p>28.52</text:p>
          </table:table-cell>
          <table:table-cell office:value-type="float" office:value="28.876">
            <text:p>28.876</text:p>
          </table:table-cell>
          <table:table-cell office:value-type="float" office:value="29.718">
            <text:p>29.718</text:p>
          </table:table-cell>
          <table:table-cell office:value-type="float" office:value="29.016">
            <text:p>29.016</text:p>
          </table:table-cell>
          <table:table-cell office:value-type="float" office:value="28.338">
            <text:p>28.338</text:p>
          </table:table-cell>
          <table:table-cell office:value-type="float" office:value="28.176">
            <text:p>28.176</text:p>
          </table:table-cell>
          <table:table-cell office:value-type="float" office:value="29.812">
            <text:p>29.812</text:p>
          </table:table-cell>
          <table:table-cell office:value-type="float" office:value="29.598">
            <text:p>29.598</text:p>
          </table:table-cell>
          <table:table-cell office:value-type="float" office:value="31.502">
            <text:p>31.502</text:p>
          </table:table-cell>
          <table:table-cell office:value-type="float" office:value="32.7">
            <text:p>32.7</text:p>
          </table:table-cell>
          <table:table-cell office:value-type="float" office:value="33.964">
            <text:p>33.964</text:p>
          </table:table-cell>
          <table:table-cell office:value-type="float" office:value="32.932">
            <text:p>32.932</text:p>
          </table:table-cell>
          <table:table-cell office:value-type="float" office:value="33.866">
            <text:p>33.866</text:p>
          </table:table-cell>
          <table:table-cell office:value-type="float" office:value="34.25">
            <text:p>34.25</text:p>
          </table:table-cell>
          <table:table-cell office:value-type="float" office:value="35.282">
            <text:p>35.282</text:p>
          </table:table-cell>
          <table:table-cell office:value-type="float" office:value="35.084">
            <text:p>35.084</text:p>
          </table:table-cell>
          <table:table-cell office:value-type="float" office:value="36.54">
            <text:p>36.54</text:p>
          </table:table-cell>
          <table:table-cell office:value-type="float" office:value="37.228">
            <text:p>37.228</text:p>
          </table:table-cell>
          <table:table-cell office:value-type="float" office:value="38.7">
            <text:p>38.7</text:p>
          </table:table-cell>
          <table:table-cell office:value-type="float" office:value="41.374">
            <text:p>41.374</text:p>
          </table:table-cell>
          <table:table-cell office:value-type="float" office:value="42.406">
            <text:p>42.406</text:p>
          </table:table-cell>
          <table:table-cell office:value-type="float" office:value="42.22">
            <text:p>42.22</text:p>
          </table:table-cell>
          <table:table-cell office:value-type="float" office:value="40.812">
            <text:p>40.812</text:p>
          </table:table-cell>
          <table:table-cell office:value-type="float" office:value="42.056">
            <text:p>42.056</text:p>
          </table:table-cell>
          <table:table-cell office:value-type="float" office:value="42.802">
            <text:p>42.802</text:p>
          </table:table-cell>
          <table:table-cell office:value-type="float" office:value="43.168">
            <text:p>43.168</text:p>
          </table:table-cell>
          <table:table-cell office:value-type="float" office:value="45.916">
            <text:p>45.916</text:p>
          </table:table-cell>
          <table:table-cell office:value-type="float" office:value="44.842">
            <text:p>44.842</text:p>
          </table:table-cell>
          <table:table-cell office:value-type="float" office:value="43.858">
            <text:p>43.858</text:p>
          </table:table-cell>
          <table:table-cell office:value-type="float" office:value="45.752">
            <text:p>45.752</text:p>
          </table:table-cell>
          <table:table-cell office:value-type="float" office:value="46.45">
            <text:p>46.45</text:p>
          </table:table-cell>
          <table:table-cell office:value-type="float" office:value="50.178">
            <text:p>50.178</text:p>
          </table:table-cell>
          <table:table-cell office:value-type="float" office:value="48.738">
            <text:p>48.738</text:p>
          </table:table-cell>
          <table:table-cell office:value-type="float" office:value="50.502">
            <text:p>50.502</text:p>
          </table:table-cell>
          <table:table-cell office:value-type="float" office:value="48.162">
            <text:p>48.162</text:p>
          </table:table-cell>
          <table:table-cell office:value-type="float" office:value="45.808">
            <text:p>45.808</text:p>
          </table:table-cell>
          <table:table-cell office:value-type="float" office:value="46.09">
            <text:p>46.09</text:p>
          </table:table-cell>
          <table:table-cell office:value-type="float" office:value="46.076">
            <text:p>46.076</text:p>
          </table:table-cell>
          <table:table-cell office:value-type="float" office:value="46.814">
            <text:p>46.8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20" office:value-type="float" office:value="0.875">
            <text:p>0.875</text:p>
          </table:table-cell>
          <table:table-cell table:number-columns-repeated="26" office:value-type="float" office:value="0.9375">
            <text:p>0.9375</text:p>
          </table:table-cell>
          <table:table-cell table:number-columns-repeated="5" office:value-type="float" office:value="1">
            <text:p>1</text:p>
          </table:table-cell>
          <table:table-cell/>
          <table:table-cell office:value-type="float" office:value="36">
            <text:p>36</text:p>
          </table:table-cell>
          <table:table-cell office:value-type="float" office:value="27.99">
            <text:p>27.99</text:p>
          </table:table-cell>
          <table:table-cell office:value-type="float" office:value="28.444">
            <text:p>28.444</text:p>
          </table:table-cell>
          <table:table-cell office:value-type="float" office:value="29.7">
            <text:p>29.7</text:p>
          </table:table-cell>
          <table:table-cell office:value-type="float" office:value="29.642">
            <text:p>29.642</text:p>
          </table:table-cell>
          <table:table-cell office:value-type="float" office:value="29.856">
            <text:p>29.856</text:p>
          </table:table-cell>
          <table:table-cell office:value-type="float" office:value="30.046">
            <text:p>30.046</text:p>
          </table:table-cell>
          <table:table-cell office:value-type="float" office:value="30.14">
            <text:p>30.14</text:p>
          </table:table-cell>
          <table:table-cell office:value-type="float" office:value="31.11">
            <text:p>31.11</text:p>
          </table:table-cell>
          <table:table-cell office:value-type="float" office:value="31.806">
            <text:p>31.806</text:p>
          </table:table-cell>
          <table:table-cell office:value-type="float" office:value="33.57">
            <text:p>33.57</text:p>
          </table:table-cell>
          <table:table-cell office:value-type="float" office:value="32.75">
            <text:p>32.75</text:p>
          </table:table-cell>
          <table:table-cell office:value-type="float" office:value="31.748">
            <text:p>31.748</text:p>
          </table:table-cell>
          <table:table-cell office:value-type="float" office:value="32.944">
            <text:p>32.944</text:p>
          </table:table-cell>
          <table:table-cell office:value-type="float" office:value="33.77">
            <text:p>33.77</text:p>
          </table:table-cell>
          <table:table-cell office:value-type="float" office:value="35.184">
            <text:p>35.184</text:p>
          </table:table-cell>
          <table:table-cell office:value-type="float" office:value="39.12">
            <text:p>39.12</text:p>
          </table:table-cell>
          <table:table-cell office:value-type="float" office:value="38.824">
            <text:p>38.824</text:p>
          </table:table-cell>
          <table:table-cell office:value-type="float" office:value="39.552">
            <text:p>39.552</text:p>
          </table:table-cell>
          <table:table-cell office:value-type="float" office:value="41.332">
            <text:p>41.332</text:p>
          </table:table-cell>
          <table:table-cell office:value-type="float" office:value="42.32">
            <text:p>42.32</text:p>
          </table:table-cell>
          <table:table-cell office:value-type="float" office:value="42.314">
            <text:p>42.314</text:p>
          </table:table-cell>
          <table:table-cell office:value-type="float" office:value="45.098">
            <text:p>45.098</text:p>
          </table:table-cell>
          <table:table-cell office:value-type="float" office:value="48.208">
            <text:p>48.208</text:p>
          </table:table-cell>
          <table:table-cell office:value-type="float" office:value="51.73">
            <text:p>51.73</text:p>
          </table:table-cell>
          <table:table-cell office:value-type="float" office:value="57.856">
            <text:p>57.856</text:p>
          </table:table-cell>
          <table:table-cell office:value-type="float" office:value="61.692">
            <text:p>61.692</text:p>
          </table:table-cell>
          <table:table-cell office:value-type="float" office:value="63.564">
            <text:p>63.564</text:p>
          </table:table-cell>
          <table:table-cell office:value-type="float" office:value="65.038">
            <text:p>65.038</text:p>
          </table:table-cell>
          <table:table-cell office:value-type="float" office:value="68.87">
            <text:p>68.87</text:p>
          </table:table-cell>
          <table:table-cell office:value-type="float" office:value="73.436">
            <text:p>73.436</text:p>
          </table:table-cell>
          <table:table-cell office:value-type="float" office:value="75.586">
            <text:p>75.586</text:p>
          </table:table-cell>
          <table:table-cell office:value-type="float" office:value="77.078">
            <text:p>77.078</text:p>
          </table:table-cell>
          <table:table-cell office:value-type="float" office:value="79.854">
            <text:p>79.854</text:p>
          </table:table-cell>
          <table:table-cell office:value-type="float" office:value="85.956">
            <text:p>85.956</text:p>
          </table:table-cell>
          <table:table-cell office:value-type="float" office:value="90.742">
            <text:p>90.742</text:p>
          </table:table-cell>
          <table:table-cell office:value-type="float" office:value="95.972">
            <text:p>95.972</text:p>
          </table:table-cell>
          <table:table-cell office:value-type="float" office:value="96.41">
            <text:p>96.41</text:p>
          </table:table-cell>
          <table:table-cell office:value-type="float" office:value="99.586">
            <text:p>99.586</text:p>
          </table:table-cell>
          <table:table-cell office:value-type="float" office:value="101.818">
            <text:p>101.818</text:p>
          </table:table-cell>
          <table:table-cell office:value-type="float" office:value="105.106">
            <text:p>105.106</text:p>
          </table:table-cell>
          <table:table-cell office:value-type="float" office:value="105.97">
            <text:p>105.97</text:p>
          </table:table-cell>
          <table:table-cell office:value-type="float" office:value="107.944">
            <text:p>107.944</text:p>
          </table:table-cell>
          <table:table-cell office:value-type="float" office:value="112.834">
            <text:p>112.834</text:p>
          </table:table-cell>
          <table:table-cell office:value-type="float" office:value="116.28">
            <text:p>116.28</text:p>
          </table:table-cell>
          <table:table-cell office:value-type="float" office:value="115.082">
            <text:p>115.082</text:p>
          </table:table-cell>
          <table:table-cell office:value-type="float" office:value="116.876">
            <text:p>116.876</text:p>
          </table:table-cell>
          <table:table-cell office:value-type="float" office:value="123.244">
            <text:p>123.244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10" office:value-type="float" office:value="0.6875">
            <text:p>0.6875</text:p>
          </table:table-cell>
          <table:table-cell table:number-columns-repeated="13" office:value-type="float" office:value="0.75">
            <text:p>0.75</text:p>
          </table:table-cell>
          <table:table-cell table:number-columns-repeated="28" office:value-type="float" office:value="0.8125">
            <text:p>0.8125</text:p>
          </table:table-cell>
          <table:table-cell/>
          <table:table-cell office:value-type="float" office:value="37">
            <text:p>37</text:p>
          </table:table-cell>
          <table:table-cell office:value-type="float" office:value="26.904">
            <text:p>26.904</text:p>
          </table:table-cell>
          <table:table-cell office:value-type="float" office:value="27.064">
            <text:p>27.064</text:p>
          </table:table-cell>
          <table:table-cell office:value-type="float" office:value="27.136">
            <text:p>27.136</text:p>
          </table:table-cell>
          <table:table-cell office:value-type="float" office:value="27.054">
            <text:p>27.054</text:p>
          </table:table-cell>
          <table:table-cell office:value-type="float" office:value="27.676">
            <text:p>27.676</text:p>
          </table:table-cell>
          <table:table-cell office:value-type="float" office:value="28.408">
            <text:p>28.408</text:p>
          </table:table-cell>
          <table:table-cell table:number-columns-repeated="2" office:value-type="float" office:value="27.186">
            <text:p>27.186</text:p>
          </table:table-cell>
          <table:table-cell office:value-type="float" office:value="27.476">
            <text:p>27.476</text:p>
          </table:table-cell>
          <table:table-cell office:value-type="float" office:value="28.56">
            <text:p>28.56</text:p>
          </table:table-cell>
          <table:table-cell office:value-type="float" office:value="28.28">
            <text:p>28.28</text:p>
          </table:table-cell>
          <table:table-cell office:value-type="float" office:value="29.134">
            <text:p>29.134</text:p>
          </table:table-cell>
          <table:table-cell office:value-type="float" office:value="28.37">
            <text:p>28.37</text:p>
          </table:table-cell>
          <table:table-cell office:value-type="float" office:value="29.204">
            <text:p>29.204</text:p>
          </table:table-cell>
          <table:table-cell office:value-type="float" office:value="30.766">
            <text:p>30.766</text:p>
          </table:table-cell>
          <table:table-cell office:value-type="float" office:value="31.698">
            <text:p>31.698</text:p>
          </table:table-cell>
          <table:table-cell office:value-type="float" office:value="30.824">
            <text:p>30.824</text:p>
          </table:table-cell>
          <table:table-cell office:value-type="float" office:value="31.094">
            <text:p>31.094</text:p>
          </table:table-cell>
          <table:table-cell office:value-type="float" office:value="31.026">
            <text:p>31.026</text:p>
          </table:table-cell>
          <table:table-cell office:value-type="float" office:value="31.552">
            <text:p>31.552</text:p>
          </table:table-cell>
          <table:table-cell office:value-type="float" office:value="32.818">
            <text:p>32.818</text:p>
          </table:table-cell>
          <table:table-cell office:value-type="float" office:value="31.922">
            <text:p>31.922</text:p>
          </table:table-cell>
          <table:table-cell office:value-type="float" office:value="32.378">
            <text:p>32.378</text:p>
          </table:table-cell>
          <table:table-cell office:value-type="float" office:value="32.89">
            <text:p>32.89</text:p>
          </table:table-cell>
          <table:table-cell office:value-type="float" office:value="31.778">
            <text:p>31.778</text:p>
          </table:table-cell>
          <table:table-cell office:value-type="float" office:value="31.132">
            <text:p>31.132</text:p>
          </table:table-cell>
          <table:table-cell office:value-type="float" office:value="30.562">
            <text:p>30.562</text:p>
          </table:table-cell>
          <table:table-cell office:value-type="float" office:value="31.11">
            <text:p>31.11</text:p>
          </table:table-cell>
          <table:table-cell office:value-type="float" office:value="33.782">
            <text:p>33.782</text:p>
          </table:table-cell>
          <table:table-cell office:value-type="float" office:value="34.336">
            <text:p>34.336</text:p>
          </table:table-cell>
          <table:table-cell office:value-type="float" office:value="35.922">
            <text:p>35.922</text:p>
          </table:table-cell>
          <table:table-cell office:value-type="float" office:value="37.176">
            <text:p>37.176</text:p>
          </table:table-cell>
          <table:table-cell office:value-type="float" office:value="39.19">
            <text:p>39.19</text:p>
          </table:table-cell>
          <table:table-cell office:value-type="float" office:value="39.26">
            <text:p>39.26</text:p>
          </table:table-cell>
          <table:table-cell office:value-type="float" office:value="41.014">
            <text:p>41.014</text:p>
          </table:table-cell>
          <table:table-cell office:value-type="float" office:value="41.026">
            <text:p>41.026</text:p>
          </table:table-cell>
          <table:table-cell office:value-type="float" office:value="42.36">
            <text:p>42.36</text:p>
          </table:table-cell>
          <table:table-cell office:value-type="float" office:value="42.022">
            <text:p>42.022</text:p>
          </table:table-cell>
          <table:table-cell office:value-type="float" office:value="43.04">
            <text:p>43.04</text:p>
          </table:table-cell>
          <table:table-cell office:value-type="float" office:value="41.04">
            <text:p>41.04</text:p>
          </table:table-cell>
          <table:table-cell office:value-type="float" office:value="40.912">
            <text:p>40.912</text:p>
          </table:table-cell>
          <table:table-cell office:value-type="float" office:value="42.22">
            <text:p>42.22</text:p>
          </table:table-cell>
          <table:table-cell office:value-type="float" office:value="42.108">
            <text:p>42.108</text:p>
          </table:table-cell>
          <table:table-cell office:value-type="float" office:value="44.468">
            <text:p>44.468</text:p>
          </table:table-cell>
          <table:table-cell office:value-type="float" office:value="45.418">
            <text:p>45.418</text:p>
          </table:table-cell>
          <table:table-cell office:value-type="float" office:value="48.578">
            <text:p>48.578</text:p>
          </table:table-cell>
          <table:table-cell office:value-type="float" office:value="50.108">
            <text:p>50.108</text:p>
          </table:table-cell>
          <table:table-cell office:value-type="float" office:value="51.25">
            <text:p>51.25</text:p>
          </table:table-cell>
          <table:table-cell office:value-type="float" office:value="53.298">
            <text:p>53.298</text:p>
          </table:table-cell>
          <table:table-cell office:value-type="float" office:value="57.334">
            <text:p>57.334</text:p>
          </table:table-cell>
          <table:table-cell office:value-type="float" office:value="61.264">
            <text:p>61.26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0.75">
            <text:p>0.75</text:p>
          </table:table-cell>
          <table:table-cell table:number-columns-repeated="16" office:value-type="float" office:value="0.8125">
            <text:p>0.8125</text:p>
          </table:table-cell>
          <table:table-cell table:number-columns-repeated="32" office:value-type="float" office:value="0.875">
            <text:p>0.875</text:p>
          </table:table-cell>
          <table:table-cell/>
          <table:table-cell office:value-type="float" office:value="38">
            <text:p>38</text:p>
          </table:table-cell>
          <table:table-cell office:value-type="float" office:value="27.888">
            <text:p>27.888</text:p>
          </table:table-cell>
          <table:table-cell office:value-type="float" office:value="28.058">
            <text:p>28.058</text:p>
          </table:table-cell>
          <table:table-cell office:value-type="float" office:value="27.314">
            <text:p>27.314</text:p>
          </table:table-cell>
          <table:table-cell office:value-type="float" office:value="28.012">
            <text:p>28.012</text:p>
          </table:table-cell>
          <table:table-cell office:value-type="float" office:value="27.406">
            <text:p>27.406</text:p>
          </table:table-cell>
          <table:table-cell office:value-type="float" office:value="28.548">
            <text:p>28.548</text:p>
          </table:table-cell>
          <table:table-cell office:value-type="float" office:value="28.444">
            <text:p>28.444</text:p>
          </table:table-cell>
          <table:table-cell office:value-type="float" office:value="29.604">
            <text:p>29.604</text:p>
          </table:table-cell>
          <table:table-cell office:value-type="float" office:value="28.494">
            <text:p>28.494</text:p>
          </table:table-cell>
          <table:table-cell office:value-type="float" office:value="29.09">
            <text:p>29.09</text:p>
          </table:table-cell>
          <table:table-cell office:value-type="float" office:value="28.762">
            <text:p>28.762</text:p>
          </table:table-cell>
          <table:table-cell office:value-type="float" office:value="30.292">
            <text:p>30.292</text:p>
          </table:table-cell>
          <table:table-cell office:value-type="float" office:value="31.014">
            <text:p>31.014</text:p>
          </table:table-cell>
          <table:table-cell office:value-type="float" office:value="30.504">
            <text:p>30.504</text:p>
          </table:table-cell>
          <table:table-cell office:value-type="float" office:value="30.316">
            <text:p>30.316</text:p>
          </table:table-cell>
          <table:table-cell office:value-type="float" office:value="31.948">
            <text:p>31.948</text:p>
          </table:table-cell>
          <table:table-cell office:value-type="float" office:value="31.578">
            <text:p>31.578</text:p>
          </table:table-cell>
          <table:table-cell office:value-type="float" office:value="31.952">
            <text:p>31.952</text:p>
          </table:table-cell>
          <table:table-cell office:value-type="float" office:value="33.308">
            <text:p>33.308</text:p>
          </table:table-cell>
          <table:table-cell office:value-type="float" office:value="31.716">
            <text:p>31.716</text:p>
          </table:table-cell>
          <table:table-cell office:value-type="float" office:value="31.786">
            <text:p>31.786</text:p>
          </table:table-cell>
          <table:table-cell office:value-type="float" office:value="31.24">
            <text:p>31.24</text:p>
          </table:table-cell>
          <table:table-cell office:value-type="float" office:value="31.186">
            <text:p>31.186</text:p>
          </table:table-cell>
          <table:table-cell office:value-type="float" office:value="30.936">
            <text:p>30.936</text:p>
          </table:table-cell>
          <table:table-cell office:value-type="float" office:value="32.344">
            <text:p>32.344</text:p>
          </table:table-cell>
          <table:table-cell office:value-type="float" office:value="34.172">
            <text:p>34.172</text:p>
          </table:table-cell>
          <table:table-cell office:value-type="float" office:value="36.37">
            <text:p>36.37</text:p>
          </table:table-cell>
          <table:table-cell office:value-type="float" office:value="38.33">
            <text:p>38.33</text:p>
          </table:table-cell>
          <table:table-cell office:value-type="float" office:value="38.686">
            <text:p>38.686</text:p>
          </table:table-cell>
          <table:table-cell office:value-type="float" office:value="37.176">
            <text:p>37.176</text:p>
          </table:table-cell>
          <table:table-cell office:value-type="float" office:value="38.932">
            <text:p>38.932</text:p>
          </table:table-cell>
          <table:table-cell office:value-type="float" office:value="40.094">
            <text:p>40.094</text:p>
          </table:table-cell>
          <table:table-cell office:value-type="float" office:value="39.9">
            <text:p>39.9</text:p>
          </table:table-cell>
          <table:table-cell office:value-type="float" office:value="40.11">
            <text:p>40.11</text:p>
          </table:table-cell>
          <table:table-cell office:value-type="float" office:value="42.864">
            <text:p>42.864</text:p>
          </table:table-cell>
          <table:table-cell office:value-type="float" office:value="44.296">
            <text:p>44.296</text:p>
          </table:table-cell>
          <table:table-cell office:value-type="float" office:value="48.154">
            <text:p>48.154</text:p>
          </table:table-cell>
          <table:table-cell office:value-type="float" office:value="49.394">
            <text:p>49.394</text:p>
          </table:table-cell>
          <table:table-cell office:value-type="float" office:value="49.848">
            <text:p>49.848</text:p>
          </table:table-cell>
          <table:table-cell office:value-type="float" office:value="49.632">
            <text:p>49.632</text:p>
          </table:table-cell>
          <table:table-cell office:value-type="float" office:value="50.106">
            <text:p>50.106</text:p>
          </table:table-cell>
          <table:table-cell office:value-type="float" office:value="49.912">
            <text:p>49.912</text:p>
          </table:table-cell>
          <table:table-cell office:value-type="float" office:value="49.938">
            <text:p>49.938</text:p>
          </table:table-cell>
          <table:table-cell office:value-type="float" office:value="52.204">
            <text:p>52.204</text:p>
          </table:table-cell>
          <table:table-cell office:value-type="float" office:value="53.128">
            <text:p>53.128</text:p>
          </table:table-cell>
          <table:table-cell office:value-type="float" office:value="52.824">
            <text:p>52.824</text:p>
          </table:table-cell>
          <table:table-cell office:value-type="float" office:value="52.642">
            <text:p>52.642</text:p>
          </table:table-cell>
          <table:table-cell office:value-type="float" office:value="52.436">
            <text:p>52.436</text:p>
          </table:table-cell>
          <table:table-cell office:value-type="float" office:value="54.672">
            <text:p>54.672</text:p>
          </table:table-cell>
          <table:table-cell office:value-type="float" office:value="56.672">
            <text:p>56.672</text:p>
          </table:table-cell>
          <table:table-cell office:value-type="float" office:value="57.216">
            <text:p>57.21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7" office:value-type="float" office:value="0.6875">
            <text:p>0.6875</text:p>
          </table:table-cell>
          <table:table-cell table:number-columns-repeated="11" office:value-type="float" office:value="0.75">
            <text:p>0.75</text:p>
          </table:table-cell>
          <table:table-cell table:number-columns-repeated="18" office:value-type="float" office:value="0.8125">
            <text:p>0.8125</text:p>
          </table:table-cell>
          <table:table-cell table:number-columns-repeated="15" office:value-type="float" office:value="0.875">
            <text:p>0.875</text:p>
          </table:table-cell>
          <table:table-cell/>
          <table:table-cell office:value-type="float" office:value="39">
            <text:p>39</text:p>
          </table:table-cell>
          <table:table-cell office:value-type="float" office:value="23.93">
            <text:p>23.93</text:p>
          </table:table-cell>
          <table:table-cell office:value-type="float" office:value="23.456">
            <text:p>23.456</text:p>
          </table:table-cell>
          <table:table-cell office:value-type="float" office:value="23.212">
            <text:p>23.212</text:p>
          </table:table-cell>
          <table:table-cell office:value-type="float" office:value="23.012">
            <text:p>23.012</text:p>
          </table:table-cell>
          <table:table-cell office:value-type="float" office:value="23.044">
            <text:p>23.044</text:p>
          </table:table-cell>
          <table:table-cell office:value-type="float" office:value="22.504">
            <text:p>22.504</text:p>
          </table:table-cell>
          <table:table-cell office:value-type="float" office:value="21.722">
            <text:p>21.722</text:p>
          </table:table-cell>
          <table:table-cell office:value-type="float" office:value="21.684">
            <text:p>21.684</text:p>
          </table:table-cell>
          <table:table-cell office:value-type="float" office:value="21.45">
            <text:p>21.45</text:p>
          </table:table-cell>
          <table:table-cell office:value-type="float" office:value="21.366">
            <text:p>21.366</text:p>
          </table:table-cell>
          <table:table-cell office:value-type="float" office:value="20.76">
            <text:p>20.76</text:p>
          </table:table-cell>
          <table:table-cell office:value-type="float" office:value="20.438">
            <text:p>20.438</text:p>
          </table:table-cell>
          <table:table-cell office:value-type="float" office:value="21.2">
            <text:p>21.2</text:p>
          </table:table-cell>
          <table:table-cell office:value-type="float" office:value="21.466">
            <text:p>21.466</text:p>
          </table:table-cell>
          <table:table-cell office:value-type="float" office:value="21.334">
            <text:p>21.334</text:p>
          </table:table-cell>
          <table:table-cell office:value-type="float" office:value="21.742">
            <text:p>21.742</text:p>
          </table:table-cell>
          <table:table-cell office:value-type="float" office:value="21.324">
            <text:p>21.324</text:p>
          </table:table-cell>
          <table:table-cell office:value-type="float" office:value="22.146">
            <text:p>22.146</text:p>
          </table:table-cell>
          <table:table-cell office:value-type="float" office:value="22.306">
            <text:p>22.306</text:p>
          </table:table-cell>
          <table:table-cell office:value-type="float" office:value="21.754">
            <text:p>21.754</text:p>
          </table:table-cell>
          <table:table-cell office:value-type="float" office:value="21.092">
            <text:p>21.092</text:p>
          </table:table-cell>
          <table:table-cell office:value-type="float" office:value="21.558">
            <text:p>21.558</text:p>
          </table:table-cell>
          <table:table-cell office:value-type="float" office:value="21.332">
            <text:p>21.332</text:p>
          </table:table-cell>
          <table:table-cell office:value-type="float" office:value="22.762">
            <text:p>22.762</text:p>
          </table:table-cell>
          <table:table-cell office:value-type="float" office:value="23.68">
            <text:p>23.68</text:p>
          </table:table-cell>
          <table:table-cell office:value-type="float" office:value="23.77">
            <text:p>23.77</text:p>
          </table:table-cell>
          <table:table-cell office:value-type="float" office:value="24.832">
            <text:p>24.832</text:p>
          </table:table-cell>
          <table:table-cell office:value-type="float" office:value="24.376">
            <text:p>24.376</text:p>
          </table:table-cell>
          <table:table-cell office:value-type="float" office:value="23.936">
            <text:p>23.936</text:p>
          </table:table-cell>
          <table:table-cell office:value-type="float" office:value="26.152">
            <text:p>26.152</text:p>
          </table:table-cell>
          <table:table-cell office:value-type="float" office:value="26.402">
            <text:p>26.402</text:p>
          </table:table-cell>
          <table:table-cell office:value-type="float" office:value="27.958">
            <text:p>27.958</text:p>
          </table:table-cell>
          <table:table-cell office:value-type="float" office:value="27.984">
            <text:p>27.984</text:p>
          </table:table-cell>
          <table:table-cell office:value-type="float" office:value="28.212">
            <text:p>28.212</text:p>
          </table:table-cell>
          <table:table-cell office:value-type="float" office:value="30.134">
            <text:p>30.134</text:p>
          </table:table-cell>
          <table:table-cell office:value-type="float" office:value="29.908">
            <text:p>29.908</text:p>
          </table:table-cell>
          <table:table-cell office:value-type="float" office:value="31.992">
            <text:p>31.992</text:p>
          </table:table-cell>
          <table:table-cell office:value-type="float" office:value="34.628">
            <text:p>34.628</text:p>
          </table:table-cell>
          <table:table-cell office:value-type="float" office:value="36.748">
            <text:p>36.748</text:p>
          </table:table-cell>
          <table:table-cell office:value-type="float" office:value="37.47">
            <text:p>37.47</text:p>
          </table:table-cell>
          <table:table-cell office:value-type="float" office:value="40.07">
            <text:p>40.07</text:p>
          </table:table-cell>
          <table:table-cell office:value-type="float" office:value="42.768">
            <text:p>42.768</text:p>
          </table:table-cell>
          <table:table-cell office:value-type="float" office:value="42.458">
            <text:p>42.458</text:p>
          </table:table-cell>
          <table:table-cell office:value-type="float" office:value="44.658">
            <text:p>44.658</text:p>
          </table:table-cell>
          <table:table-cell office:value-type="float" office:value="43.356">
            <text:p>43.356</text:p>
          </table:table-cell>
          <table:table-cell office:value-type="float" office:value="46.69">
            <text:p>46.69</text:p>
          </table:table-cell>
          <table:table-cell office:value-type="float" office:value="48.858">
            <text:p>48.858</text:p>
          </table:table-cell>
          <table:table-cell office:value-type="float" office:value="51.616">
            <text:p>51.616</text:p>
          </table:table-cell>
          <table:table-cell office:value-type="float" office:value="52.84">
            <text:p>52.84</text:p>
          </table:table-cell>
          <table:table-cell office:value-type="float" office:value="55.902">
            <text:p>55.902</text:p>
          </table:table-cell>
          <table:table-cell office:value-type="float" office:value="58.248">
            <text:p>58.24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number-columns-repeated="4" office:value-type="float" office:value="0.6875">
            <text:p>0.6875</text:p>
          </table:table-cell>
          <table:table-cell table:number-columns-repeated="30" office:value-type="float" office:value="0.875">
            <text:p>0.875</text:p>
          </table:table-cell>
          <table:table-cell table:number-columns-repeated="17"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office:value-type="float" office:value="28.946">
            <text:p>28.946</text:p>
          </table:table-cell>
          <table:table-cell office:value-type="float" office:value="28.81">
            <text:p>28.81</text:p>
          </table:table-cell>
          <table:table-cell office:value-type="float" office:value="28.384">
            <text:p>28.384</text:p>
          </table:table-cell>
          <table:table-cell office:value-type="float" office:value="26.498">
            <text:p>26.498</text:p>
          </table:table-cell>
          <table:table-cell office:value-type="float" office:value="27.446">
            <text:p>27.446</text:p>
          </table:table-cell>
          <table:table-cell office:value-type="float" office:value="26.768">
            <text:p>26.768</text:p>
          </table:table-cell>
          <table:table-cell office:value-type="float" office:value="26.244">
            <text:p>26.244</text:p>
          </table:table-cell>
          <table:table-cell office:value-type="float" office:value="26.27">
            <text:p>26.27</text:p>
          </table:table-cell>
          <table:table-cell office:value-type="float" office:value="24.982">
            <text:p>24.982</text:p>
          </table:table-cell>
          <table:table-cell office:value-type="float" office:value="25.31">
            <text:p>25.31</text:p>
          </table:table-cell>
          <table:table-cell office:value-type="float" office:value="25.218">
            <text:p>25.218</text:p>
          </table:table-cell>
          <table:table-cell office:value-type="float" office:value="24.864">
            <text:p>24.864</text:p>
          </table:table-cell>
          <table:table-cell office:value-type="float" office:value="23.884">
            <text:p>23.884</text:p>
          </table:table-cell>
          <table:table-cell office:value-type="float" office:value="23.408">
            <text:p>23.408</text:p>
          </table:table-cell>
          <table:table-cell office:value-type="float" office:value="23.868">
            <text:p>23.868</text:p>
          </table:table-cell>
          <table:table-cell office:value-type="float" office:value="25.122">
            <text:p>25.122</text:p>
          </table:table-cell>
          <table:table-cell office:value-type="float" office:value="25.182">
            <text:p>25.182</text:p>
          </table:table-cell>
          <table:table-cell office:value-type="float" office:value="26.096">
            <text:p>26.096</text:p>
          </table:table-cell>
          <table:table-cell office:value-type="float" office:value="27.646">
            <text:p>27.646</text:p>
          </table:table-cell>
          <table:table-cell office:value-type="float" office:value="29.236">
            <text:p>29.236</text:p>
          </table:table-cell>
          <table:table-cell office:value-type="float" office:value="29.99">
            <text:p>29.99</text:p>
          </table:table-cell>
          <table:table-cell office:value-type="float" office:value="29.896">
            <text:p>29.896</text:p>
          </table:table-cell>
          <table:table-cell office:value-type="float" office:value="30.836">
            <text:p>30.836</text:p>
          </table:table-cell>
          <table:table-cell office:value-type="float" office:value="30.774">
            <text:p>30.774</text:p>
          </table:table-cell>
          <table:table-cell office:value-type="float" office:value="32.37">
            <text:p>32.37</text:p>
          </table:table-cell>
          <table:table-cell office:value-type="float" office:value="32.81">
            <text:p>32.81</text:p>
          </table:table-cell>
          <table:table-cell office:value-type="float" office:value="32.756">
            <text:p>32.756</text:p>
          </table:table-cell>
          <table:table-cell office:value-type="float" office:value="32.608">
            <text:p>32.608</text:p>
          </table:table-cell>
          <table:table-cell office:value-type="float" office:value="31.006">
            <text:p>31.006</text:p>
          </table:table-cell>
          <table:table-cell office:value-type="float" office:value="30.862">
            <text:p>30.862</text:p>
          </table:table-cell>
          <table:table-cell office:value-type="float" office:value="29.524">
            <text:p>29.524</text:p>
          </table:table-cell>
          <table:table-cell office:value-type="float" office:value="29.538">
            <text:p>29.538</text:p>
          </table:table-cell>
          <table:table-cell office:value-type="float" office:value="29.66">
            <text:p>29.66</text:p>
          </table:table-cell>
          <table:table-cell office:value-type="float" office:value="31.28">
            <text:p>31.28</text:p>
          </table:table-cell>
          <table:table-cell office:value-type="float" office:value="31.132">
            <text:p>31.132</text:p>
          </table:table-cell>
          <table:table-cell table:number-columns-repeated="16"/>
        </table:table-row>
        <table:table-row table:style-name="ro1">
          <table:table-cell office:value-type="float" office:value="41">
            <text:p>41</text:p>
          </table:table-cell>
          <table:table-cell table:number-columns-repeated="7" office:value-type="float" office:value="0.6875">
            <text:p>0.6875</text:p>
          </table:table-cell>
          <table:table-cell table:number-columns-repeated="9" office:value-type="float" office:value="0.75">
            <text:p>0.75</text:p>
          </table:table-cell>
          <table:table-cell table:number-columns-repeated="35" office:value-type="float" office:value="1">
            <text:p>1</text:p>
          </table:table-cell>
          <table:table-cell/>
          <table:table-cell office:value-type="float" office:value="41">
            <text:p>41</text:p>
          </table:table-cell>
          <table:table-cell office:value-type="float" office:value="22.612">
            <text:p>22.612</text:p>
          </table:table-cell>
          <table:table-cell office:value-type="float" office:value="22.718">
            <text:p>22.718</text:p>
          </table:table-cell>
          <table:table-cell office:value-type="float" office:value="22.862">
            <text:p>22.862</text:p>
          </table:table-cell>
          <table:table-cell office:value-type="float" office:value="22.55">
            <text:p>22.55</text:p>
          </table:table-cell>
          <table:table-cell office:value-type="float" office:value="22.708">
            <text:p>22.708</text:p>
          </table:table-cell>
          <table:table-cell office:value-type="float" office:value="22.022">
            <text:p>22.022</text:p>
          </table:table-cell>
          <table:table-cell office:value-type="float" office:value="22.038">
            <text:p>22.038</text:p>
          </table:table-cell>
          <table:table-cell office:value-type="float" office:value="23.116">
            <text:p>23.116</text:p>
          </table:table-cell>
          <table:table-cell office:value-type="float" office:value="23.252">
            <text:p>23.252</text:p>
          </table:table-cell>
          <table:table-cell office:value-type="float" office:value="23.524">
            <text:p>23.524</text:p>
          </table:table-cell>
          <table:table-cell office:value-type="float" office:value="22.56">
            <text:p>22.56</text:p>
          </table:table-cell>
          <table:table-cell office:value-type="float" office:value="23.146">
            <text:p>23.146</text:p>
          </table:table-cell>
          <table:table-cell office:value-type="float" office:value="22.882">
            <text:p>22.882</text:p>
          </table:table-cell>
          <table:table-cell office:value-type="float" office:value="22.194">
            <text:p>22.194</text:p>
          </table:table-cell>
          <table:table-cell office:value-type="float" office:value="22.89">
            <text:p>22.89</text:p>
          </table:table-cell>
          <table:table-cell office:value-type="float" office:value="24.35">
            <text:p>24.35</text:p>
          </table:table-cell>
          <table:table-cell office:value-type="float" office:value="25.318">
            <text:p>25.318</text:p>
          </table:table-cell>
          <table:table-cell table:number-columns-repeated="34"/>
        </table:table-row>
        <table:table-row table:style-name="ro1">
          <table:table-cell office:value-type="float" office:value="42">
            <text:p>42</text:p>
          </table:table-cell>
          <table:table-cell table:number-columns-repeated="5" office:value-type="float" office:value="0.6875">
            <text:p>0.6875</text:p>
          </table:table-cell>
          <table:table-cell table:number-columns-repeated="46" office:value-type="float" office:value="0.75">
            <text:p>0.75</text:p>
          </table:table-cell>
          <table:table-cell/>
          <table:table-cell office:value-type="float" office:value="42">
            <text:p>42</text:p>
          </table:table-cell>
          <table:table-cell office:value-type="float" office:value="32.17">
            <text:p>32.17</text:p>
          </table:table-cell>
          <table:table-cell office:value-type="float" office:value="32.716">
            <text:p>32.716</text:p>
          </table:table-cell>
          <table:table-cell office:value-type="float" office:value="31.794">
            <text:p>31.794</text:p>
          </table:table-cell>
          <table:table-cell office:value-type="float" office:value="32.406">
            <text:p>32.406</text:p>
          </table:table-cell>
          <table:table-cell office:value-type="float" office:value="31.902">
            <text:p>31.902</text:p>
          </table:table-cell>
          <table:table-cell office:value-type="float" office:value="31.62">
            <text:p>31.62</text:p>
          </table:table-cell>
          <table:table-cell office:value-type="float" office:value="32.596">
            <text:p>32.596</text:p>
          </table:table-cell>
          <table:table-cell office:value-type="float" office:value="31.714">
            <text:p>31.714</text:p>
          </table:table-cell>
          <table:table-cell office:value-type="float" office:value="32.044">
            <text:p>32.044</text:p>
          </table:table-cell>
          <table:table-cell office:value-type="float" office:value="33.388">
            <text:p>33.388</text:p>
          </table:table-cell>
          <table:table-cell office:value-type="float" office:value="32.78">
            <text:p>32.78</text:p>
          </table:table-cell>
          <table:table-cell office:value-type="float" office:value="31.656">
            <text:p>31.656</text:p>
          </table:table-cell>
          <table:table-cell office:value-type="float" office:value="33.242">
            <text:p>33.242</text:p>
          </table:table-cell>
          <table:table-cell table:number-columns-repeated="2" office:value-type="float" office:value="32.588">
            <text:p>32.588</text:p>
          </table:table-cell>
          <table:table-cell office:value-type="float" office:value="32.016">
            <text:p>32.016</text:p>
          </table:table-cell>
          <table:table-cell office:value-type="float" office:value="31.204">
            <text:p>31.204</text:p>
          </table:table-cell>
          <table:table-cell office:value-type="float" office:value="32.978">
            <text:p>32.978</text:p>
          </table:table-cell>
          <table:table-cell office:value-type="float" office:value="33.124">
            <text:p>33.124</text:p>
          </table:table-cell>
          <table:table-cell office:value-type="float" office:value="33.714">
            <text:p>33.714</text:p>
          </table:table-cell>
          <table:table-cell office:value-type="float" office:value="31.05">
            <text:p>31.05</text:p>
          </table:table-cell>
          <table:table-cell office:value-type="float" office:value="30.89">
            <text:p>30.89</text:p>
          </table:table-cell>
          <table:table-cell office:value-type="float" office:value="31.228">
            <text:p>31.228</text:p>
          </table:table-cell>
          <table:table-cell office:value-type="float" office:value="31.516">
            <text:p>31.516</text:p>
          </table:table-cell>
          <table:table-cell office:value-type="float" office:value="31.07">
            <text:p>31.07</text:p>
          </table:table-cell>
          <table:table-cell office:value-type="float" office:value="33.006">
            <text:p>33.006</text:p>
          </table:table-cell>
          <table:table-cell office:value-type="float" office:value="31.874">
            <text:p>31.874</text:p>
          </table:table-cell>
          <table:table-cell office:value-type="float" office:value="34.34">
            <text:p>34.34</text:p>
          </table:table-cell>
          <table:table-cell office:value-type="float" office:value="34.24">
            <text:p>34.24</text:p>
          </table:table-cell>
          <table:table-cell office:value-type="float" office:value="33.868">
            <text:p>33.868</text:p>
          </table:table-cell>
          <table:table-cell office:value-type="float" office:value="34.946">
            <text:p>34.946</text:p>
          </table:table-cell>
          <table:table-cell office:value-type="float" office:value="35.414">
            <text:p>35.414</text:p>
          </table:table-cell>
          <table:table-cell office:value-type="float" office:value="35.726">
            <text:p>35.726</text:p>
          </table:table-cell>
          <table:table-cell office:value-type="float" office:value="35.83">
            <text:p>35.83</text:p>
          </table:table-cell>
          <table:table-cell office:value-type="float" office:value="35.224">
            <text:p>35.224</text:p>
          </table:table-cell>
          <table:table-cell office:value-type="float" office:value="33.52">
            <text:p>33.52</text:p>
          </table:table-cell>
          <table:table-cell office:value-type="float" office:value="34.61">
            <text:p>34.61</text:p>
          </table:table-cell>
          <table:table-cell office:value-type="float" office:value="36.622">
            <text:p>36.622</text:p>
          </table:table-cell>
          <table:table-cell office:value-type="float" office:value="39.29">
            <text:p>39.29</text:p>
          </table:table-cell>
          <table:table-cell office:value-type="float" office:value="38.212">
            <text:p>38.212</text:p>
          </table:table-cell>
          <table:table-cell office:value-type="float" office:value="39.434">
            <text:p>39.434</text:p>
          </table:table-cell>
          <table:table-cell office:value-type="float" office:value="37.76">
            <text:p>37.76</text:p>
          </table:table-cell>
          <table:table-cell office:value-type="float" office:value="41.896">
            <text:p>41.896</text:p>
          </table:table-cell>
          <table:table-cell office:value-type="float" office:value="41.628">
            <text:p>41.628</text:p>
          </table:table-cell>
          <table:table-cell office:value-type="float" office:value="41.762">
            <text:p>41.762</text:p>
          </table:table-cell>
          <table:table-cell office:value-type="float" office:value="41.204">
            <text:p>41.204</text:p>
          </table:table-cell>
          <table:table-cell office:value-type="float" office:value="40.314">
            <text:p>40.314</text:p>
          </table:table-cell>
          <table:table-cell office:value-type="float" office:value="39.902">
            <text:p>39.902</text:p>
          </table:table-cell>
          <table:table-cell office:value-type="float" office:value="39.114">
            <text:p>39.114</text:p>
          </table:table-cell>
          <table:table-cell office:value-type="float" office:value="36.212">
            <text:p>36.212</text:p>
          </table:table-cell>
          <table:table-cell office:value-type="float" office:value="37.548">
            <text:p>37.5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.6875">
            <text:p>0.6875</text:p>
          </table:table-cell>
          <table:table-cell table:number-columns-repeated="5" office:value-type="float" office:value="0.75">
            <text:p>0.75</text:p>
          </table:table-cell>
          <table:table-cell table:number-columns-repeated="10" office:value-type="float" office:value="0.8125">
            <text:p>0.8125</text:p>
          </table:table-cell>
          <table:table-cell table:number-columns-repeated="2" office:value-type="float" office:value="0.875">
            <text:p>0.875</text:p>
          </table:table-cell>
          <table:table-cell table:number-columns-repeated="14" office:value-type="float" office:value="0.9375">
            <text:p>0.9375</text:p>
          </table:table-cell>
          <table:table-cell table:number-columns-repeated="18"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office:value-type="float" office:value="27.21">
            <text:p>27.21</text:p>
          </table:table-cell>
          <table:table-cell office:value-type="float" office:value="27.446">
            <text:p>27.446</text:p>
          </table:table-cell>
          <table:table-cell office:value-type="float" office:value="27.912">
            <text:p>27.912</text:p>
          </table:table-cell>
          <table:table-cell office:value-type="float" office:value="28.944">
            <text:p>28.944</text:p>
          </table:table-cell>
          <table:table-cell office:value-type="float" office:value="29.716">
            <text:p>29.716</text:p>
          </table:table-cell>
          <table:table-cell office:value-type="float" office:value="30.116">
            <text:p>30.116</text:p>
          </table:table-cell>
          <table:table-cell office:value-type="float" office:value="30.272">
            <text:p>30.272</text:p>
          </table:table-cell>
          <table:table-cell office:value-type="float" office:value="30.346">
            <text:p>30.346</text:p>
          </table:table-cell>
          <table:table-cell office:value-type="float" office:value="30.77">
            <text:p>30.77</text:p>
          </table:table-cell>
          <table:table-cell office:value-type="float" office:value="32.274">
            <text:p>32.274</text:p>
          </table:table-cell>
          <table:table-cell office:value-type="float" office:value="33.694">
            <text:p>33.694</text:p>
          </table:table-cell>
          <table:table-cell office:value-type="float" office:value="34.472">
            <text:p>34.472</text:p>
          </table:table-cell>
          <table:table-cell office:value-type="float" office:value="35.498">
            <text:p>35.498</text:p>
          </table:table-cell>
          <table:table-cell office:value-type="float" office:value="36.466">
            <text:p>36.466</text:p>
          </table:table-cell>
          <table:table-cell office:value-type="float" office:value="37.45">
            <text:p>37.45</text:p>
          </table:table-cell>
          <table:table-cell office:value-type="float" office:value="38.388">
            <text:p>38.388</text:p>
          </table:table-cell>
          <table:table-cell office:value-type="float" office:value="39.832">
            <text:p>39.832</text:p>
          </table:table-cell>
          <table:table-cell office:value-type="float" office:value="37.206">
            <text:p>37.206</text:p>
          </table:table-cell>
          <table:table-cell office:value-type="float" office:value="38.41">
            <text:p>38.41</text:p>
          </table:table-cell>
          <table:table-cell office:value-type="float" office:value="39.164">
            <text:p>39.164</text:p>
          </table:table-cell>
          <table:table-cell office:value-type="float" office:value="39.29">
            <text:p>39.29</text:p>
          </table:table-cell>
          <table:table-cell office:value-type="float" office:value="40.432">
            <text:p>40.432</text:p>
          </table:table-cell>
          <table:table-cell office:value-type="float" office:value="41.446">
            <text:p>41.446</text:p>
          </table:table-cell>
          <table:table-cell office:value-type="float" office:value="42.852">
            <text:p>42.852</text:p>
          </table:table-cell>
          <table:table-cell office:value-type="float" office:value="42.7">
            <text:p>42.7</text:p>
          </table:table-cell>
          <table:table-cell office:value-type="float" office:value="43.756">
            <text:p>43.756</text:p>
          </table:table-cell>
          <table:table-cell office:value-type="float" office:value="45.718">
            <text:p>45.718</text:p>
          </table:table-cell>
          <table:table-cell office:value-type="float" office:value="47.926">
            <text:p>47.926</text:p>
          </table:table-cell>
          <table:table-cell office:value-type="float" office:value="47.446">
            <text:p>47.446</text:p>
          </table:table-cell>
          <table:table-cell office:value-type="float" office:value="48.532">
            <text:p>48.532</text:p>
          </table:table-cell>
          <table:table-cell office:value-type="float" office:value="47.254">
            <text:p>47.254</text:p>
          </table:table-cell>
          <table:table-cell office:value-type="float" office:value="45.666">
            <text:p>45.666</text:p>
          </table:table-cell>
          <table:table-cell office:value-type="float" office:value="47.386">
            <text:p>47.386</text:p>
          </table:table-cell>
          <table:table-cell office:value-type="float" office:value="46.66">
            <text:p>46.66</text:p>
          </table:table-cell>
          <table:table-cell table:number-columns-repeated="17"/>
        </table:table-row>
        <table:table-row table:style-name="ro1">
          <table:table-cell office:value-type="float" office:value="44">
            <text:p>44</text:p>
          </table:table-cell>
          <table:table-cell table:number-columns-repeated="8" office:value-type="float" office:value="0.6875">
            <text:p>0.6875</text:p>
          </table:table-cell>
          <table:table-cell table:number-columns-repeated="19" office:value-type="float" office:value="0.8125">
            <text:p>0.8125</text:p>
          </table:table-cell>
          <table:table-cell office:value-type="float" office:value="0.875">
            <text:p>0.875</text:p>
          </table:table-cell>
          <table:table-cell table:number-columns-repeated="23" office:value-type="float" office:value="1">
            <text:p>1</text:p>
          </table:table-cell>
          <table:table-cell/>
          <table:table-cell office:value-type="float" office:value="44">
            <text:p>44</text:p>
          </table:table-cell>
          <table:table-cell office:value-type="float" office:value="25.236">
            <text:p>25.236</text:p>
          </table:table-cell>
          <table:table-cell office:value-type="float" office:value="24.642">
            <text:p>24.642</text:p>
          </table:table-cell>
          <table:table-cell office:value-type="float" office:value="24.582">
            <text:p>24.582</text:p>
          </table:table-cell>
          <table:table-cell office:value-type="float" office:value="24.59">
            <text:p>24.59</text:p>
          </table:table-cell>
          <table:table-cell office:value-type="float" office:value="25.298">
            <text:p>25.298</text:p>
          </table:table-cell>
          <table:table-cell office:value-type="float" office:value="24.902">
            <text:p>24.902</text:p>
          </table:table-cell>
          <table:table-cell office:value-type="float" office:value="25.134">
            <text:p>25.134</text:p>
          </table:table-cell>
          <table:table-cell office:value-type="float" office:value="24.428">
            <text:p>24.428</text:p>
          </table:table-cell>
          <table:table-cell office:value-type="float" office:value="25.382">
            <text:p>25.382</text:p>
          </table:table-cell>
          <table:table-cell office:value-type="float" office:value="25.646">
            <text:p>25.646</text:p>
          </table:table-cell>
          <table:table-cell office:value-type="float" office:value="27.32">
            <text:p>27.32</text:p>
          </table:table-cell>
          <table:table-cell office:value-type="float" office:value="29.248">
            <text:p>29.248</text:p>
          </table:table-cell>
          <table:table-cell office:value-type="float" office:value="31.466">
            <text:p>31.466</text:p>
          </table:table-cell>
          <table:table-cell office:value-type="float" office:value="33.248">
            <text:p>33.248</text:p>
          </table:table-cell>
          <table:table-cell office:value-type="float" office:value="33.542">
            <text:p>33.542</text:p>
          </table:table-cell>
          <table:table-cell office:value-type="float" office:value="32.894">
            <text:p>32.894</text:p>
          </table:table-cell>
          <table:table-cell office:value-type="float" office:value="34.206">
            <text:p>34.206</text:p>
          </table:table-cell>
          <table:table-cell office:value-type="float" office:value="36.406">
            <text:p>36.406</text:p>
          </table:table-cell>
          <table:table-cell office:value-type="float" office:value="35.09">
            <text:p>35.09</text:p>
          </table:table-cell>
          <table:table-cell office:value-type="float" office:value="33.154">
            <text:p>33.154</text:p>
          </table:table-cell>
          <table:table-cell office:value-type="float" office:value="34.078">
            <text:p>34.078</text:p>
          </table:table-cell>
          <table:table-cell office:value-type="float" office:value="34.428">
            <text:p>34.428</text:p>
          </table:table-cell>
          <table:table-cell office:value-type="float" office:value="36.59">
            <text:p>36.59</text:p>
          </table:table-cell>
          <table:table-cell office:value-type="float" office:value="36.202">
            <text:p>36.202</text:p>
          </table:table-cell>
          <table:table-cell office:value-type="float" office:value="38.654">
            <text:p>38.654</text:p>
          </table:table-cell>
          <table:table-cell office:value-type="float" office:value="39.434">
            <text:p>39.434</text:p>
          </table:table-cell>
          <table:table-cell office:value-type="float" office:value="40.254">
            <text:p>40.254</text:p>
          </table:table-cell>
          <table:table-cell office:value-type="float" office:value="44.78">
            <text:p>44.78</text:p>
          </table:table-cell>
          <table:table-cell office:value-type="float" office:value="44.45">
            <text:p>44.45</text:p>
          </table:table-cell>
          <table:table-cell table:number-columns-repeated="22"/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0.6875">
            <text:p>0.6875</text:p>
          </table:table-cell>
          <table:table-cell table:number-columns-repeated="8" office:value-type="float" office:value="0.875">
            <text:p>0.875</text:p>
          </table:table-cell>
          <table:table-cell table:number-columns-repeated="40" office:value-type="float" office:value="1">
            <text:p>1</text:p>
          </table:table-cell>
          <table:table-cell/>
          <table:table-cell office:value-type="float" office:value="45">
            <text:p>45</text:p>
          </table:table-cell>
          <table:table-cell office:value-type="float" office:value="31.612">
            <text:p>31.612</text:p>
          </table:table-cell>
          <table:table-cell office:value-type="float" office:value="31.832">
            <text:p>31.832</text:p>
          </table:table-cell>
          <table:table-cell office:value-type="float" office:value="31.616">
            <text:p>31.616</text:p>
          </table:table-cell>
          <table:table-cell office:value-type="float" office:value="32.104">
            <text:p>32.104</text:p>
          </table:table-cell>
          <table:table-cell office:value-type="float" office:value="32.36">
            <text:p>32.36</text:p>
          </table:table-cell>
          <table:table-cell office:value-type="float" office:value="31.922">
            <text:p>31.922</text:p>
          </table:table-cell>
          <table:table-cell office:value-type="float" office:value="32.592">
            <text:p>32.592</text:p>
          </table:table-cell>
          <table:table-cell office:value-type="float" office:value="30.984">
            <text:p>30.984</text:p>
          </table:table-cell>
          <table:table-cell office:value-type="float" office:value="30.288">
            <text:p>30.288</text:p>
          </table:table-cell>
          <table:table-cell office:value-type="float" office:value="31.276">
            <text:p>31.276</text:p>
          </table:table-cell>
          <table:table-cell office:value-type="float" office:value="31.52">
            <text:p>31.52</text:p>
          </table:table-cell>
          <table:table-cell office:value-type="float" office:value="32.458">
            <text:p>32.458</text:p>
          </table:table-cell>
          <table:table-cell table:number-columns-repeated="39"/>
        </table:table-row>
        <table:table-row table:style-name="ro1">
          <table:table-cell office:value-type="float" office:value="46">
            <text:p>46</text:p>
          </table:table-cell>
          <table:table-cell table:number-columns-repeated="4" office:value-type="float" office:value="0.6875">
            <text:p>0.6875</text:p>
          </table:table-cell>
          <table:table-cell table:number-columns-repeated="14" office:value-type="float" office:value="0.875">
            <text:p>0.875</text:p>
          </table:table-cell>
          <table:table-cell table:number-columns-repeated="33"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office:value-type="float" office:value="33.688">
            <text:p>33.688</text:p>
          </table:table-cell>
          <table:table-cell office:value-type="float" office:value="32.39">
            <text:p>32.39</text:p>
          </table:table-cell>
          <table:table-cell office:value-type="float" office:value="33.358">
            <text:p>33.358</text:p>
          </table:table-cell>
          <table:table-cell office:value-type="float" office:value="33.882">
            <text:p>33.882</text:p>
          </table:table-cell>
          <table:table-cell office:value-type="float" office:value="33.696">
            <text:p>33.696</text:p>
          </table:table-cell>
          <table:table-cell office:value-type="float" office:value="36.36">
            <text:p>36.36</text:p>
          </table:table-cell>
          <table:table-cell office:value-type="float" office:value="36.898">
            <text:p>36.898</text:p>
          </table:table-cell>
          <table:table-cell office:value-type="float" office:value="37.972">
            <text:p>37.972</text:p>
          </table:table-cell>
          <table:table-cell office:value-type="float" office:value="38.192">
            <text:p>38.192</text:p>
          </table:table-cell>
          <table:table-cell office:value-type="float" office:value="38.736">
            <text:p>38.736</text:p>
          </table:table-cell>
          <table:table-cell office:value-type="float" office:value="39.864">
            <text:p>39.864</text:p>
          </table:table-cell>
          <table:table-cell office:value-type="float" office:value="40.982">
            <text:p>40.982</text:p>
          </table:table-cell>
          <table:table-cell office:value-type="float" office:value="40.476">
            <text:p>40.476</text:p>
          </table:table-cell>
          <table:table-cell office:value-type="float" office:value="38.896">
            <text:p>38.896</text:p>
          </table:table-cell>
          <table:table-cell office:value-type="float" office:value="40.52">
            <text:p>40.52</text:p>
          </table:table-cell>
          <table:table-cell office:value-type="float" office:value="40.388">
            <text:p>40.388</text:p>
          </table:table-cell>
          <table:table-cell office:value-type="float" office:value="41.71">
            <text:p>41.71</text:p>
          </table:table-cell>
          <table:table-cell office:value-type="float" office:value="43.426">
            <text:p>43.426</text:p>
          </table:table-cell>
          <table:table-cell office:value-type="float" office:value="45.63">
            <text:p>45.63</text:p>
          </table:table-cell>
          <table:table-cell table:number-columns-repeated="32"/>
        </table:table-row>
        <table:table-row table:style-name="ro1">
          <table:table-cell office:value-type="float" office:value="47">
            <text:p>47</text:p>
          </table:table-cell>
          <table:table-cell table:number-columns-repeated="9" office:value-type="float" office:value="0.6875">
            <text:p>0.6875</text:p>
          </table:table-cell>
          <table:table-cell table:number-columns-repeated="4" office:value-type="float" office:value="0.8125">
            <text:p>0.8125</text:p>
          </table:table-cell>
          <table:table-cell table:number-columns-repeated="7" office:value-type="float" office:value="0.875">
            <text:p>0.875</text:p>
          </table:table-cell>
          <table:table-cell table:number-columns-repeated="31" office:value-type="float" office:value="1">
            <text:p>1</text:p>
          </table:table-cell>
          <table:table-cell/>
          <table:table-cell office:value-type="float" office:value="47">
            <text:p>47</text:p>
          </table:table-cell>
          <table:table-cell office:value-type="float" office:value="28.488">
            <text:p>28.488</text:p>
          </table:table-cell>
          <table:table-cell office:value-type="float" office:value="27.766">
            <text:p>27.766</text:p>
          </table:table-cell>
          <table:table-cell office:value-type="float" office:value="27.87">
            <text:p>27.87</text:p>
          </table:table-cell>
          <table:table-cell office:value-type="float" office:value="27.23">
            <text:p>27.23</text:p>
          </table:table-cell>
          <table:table-cell office:value-type="float" office:value="26.778">
            <text:p>26.778</text:p>
          </table:table-cell>
          <table:table-cell office:value-type="float" office:value="27.322">
            <text:p>27.322</text:p>
          </table:table-cell>
          <table:table-cell office:value-type="float" office:value="27.802">
            <text:p>27.802</text:p>
          </table:table-cell>
          <table:table-cell office:value-type="float" office:value="27.46">
            <text:p>27.46</text:p>
          </table:table-cell>
          <table:table-cell office:value-type="float" office:value="27.824">
            <text:p>27.824</text:p>
          </table:table-cell>
          <table:table-cell office:value-type="float" office:value="28.248">
            <text:p>28.248</text:p>
          </table:table-cell>
          <table:table-cell office:value-type="float" office:value="29.862">
            <text:p>29.862</text:p>
          </table:table-cell>
          <table:table-cell office:value-type="float" office:value="29.692">
            <text:p>29.692</text:p>
          </table:table-cell>
          <table:table-cell office:value-type="float" office:value="28.136">
            <text:p>28.136</text:p>
          </table:table-cell>
          <table:table-cell office:value-type="float" office:value="28.52">
            <text:p>28.52</text:p>
          </table:table-cell>
          <table:table-cell office:value-type="float" office:value="28.422">
            <text:p>28.422</text:p>
          </table:table-cell>
          <table:table-cell office:value-type="float" office:value="30.284">
            <text:p>30.284</text:p>
          </table:table-cell>
          <table:table-cell office:value-type="float" office:value="31.63">
            <text:p>31.63</text:p>
          </table:table-cell>
          <table:table-cell office:value-type="float" office:value="31.444">
            <text:p>31.444</text:p>
          </table:table-cell>
          <table:table-cell office:value-type="float" office:value="33.232">
            <text:p>33.232</text:p>
          </table:table-cell>
          <table:table-cell office:value-type="float" office:value="32.716">
            <text:p>32.716</text:p>
          </table:table-cell>
          <table:table-cell office:value-type="float" office:value="34.03">
            <text:p>34.03</text:p>
          </table:table-cell>
          <table:table-cell table:number-columns-repeated="30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.6875">
            <text:p>0.6875</text:p>
          </table:table-cell>
          <table:table-cell table:number-columns-repeated="6" office:value-type="float" office:value="0.75">
            <text:p>0.75</text:p>
          </table:table-cell>
          <table:table-cell table:number-columns-repeated="19" office:value-type="float" office:value="0.875">
            <text:p>0.875</text:p>
          </table:table-cell>
          <table:table-cell table:number-columns-repeated="24" office:value-type="float" office:value="1">
            <text:p>1</text:p>
          </table:table-cell>
          <table:table-cell/>
          <table:table-cell office:value-type="float" office:value="48">
            <text:p>48</text:p>
          </table:table-cell>
          <table:table-cell office:value-type="float" office:value="28.418">
            <text:p>28.418</text:p>
          </table:table-cell>
          <table:table-cell office:value-type="float" office:value="28.848">
            <text:p>28.848</text:p>
          </table:table-cell>
          <table:table-cell office:value-type="float" office:value="29.534">
            <text:p>29.534</text:p>
          </table:table-cell>
          <table:table-cell office:value-type="float" office:value="30.194">
            <text:p>30.194</text:p>
          </table:table-cell>
          <table:table-cell office:value-type="float" office:value="30.83">
            <text:p>30.83</text:p>
          </table:table-cell>
          <table:table-cell office:value-type="float" office:value="30.72">
            <text:p>30.72</text:p>
          </table:table-cell>
          <table:table-cell office:value-type="float" office:value="31.87">
            <text:p>31.87</text:p>
          </table:table-cell>
          <table:table-cell office:value-type="float" office:value="34.814">
            <text:p>34.814</text:p>
          </table:table-cell>
          <table:table-cell office:value-type="float" office:value="36.9">
            <text:p>36.9</text:p>
          </table:table-cell>
          <table:table-cell office:value-type="float" office:value="38.874">
            <text:p>38.874</text:p>
          </table:table-cell>
          <table:table-cell office:value-type="float" office:value="39.534">
            <text:p>39.534</text:p>
          </table:table-cell>
          <table:table-cell office:value-type="float" office:value="41.514">
            <text:p>41.514</text:p>
          </table:table-cell>
          <table:table-cell office:value-type="float" office:value="42.826">
            <text:p>42.826</text:p>
          </table:table-cell>
          <table:table-cell office:value-type="float" office:value="43.982">
            <text:p>43.982</text:p>
          </table:table-cell>
          <table:table-cell office:value-type="float" office:value="45.384">
            <text:p>45.384</text:p>
          </table:table-cell>
          <table:table-cell office:value-type="float" office:value="45.148">
            <text:p>45.148</text:p>
          </table:table-cell>
          <table:table-cell office:value-type="float" office:value="46.648">
            <text:p>46.648</text:p>
          </table:table-cell>
          <table:table-cell office:value-type="float" office:value="47.212">
            <text:p>47.212</text:p>
          </table:table-cell>
          <table:table-cell office:value-type="float" office:value="49.424">
            <text:p>49.424</text:p>
          </table:table-cell>
          <table:table-cell office:value-type="float" office:value="49.85">
            <text:p>49.85</text:p>
          </table:table-cell>
          <table:table-cell office:value-type="float" office:value="52.456">
            <text:p>52.456</text:p>
          </table:table-cell>
          <table:table-cell office:value-type="float" office:value="51.186">
            <text:p>51.186</text:p>
          </table:table-cell>
          <table:table-cell office:value-type="float" office:value="58.41">
            <text:p>58.41</text:p>
          </table:table-cell>
          <table:table-cell office:value-type="float" office:value="63.544">
            <text:p>63.544</text:p>
          </table:table-cell>
          <table:table-cell office:value-type="float" office:value="68.142">
            <text:p>68.142</text:p>
          </table:table-cell>
          <table:table-cell office:value-type="float" office:value="72.098">
            <text:p>72.098</text:p>
          </table:table-cell>
          <table:table-cell office:value-type="float" office:value="74.532">
            <text:p>74.532</text:p>
          </table:table-cell>
          <table:table-cell office:value-type="float" office:value="74.818">
            <text:p>74.818</text:p>
          </table:table-cell>
          <table:table-cell table:number-columns-repeated="23"/>
        </table:table-row>
        <table:table-row table:style-name="ro1">
          <table:table-cell office:value-type="float" office:value="49">
            <text:p>49</text:p>
          </table:table-cell>
          <table:table-cell table:number-columns-repeated="9" office:value-type="float" office:value="0.6875">
            <text:p>0.6875</text:p>
          </table:table-cell>
          <table:table-cell table:number-columns-repeated="3" office:value-type="float" office:value="0.8125">
            <text:p>0.8125</text:p>
          </table:table-cell>
          <table:table-cell table:number-columns-repeated="39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office:value-type="float" office:value="25.064">
            <text:p>25.064</text:p>
          </table:table-cell>
          <table:table-cell office:value-type="float" office:value="25.33">
            <text:p>25.33</text:p>
          </table:table-cell>
          <table:table-cell office:value-type="float" office:value="25.184">
            <text:p>25.184</text:p>
          </table:table-cell>
          <table:table-cell office:value-type="float" office:value="25.106">
            <text:p>25.106</text:p>
          </table:table-cell>
          <table:table-cell office:value-type="float" office:value="24.996">
            <text:p>24.996</text:p>
          </table:table-cell>
          <table:table-cell office:value-type="float" office:value="24.998">
            <text:p>24.998</text:p>
          </table:table-cell>
          <table:table-cell office:value-type="float" office:value="24.832">
            <text:p>24.832</text:p>
          </table:table-cell>
          <table:table-cell office:value-type="float" office:value="24.154">
            <text:p>24.154</text:p>
          </table:table-cell>
          <table:table-cell office:value-type="float" office:value="24.032">
            <text:p>24.032</text:p>
          </table:table-cell>
          <table:table-cell office:value-type="float" office:value="24.262">
            <text:p>24.262</text:p>
          </table:table-cell>
          <table:table-cell office:value-type="float" office:value="24.506">
            <text:p>24.506</text:p>
          </table:table-cell>
          <table:table-cell office:value-type="float" office:value="25.928">
            <text:p>25.928</text:p>
          </table:table-cell>
          <table:table-cell office:value-type="float" office:value="25.67">
            <text:p>25.67</text:p>
          </table:table-cell>
          <table:table-cell table:number-columns-repeated="38"/>
        </table:table-row>
        <table:table-row table:style-name="ro1">
          <table:table-cell office:value-type="float" office:value="50">
            <text:p>50</text:p>
          </table:table-cell>
          <table:table-cell table:number-columns-repeated="12" office:value-type="float" office:value="0.6875">
            <text:p>0.6875</text:p>
          </table:table-cell>
          <table:table-cell table:number-columns-repeated="31" office:value-type="float" office:value="0.8125">
            <text:p>0.8125</text:p>
          </table:table-cell>
          <table:table-cell table:number-columns-repeated="8" office:value-type="float" office:value="0.875">
            <text:p>0.875</text:p>
          </table:table-cell>
          <table:table-cell/>
          <table:table-cell office:value-type="float" office:value="50">
            <text:p>50</text:p>
          </table:table-cell>
          <table:table-cell office:value-type="float" office:value="32.062">
            <text:p>32.062</text:p>
          </table:table-cell>
          <table:table-cell office:value-type="float" office:value="31.414">
            <text:p>31.414</text:p>
          </table:table-cell>
          <table:table-cell office:value-type="float" office:value="31.49">
            <text:p>31.49</text:p>
          </table:table-cell>
          <table:table-cell office:value-type="float" office:value="31.414">
            <text:p>31.414</text:p>
          </table:table-cell>
          <table:table-cell office:value-type="float" office:value="31.45">
            <text:p>31.45</text:p>
          </table:table-cell>
          <table:table-cell office:value-type="float" office:value="29.504">
            <text:p>29.504</text:p>
          </table:table-cell>
          <table:table-cell office:value-type="float" office:value="29.24">
            <text:p>29.24</text:p>
          </table:table-cell>
          <table:table-cell office:value-type="float" office:value="29.248">
            <text:p>29.248</text:p>
          </table:table-cell>
          <table:table-cell office:value-type="float" office:value="27.372">
            <text:p>27.372</text:p>
          </table:table-cell>
          <table:table-cell office:value-type="float" office:value="27.01">
            <text:p>27.01</text:p>
          </table:table-cell>
          <table:table-cell office:value-type="float" office:value="25.262">
            <text:p>25.262</text:p>
          </table:table-cell>
          <table:table-cell office:value-type="float" office:value="25.438">
            <text:p>25.438</text:p>
          </table:table-cell>
          <table:table-cell office:value-type="float" office:value="25.342">
            <text:p>25.342</text:p>
          </table:table-cell>
          <table:table-cell office:value-type="float" office:value="25.988">
            <text:p>25.988</text:p>
          </table:table-cell>
          <table:table-cell office:value-type="float" office:value="25.85">
            <text:p>25.85</text:p>
          </table:table-cell>
          <table:table-cell office:value-type="float" office:value="25.074">
            <text:p>25.074</text:p>
          </table:table-cell>
          <table:table-cell office:value-type="float" office:value="24.104">
            <text:p>24.104</text:p>
          </table:table-cell>
          <table:table-cell office:value-type="float" office:value="24.76">
            <text:p>24.76</text:p>
          </table:table-cell>
          <table:table-cell office:value-type="float" office:value="24.97">
            <text:p>24.97</text:p>
          </table:table-cell>
          <table:table-cell office:value-type="float" office:value="24.576">
            <text:p>24.576</text:p>
          </table:table-cell>
          <table:table-cell office:value-type="float" office:value="25.716">
            <text:p>25.716</text:p>
          </table:table-cell>
          <table:table-cell office:value-type="float" office:value="24.908">
            <text:p>24.908</text:p>
          </table:table-cell>
          <table:table-cell office:value-type="float" office:value="24.758">
            <text:p>24.758</text:p>
          </table:table-cell>
          <table:table-cell office:value-type="float" office:value="25.224">
            <text:p>25.224</text:p>
          </table:table-cell>
          <table:table-cell office:value-type="float" office:value="24.946">
            <text:p>24.946</text:p>
          </table:table-cell>
          <table:table-cell office:value-type="float" office:value="25.416">
            <text:p>25.416</text:p>
          </table:table-cell>
          <table:table-cell office:value-type="float" office:value="26.18">
            <text:p>26.18</text:p>
          </table:table-cell>
          <table:table-cell office:value-type="float" office:value="28.302">
            <text:p>28.302</text:p>
          </table:table-cell>
          <table:table-cell office:value-type="float" office:value="27.524">
            <text:p>27.524</text:p>
          </table:table-cell>
          <table:table-cell office:value-type="float" office:value="29.316">
            <text:p>29.316</text:p>
          </table:table-cell>
          <table:table-cell office:value-type="float" office:value="29.87">
            <text:p>29.87</text:p>
          </table:table-cell>
          <table:table-cell office:value-type="float" office:value="30.828">
            <text:p>30.828</text:p>
          </table:table-cell>
          <table:table-cell office:value-type="float" office:value="31.51">
            <text:p>31.51</text:p>
          </table:table-cell>
          <table:table-cell office:value-type="float" office:value="33.586">
            <text:p>33.586</text:p>
          </table:table-cell>
          <table:table-cell office:value-type="float" office:value="34.348">
            <text:p>34.348</text:p>
          </table:table-cell>
          <table:table-cell office:value-type="float" office:value="34.662">
            <text:p>34.662</text:p>
          </table:table-cell>
          <table:table-cell office:value-type="float" office:value="34.644">
            <text:p>34.644</text:p>
          </table:table-cell>
          <table:table-cell office:value-type="float" office:value="37.082">
            <text:p>37.082</text:p>
          </table:table-cell>
          <table:table-cell office:value-type="float" office:value="37.842">
            <text:p>37.842</text:p>
          </table:table-cell>
          <table:table-cell office:value-type="float" office:value="37.782">
            <text:p>37.782</text:p>
          </table:table-cell>
          <table:table-cell office:value-type="float" office:value="39.774">
            <text:p>39.774</text:p>
          </table:table-cell>
          <table:table-cell office:value-type="float" office:value="42.17">
            <text:p>42.17</text:p>
          </table:table-cell>
          <table:table-cell office:value-type="float" office:value="44.99">
            <text:p>44.99</text:p>
          </table:table-cell>
          <table:table-cell office:value-type="float" office:value="47.91">
            <text:p>47.91</text:p>
          </table:table-cell>
          <table:table-cell office:value-type="float" office:value="47.904">
            <text:p>47.904</text:p>
          </table:table-cell>
          <table:table-cell office:value-type="float" office:value="49.016">
            <text:p>49.016</text:p>
          </table:table-cell>
          <table:table-cell office:value-type="float" office:value="49.966">
            <text:p>49.966</text:p>
          </table:table-cell>
          <table:table-cell office:value-type="float" office:value="51.474">
            <text:p>51.474</text:p>
          </table:table-cell>
          <table:table-cell office:value-type="float" office:value="56.348">
            <text:p>56.348</text:p>
          </table:table-cell>
          <table:table-cell office:value-type="float" office:value="57.292">
            <text:p>57.292</text:p>
          </table:table-cell>
          <table:table-cell office:value-type="float" office:value="57.13">
            <text:p>57.13</text:p>
          </table:table-cell>
        </table:table-row>
        <table:table-row table:style-name="ro1">
          <table:table-cell table:style-name="ce1" office:value-type="string">
            <text:p>mean</text:p>
          </table:table-cell>
          <table:table-cell table:style-name="ce1" table:formula="of:=AVERAGE([.B57:.B106])" office:value-type="float" office:value="0.7075">
            <text:p>0.7075</text:p>
          </table:table-cell>
          <table:table-cell table:style-name="ce1" table:formula="of:=AVERAGE([.C57:.C106])" office:value-type="float" office:value="0.72">
            <text:p>0.72</text:p>
          </table:table-cell>
          <table:table-cell table:style-name="ce1" table:formula="of:=AVERAGE([.D57:.D106])" office:value-type="float" office:value="0.72875">
            <text:p>0.72875</text:p>
          </table:table-cell>
          <table:table-cell table:style-name="ce1" table:formula="of:=AVERAGE([.E57:.E106])" office:value-type="float" office:value="0.73875">
            <text:p>0.73875</text:p>
          </table:table-cell>
          <table:table-cell table:style-name="ce1" table:formula="of:=AVERAGE([.F57:.F106])" office:value-type="float" office:value="0.755">
            <text:p>0.755</text:p>
          </table:table-cell>
          <table:table-cell table:style-name="ce1" table:formula="of:=AVERAGE([.G57:.G106])" office:value-type="float" office:value="0.76625">
            <text:p>0.76625</text:p>
          </table:table-cell>
          <table:table-cell table:style-name="ce1" table:formula="of:=AVERAGE([.H57:.H106])" office:value-type="float" office:value="0.7775">
            <text:p>0.7775</text:p>
          </table:table-cell>
          <table:table-cell table:style-name="ce1" table:formula="of:=AVERAGE([.I57:.I106])" office:value-type="float" office:value="0.79375">
            <text:p>0.79375</text:p>
          </table:table-cell>
          <table:table-cell table:style-name="ce1" table:formula="of:=AVERAGE([.J57:.J106])" office:value-type="float" office:value="0.79875">
            <text:p>0.79875</text:p>
          </table:table-cell>
          <table:table-cell table:style-name="ce1" table:formula="of:=AVERAGE([.K57:.K106])" office:value-type="float" office:value="0.80375">
            <text:p>0.80375</text:p>
          </table:table-cell>
          <table:table-cell table:style-name="ce1" table:formula="of:=AVERAGE([.L57:.L106])" office:value-type="float" office:value="0.81">
            <text:p>0.81</text:p>
          </table:table-cell>
          <table:table-cell table:style-name="ce1" table:formula="of:=AVERAGE([.M57:.M106])" office:value-type="float" office:value="0.81875">
            <text:p>0.81875</text:p>
          </table:table-cell>
          <table:table-cell table:style-name="ce1" table:formula="of:=AVERAGE([.N57:.N106])" office:value-type="float" office:value="0.8275">
            <text:p>0.8275</text:p>
          </table:table-cell>
          <table:table-cell table:style-name="ce1" table:formula="of:=AVERAGE([.O57:.O106])" office:value-type="float" office:value="0.83625">
            <text:p>0.83625</text:p>
          </table:table-cell>
          <table:table-cell table:style-name="ce1" table:formula="of:=AVERAGE([.P57:.P106])" office:value-type="float" office:value="0.84125">
            <text:p>0.84125</text:p>
          </table:table-cell>
          <table:table-cell table:style-name="ce1" table:formula="of:=AVERAGE([.Q57:.Q106])" office:value-type="float" office:value="0.8475">
            <text:p>0.8475</text:p>
          </table:table-cell>
          <table:table-cell table:style-name="ce1" table:formula="of:=AVERAGE([.R57:.R106])" office:value-type="float" office:value="0.85375">
            <text:p>0.85375</text:p>
          </table:table-cell>
          <table:table-cell table:style-name="ce1" table:formula="of:=AVERAGE([.S57:.S106])" office:value-type="float" office:value="0.85875">
            <text:p>0.85875</text:p>
          </table:table-cell>
          <table:table-cell table:style-name="ce1" table:formula="of:=AVERAGE([.T57:.T106])" office:value-type="float" office:value="0.86625">
            <text:p>0.86625</text:p>
          </table:table-cell>
          <table:table-cell table:style-name="ce1" table:formula="of:=AVERAGE([.U57:.U106])" office:value-type="float" office:value="0.87">
            <text:p>0.87</text:p>
          </table:table-cell>
          <table:table-cell table:style-name="ce1" table:formula="of:=AVERAGE([.V57:.V106])" office:value-type="float" office:value="0.88">
            <text:p>0.88</text:p>
          </table:table-cell>
          <table:table-cell table:style-name="ce1" table:formula="of:=AVERAGE([.W57:.W106])" office:value-type="float" office:value="0.88375">
            <text:p>0.88375</text:p>
          </table:table-cell>
          <table:table-cell table:style-name="ce1" table:formula="of:=AVERAGE([.X57:.X106])" office:value-type="float" office:value="0.88375">
            <text:p>0.88375</text:p>
          </table:table-cell>
          <table:table-cell table:style-name="ce1" table:formula="of:=AVERAGE([.Y57:.Y106])" office:value-type="float" office:value="0.88625">
            <text:p>0.88625</text:p>
          </table:table-cell>
          <table:table-cell table:style-name="ce1" table:formula="of:=AVERAGE([.Z57:.Z106])" office:value-type="float" office:value="0.8875">
            <text:p>0.8875</text:p>
          </table:table-cell>
          <table:table-cell table:style-name="ce1" table:formula="of:=AVERAGE([.AA57:.AA106])" office:value-type="float" office:value="0.89">
            <text:p>0.89</text:p>
          </table:table-cell>
          <table:table-cell table:style-name="ce1" table:formula="of:=AVERAGE([.AB57:.AB106])" office:value-type="float" office:value="0.8925">
            <text:p>0.8925</text:p>
          </table:table-cell>
          <table:table-cell table:style-name="ce1" table:formula="of:=AVERAGE([.AC57:.AC106])" office:value-type="float" office:value="0.8975">
            <text:p>0.8975</text:p>
          </table:table-cell>
          <table:table-cell table:style-name="ce1" table:formula="of:=AVERAGE([.AD57:.AD106])" office:value-type="float" office:value="0.9">
            <text:p>0.9</text:p>
          </table:table-cell>
          <table:table-cell table:style-name="ce1" table:formula="of:=AVERAGE([.AE57:.AE106])" office:value-type="float" office:value="0.9">
            <text:p>0.9</text:p>
          </table:table-cell>
          <table:table-cell table:style-name="ce1" table:formula="of:=AVERAGE([.AF57:.AF106])" office:value-type="float" office:value="0.9">
            <text:p>0.9</text:p>
          </table:table-cell>
          <table:table-cell table:style-name="ce1" table:formula="of:=AVERAGE([.AG57:.AG106])" office:value-type="float" office:value="0.90625">
            <text:p>0.90625</text:p>
          </table:table-cell>
          <table:table-cell table:style-name="ce1" table:formula="of:=AVERAGE([.AH57:.AH106])" office:value-type="float" office:value="0.90625">
            <text:p>0.90625</text:p>
          </table:table-cell>
          <table:table-cell table:style-name="ce1" table:formula="of:=AVERAGE([.AI57:.AI106])" office:value-type="float" office:value="0.91">
            <text:p>0.91</text:p>
          </table:table-cell>
          <table:table-cell table:style-name="ce1" table:formula="of:=AVERAGE([.AJ57:.AJ106])" office:value-type="float" office:value="0.9125">
            <text:p>0.9125</text:p>
          </table:table-cell>
          <table:table-cell table:style-name="ce1" table:formula="of:=AVERAGE([.AK57:.AK106])" office:value-type="float" office:value="0.91375">
            <text:p>0.91375</text:p>
          </table:table-cell>
          <table:table-cell table:style-name="ce1" table:formula="of:=AVERAGE([.AL57:.AL106])" office:value-type="float" office:value="0.91625">
            <text:p>0.91625</text:p>
          </table:table-cell>
          <table:table-cell table:style-name="ce1" table:formula="of:=AVERAGE([.AM57:.AM106])" office:value-type="float" office:value="0.91625">
            <text:p>0.91625</text:p>
          </table:table-cell>
          <table:table-cell table:style-name="ce1" table:formula="of:=AVERAGE([.AN57:.AN106])" office:value-type="float" office:value="0.91625">
            <text:p>0.91625</text:p>
          </table:table-cell>
          <table:table-cell table:style-name="ce1" table:formula="of:=AVERAGE([.AO57:.AO106])" office:value-type="float" office:value="0.91875">
            <text:p>0.91875</text:p>
          </table:table-cell>
          <table:table-cell table:style-name="ce1" table:formula="of:=AVERAGE([.AP57:.AP106])" office:value-type="float" office:value="0.9225">
            <text:p>0.9225</text:p>
          </table:table-cell>
          <table:table-cell table:style-name="ce1" table:formula="of:=AVERAGE([.AQ57:.AQ106])" office:value-type="float" office:value="0.9225">
            <text:p>0.9225</text:p>
          </table:table-cell>
          <table:table-cell table:style-name="ce1" table:formula="of:=AVERAGE([.AR57:.AR106])" office:value-type="float" office:value="0.9225">
            <text:p>0.9225</text:p>
          </table:table-cell>
          <table:table-cell table:style-name="ce1" table:formula="of:=AVERAGE([.AS57:.AS106])" office:value-type="float" office:value="0.925">
            <text:p>0.925</text:p>
          </table:table-cell>
          <table:table-cell table:style-name="ce1" table:formula="of:=AVERAGE([.AT57:.AT106])" office:value-type="float" office:value="0.925">
            <text:p>0.925</text:p>
          </table:table-cell>
          <table:table-cell table:style-name="ce1" table:formula="of:=AVERAGE([.AU57:.AU106])" office:value-type="float" office:value="0.925">
            <text:p>0.925</text:p>
          </table:table-cell>
          <table:table-cell table:style-name="ce1" table:formula="of:=AVERAGE([.AV57:.AV106])" office:value-type="float" office:value="0.92625">
            <text:p>0.92625</text:p>
          </table:table-cell>
          <table:table-cell table:style-name="ce1" table:formula="of:=AVERAGE([.AW57:.AW106])" office:value-type="float" office:value="0.92625">
            <text:p>0.92625</text:p>
          </table:table-cell>
          <table:table-cell table:style-name="ce1" table:formula="of:=AVERAGE([.AX57:.AX106])" office:value-type="float" office:value="0.92625">
            <text:p>0.92625</text:p>
          </table:table-cell>
          <table:table-cell table:style-name="ce1" table:formula="of:=AVERAGE([.AY57:.AY106])" office:value-type="float" office:value="0.9275">
            <text:p>0.9275</text:p>
          </table:table-cell>
          <table:table-cell table:style-name="ce1" table:formula="of:=AVERAGE([.AZ57:.AZ106])" office:value-type="float" office:value="0.93">
            <text:p>0.93</text:p>
          </table:table-cell>
          <table:table-cell/>
          <table:table-cell table:style-name="ce1" office:value-type="string">
            <text:p>mean</text:p>
          </table:table-cell>
          <table:table-cell table:style-name="ce1" table:formula="of:=AVERAGE([.BC57:.BC106])" office:value-type="float" office:value="26.78904">
            <text:p>26.78904</text:p>
          </table:table-cell>
          <table:table-cell table:style-name="ce1" table:formula="of:=AVERAGE([.BD57:.BD106])" office:value-type="float" office:value="26.78648">
            <text:p>26.78648</text:p>
          </table:table-cell>
          <table:table-cell table:style-name="ce1" table:formula="of:=AVERAGE([.BE57:.BE106])" office:value-type="float" office:value="26.87788">
            <text:p>26.87788</text:p>
          </table:table-cell>
          <table:table-cell table:style-name="ce1" table:formula="of:=AVERAGE([.BF57:.BF106])" office:value-type="float" office:value="26.86864">
            <text:p>26.86864</text:p>
          </table:table-cell>
          <table:table-cell table:style-name="ce1" table:formula="of:=AVERAGE([.BG57:.BG106])" office:value-type="float" office:value="27.10028">
            <text:p>27.10028</text:p>
          </table:table-cell>
          <table:table-cell table:style-name="ce1" table:formula="of:=AVERAGE([.BH57:.BH106])" office:value-type="float" office:value="27.19336">
            <text:p>27.19336</text:p>
          </table:table-cell>
          <table:table-cell table:style-name="ce1" table:formula="of:=AVERAGE([.BI57:.BI106])" office:value-type="float" office:value="27.5119591836735">
            <text:p>27.5119591837</text:p>
          </table:table-cell>
          <table:table-cell table:style-name="ce1" table:formula="of:=AVERAGE([.BJ57:.BJ106])" office:value-type="float" office:value="27.8035102040816">
            <text:p>27.8035102041</text:p>
          </table:table-cell>
          <table:table-cell table:style-name="ce1" table:formula="of:=AVERAGE([.BK57:.BK106])" office:value-type="float" office:value="27.9355102040816">
            <text:p>27.9355102041</text:p>
          </table:table-cell>
          <table:table-cell table:style-name="ce1" table:formula="of:=AVERAGE([.BL57:.BL106])" office:value-type="float" office:value="28.3471020408163">
            <text:p>28.3471020408</text:p>
          </table:table-cell>
          <table:table-cell table:style-name="ce1" table:formula="of:=AVERAGE([.BM57:.BM106])" office:value-type="float" office:value="28.7086530612245">
            <text:p>28.7086530612</text:p>
          </table:table-cell>
          <table:table-cell table:style-name="ce1" table:formula="of:=AVERAGE([.BN57:.BN106])" office:value-type="float" office:value="29.0147755102041">
            <text:p>29.0147755102</text:p>
          </table:table-cell>
          <table:table-cell table:style-name="ce1" table:formula="of:=AVERAGE([.BO57:.BO106])" office:value-type="float" office:value="29.423829787234">
            <text:p>29.4238297872</text:p>
          </table:table-cell>
          <table:table-cell table:style-name="ce1" table:formula="of:=AVERAGE([.BP57:.BP106])" office:value-type="float" office:value="29.7818260869565">
            <text:p>29.781826087</text:p>
          </table:table-cell>
          <table:table-cell table:style-name="ce1" table:formula="of:=AVERAGE([.BQ57:.BQ106])" office:value-type="float" office:value="30.2202222222222">
            <text:p>30.2202222222</text:p>
          </table:table-cell>
          <table:table-cell table:style-name="ce1" table:formula="of:=AVERAGE([.BR57:.BR106])" office:value-type="float" office:value="30.4000909090909">
            <text:p>30.4000909091</text:p>
          </table:table-cell>
          <table:table-cell table:style-name="ce1" table:formula="of:=AVERAGE([.BS57:.BS106])" office:value-type="float" office:value="30.7361395348837">
            <text:p>30.7361395349</text:p>
          </table:table-cell>
          <table:table-cell table:style-name="ce1" table:formula="of:=AVERAGE([.BT57:.BT106])" office:value-type="float" office:value="31.6223809523809">
            <text:p>31.6223809524</text:p>
          </table:table-cell>
          <table:table-cell table:style-name="ce1" table:formula="of:=AVERAGE([.BU57:.BU106])" office:value-type="float" office:value="32.5238">
            <text:p>32.5238</text:p>
          </table:table-cell>
          <table:table-cell table:style-name="ce1" table:formula="of:=AVERAGE([.BV57:.BV106])" office:value-type="float" office:value="32.4731578947368">
            <text:p>32.4731578947</text:p>
          </table:table-cell>
          <table:table-cell table:style-name="ce1" table:formula="of:=AVERAGE([.BW57:.BW106])" office:value-type="float" office:value="33.2476315789474">
            <text:p>33.2476315789</text:p>
          </table:table-cell>
          <table:table-cell table:style-name="ce1" table:formula="of:=AVERAGE([.BX57:.BX106])" office:value-type="float" office:value="33.9848888888889">
            <text:p>33.9848888889</text:p>
          </table:table-cell>
          <table:table-cell table:style-name="ce1" table:formula="of:=AVERAGE([.BY57:.BY106])" office:value-type="float" office:value="35.0854285714286">
            <text:p>35.0854285714</text:p>
          </table:table-cell>
          <table:table-cell table:style-name="ce1" table:formula="of:=AVERAGE([.BZ57:.BZ106])" office:value-type="float" office:value="36.1930285714286">
            <text:p>36.1930285714</text:p>
          </table:table-cell>
          <table:table-cell table:style-name="ce1" table:formula="of:=AVERAGE([.CA57:.CA106])" office:value-type="float" office:value="37.1119428571429">
            <text:p>37.1119428571</text:p>
          </table:table-cell>
          <table:table-cell table:style-name="ce1" table:formula="of:=AVERAGE([.CB57:.CB106])" office:value-type="float" office:value="38.0402857142857">
            <text:p>38.0402857143</text:p>
          </table:table-cell>
          <table:table-cell table:style-name="ce1" table:formula="of:=AVERAGE([.CC57:.CC106])" office:value-type="float" office:value="39.3134117647059">
            <text:p>39.3134117647</text:p>
          </table:table-cell>
          <table:table-cell table:style-name="ce1" table:formula="of:=AVERAGE([.CD57:.CD106])" office:value-type="float" office:value="40.6347878787879">
            <text:p>40.6347878788</text:p>
          </table:table-cell>
          <table:table-cell table:style-name="ce1" table:formula="of:=AVERAGE([.CE57:.CE106])" office:value-type="float" office:value="40.358625">
            <text:p>40.358625</text:p>
          </table:table-cell>
          <table:table-cell table:style-name="ce1" table:formula="of:=AVERAGE([.CF57:.CF106])" office:value-type="float" office:value="41.2128387096774">
            <text:p>41.2128387097</text:p>
          </table:table-cell>
          <table:table-cell table:style-name="ce1" table:formula="of:=AVERAGE([.CG57:.CG106])" office:value-type="float" office:value="42.507935483871">
            <text:p>42.5079354839</text:p>
          </table:table-cell>
          <table:table-cell table:style-name="ce1" table:formula="of:=AVERAGE([.CH57:.CH106])" office:value-type="float" office:value="43.5718709677419">
            <text:p>43.5718709677</text:p>
          </table:table-cell>
          <table:table-cell table:style-name="ce1" table:formula="of:=AVERAGE([.CI57:.CI106])" office:value-type="float" office:value="44.7638">
            <text:p>44.7638</text:p>
          </table:table-cell>
          <table:table-cell table:style-name="ce1" table:formula="of:=AVERAGE([.CJ57:.CJ106])" office:value-type="float" office:value="46.5016">
            <text:p>46.5016</text:p>
          </table:table-cell>
          <table:table-cell table:style-name="ce1" table:formula="of:=AVERAGE([.CK57:.CK106])" office:value-type="float" office:value="48.0398620689655">
            <text:p>48.039862069</text:p>
          </table:table-cell>
          <table:table-cell table:style-name="ce1" table:formula="of:=AVERAGE([.CL57:.CL106])" office:value-type="float" office:value="49.7305714285714">
            <text:p>49.7305714286</text:p>
          </table:table-cell>
          <table:table-cell table:style-name="ce1" table:formula="of:=AVERAGE([.CM57:.CM106])" office:value-type="float" office:value="51.4182142857143">
            <text:p>51.4182142857</text:p>
          </table:table-cell>
          <table:table-cell table:style-name="ce1" table:formula="of:=AVERAGE([.CN57:.CN106])" office:value-type="float" office:value="53.4081428571429">
            <text:p>53.4081428571</text:p>
          </table:table-cell>
          <table:table-cell table:style-name="ce1" table:formula="of:=AVERAGE([.CO57:.CO106])" office:value-type="float" office:value="54.7877142857143">
            <text:p>54.7877142857</text:p>
          </table:table-cell>
          <table:table-cell table:style-name="ce1" table:formula="of:=AVERAGE([.CP57:.CP106])" office:value-type="float" office:value="55.6741428571429">
            <text:p>55.6741428571</text:p>
          </table:table-cell>
          <table:table-cell table:style-name="ce1" table:formula="of:=AVERAGE([.CQ57:.CQ106])" office:value-type="float" office:value="57.5714074074074">
            <text:p>57.5714074074</text:p>
          </table:table-cell>
          <table:table-cell table:style-name="ce1" table:formula="of:=AVERAGE([.CR57:.CR106])" office:value-type="float" office:value="58.6939230769231">
            <text:p>58.6939230769</text:p>
          </table:table-cell>
          <table:table-cell table:style-name="ce1" table:formula="of:=AVERAGE([.CS57:.CS106])" office:value-type="float" office:value="60.5882307692308">
            <text:p>60.5882307692</text:p>
          </table:table-cell>
          <table:table-cell table:style-name="ce1" table:formula="of:=AVERAGE([.CT57:.CT106])" office:value-type="float" office:value="62.4263076923077">
            <text:p>62.4263076923</text:p>
          </table:table-cell>
          <table:table-cell table:style-name="ce1" table:formula="of:=AVERAGE([.CU57:.CU106])" office:value-type="float" office:value="63.3478461538461">
            <text:p>63.3478461538</text:p>
          </table:table-cell>
          <table:table-cell table:style-name="ce1" table:formula="of:=AVERAGE([.CV57:.CV106])" office:value-type="float" office:value="65.3003846153846">
            <text:p>65.3003846154</text:p>
          </table:table-cell>
          <table:table-cell table:style-name="ce1" table:formula="of:=AVERAGE([.CW57:.CW106])" office:value-type="float" office:value="67.0748461538462">
            <text:p>67.0748461538</text:p>
          </table:table-cell>
          <table:table-cell table:style-name="ce1" table:formula="of:=AVERAGE([.CX57:.CX106])" office:value-type="float" office:value="66.826">
            <text:p>66.826</text:p>
          </table:table-cell>
          <table:table-cell table:style-name="ce1" table:formula="of:=AVERAGE([.CY57:.CY106])" office:value-type="float" office:value="69.49544">
            <text:p>69.49544</text:p>
          </table:table-cell>
          <table:table-cell table:style-name="ce1" table:formula="of:=AVERAGE([.CZ57:.CZ106])" office:value-type="float" office:value="71.54704">
            <text:p>71.54704</text:p>
          </table:table-cell>
          <table:table-cell table:style-name="ce1" table:formula="of:=AVERAGE([.DA57:.DA106])" office:value-type="float" office:value="74.29448">
            <text:p>74.29448</text:p>
          </table:table-cell>
        </table:table-row>
        <table:table-row table:style-name="ro1">
          <table:table-cell table:style-name="ce1" office:value-type="string">
            <text:p>n</text:p>
          </table:table-cell>
          <table:table-cell table:style-name="ce1" table:formula="of:=COUNT([.B57:.B106])" office:value-type="float" office:value="50">
            <text:p>50</text:p>
          </table:table-cell>
          <table:table-cell table:style-name="ce1" table:formula="of:=COUNT([.C57:.C106])" office:value-type="float" office:value="50">
            <text:p>50</text:p>
          </table:table-cell>
          <table:table-cell table:style-name="ce1" table:formula="of:=COUNT([.D57:.D106])" office:value-type="float" office:value="50">
            <text:p>50</text:p>
          </table:table-cell>
          <table:table-cell table:style-name="ce1" table:formula="of:=COUNT([.E57:.E106])" office:value-type="float" office:value="50">
            <text:p>50</text:p>
          </table:table-cell>
          <table:table-cell table:style-name="ce1" table:formula="of:=COUNT([.F57:.F106])" office:value-type="float" office:value="50">
            <text:p>50</text:p>
          </table:table-cell>
          <table:table-cell table:style-name="ce1" table:formula="of:=COUNT([.G57:.G106])" office:value-type="float" office:value="50">
            <text:p>50</text:p>
          </table:table-cell>
          <table:table-cell table:style-name="ce1" table:formula="of:=COUNT([.H57:.H106])" office:value-type="float" office:value="50">
            <text:p>50</text:p>
          </table:table-cell>
          <table:table-cell table:style-name="ce1" table:formula="of:=COUNT([.I57:.I106])" office:value-type="float" office:value="50">
            <text:p>50</text:p>
          </table:table-cell>
          <table:table-cell table:style-name="ce1" table:formula="of:=COUNT([.J57:.J106])" office:value-type="float" office:value="50">
            <text:p>50</text:p>
          </table:table-cell>
          <table:table-cell table:style-name="ce1" table:formula="of:=COUNT([.K57:.K106])" office:value-type="float" office:value="50">
            <text:p>50</text:p>
          </table:table-cell>
          <table:table-cell table:style-name="ce1" table:formula="of:=COUNT([.L57:.L106])" office:value-type="float" office:value="50">
            <text:p>50</text:p>
          </table:table-cell>
          <table:table-cell table:style-name="ce1" table:formula="of:=COUNT([.M57:.M106])" office:value-type="float" office:value="50">
            <text:p>50</text:p>
          </table:table-cell>
          <table:table-cell table:style-name="ce1" table:formula="of:=COUNT([.N57:.N106])" office:value-type="float" office:value="50">
            <text:p>50</text:p>
          </table:table-cell>
          <table:table-cell table:style-name="ce1" table:formula="of:=COUNT([.O57:.O106])" office:value-type="float" office:value="50">
            <text:p>50</text:p>
          </table:table-cell>
          <table:table-cell table:style-name="ce1" table:formula="of:=COUNT([.P57:.P106])" office:value-type="float" office:value="50">
            <text:p>50</text:p>
          </table:table-cell>
          <table:table-cell table:style-name="ce1" table:formula="of:=COUNT([.Q57:.Q106])" office:value-type="float" office:value="50">
            <text:p>50</text:p>
          </table:table-cell>
          <table:table-cell table:style-name="ce1" table:formula="of:=COUNT([.R57:.R106])" office:value-type="float" office:value="50">
            <text:p>50</text:p>
          </table:table-cell>
          <table:table-cell table:style-name="ce1" table:formula="of:=COUNT([.S57:.S106])" office:value-type="float" office:value="50">
            <text:p>50</text:p>
          </table:table-cell>
          <table:table-cell table:style-name="ce1" table:formula="of:=COUNT([.T57:.T106])" office:value-type="float" office:value="50">
            <text:p>50</text:p>
          </table:table-cell>
          <table:table-cell table:style-name="ce1" table:formula="of:=COUNT([.U57:.U106])" office:value-type="float" office:value="50">
            <text:p>50</text:p>
          </table:table-cell>
          <table:table-cell table:style-name="ce1" table:formula="of:=COUNT([.V57:.V106])" office:value-type="float" office:value="50">
            <text:p>50</text:p>
          </table:table-cell>
          <table:table-cell table:style-name="ce1" table:formula="of:=COUNT([.W57:.W106])" office:value-type="float" office:value="50">
            <text:p>50</text:p>
          </table:table-cell>
          <table:table-cell table:style-name="ce1" table:formula="of:=COUNT([.X57:.X106])" office:value-type="float" office:value="50">
            <text:p>50</text:p>
          </table:table-cell>
          <table:table-cell table:style-name="ce1" table:formula="of:=COUNT([.Y57:.Y106])" office:value-type="float" office:value="50">
            <text:p>50</text:p>
          </table:table-cell>
          <table:table-cell table:style-name="ce1" table:formula="of:=COUNT([.Z57:.Z106])" office:value-type="float" office:value="50">
            <text:p>50</text:p>
          </table:table-cell>
          <table:table-cell table:style-name="ce1" table:formula="of:=COUNT([.AA57:.AA106])" office:value-type="float" office:value="50">
            <text:p>50</text:p>
          </table:table-cell>
          <table:table-cell table:style-name="ce1" table:formula="of:=COUNT([.AB57:.AB106])" office:value-type="float" office:value="50">
            <text:p>50</text:p>
          </table:table-cell>
          <table:table-cell table:style-name="ce1" table:formula="of:=COUNT([.AC57:.AC106])" office:value-type="float" office:value="50">
            <text:p>50</text:p>
          </table:table-cell>
          <table:table-cell table:style-name="ce1" table:formula="of:=COUNT([.AD57:.AD106])" office:value-type="float" office:value="50">
            <text:p>50</text:p>
          </table:table-cell>
          <table:table-cell table:style-name="ce1" table:formula="of:=COUNT([.AE57:.AE106])" office:value-type="float" office:value="50">
            <text:p>50</text:p>
          </table:table-cell>
          <table:table-cell table:style-name="ce1" table:formula="of:=COUNT([.AF57:.AF106])" office:value-type="float" office:value="50">
            <text:p>50</text:p>
          </table:table-cell>
          <table:table-cell table:style-name="ce1" table:formula="of:=COUNT([.AG57:.AG106])" office:value-type="float" office:value="50">
            <text:p>50</text:p>
          </table:table-cell>
          <table:table-cell table:style-name="ce1" table:formula="of:=COUNT([.AH57:.AH106])" office:value-type="float" office:value="50">
            <text:p>50</text:p>
          </table:table-cell>
          <table:table-cell table:style-name="ce1" table:formula="of:=COUNT([.AI57:.AI106])" office:value-type="float" office:value="50">
            <text:p>50</text:p>
          </table:table-cell>
          <table:table-cell table:style-name="ce1" table:formula="of:=COUNT([.AJ57:.AJ106])" office:value-type="float" office:value="50">
            <text:p>50</text:p>
          </table:table-cell>
          <table:table-cell table:style-name="ce1" table:formula="of:=COUNT([.AK57:.AK106])" office:value-type="float" office:value="50">
            <text:p>50</text:p>
          </table:table-cell>
          <table:table-cell table:style-name="ce1" table:formula="of:=COUNT([.AL57:.AL106])" office:value-type="float" office:value="50">
            <text:p>50</text:p>
          </table:table-cell>
          <table:table-cell table:style-name="ce1" table:formula="of:=COUNT([.AM57:.AM106])" office:value-type="float" office:value="50">
            <text:p>50</text:p>
          </table:table-cell>
          <table:table-cell table:style-name="ce1" table:formula="of:=COUNT([.AN57:.AN106])" office:value-type="float" office:value="50">
            <text:p>50</text:p>
          </table:table-cell>
          <table:table-cell table:style-name="ce1" table:formula="of:=COUNT([.AO57:.AO106])" office:value-type="float" office:value="50">
            <text:p>50</text:p>
          </table:table-cell>
          <table:table-cell table:style-name="ce1" table:formula="of:=COUNT([.AP57:.AP106])" office:value-type="float" office:value="50">
            <text:p>50</text:p>
          </table:table-cell>
          <table:table-cell table:style-name="ce1" table:formula="of:=COUNT([.AQ57:.AQ106])" office:value-type="float" office:value="50">
            <text:p>50</text:p>
          </table:table-cell>
          <table:table-cell table:style-name="ce1" table:formula="of:=COUNT([.AR57:.AR106])" office:value-type="float" office:value="50">
            <text:p>50</text:p>
          </table:table-cell>
          <table:table-cell table:style-name="ce1" table:formula="of:=COUNT([.AS57:.AS106])" office:value-type="float" office:value="50">
            <text:p>50</text:p>
          </table:table-cell>
          <table:table-cell table:style-name="ce1" table:formula="of:=COUNT([.AT57:.AT106])" office:value-type="float" office:value="50">
            <text:p>50</text:p>
          </table:table-cell>
          <table:table-cell table:style-name="ce1" table:formula="of:=COUNT([.AU57:.AU106])" office:value-type="float" office:value="50">
            <text:p>50</text:p>
          </table:table-cell>
          <table:table-cell table:style-name="ce1" table:formula="of:=COUNT([.AV57:.AV106])" office:value-type="float" office:value="50">
            <text:p>50</text:p>
          </table:table-cell>
          <table:table-cell table:style-name="ce1" table:formula="of:=COUNT([.AW57:.AW106])" office:value-type="float" office:value="50">
            <text:p>50</text:p>
          </table:table-cell>
          <table:table-cell table:style-name="ce1" table:formula="of:=COUNT([.AX57:.AX106])" office:value-type="float" office:value="50">
            <text:p>50</text:p>
          </table:table-cell>
          <table:table-cell table:style-name="ce1" table:formula="of:=COUNT([.AY57:.AY106])" office:value-type="float" office:value="50">
            <text:p>50</text:p>
          </table:table-cell>
          <table:table-cell table:style-name="ce1" table:formula="of:=COUNT([.AZ57:.AZ106])" office:value-type="float" office:value="50">
            <text:p>50</text:p>
          </table:table-cell>
          <table:table-cell/>
          <table:table-cell table:style-name="ce1" office:value-type="string">
            <text:p>n</text:p>
          </table:table-cell>
          <table:table-cell table:style-name="ce1" table:formula="of:=COUNT([.BC57:.BC106])" office:value-type="float" office:value="50">
            <text:p>50</text:p>
          </table:table-cell>
          <table:table-cell table:style-name="ce1" table:formula="of:=COUNT([.BD57:.BD106])" office:value-type="float" office:value="50">
            <text:p>50</text:p>
          </table:table-cell>
          <table:table-cell table:style-name="ce1" table:formula="of:=COUNT([.BE57:.BE106])" office:value-type="float" office:value="50">
            <text:p>50</text:p>
          </table:table-cell>
          <table:table-cell table:style-name="ce1" table:formula="of:=COUNT([.BF57:.BF106])" office:value-type="float" office:value="50">
            <text:p>50</text:p>
          </table:table-cell>
          <table:table-cell table:style-name="ce1" table:formula="of:=COUNT([.BG57:.BG106])" office:value-type="float" office:value="50">
            <text:p>50</text:p>
          </table:table-cell>
          <table:table-cell table:style-name="ce1" table:formula="of:=COUNT([.BH57:.BH106])" office:value-type="float" office:value="50">
            <text:p>50</text:p>
          </table:table-cell>
          <table:table-cell table:style-name="ce1" table:formula="of:=COUNT([.BI57:.BI106])" office:value-type="float" office:value="49">
            <text:p>49</text:p>
          </table:table-cell>
          <table:table-cell table:style-name="ce1" table:formula="of:=COUNT([.BJ57:.BJ106])" office:value-type="float" office:value="49">
            <text:p>49</text:p>
          </table:table-cell>
          <table:table-cell table:style-name="ce1" table:formula="of:=COUNT([.BK57:.BK106])" office:value-type="float" office:value="49">
            <text:p>49</text:p>
          </table:table-cell>
          <table:table-cell table:style-name="ce1" table:formula="of:=COUNT([.BL57:.BL106])" office:value-type="float" office:value="49">
            <text:p>49</text:p>
          </table:table-cell>
          <table:table-cell table:style-name="ce1" table:formula="of:=COUNT([.BM57:.BM106])" office:value-type="float" office:value="49">
            <text:p>49</text:p>
          </table:table-cell>
          <table:table-cell table:style-name="ce1" table:formula="of:=COUNT([.BN57:.BN106])" office:value-type="float" office:value="49">
            <text:p>49</text:p>
          </table:table-cell>
          <table:table-cell table:style-name="ce1" table:formula="of:=COUNT([.BO57:.BO106])" office:value-type="float" office:value="47">
            <text:p>47</text:p>
          </table:table-cell>
          <table:table-cell table:style-name="ce1" table:formula="of:=COUNT([.BP57:.BP106])" office:value-type="float" office:value="46">
            <text:p>46</text:p>
          </table:table-cell>
          <table:table-cell table:style-name="ce1" table:formula="of:=COUNT([.BQ57:.BQ106])" office:value-type="float" office:value="45">
            <text:p>45</text:p>
          </table:table-cell>
          <table:table-cell table:style-name="ce1" table:formula="of:=COUNT([.BR57:.BR106])" office:value-type="float" office:value="44">
            <text:p>44</text:p>
          </table:table-cell>
          <table:table-cell table:style-name="ce1" table:formula="of:=COUNT([.BS57:.BS106])" office:value-type="float" office:value="43">
            <text:p>43</text:p>
          </table:table-cell>
          <table:table-cell table:style-name="ce1" table:formula="of:=COUNT([.BT57:.BT106])" office:value-type="float" office:value="42">
            <text:p>42</text:p>
          </table:table-cell>
          <table:table-cell table:style-name="ce1" table:formula="of:=COUNT([.BU57:.BU106])" office:value-type="float" office:value="40">
            <text:p>40</text:p>
          </table:table-cell>
          <table:table-cell table:style-name="ce1" table:formula="of:=COUNT([.BV57:.BV106])" office:value-type="float" office:value="38">
            <text:p>38</text:p>
          </table:table-cell>
          <table:table-cell table:style-name="ce1" table:formula="of:=COUNT([.BW57:.BW106])" office:value-type="float" office:value="38">
            <text:p>38</text:p>
          </table:table-cell>
          <table:table-cell table:style-name="ce1" table:formula="of:=COUNT([.BX57:.BX106])" office:value-type="float" office:value="36">
            <text:p>36</text:p>
          </table:table-cell>
          <table:table-cell table:style-name="ce1" table:formula="of:=COUNT([.BY57:.BY106])" office:value-type="float" office:value="35">
            <text:p>35</text:p>
          </table:table-cell>
          <table:table-cell table:style-name="ce1" table:formula="of:=COUNT([.BZ57:.BZ106])" office:value-type="float" office:value="35">
            <text:p>35</text:p>
          </table:table-cell>
          <table:table-cell table:style-name="ce1" table:formula="of:=COUNT([.CA57:.CA106])" office:value-type="float" office:value="35">
            <text:p>35</text:p>
          </table:table-cell>
          <table:table-cell table:style-name="ce1" table:formula="of:=COUNT([.CB57:.CB106])" office:value-type="float" office:value="35">
            <text:p>35</text:p>
          </table:table-cell>
          <table:table-cell table:style-name="ce1" table:formula="of:=COUNT([.CC57:.CC106])" office:value-type="float" office:value="34">
            <text:p>34</text:p>
          </table:table-cell>
          <table:table-cell table:style-name="ce1" table:formula="of:=COUNT([.CD57:.CD106])" office:value-type="float" office:value="33">
            <text:p>33</text:p>
          </table:table-cell>
          <table:table-cell table:style-name="ce1" table:formula="of:=COUNT([.CE57:.CE106])" office:value-type="float" office:value="32">
            <text:p>32</text:p>
          </table:table-cell>
          <table:table-cell table:style-name="ce1" table:formula="of:=COUNT([.CF57:.CF106])" office:value-type="float" office:value="31">
            <text:p>31</text:p>
          </table:table-cell>
          <table:table-cell table:style-name="ce1" table:formula="of:=COUNT([.CG57:.CG106])" office:value-type="float" office:value="31">
            <text:p>31</text:p>
          </table:table-cell>
          <table:table-cell table:style-name="ce1" table:formula="of:=COUNT([.CH57:.CH106])" office:value-type="float" office:value="31">
            <text:p>31</text:p>
          </table:table-cell>
          <table:table-cell table:style-name="ce1" table:formula="of:=COUNT([.CI57:.CI106])" office:value-type="float" office:value="30">
            <text:p>30</text:p>
          </table:table-cell>
          <table:table-cell table:style-name="ce1" table:formula="of:=COUNT([.CJ57:.CJ106])" office:value-type="float" office:value="30">
            <text:p>30</text:p>
          </table:table-cell>
          <table:table-cell table:style-name="ce1" table:formula="of:=COUNT([.CK57:.CK106])" office:value-type="float" office:value="29">
            <text:p>29</text:p>
          </table:table-cell>
          <table:table-cell table:style-name="ce1" table:formula="of:=COUNT([.CL57:.CL106])" office:value-type="float" office:value="28">
            <text:p>28</text:p>
          </table:table-cell>
          <table:table-cell table:style-name="ce1" table:formula="of:=COUNT([.CM57:.CM106])" office:value-type="float" office:value="28">
            <text:p>28</text:p>
          </table:table-cell>
          <table:table-cell table:style-name="ce1" table:formula="of:=COUNT([.CN57:.CN106])" office:value-type="float" office:value="28">
            <text:p>28</text:p>
          </table:table-cell>
          <table:table-cell table:style-name="ce1" table:formula="of:=COUNT([.CO57:.CO106])" office:value-type="float" office:value="28">
            <text:p>28</text:p>
          </table:table-cell>
          <table:table-cell table:style-name="ce1" table:formula="of:=COUNT([.CP57:.CP106])" office:value-type="float" office:value="28">
            <text:p>28</text:p>
          </table:table-cell>
          <table:table-cell table:style-name="ce1" table:formula="of:=COUNT([.CQ57:.CQ106])" office:value-type="float" office:value="27">
            <text:p>27</text:p>
          </table:table-cell>
          <table:table-cell table:style-name="ce1" table:formula="of:=COUNT([.CR57:.CR106])" office:value-type="float" office:value="26">
            <text:p>26</text:p>
          </table:table-cell>
          <table:table-cell table:style-name="ce1" table:formula="of:=COUNT([.CS57:.CS106])" office:value-type="float" office:value="26">
            <text:p>26</text:p>
          </table:table-cell>
          <table:table-cell table:style-name="ce1" table:formula="of:=COUNT([.CT57:.CT106])" office:value-type="float" office:value="26">
            <text:p>26</text:p>
          </table:table-cell>
          <table:table-cell table:style-name="ce1" table:formula="of:=COUNT([.CU57:.CU106])" office:value-type="float" office:value="26">
            <text:p>26</text:p>
          </table:table-cell>
          <table:table-cell table:style-name="ce1" table:formula="of:=COUNT([.CV57:.CV106])" office:value-type="float" office:value="26">
            <text:p>26</text:p>
          </table:table-cell>
          <table:table-cell table:style-name="ce1" table:formula="of:=COUNT([.CW57:.CW106])" office:value-type="float" office:value="26">
            <text:p>26</text:p>
          </table:table-cell>
          <table:table-cell table:style-name="ce1" table:formula="of:=COUNT([.CX57:.CX106])" office:value-type="float" office:value="25">
            <text:p>25</text:p>
          </table:table-cell>
          <table:table-cell table:style-name="ce1" table:formula="of:=COUNT([.CY57:.CY106])" office:value-type="float" office:value="25">
            <text:p>25</text:p>
          </table:table-cell>
          <table:table-cell table:style-name="ce1" table:formula="of:=COUNT([.CZ57:.CZ106])" office:value-type="float" office:value="25">
            <text:p>25</text:p>
          </table:table-cell>
          <table:table-cell table:style-name="ce1" table:formula="of:=COUNT([.DA57:.DA106])"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table:style-name="ce1" table:formula="of:=STDEV([.B57:.B106])/SQRT(COUNT([.B57:.B106]))" office:value-type="float" office:value="0.00629828288876728">
            <text:p>0.0062982829</text:p>
          </table:table-cell>
          <table:table-cell table:style-name="ce1" table:formula="of:=STDEV([.C57:.C106])/SQRT(COUNT([.C57:.C106]))" office:value-type="float" office:value="0.00803372991371571">
            <text:p>0.0080337299</text:p>
          </table:table-cell>
          <table:table-cell table:style-name="ce1" table:formula="of:=STDEV([.D57:.D106])/SQRT(COUNT([.D57:.D106]))" office:value-type="float" office:value="0.00830117092797819">
            <text:p>0.0083011709</text:p>
          </table:table-cell>
          <table:table-cell table:style-name="ce1" table:formula="of:=STDEV([.E57:.E106])/SQRT(COUNT([.E57:.E106]))" office:value-type="float" office:value="0.00922542239506393">
            <text:p>0.0092254224</text:p>
          </table:table-cell>
          <table:table-cell table:style-name="ce1" table:formula="of:=STDEV([.F57:.F106])/SQRT(COUNT([.F57:.F106]))" office:value-type="float" office:value="0.0102332491299246">
            <text:p>0.0102332491</text:p>
          </table:table-cell>
          <table:table-cell table:style-name="ce1" table:formula="of:=STDEV([.G57:.G106])/SQRT(COUNT([.G57:.G106]))" office:value-type="float" office:value="0.0106859745002694">
            <text:p>0.0106859745</text:p>
          </table:table-cell>
          <table:table-cell table:style-name="ce1" table:formula="of:=STDEV([.H57:.H106])/SQRT(COUNT([.H57:.H106]))" office:value-type="float" office:value="0.0107380688416949">
            <text:p>0.0107380688</text:p>
          </table:table-cell>
          <table:table-cell table:style-name="ce1" table:formula="of:=STDEV([.I57:.I106])/SQRT(COUNT([.I57:.I106]))" office:value-type="float" office:value="0.010602091149141">
            <text:p>0.0106020911</text:p>
          </table:table-cell>
          <table:table-cell table:style-name="ce1" table:formula="of:=STDEV([.J57:.J106])/SQRT(COUNT([.J57:.J106]))" office:value-type="float" office:value="0.0104567256942552">
            <text:p>0.0104567257</text:p>
          </table:table-cell>
          <table:table-cell table:style-name="ce1" table:formula="of:=STDEV([.K57:.K106])/SQRT(COUNT([.K57:.K106]))" office:value-type="float" office:value="0.00994403985166132">
            <text:p>0.0099440399</text:p>
          </table:table-cell>
          <table:table-cell table:style-name="ce1" table:formula="of:=STDEV([.L57:.L106])/SQRT(COUNT([.L57:.L106]))" office:value-type="float" office:value="0.00993601981660254">
            <text:p>0.0099360198</text:p>
          </table:table-cell>
          <table:table-cell table:style-name="ce1" table:formula="of:=STDEV([.M57:.M106])/SQRT(COUNT([.M57:.M106]))" office:value-type="float" office:value="0.0108987103711908">
            <text:p>0.0108987104</text:p>
          </table:table-cell>
          <table:table-cell table:style-name="ce1" table:formula="of:=STDEV([.N57:.N106])/SQRT(COUNT([.N57:.N106]))" office:value-type="float" office:value="0.0112315608525117">
            <text:p>0.0112315609</text:p>
          </table:table-cell>
          <table:table-cell table:style-name="ce1" table:formula="of:=STDEV([.O57:.O106])/SQRT(COUNT([.O57:.O106]))" office:value-type="float" office:value="0.0112783090533129">
            <text:p>0.0112783091</text:p>
          </table:table-cell>
          <table:table-cell table:style-name="ce1" table:formula="of:=STDEV([.P57:.P106])/SQRT(COUNT([.P57:.P106]))" office:value-type="float" office:value="0.0116016470505577">
            <text:p>0.0116016471</text:p>
          </table:table-cell>
          <table:table-cell table:style-name="ce1" table:formula="of:=STDEV([.Q57:.Q106])/SQRT(COUNT([.Q57:.Q106]))" office:value-type="float" office:value="0.011731476932612">
            <text:p>0.0117314769</text:p>
          </table:table-cell>
          <table:table-cell table:style-name="ce1" table:formula="of:=STDEV([.R57:.R106])/SQRT(COUNT([.R57:.R106]))" office:value-type="float" office:value="0.0119269139139261">
            <text:p>0.0119269139</text:p>
          </table:table-cell>
          <table:table-cell table:style-name="ce1" table:formula="of:=STDEV([.S57:.S106])/SQRT(COUNT([.S57:.S106]))" office:value-type="float" office:value="0.012475741767649">
            <text:p>0.0124757418</text:p>
          </table:table-cell>
          <table:table-cell table:style-name="ce1" table:formula="of:=STDEV([.T57:.T106])/SQRT(COUNT([.T57:.T106]))" office:value-type="float" office:value="0.0127538009540493">
            <text:p>0.012753801</text:p>
          </table:table-cell>
          <table:table-cell table:style-name="ce1" table:formula="of:=STDEV([.U57:.U106])/SQRT(COUNT([.U57:.U106]))" office:value-type="float" office:value="0.0126066875676591">
            <text:p>0.0126066876</text:p>
          </table:table-cell>
          <table:table-cell table:style-name="ce1" table:formula="of:=STDEV([.V57:.V106])/SQRT(COUNT([.V57:.V106]))" office:value-type="float" office:value="0.0124795751497544">
            <text:p>0.0124795751</text:p>
          </table:table-cell>
          <table:table-cell table:style-name="ce1" table:formula="of:=STDEV([.W57:.W106])/SQRT(COUNT([.W57:.W106]))" office:value-type="float" office:value="0.0125012754451337">
            <text:p>0.0125012754</text:p>
          </table:table-cell>
          <table:table-cell table:style-name="ce1" table:formula="of:=STDEV([.X57:.X106])/SQRT(COUNT([.X57:.X106]))" office:value-type="float" office:value="0.0125012754451337">
            <text:p>0.0125012754</text:p>
          </table:table-cell>
          <table:table-cell table:style-name="ce1" table:formula="of:=STDEV([.Y57:.Y106])/SQRT(COUNT([.Y57:.Y106]))" office:value-type="float" office:value="0.0120704247258008">
            <text:p>0.0120704247</text:p>
          </table:table-cell>
          <table:table-cell table:style-name="ce1" table:formula="of:=STDEV([.Z57:.Z106])/SQRT(COUNT([.Z57:.Z106]))" office:value-type="float" office:value="0.0119789355937489">
            <text:p>0.0119789356</text:p>
          </table:table-cell>
          <table:table-cell table:style-name="ce1" table:formula="of:=STDEV([.AA57:.AA106])/SQRT(COUNT([.AA57:.AA106]))" office:value-type="float" office:value="0.0121848015065943">
            <text:p>0.0121848015</text:p>
          </table:table-cell>
          <table:table-cell table:style-name="ce1" table:formula="of:=STDEV([.AB57:.AB106])/SQRT(COUNT([.AB57:.AB106]))" office:value-type="float" office:value="0.0123769453222596">
            <text:p>0.0123769453</text:p>
          </table:table-cell>
          <table:table-cell table:style-name="ce1" table:formula="of:=STDEV([.AC57:.AC106])/SQRT(COUNT([.AC57:.AC106]))" office:value-type="float" office:value="0.0123408232451221">
            <text:p>0.0123408232</text:p>
          </table:table-cell>
          <table:table-cell table:style-name="ce1" table:formula="of:=STDEV([.AD57:.AD106])/SQRT(COUNT([.AD57:.AD106]))" office:value-type="float" office:value="0.0125">
            <text:p>0.0125</text:p>
          </table:table-cell>
          <table:table-cell table:style-name="ce1" table:formula="of:=STDEV([.AE57:.AE106])/SQRT(COUNT([.AE57:.AE106]))" office:value-type="float" office:value="0.0125">
            <text:p>0.0125</text:p>
          </table:table-cell>
          <table:table-cell table:style-name="ce1" table:formula="of:=STDEV([.AF57:.AF106])/SQRT(COUNT([.AF57:.AF106]))" office:value-type="float" office:value="0.0125">
            <text:p>0.0125</text:p>
          </table:table-cell>
          <table:table-cell table:style-name="ce1" table:formula="of:=STDEV([.AG57:.AG106])/SQRT(COUNT([.AG57:.AG106]))" office:value-type="float" office:value="0.0121441700970852">
            <text:p>0.0121441701</text:p>
          </table:table-cell>
          <table:table-cell table:style-name="ce1" table:formula="of:=STDEV([.AH57:.AH106])/SQRT(COUNT([.AH57:.AH106]))" office:value-type="float" office:value="0.0121441700970852">
            <text:p>0.0121441701</text:p>
          </table:table-cell>
          <table:table-cell table:style-name="ce1" table:formula="of:=STDEV([.AI57:.AI106])/SQRT(COUNT([.AI57:.AI106]))" office:value-type="float" office:value="0.0121323483939022">
            <text:p>0.0121323484</text:p>
          </table:table-cell>
          <table:table-cell table:style-name="ce1" table:formula="of:=STDEV([.AJ57:.AJ106])/SQRT(COUNT([.AJ57:.AJ106]))" office:value-type="float" office:value="0.012242240357859">
            <text:p>0.0122422404</text:p>
          </table:table-cell>
          <table:table-cell table:style-name="ce1" table:formula="of:=STDEV([.AK57:.AK106])/SQRT(COUNT([.AK57:.AK106]))" office:value-type="float" office:value="0.0120968139674571">
            <text:p>0.012096814</text:p>
          </table:table-cell>
          <table:table-cell table:style-name="ce1" table:formula="of:=STDEV([.AL57:.AL106])/SQRT(COUNT([.AL57:.AL106]))" office:value-type="float" office:value="0.0117924764150708">
            <text:p>0.0117924764</text:p>
          </table:table-cell>
          <table:table-cell table:style-name="ce1" table:formula="of:=STDEV([.AM57:.AM106])/SQRT(COUNT([.AM57:.AM106]))" office:value-type="float" office:value="0.0117924764150708">
            <text:p>0.0117924764</text:p>
          </table:table-cell>
          <table:table-cell table:style-name="ce1" table:formula="of:=STDEV([.AN57:.AN106])/SQRT(COUNT([.AN57:.AN106]))" office:value-type="float" office:value="0.0117924764150708">
            <text:p>0.0117924764</text:p>
          </table:table-cell>
          <table:table-cell table:style-name="ce1" table:formula="of:=STDEV([.AO57:.AO106])/SQRT(COUNT([.AO57:.AO106]))" office:value-type="float" office:value="0.0117437021767553">
            <text:p>0.0117437022</text:p>
          </table:table-cell>
          <table:table-cell table:style-name="ce1" table:formula="of:=STDEV([.AP57:.AP106])/SQRT(COUNT([.AP57:.AP106]))" office:value-type="float" office:value="0.0116496474502143">
            <text:p>0.0116496475</text:p>
          </table:table-cell>
          <table:table-cell table:style-name="ce1" table:formula="of:=STDEV([.AQ57:.AQ106])/SQRT(COUNT([.AQ57:.AQ106]))" office:value-type="float" office:value="0.0116496474502143">
            <text:p>0.0116496475</text:p>
          </table:table-cell>
          <table:table-cell table:style-name="ce1" table:formula="of:=STDEV([.AR57:.AR106])/SQRT(COUNT([.AR57:.AR106]))" office:value-type="float" office:value="0.0116496474502143">
            <text:p>0.0116496475</text:p>
          </table:table-cell>
          <table:table-cell table:style-name="ce1" table:formula="of:=STDEV([.AS57:.AS106])/SQRT(COUNT([.AS57:.AS106]))" office:value-type="float" office:value="0.0112938487863156">
            <text:p>0.0112938488</text:p>
          </table:table-cell>
          <table:table-cell table:style-name="ce1" table:formula="of:=STDEV([.AT57:.AT106])/SQRT(COUNT([.AT57:.AT106]))" office:value-type="float" office:value="0.0112938487863156">
            <text:p>0.0112938488</text:p>
          </table:table-cell>
          <table:table-cell table:style-name="ce1" table:formula="of:=STDEV([.AU57:.AU106])/SQRT(COUNT([.AU57:.AU106]))" office:value-type="float" office:value="0.0112938487863156">
            <text:p>0.0112938488</text:p>
          </table:table-cell>
          <table:table-cell table:style-name="ce1" table:formula="of:=STDEV([.AV57:.AV106])/SQRT(COUNT([.AV57:.AV106]))" office:value-type="float" office:value="0.0113908417384408">
            <text:p>0.0113908417</text:p>
          </table:table-cell>
          <table:table-cell table:style-name="ce1" table:formula="of:=STDEV([.AW57:.AW106])/SQRT(COUNT([.AW57:.AW106]))" office:value-type="float" office:value="0.0113908417384408">
            <text:p>0.0113908417</text:p>
          </table:table-cell>
          <table:table-cell table:style-name="ce1" table:formula="of:=STDEV([.AX57:.AX106])/SQRT(COUNT([.AX57:.AX106]))" office:value-type="float" office:value="0.0113908417384408">
            <text:p>0.0113908417</text:p>
          </table:table-cell>
          <table:table-cell table:style-name="ce1" table:formula="of:=STDEV([.AY57:.AY106])/SQRT(COUNT([.AY57:.AY106]))" office:value-type="float" office:value="0.0110599018337157">
            <text:p>0.0110599018</text:p>
          </table:table-cell>
          <table:table-cell table:style-name="ce1" table:formula="of:=STDEV([.AZ57:.AZ106])/SQRT(COUNT([.AZ57:.AZ106]))" office:value-type="float" office:value="0.0111001930485143">
            <text:p>0.011100193</text:p>
          </table:table-cell>
          <table:table-cell/>
          <table:table-cell table:style-name="ce1" office:value-type="string">
            <text:p>se</text:p>
          </table:table-cell>
          <table:table-cell table:style-name="ce1" table:formula="of:=STDEV([.BC57:.BC106])/SQRT(COUNT([.BC57:.BC106]))" office:value-type="float" office:value="0.386173733726684">
            <text:p>0.3861737337</text:p>
          </table:table-cell>
          <table:table-cell table:style-name="ce1" table:formula="of:=STDEV([.BD57:.BD106])/SQRT(COUNT([.BD57:.BD106]))" office:value-type="float" office:value="0.40482639891334">
            <text:p>0.4048263989</text:p>
          </table:table-cell>
          <table:table-cell table:style-name="ce1" table:formula="of:=STDEV([.BE57:.BE106])/SQRT(COUNT([.BE57:.BE106]))" office:value-type="float" office:value="0.410863256103934">
            <text:p>0.4108632561</text:p>
          </table:table-cell>
          <table:table-cell table:style-name="ce1" table:formula="of:=STDEV([.BF57:.BF106])/SQRT(COUNT([.BF57:.BF106]))" office:value-type="float" office:value="0.432697114935458">
            <text:p>0.4326971149</text:p>
          </table:table-cell>
          <table:table-cell table:style-name="ce1" table:formula="of:=STDEV([.BG57:.BG106])/SQRT(COUNT([.BG57:.BG106]))" office:value-type="float" office:value="0.441468332966528">
            <text:p>0.441468333</text:p>
          </table:table-cell>
          <table:table-cell table:style-name="ce1" table:formula="of:=STDEV([.BH57:.BH106])/SQRT(COUNT([.BH57:.BH106]))" office:value-type="float" office:value="0.472185561725516">
            <text:p>0.4721855617</text:p>
          </table:table-cell>
          <table:table-cell table:style-name="ce1" table:formula="of:=STDEV([.BI57:.BI106])/SQRT(COUNT([.BI57:.BI106]))" office:value-type="float" office:value="0.520831002954664">
            <text:p>0.520831003</text:p>
          </table:table-cell>
          <table:table-cell table:style-name="ce1" table:formula="of:=STDEV([.BJ57:.BJ106])/SQRT(COUNT([.BJ57:.BJ106]))" office:value-type="float" office:value="0.526804668038723">
            <text:p>0.526804668</text:p>
          </table:table-cell>
          <table:table-cell table:style-name="ce1" table:formula="of:=STDEV([.BK57:.BK106])/SQRT(COUNT([.BK57:.BK106]))" office:value-type="float" office:value="0.559924735377708">
            <text:p>0.5599247354</text:p>
          </table:table-cell>
          <table:table-cell table:style-name="ce1" table:formula="of:=STDEV([.BL57:.BL106])/SQRT(COUNT([.BL57:.BL106]))" office:value-type="float" office:value="0.61407218343347">
            <text:p>0.6140721834</text:p>
          </table:table-cell>
          <table:table-cell table:style-name="ce1" table:formula="of:=STDEV([.BM57:.BM106])/SQRT(COUNT([.BM57:.BM106]))" office:value-type="float" office:value="0.645234723381864">
            <text:p>0.6452347234</text:p>
          </table:table-cell>
          <table:table-cell table:style-name="ce1" table:formula="of:=STDEV([.BN57:.BN106])/SQRT(COUNT([.BN57:.BN106]))" office:value-type="float" office:value="0.695322063136288">
            <text:p>0.6953220631</text:p>
          </table:table-cell>
          <table:table-cell table:style-name="ce1" table:formula="of:=STDEV([.BO57:.BO106])/SQRT(COUNT([.BO57:.BO106]))" office:value-type="float" office:value="0.802116983515719">
            <text:p>0.8021169835</text:p>
          </table:table-cell>
          <table:table-cell table:style-name="ce1" table:formula="of:=STDEV([.BP57:.BP106])/SQRT(COUNT([.BP57:.BP106]))" office:value-type="float" office:value="0.824583602312263">
            <text:p>0.8245836023</text:p>
          </table:table-cell>
          <table:table-cell table:style-name="ce1" table:formula="of:=STDEV([.BQ57:.BQ106])/SQRT(COUNT([.BQ57:.BQ106]))" office:value-type="float" office:value="0.878470222723001">
            <text:p>0.8784702227</text:p>
          </table:table-cell>
          <table:table-cell table:style-name="ce1" table:formula="of:=STDEV([.BR57:.BR106])/SQRT(COUNT([.BR57:.BR106]))" office:value-type="float" office:value="0.896576471800739">
            <text:p>0.8965764718</text:p>
          </table:table-cell>
          <table:table-cell table:style-name="ce1" table:formula="of:=STDEV([.BS57:.BS106])/SQRT(COUNT([.BS57:.BS106]))" office:value-type="float" office:value="0.939358498842783">
            <text:p>0.9393584988</text:p>
          </table:table-cell>
          <table:table-cell table:style-name="ce1" table:formula="of:=STDEV([.BT57:.BT106])/SQRT(COUNT([.BT57:.BT106]))" office:value-type="float" office:value="1.00403648345431">
            <text:p>1.0040364835</text:p>
          </table:table-cell>
          <table:table-cell table:style-name="ce1" table:formula="of:=STDEV([.BU57:.BU106])/SQRT(COUNT([.BU57:.BU106]))" office:value-type="float" office:value="1.11238641321606">
            <text:p>1.1123864132</text:p>
          </table:table-cell>
          <table:table-cell table:style-name="ce1" table:formula="of:=STDEV([.BV57:.BV106])/SQRT(COUNT([.BV57:.BV106]))" office:value-type="float" office:value="1.15981192283016">
            <text:p>1.1598119228</text:p>
          </table:table-cell>
          <table:table-cell table:style-name="ce1" table:formula="of:=STDEV([.BW57:.BW106])/SQRT(COUNT([.BW57:.BW106]))" office:value-type="float" office:value="1.21288516248825">
            <text:p>1.2128851625</text:p>
          </table:table-cell>
          <table:table-cell table:style-name="ce1" table:formula="of:=STDEV([.BX57:.BX106])/SQRT(COUNT([.BX57:.BX106]))" office:value-type="float" office:value="1.3035144982954">
            <text:p>1.3035144983</text:p>
          </table:table-cell>
          <table:table-cell table:style-name="ce1" table:formula="of:=STDEV([.BY57:.BY106])/SQRT(COUNT([.BY57:.BY106]))" office:value-type="float" office:value="1.46232345930709">
            <text:p>1.4623234593</text:p>
          </table:table-cell>
          <table:table-cell table:style-name="ce1" table:formula="of:=STDEV([.BZ57:.BZ106])/SQRT(COUNT([.BZ57:.BZ106]))" office:value-type="float" office:value="1.64745371212348">
            <text:p>1.6474537121</text:p>
          </table:table-cell>
          <table:table-cell table:style-name="ce1" table:formula="of:=STDEV([.CA57:.CA106])/SQRT(COUNT([.CA57:.CA106]))" office:value-type="float" office:value="1.78620039054919">
            <text:p>1.7862003905</text:p>
          </table:table-cell>
          <table:table-cell table:style-name="ce1" table:formula="of:=STDEV([.CB57:.CB106])/SQRT(COUNT([.CB57:.CB106]))" office:value-type="float" office:value="1.91752912288049">
            <text:p>1.9175291229</text:p>
          </table:table-cell>
          <table:table-cell table:style-name="ce1" table:formula="of:=STDEV([.CC57:.CC106])/SQRT(COUNT([.CC57:.CC106]))" office:value-type="float" office:value="2.08982143482242">
            <text:p>2.0898214348</text:p>
          </table:table-cell>
          <table:table-cell table:style-name="ce1" table:formula="of:=STDEV([.CD57:.CD106])/SQRT(COUNT([.CD57:.CD106]))" office:value-type="float" office:value="2.23722960773423">
            <text:p>2.2372296077</text:p>
          </table:table-cell>
          <table:table-cell table:style-name="ce1" table:formula="of:=STDEV([.CE57:.CE106])/SQRT(COUNT([.CE57:.CE106]))" office:value-type="float" office:value="2.24572618551381">
            <text:p>2.2457261855</text:p>
          </table:table-cell>
          <table:table-cell table:style-name="ce1" table:formula="of:=STDEV([.CF57:.CF106])/SQRT(COUNT([.CF57:.CF106]))" office:value-type="float" office:value="2.53175193840697">
            <text:p>2.5317519384</text:p>
          </table:table-cell>
          <table:table-cell table:style-name="ce1" table:formula="of:=STDEV([.CG57:.CG106])/SQRT(COUNT([.CG57:.CG106]))" office:value-type="float" office:value="2.69744039005976">
            <text:p>2.6974403901</text:p>
          </table:table-cell>
          <table:table-cell table:style-name="ce1" table:formula="of:=STDEV([.CH57:.CH106])/SQRT(COUNT([.CH57:.CH106]))" office:value-type="float" office:value="2.90156545798503">
            <text:p>2.901565458</text:p>
          </table:table-cell>
          <table:table-cell table:style-name="ce1" table:formula="of:=STDEV([.CI57:.CI106])/SQRT(COUNT([.CI57:.CI106]))" office:value-type="float" office:value="3.17950575693626">
            <text:p>3.1795057569</text:p>
          </table:table-cell>
          <table:table-cell table:style-name="ce1" table:formula="of:=STDEV([.CJ57:.CJ106])/SQRT(COUNT([.CJ57:.CJ106]))" office:value-type="float" office:value="3.44402159791378">
            <text:p>3.4440215979</text:p>
          </table:table-cell>
          <table:table-cell table:style-name="ce1" table:formula="of:=STDEV([.CK57:.CK106])/SQRT(COUNT([.CK57:.CK106]))" office:value-type="float" office:value="3.78119216601919">
            <text:p>3.781192166</text:p>
          </table:table-cell>
          <table:table-cell table:style-name="ce1" table:formula="of:=STDEV([.CL57:.CL106])/SQRT(COUNT([.CL57:.CL106]))" office:value-type="float" office:value="4.23604266489441">
            <text:p>4.2360426649</text:p>
          </table:table-cell>
          <table:table-cell table:style-name="ce1" table:formula="of:=STDEV([.CM57:.CM106])/SQRT(COUNT([.CM57:.CM106]))" office:value-type="float" office:value="4.35676138799798">
            <text:p>4.356761388</text:p>
          </table:table-cell>
          <table:table-cell table:style-name="ce1" table:formula="of:=STDEV([.CN57:.CN106])/SQRT(COUNT([.CN57:.CN106]))" office:value-type="float" office:value="4.46459904635868">
            <text:p>4.4645990464</text:p>
          </table:table-cell>
          <table:table-cell table:style-name="ce1" table:formula="of:=STDEV([.CO57:.CO106])/SQRT(COUNT([.CO57:.CO106]))" office:value-type="float" office:value="4.57633517882314">
            <text:p>4.5763351788</text:p>
          </table:table-cell>
          <table:table-cell table:style-name="ce1" table:formula="of:=STDEV([.CP57:.CP106])/SQRT(COUNT([.CP57:.CP106]))" office:value-type="float" office:value="4.82566827121326">
            <text:p>4.8256682712</text:p>
          </table:table-cell>
          <table:table-cell table:style-name="ce1" table:formula="of:=STDEV([.CQ57:.CQ106])/SQRT(COUNT([.CQ57:.CQ106]))" office:value-type="float" office:value="5.02906171468231">
            <text:p>5.0290617147</text:p>
          </table:table-cell>
          <table:table-cell table:style-name="ce1" table:formula="of:=STDEV([.CR57:.CR106])/SQRT(COUNT([.CR57:.CR106]))" office:value-type="float" office:value="5.41043474150377">
            <text:p>5.4104347415</text:p>
          </table:table-cell>
          <table:table-cell table:style-name="ce1" table:formula="of:=STDEV([.CS57:.CS106])/SQRT(COUNT([.CS57:.CS106]))" office:value-type="float" office:value="5.78568464489532">
            <text:p>5.7856846449</text:p>
          </table:table-cell>
          <table:table-cell table:style-name="ce1" table:formula="of:=STDEV([.CT57:.CT106])/SQRT(COUNT([.CT57:.CT106]))" office:value-type="float" office:value="5.98750952586857">
            <text:p>5.9875095259</text:p>
          </table:table-cell>
          <table:table-cell table:style-name="ce1" table:formula="of:=STDEV([.CU57:.CU106])/SQRT(COUNT([.CU57:.CU106]))" office:value-type="float" office:value="6.09590399775312">
            <text:p>6.0959039978</text:p>
          </table:table-cell>
          <table:table-cell table:style-name="ce1" table:formula="of:=STDEV([.CV57:.CV106])/SQRT(COUNT([.CV57:.CV106]))" office:value-type="float" office:value="6.23835958419961">
            <text:p>6.2383595842</text:p>
          </table:table-cell>
          <table:table-cell table:style-name="ce1" table:formula="of:=STDEV([.CW57:.CW106])/SQRT(COUNT([.CW57:.CW106]))" office:value-type="float" office:value="6.47322658736437">
            <text:p>6.4732265874</text:p>
          </table:table-cell>
          <table:table-cell table:style-name="ce1" table:formula="of:=STDEV([.CX57:.CX106])/SQRT(COUNT([.CX57:.CX106]))" office:value-type="float" office:value="6.46138326160377">
            <text:p>6.4613832616</text:p>
          </table:table-cell>
          <table:table-cell table:style-name="ce1" table:formula="of:=STDEV([.CY57:.CY106])/SQRT(COUNT([.CY57:.CY106]))" office:value-type="float" office:value="6.77399828316089">
            <text:p>6.7739982832</text:p>
          </table:table-cell>
          <table:table-cell table:style-name="ce1" table:formula="of:=STDEV([.CZ57:.CZ106])/SQRT(COUNT([.CZ57:.CZ106]))" office:value-type="float" office:value="6.93432549675405">
            <text:p>6.9343254968</text:p>
          </table:table-cell>
          <table:table-cell table:style-name="ce1" table:formula="of:=STDEV([.DA57:.DA106])/SQRT(COUNT([.DA57:.DA106]))" office:value-type="float" office:value="7.30738752886876">
            <text:p>7.3073875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 style:data-style-name="N2" text:time-value="0000-00-00T12:52:48.8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1:47:05.03</meta:creation-date>
    <dc:date>2014-01-29T13:07:52.44</dc:date>
    <meta:editing-duration>PT49M19S</meta:editing-duration>
    <meta:editing-cycles>6</meta:editing-cycles>
    <meta:generator>LibreOffice/3.6$Windows_x86 LibreOffice_project/2ef5aff-a6fb0ff-166bdff-cf087ad-0f1389</meta:generator>
    <meta:document-statistic meta:table-count="1" meta:cell-count="9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54:List1.AZ54" chart:error-lower-range="List1.B54:List1.AZ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109:List1.AZ109" chart:error-lower-range="List1.B109:List1.AZ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414cm" svg:height="19.783cm" xlink:href=".." xlink:type="simple" chart:class="chart:line" chart:style-name="ch1">
        <chart:plot-area chart:style-name="ch2" table:cell-range-address="List1.B52:List1.AZ52 List1.B107:List1.AZ107" svg:x="1.138cm" svg:y="1.715cm" svg:width="31.9cm" svg:height="17.253cm">
          <chartooo:coordinate-region svg:x="2.844cm" svg:y="2.311cm" svg:width="30.007cm" svg:height="15.984cm"/>
          <chart:axis chart:dimension="x" chart:name="primary-x" chart:style-name="ch3"/>
          <chart:axis chart:dimension="y" chart:name="primary-y" chart:style-name="ch4"/>
          <chart:series chart:style-name="ch5" chart:values-cell-range-address="List1.B52:List1.AZ52" chart:class="chart:line">
            <chart:error-indicator chart:error-upper-range="List1.B54:List1.AZ54" chart:error-lower-range="List1.B54:List1.AZ54" chart:style-name="ch6" chart:dimension="y"/>
            <chart:data-point chart:repeated="51"/>
          </chart:series>
          <chart:series chart:style-name="ch7" chart:values-cell-range-address="List1.B107:List1.AZ107" chart:class="chart:line">
            <chart:error-indicator chart:error-upper-range="List1.B109:List1.AZ109" chart:error-lower-range="List1.B109:List1.AZ109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0.71125">
                <text:p>0.71125</text:p>
                <draw:g>
                  <svg:desc>List1.B52:List1.AZ52</svg:desc>
                </draw:g>
              </table:table-cell>
              <table:table-cell office:value-type="float" office:value="0.71875">
                <text:p>0.71875</text:p>
              </table:table-cell>
              <table:table-cell office:value-type="float" office:value="0.7325">
                <text:p>0.7325</text:p>
              </table:table-cell>
              <table:table-cell office:value-type="float" office:value="0.75">
                <text:p>0.75</text:p>
              </table:table-cell>
              <table:table-cell office:value-type="float" office:value="0.7675">
                <text:p>0.7675</text:p>
              </table:table-cell>
              <table:table-cell office:value-type="float" office:value="0.78375">
                <text:p>0.78375</text:p>
              </table:table-cell>
              <table:table-cell office:value-type="float" office:value="0.795">
                <text:p>0.795</text:p>
              </table:table-cell>
              <table:table-cell office:value-type="float" office:value="0.80375">
                <text:p>0.80375</text:p>
              </table:table-cell>
              <table:table-cell office:value-type="float" office:value="0.80875">
                <text:p>0.80875</text:p>
              </table:table-cell>
              <table:table-cell office:value-type="float" office:value="0.81875">
                <text:p>0.81875</text:p>
              </table:table-cell>
              <table:table-cell office:value-type="float" office:value="0.82375">
                <text:p>0.82375</text:p>
              </table:table-cell>
              <table:table-cell office:value-type="float" office:value="0.83125">
                <text:p>0.83125</text:p>
              </table:table-cell>
              <table:table-cell office:value-type="float" office:value="0.83875">
                <text:p>0.83875</text:p>
              </table:table-cell>
              <table:table-cell office:value-type="float" office:value="0.845">
                <text:p>0.845</text:p>
              </table:table-cell>
              <table:table-cell office:value-type="float" office:value="0.85125">
                <text:p>0.85125</text:p>
              </table:table-cell>
              <table:table-cell office:value-type="float" office:value="0.85375">
                <text:p>0.85375</text:p>
              </table:table-cell>
              <table:table-cell office:value-type="float" office:value="0.85875">
                <text:p>0.85875</text:p>
              </table:table-cell>
              <table:table-cell office:value-type="float" office:value="0.8675">
                <text:p>0.8675</text:p>
              </table:table-cell>
              <table:table-cell office:value-type="float" office:value="0.8725">
                <text:p>0.8725</text:p>
              </table:table-cell>
              <table:table-cell office:value-type="float" office:value="0.87375">
                <text:p>0.87375</text:p>
              </table:table-cell>
              <table:table-cell office:value-type="float" office:value="0.88125">
                <text:p>0.88125</text:p>
              </table:table-cell>
              <table:table-cell office:value-type="float" office:value="0.8825">
                <text:p>0.8825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625">
                <text:p>0.89625</text:p>
              </table:table-cell>
              <table:table-cell office:value-type="float" office:value="0.8975">
                <text:p>0.8975</text:p>
              </table:table-cell>
              <table:table-cell office:value-type="float" office:value="0.9025">
                <text:p>0.9025</text:p>
              </table:table-cell>
              <table:table-cell office:value-type="float" office:value="0.90625">
                <text:p>0.90625</text:p>
              </table:table-cell>
              <table:table-cell office:value-type="float" office:value="0.9125">
                <text:p>0.9125</text:p>
              </table:table-cell>
              <table:table-cell office:value-type="float" office:value="0.915">
                <text:p>0.915</text:p>
              </table:table-cell>
              <table:table-cell office:value-type="float" office:value="0.91875">
                <text:p>0.91875</text:p>
              </table:table-cell>
              <table:table-cell office:value-type="float" office:value="0.91875">
                <text:p>0.91875</text:p>
              </table:table-cell>
              <table:table-cell office:value-type="float" office:value="0.92375">
                <text:p>0.92375</text:p>
              </table:table-cell>
              <table:table-cell office:value-type="float" office:value="0.92375">
                <text:p>0.92375</text:p>
              </table:table-cell>
              <table:table-cell office:value-type="float" office:value="0.92375">
                <text:p>0.92375</text:p>
              </table:table-cell>
              <table:table-cell office:value-type="float" office:value="0.92375">
                <text:p>0.92375</text:p>
              </table:table-cell>
              <table:table-cell office:value-type="float" office:value="0.92375">
                <text:p>0.92375</text:p>
              </table:table-cell>
              <table:table-cell office:value-type="float" office:value="0.92375">
                <text:p>0.92375</text:p>
              </table:table-cell>
              <table:table-cell office:value-type="float" office:value="0.92625">
                <text:p>0.92625</text:p>
              </table:table-cell>
              <table:table-cell office:value-type="float" office:value="0.92875">
                <text:p>0.92875</text:p>
              </table:table-cell>
              <table:table-cell office:value-type="float" office:value="0.93125">
                <text:p>0.93125</text:p>
              </table:table-cell>
              <table:table-cell office:value-type="float" office:value="0.9325">
                <text:p>0.9325</text:p>
              </table:table-cell>
              <table:table-cell office:value-type="float" office:value="0.93375">
                <text:p>0.93375</text:p>
              </table:table-cell>
              <table:table-cell office:value-type="float" office:value="0.93375">
                <text:p>0.93375</text:p>
              </table:table-cell>
              <table:table-cell office:value-type="float" office:value="0.93375">
                <text:p>0.93375</text:p>
              </table:table-cell>
              <table:table-cell office:value-type="float" office:value="0.935">
                <text:p>0.935</text:p>
              </table:table-cell>
              <table:table-cell office:value-type="float" office:value="0.935">
                <text:p>0.935</text:p>
              </table:table-cell>
              <table:table-cell office:value-type="float" office:value="0.935">
                <text:p>0.935</text:p>
              </table:table-cell>
              <table:table-cell office:value-type="float" office:value="0.935">
                <text:p>0.935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0733882949572661">
                <text:p>0.00733882949572661</text:p>
                <draw:g>
                  <svg:desc>List1.B54:List1.AZ54</svg:desc>
                </draw:g>
              </table:table-cell>
              <table:table-cell office:value-type="float" office:value="0.00803571428571429">
                <text:p>0.00803571428571429</text:p>
              </table:table-cell>
              <table:table-cell office:value-type="float" office:value="0.00978727829003194">
                <text:p>0.00978727829003194</text:p>
              </table:table-cell>
              <table:table-cell office:value-type="float" office:value="0.0107142857142857">
                <text:p>0.0107142857142857</text:p>
              </table:table-cell>
              <table:table-cell office:value-type="float" office:value="0.0125051010000083">
                <text:p>0.0125051010000083</text:p>
              </table:table-cell>
              <table:table-cell office:value-type="float" office:value="0.0131477572387143">
                <text:p>0.0131477572387143</text:p>
              </table:table-cell>
              <table:table-cell office:value-type="float" office:value="0.0137209805087847">
                <text:p>0.0137209805087847</text:p>
              </table:table-cell>
              <table:table-cell office:value-type="float" office:value="0.0143979962466437">
                <text:p>0.0143979962466437</text:p>
              </table:table-cell>
              <table:table-cell office:value-type="float" office:value="0.0142197136082989">
                <text:p>0.0142197136082989</text:p>
              </table:table-cell>
              <table:table-cell office:value-type="float" office:value="0.0144245485905389">
                <text:p>0.0144245485905389</text:p>
              </table:table-cell>
              <table:table-cell office:value-type="float" office:value="0.0140255324756135">
                <text:p>0.0140255324756135</text:p>
              </table:table-cell>
              <table:table-cell office:value-type="float" office:value="0.0138608702645179">
                <text:p>0.0138608702645179</text:p>
              </table:table-cell>
              <table:table-cell office:value-type="float" office:value="0.0138424535544882">
                <text:p>0.0138424535544882</text:p>
              </table:table-cell>
              <table:table-cell office:value-type="float" office:value="0.0139742839617956">
                <text:p>0.0139742839617956</text:p>
              </table:table-cell>
              <table:table-cell office:value-type="float" office:value="0.0135866925440195">
                <text:p>0.0135866925440195</text:p>
              </table:table-cell>
              <table:table-cell office:value-type="float" office:value="0.0134356459328405">
                <text:p>0.0134356459328405</text:p>
              </table:table-cell>
              <table:table-cell office:value-type="float" office:value="0.0134593587044366">
                <text:p>0.0134593587044366</text:p>
              </table:table-cell>
              <table:table-cell office:value-type="float" office:value="0.0123253099476696">
                <text:p>0.0123253099476696</text:p>
              </table:table-cell>
              <table:table-cell office:value-type="float" office:value="0.0124948969175256">
                <text:p>0.0124948969175256</text:p>
              </table:table-cell>
              <table:table-cell office:value-type="float" office:value="0.0121756385240934">
                <text:p>0.0121756385240934</text:p>
              </table:table-cell>
              <table:table-cell office:value-type="float" office:value="0.0117437021767553">
                <text:p>0.0117437021767553</text:p>
              </table:table-cell>
              <table:table-cell office:value-type="float" office:value="0.0116605912266532">
                <text:p>0.0116605912266532</text:p>
              </table:table-cell>
              <table:table-cell office:value-type="float" office:value="0.0117857142857143">
                <text:p>0.0117857142857143</text:p>
              </table:table-cell>
              <table:table-cell office:value-type="float" office:value="0.0117857142857143">
                <text:p>0.0117857142857143</text:p>
              </table:table-cell>
              <table:table-cell office:value-type="float" office:value="0.0116332124820731">
                <text:p>0.0116332124820731</text:p>
              </table:table-cell>
              <table:table-cell office:value-type="float" office:value="0.0116564885145483">
                <text:p>0.0116564885145483</text:p>
              </table:table-cell>
              <table:table-cell office:value-type="float" office:value="0.0115396388724311">
                <text:p>0.0115396388724311</text:p>
              </table:table-cell>
              <table:table-cell office:value-type="float" office:value="0.0113164139412535">
                <text:p>0.0113164139412535</text:p>
              </table:table-cell>
              <table:table-cell office:value-type="float" office:value="0.0113290870896871">
                <text:p>0.0113290870896871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08267902794458">
                <text:p>0.0108267902794458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100524771035983">
                <text:p>0.0100524771035983</text:p>
              </table:table-cell>
              <table:table-cell office:value-type="float" office:value="0.0101031036855826">
                <text:p>0.0101031036855826</text:p>
              </table:table-cell>
              <table:table-cell office:value-type="float" office:value="0.00982142857142858">
                <text:p>0.00982142857142858</text:p>
              </table:table-cell>
              <table:table-cell office:value-type="float" office:value="0.00958980113006968">
                <text:p>0.00958980113006968</text:p>
              </table:table-cell>
              <table:table-cell office:value-type="float" office:value="0.00951804140802602">
                <text:p>0.00951804140802602</text:p>
              </table:table-cell>
              <table:table-cell office:value-type="float" office:value="0.00951804140802602">
                <text:p>0.00951804140802602</text:p>
              </table:table-cell>
              <table:table-cell office:value-type="float" office:value="0.00951804140802602">
                <text:p>0.009518041408026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00733882949572661">
                <text:p>0.00733882949572661</text:p>
                <draw:g>
                  <svg:desc>List1.B54:List1.AZ54</svg:desc>
                </draw:g>
              </table:table-cell>
              <table:table-cell office:value-type="float" office:value="0.00803571428571429">
                <text:p>0.00803571428571429</text:p>
              </table:table-cell>
              <table:table-cell office:value-type="float" office:value="0.00978727829003194">
                <text:p>0.00978727829003194</text:p>
              </table:table-cell>
              <table:table-cell office:value-type="float" office:value="0.0107142857142857">
                <text:p>0.0107142857142857</text:p>
              </table:table-cell>
              <table:table-cell office:value-type="float" office:value="0.0125051010000083">
                <text:p>0.0125051010000083</text:p>
              </table:table-cell>
              <table:table-cell office:value-type="float" office:value="0.0131477572387143">
                <text:p>0.0131477572387143</text:p>
              </table:table-cell>
              <table:table-cell office:value-type="float" office:value="0.0137209805087847">
                <text:p>0.0137209805087847</text:p>
              </table:table-cell>
              <table:table-cell office:value-type="float" office:value="0.0143979962466437">
                <text:p>0.0143979962466437</text:p>
              </table:table-cell>
              <table:table-cell office:value-type="float" office:value="0.0142197136082989">
                <text:p>0.0142197136082989</text:p>
              </table:table-cell>
              <table:table-cell office:value-type="float" office:value="0.0144245485905389">
                <text:p>0.0144245485905389</text:p>
              </table:table-cell>
              <table:table-cell office:value-type="float" office:value="0.0140255324756135">
                <text:p>0.0140255324756135</text:p>
              </table:table-cell>
              <table:table-cell office:value-type="float" office:value="0.0138608702645179">
                <text:p>0.0138608702645179</text:p>
              </table:table-cell>
              <table:table-cell office:value-type="float" office:value="0.0138424535544882">
                <text:p>0.0138424535544882</text:p>
              </table:table-cell>
              <table:table-cell office:value-type="float" office:value="0.0139742839617956">
                <text:p>0.0139742839617956</text:p>
              </table:table-cell>
              <table:table-cell office:value-type="float" office:value="0.0135866925440195">
                <text:p>0.0135866925440195</text:p>
              </table:table-cell>
              <table:table-cell office:value-type="float" office:value="0.0134356459328405">
                <text:p>0.0134356459328405</text:p>
              </table:table-cell>
              <table:table-cell office:value-type="float" office:value="0.0134593587044366">
                <text:p>0.0134593587044366</text:p>
              </table:table-cell>
              <table:table-cell office:value-type="float" office:value="0.0123253099476696">
                <text:p>0.0123253099476696</text:p>
              </table:table-cell>
              <table:table-cell office:value-type="float" office:value="0.0124948969175256">
                <text:p>0.0124948969175256</text:p>
              </table:table-cell>
              <table:table-cell office:value-type="float" office:value="0.0121756385240934">
                <text:p>0.0121756385240934</text:p>
              </table:table-cell>
              <table:table-cell office:value-type="float" office:value="0.0117437021767553">
                <text:p>0.0117437021767553</text:p>
              </table:table-cell>
              <table:table-cell office:value-type="float" office:value="0.0116605912266532">
                <text:p>0.0116605912266532</text:p>
              </table:table-cell>
              <table:table-cell office:value-type="float" office:value="0.0117857142857143">
                <text:p>0.0117857142857143</text:p>
              </table:table-cell>
              <table:table-cell office:value-type="float" office:value="0.0117857142857143">
                <text:p>0.0117857142857143</text:p>
              </table:table-cell>
              <table:table-cell office:value-type="float" office:value="0.0116332124820731">
                <text:p>0.0116332124820731</text:p>
              </table:table-cell>
              <table:table-cell office:value-type="float" office:value="0.0116564885145483">
                <text:p>0.0116564885145483</text:p>
              </table:table-cell>
              <table:table-cell office:value-type="float" office:value="0.0115396388724311">
                <text:p>0.0115396388724311</text:p>
              </table:table-cell>
              <table:table-cell office:value-type="float" office:value="0.0113164139412535">
                <text:p>0.0113164139412535</text:p>
              </table:table-cell>
              <table:table-cell office:value-type="float" office:value="0.0113290870896871">
                <text:p>0.0113290870896871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08267902794458">
                <text:p>0.0108267902794458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0998883305067642">
                <text:p>0.00998883305067642</text:p>
              </table:table-cell>
              <table:table-cell office:value-type="float" office:value="0.0100524771035983">
                <text:p>0.0100524771035983</text:p>
              </table:table-cell>
              <table:table-cell office:value-type="float" office:value="0.0101031036855826">
                <text:p>0.0101031036855826</text:p>
              </table:table-cell>
              <table:table-cell office:value-type="float" office:value="0.00982142857142858">
                <text:p>0.00982142857142858</text:p>
              </table:table-cell>
              <table:table-cell office:value-type="float" office:value="0.00958980113006968">
                <text:p>0.00958980113006968</text:p>
              </table:table-cell>
              <table:table-cell office:value-type="float" office:value="0.00951804140802602">
                <text:p>0.00951804140802602</text:p>
              </table:table-cell>
              <table:table-cell office:value-type="float" office:value="0.00951804140802602">
                <text:p>0.00951804140802602</text:p>
              </table:table-cell>
              <table:table-cell office:value-type="float" office:value="0.00951804140802602">
                <text:p>0.009518041408026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  <table:table-cell office:value-type="float" office:value="0.0094423600474302">
                <text:p>0.0094423600474302</text:p>
              </table:table-cell>
            </table:table-row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0.7075">
                <text:p>0.7075</text:p>
                <draw:g>
                  <svg:desc>List1.B107:List1.AZ107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0.72875">
                <text:p>0.72875</text:p>
              </table:table-cell>
              <table:table-cell office:value-type="float" office:value="0.73875">
                <text:p>0.73875</text:p>
              </table:table-cell>
              <table:table-cell office:value-type="float" office:value="0.755">
                <text:p>0.755</text:p>
              </table:table-cell>
              <table:table-cell office:value-type="float" office:value="0.76625">
                <text:p>0.76625</text:p>
              </table:table-cell>
              <table:table-cell office:value-type="float" office:value="0.7775">
                <text:p>0.7775</text:p>
              </table:table-cell>
              <table:table-cell office:value-type="float" office:value="0.79375">
                <text:p>0.79375</text:p>
              </table:table-cell>
              <table:table-cell office:value-type="float" office:value="0.79875">
                <text:p>0.79875</text:p>
              </table:table-cell>
              <table:table-cell office:value-type="float" office:value="0.80375">
                <text:p>0.80375</text:p>
              </table:table-cell>
              <table:table-cell office:value-type="float" office:value="0.81">
                <text:p>0.81</text:p>
              </table:table-cell>
              <table:table-cell office:value-type="float" office:value="0.81875">
                <text:p>0.81875</text:p>
              </table:table-cell>
              <table:table-cell office:value-type="float" office:value="0.8275">
                <text:p>0.8275</text:p>
              </table:table-cell>
              <table:table-cell office:value-type="float" office:value="0.83625">
                <text:p>0.83625</text:p>
              </table:table-cell>
              <table:table-cell office:value-type="float" office:value="0.84125">
                <text:p>0.84125</text:p>
              </table:table-cell>
              <table:table-cell office:value-type="float" office:value="0.8475">
                <text:p>0.8475</text:p>
              </table:table-cell>
              <table:table-cell office:value-type="float" office:value="0.85375">
                <text:p>0.85375</text:p>
              </table:table-cell>
              <table:table-cell office:value-type="float" office:value="0.85875">
                <text:p>0.85875</text:p>
              </table:table-cell>
              <table:table-cell office:value-type="float" office:value="0.86625">
                <text:p>0.86625</text:p>
              </table:table-cell>
              <table:table-cell office:value-type="float" office:value="0.87">
                <text:p>0.87</text:p>
              </table:table-cell>
              <table:table-cell office:value-type="float" office:value="0.88">
                <text:p>0.88</text:p>
              </table:table-cell>
              <table:table-cell office:value-type="float" office:value="0.88375">
                <text:p>0.88375</text:p>
              </table:table-cell>
              <table:table-cell office:value-type="float" office:value="0.88375">
                <text:p>0.88375</text:p>
              </table:table-cell>
              <table:table-cell office:value-type="float" office:value="0.88625">
                <text:p>0.88625</text:p>
              </table:table-cell>
              <table:table-cell office:value-type="float" office:value="0.8875">
                <text:p>0.8875</text:p>
              </table:table-cell>
              <table:table-cell office:value-type="float" office:value="0.89">
                <text:p>0.89</text:p>
              </table:table-cell>
              <table:table-cell office:value-type="float" office:value="0.8925">
                <text:p>0.8925</text:p>
              </table:table-cell>
              <table:table-cell office:value-type="float" office:value="0.8975">
                <text:p>0.8975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0625">
                <text:p>0.90625</text:p>
              </table:table-cell>
              <table:table-cell office:value-type="float" office:value="0.90625">
                <text:p>0.90625</text:p>
              </table:table-cell>
              <table:table-cell office:value-type="float" office:value="0.91">
                <text:p>0.91</text:p>
              </table:table-cell>
              <table:table-cell office:value-type="float" office:value="0.9125">
                <text:p>0.9125</text:p>
              </table:table-cell>
              <table:table-cell office:value-type="float" office:value="0.91375">
                <text:p>0.91375</text:p>
              </table:table-cell>
              <table:table-cell office:value-type="float" office:value="0.91625">
                <text:p>0.91625</text:p>
              </table:table-cell>
              <table:table-cell office:value-type="float" office:value="0.91625">
                <text:p>0.91625</text:p>
              </table:table-cell>
              <table:table-cell office:value-type="float" office:value="0.91625">
                <text:p>0.91625</text:p>
              </table:table-cell>
              <table:table-cell office:value-type="float" office:value="0.91875">
                <text:p>0.91875</text:p>
              </table:table-cell>
              <table:table-cell office:value-type="float" office:value="0.9225">
                <text:p>0.9225</text:p>
              </table:table-cell>
              <table:table-cell office:value-type="float" office:value="0.9225">
                <text:p>0.9225</text:p>
              </table:table-cell>
              <table:table-cell office:value-type="float" office:value="0.9225">
                <text:p>0.9225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0.925">
                <text:p>0.925</text:p>
              </table:table-cell>
              <table:table-cell office:value-type="float" office:value="0.92625">
                <text:p>0.92625</text:p>
              </table:table-cell>
              <table:table-cell office:value-type="float" office:value="0.92625">
                <text:p>0.92625</text:p>
              </table:table-cell>
              <table:table-cell office:value-type="float" office:value="0.92625">
                <text:p>0.92625</text:p>
              </table:table-cell>
              <table:table-cell office:value-type="float" office:value="0.9275">
                <text:p>0.927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0629828288876728">
                <text:p>0.00629828288876728</text:p>
                <draw:g>
                  <svg:desc>List1.B109:List1.AZ109</svg:desc>
                </draw:g>
              </table:table-cell>
              <table:table-cell office:value-type="float" office:value="0.00803372991371571">
                <text:p>0.00803372991371571</text:p>
              </table:table-cell>
              <table:table-cell office:value-type="float" office:value="0.00830117092797819">
                <text:p>0.00830117092797819</text:p>
              </table:table-cell>
              <table:table-cell office:value-type="float" office:value="0.00922542239506393">
                <text:p>0.00922542239506393</text:p>
              </table:table-cell>
              <table:table-cell office:value-type="float" office:value="0.0102332491299246">
                <text:p>0.0102332491299246</text:p>
              </table:table-cell>
              <table:table-cell office:value-type="float" office:value="0.0106859745002694">
                <text:p>0.0106859745002694</text:p>
              </table:table-cell>
              <table:table-cell office:value-type="float" office:value="0.0107380688416949">
                <text:p>0.0107380688416949</text:p>
              </table:table-cell>
              <table:table-cell office:value-type="float" office:value="0.010602091149141">
                <text:p>0.010602091149141</text:p>
              </table:table-cell>
              <table:table-cell office:value-type="float" office:value="0.0104567256942552">
                <text:p>0.0104567256942552</text:p>
              </table:table-cell>
              <table:table-cell office:value-type="float" office:value="0.00994403985166132">
                <text:p>0.00994403985166132</text:p>
              </table:table-cell>
              <table:table-cell office:value-type="float" office:value="0.00993601981660254">
                <text:p>0.00993601981660254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112315608525117">
                <text:p>0.0112315608525117</text:p>
              </table:table-cell>
              <table:table-cell office:value-type="float" office:value="0.0112783090533129">
                <text:p>0.0112783090533129</text:p>
              </table:table-cell>
              <table:table-cell office:value-type="float" office:value="0.0116016470505577">
                <text:p>0.0116016470505577</text:p>
              </table:table-cell>
              <table:table-cell office:value-type="float" office:value="0.011731476932612">
                <text:p>0.011731476932612</text:p>
              </table:table-cell>
              <table:table-cell office:value-type="float" office:value="0.0119269139139261">
                <text:p>0.0119269139139261</text:p>
              </table:table-cell>
              <table:table-cell office:value-type="float" office:value="0.012475741767649">
                <text:p>0.012475741767649</text:p>
              </table:table-cell>
              <table:table-cell office:value-type="float" office:value="0.0127538009540493">
                <text:p>0.0127538009540493</text:p>
              </table:table-cell>
              <table:table-cell office:value-type="float" office:value="0.0126066875676591">
                <text:p>0.0126066875676591</text:p>
              </table:table-cell>
              <table:table-cell office:value-type="float" office:value="0.0124795751497544">
                <text:p>0.0124795751497544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0704247258008">
                <text:p>0.0120704247258008</text:p>
              </table:table-cell>
              <table:table-cell office:value-type="float" office:value="0.0119789355937489">
                <text:p>0.0119789355937489</text:p>
              </table:table-cell>
              <table:table-cell office:value-type="float" office:value="0.0121848015065943">
                <text:p>0.0121848015065943</text:p>
              </table:table-cell>
              <table:table-cell office:value-type="float" office:value="0.0123769453222596">
                <text:p>0.0123769453222596</text:p>
              </table:table-cell>
              <table:table-cell office:value-type="float" office:value="0.0123408232451221">
                <text:p>0.012340823245122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323483939022">
                <text:p>0.0121323483939022</text:p>
              </table:table-cell>
              <table:table-cell office:value-type="float" office:value="0.012242240357859">
                <text:p>0.012242240357859</text:p>
              </table:table-cell>
              <table:table-cell office:value-type="float" office:value="0.0120968139674571">
                <text:p>0.0120968139674571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437021767553">
                <text:p>0.011743702176755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0599018337157">
                <text:p>0.0110599018337157</text:p>
              </table:table-cell>
              <table:table-cell office:value-type="float" office:value="0.0111001930485143">
                <text:p>0.0111001930485143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00629828288876728">
                <text:p>0.00629828288876728</text:p>
                <draw:g>
                  <svg:desc>List1.B109:List1.AZ109</svg:desc>
                </draw:g>
              </table:table-cell>
              <table:table-cell office:value-type="float" office:value="0.00803372991371571">
                <text:p>0.00803372991371571</text:p>
              </table:table-cell>
              <table:table-cell office:value-type="float" office:value="0.00830117092797819">
                <text:p>0.00830117092797819</text:p>
              </table:table-cell>
              <table:table-cell office:value-type="float" office:value="0.00922542239506393">
                <text:p>0.00922542239506393</text:p>
              </table:table-cell>
              <table:table-cell office:value-type="float" office:value="0.0102332491299246">
                <text:p>0.0102332491299246</text:p>
              </table:table-cell>
              <table:table-cell office:value-type="float" office:value="0.0106859745002694">
                <text:p>0.0106859745002694</text:p>
              </table:table-cell>
              <table:table-cell office:value-type="float" office:value="0.0107380688416949">
                <text:p>0.0107380688416949</text:p>
              </table:table-cell>
              <table:table-cell office:value-type="float" office:value="0.010602091149141">
                <text:p>0.010602091149141</text:p>
              </table:table-cell>
              <table:table-cell office:value-type="float" office:value="0.0104567256942552">
                <text:p>0.0104567256942552</text:p>
              </table:table-cell>
              <table:table-cell office:value-type="float" office:value="0.00994403985166132">
                <text:p>0.00994403985166132</text:p>
              </table:table-cell>
              <table:table-cell office:value-type="float" office:value="0.00993601981660254">
                <text:p>0.00993601981660254</text:p>
              </table:table-cell>
              <table:table-cell office:value-type="float" office:value="0.0108987103711908">
                <text:p>0.0108987103711908</text:p>
              </table:table-cell>
              <table:table-cell office:value-type="float" office:value="0.0112315608525117">
                <text:p>0.0112315608525117</text:p>
              </table:table-cell>
              <table:table-cell office:value-type="float" office:value="0.0112783090533129">
                <text:p>0.0112783090533129</text:p>
              </table:table-cell>
              <table:table-cell office:value-type="float" office:value="0.0116016470505577">
                <text:p>0.0116016470505577</text:p>
              </table:table-cell>
              <table:table-cell office:value-type="float" office:value="0.011731476932612">
                <text:p>0.011731476932612</text:p>
              </table:table-cell>
              <table:table-cell office:value-type="float" office:value="0.0119269139139261">
                <text:p>0.0119269139139261</text:p>
              </table:table-cell>
              <table:table-cell office:value-type="float" office:value="0.012475741767649">
                <text:p>0.012475741767649</text:p>
              </table:table-cell>
              <table:table-cell office:value-type="float" office:value="0.0127538009540493">
                <text:p>0.0127538009540493</text:p>
              </table:table-cell>
              <table:table-cell office:value-type="float" office:value="0.0126066875676591">
                <text:p>0.0126066875676591</text:p>
              </table:table-cell>
              <table:table-cell office:value-type="float" office:value="0.0124795751497544">
                <text:p>0.0124795751497544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5012754451337">
                <text:p>0.0125012754451337</text:p>
              </table:table-cell>
              <table:table-cell office:value-type="float" office:value="0.0120704247258008">
                <text:p>0.0120704247258008</text:p>
              </table:table-cell>
              <table:table-cell office:value-type="float" office:value="0.0119789355937489">
                <text:p>0.0119789355937489</text:p>
              </table:table-cell>
              <table:table-cell office:value-type="float" office:value="0.0121848015065943">
                <text:p>0.0121848015065943</text:p>
              </table:table-cell>
              <table:table-cell office:value-type="float" office:value="0.0123769453222596">
                <text:p>0.0123769453222596</text:p>
              </table:table-cell>
              <table:table-cell office:value-type="float" office:value="0.0123408232451221">
                <text:p>0.0123408232451221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5">
                <text:p>0.0125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441700970852">
                <text:p>0.0121441700970852</text:p>
              </table:table-cell>
              <table:table-cell office:value-type="float" office:value="0.0121323483939022">
                <text:p>0.0121323483939022</text:p>
              </table:table-cell>
              <table:table-cell office:value-type="float" office:value="0.012242240357859">
                <text:p>0.012242240357859</text:p>
              </table:table-cell>
              <table:table-cell office:value-type="float" office:value="0.0120968139674571">
                <text:p>0.0120968139674571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924764150708">
                <text:p>0.0117924764150708</text:p>
              </table:table-cell>
              <table:table-cell office:value-type="float" office:value="0.0117437021767553">
                <text:p>0.011743702176755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6496474502143">
                <text:p>0.0116496474502143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2938487863156">
                <text:p>0.0112938487863156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3908417384408">
                <text:p>0.0113908417384408</text:p>
              </table:table-cell>
              <table:table-cell office:value-type="float" office:value="0.0110599018337157">
                <text:p>0.0110599018337157</text:p>
              </table:table-cell>
              <table:table-cell office:value-type="float" office:value="0.0111001930485143">
                <text:p>0.0111001930485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error-upper-indicator="true" chart:error-lower-indicator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90" chart:reverse-direction="false" text:line-break="false" chart:axis-position="0"/>
      <style:graphic-properties svg:stroke-color="#b3b3b3"/>
      <style:text-properties fo:font-size="30pt" style:font-size-asian="10pt" style:font-size-complex="10pt"/>
    </style:style>
    <style:style style:name="ch5" style:family="chart" style:data-style-name="N0">
      <style:chart-properties chart:symbol-type="none" chart:error-upper-indicator="true" chart:error-lower-indicator="true" chart:error-category="cell-range" chart:error-upper-range="List1.BC109:List1.DA109" chart:error-lower-range="List1.BC109:List1.DA109"/>
      <style:graphic-properties svg:stroke-width="0.08cm" svg:stroke-color="#000000" draw:fill-color="#000000"/>
      <style:text-properties fo:font-size="10pt" style:font-size-asian="10pt" style:font-size-complex="10pt"/>
    </style:style>
    <style:style style:name="ch6" style:family="chart">
      <style:chart-properties chart:error-category="cell-range"/>
    </style:style>
    <style:style style:name="ch7" style:family="chart" style:data-style-name="N0">
      <style:chart-properties chart:symbol-type="none" chart:error-upper-indicator="true" chart:error-lower-indicator="true" chart:error-category="cell-range" chart:error-upper-range="List1.BC54:List1.DA54" chart:error-lower-range="List1.BC54:List1.DA54"/>
      <style:graphic-properties svg:stroke-width="0.08cm" svg:stroke-color="#c0c0c0" draw:fill-color="#c0c0c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031cm" svg:height="19.396cm" xlink:href=".." xlink:type="simple" chart:class="chart:line" chart:row-mapping="1 0" chart:style-name="ch1">
        <chart:plot-area chart:style-name="ch2" table:cell-range-address="List1.BC107:List1.DA107 List1.BC52:List1.DA52" svg:x="1.13cm" svg:y="1.683cm" svg:width="31.541cm" svg:height="16.906cm">
          <chartooo:coordinate-region svg:x="2.545cm" svg:y="2.28cm" svg:width="29.939cm" svg:height="15.636cm"/>
          <chart:axis chart:dimension="x" chart:name="primary-x" chart:style-name="ch3"/>
          <chart:axis chart:dimension="y" chart:name="primary-y" chart:style-name="ch4"/>
          <chart:series chart:style-name="ch5" chart:values-cell-range-address="List1.BC107:List1.DA107" chart:class="chart:line">
            <chart:error-indicator chart:error-upper-range="List1.BC109:List1.DA109" chart:error-lower-range="List1.BC109:List1.DA109" chart:style-name="ch6" chart:dimension="y"/>
            <chart:data-point chart:repeated="51"/>
          </chart:series>
          <chart:series chart:style-name="ch7" chart:values-cell-range-address="List1.BC52:List1.DA52" chart:class="chart:line">
            <chart:error-indicator chart:error-upper-range="List1.BC54:List1.DA54" chart:error-lower-range="List1.BC54:List1.DA54" chart:style-name="ch6" chart:dimension="y"/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</table:table-row>
          </table:table-header-rows>
          <table:table-rows>
            <table:table-row>
              <table:table-cell office:value-type="string">
                <text:p>Řádek 107</text:p>
                <draw:g>
                  <svg:desc/>
                </draw:g>
              </table:table-cell>
              <table:table-cell office:value-type="float" office:value="26.78904">
                <text:p>26.78904</text:p>
                <draw:g>
                  <svg:desc>List1.BC107:List1.DA107</svg:desc>
                </draw:g>
              </table:table-cell>
              <table:table-cell office:value-type="float" office:value="26.78648">
                <text:p>26.78648</text:p>
              </table:table-cell>
              <table:table-cell office:value-type="float" office:value="26.87788">
                <text:p>26.87788</text:p>
              </table:table-cell>
              <table:table-cell office:value-type="float" office:value="26.86864">
                <text:p>26.86864</text:p>
              </table:table-cell>
              <table:table-cell office:value-type="float" office:value="27.10028">
                <text:p>27.10028</text:p>
              </table:table-cell>
              <table:table-cell office:value-type="float" office:value="27.19336">
                <text:p>27.19336</text:p>
              </table:table-cell>
              <table:table-cell office:value-type="float" office:value="27.5119591836735">
                <text:p>27.5119591836735</text:p>
              </table:table-cell>
              <table:table-cell office:value-type="float" office:value="27.8035102040816">
                <text:p>27.8035102040816</text:p>
              </table:table-cell>
              <table:table-cell office:value-type="float" office:value="27.9355102040816">
                <text:p>27.9355102040816</text:p>
              </table:table-cell>
              <table:table-cell office:value-type="float" office:value="28.3471020408163">
                <text:p>28.3471020408163</text:p>
              </table:table-cell>
              <table:table-cell office:value-type="float" office:value="28.7086530612245">
                <text:p>28.7086530612245</text:p>
              </table:table-cell>
              <table:table-cell office:value-type="float" office:value="29.0147755102041">
                <text:p>29.0147755102041</text:p>
              </table:table-cell>
              <table:table-cell office:value-type="float" office:value="29.423829787234">
                <text:p>29.423829787234</text:p>
              </table:table-cell>
              <table:table-cell office:value-type="float" office:value="29.7818260869565">
                <text:p>29.7818260869565</text:p>
              </table:table-cell>
              <table:table-cell office:value-type="float" office:value="30.2202222222222">
                <text:p>30.2202222222222</text:p>
              </table:table-cell>
              <table:table-cell office:value-type="float" office:value="30.4000909090909">
                <text:p>30.4000909090909</text:p>
              </table:table-cell>
              <table:table-cell office:value-type="float" office:value="30.7361395348837">
                <text:p>30.7361395348837</text:p>
              </table:table-cell>
              <table:table-cell office:value-type="float" office:value="31.6223809523809">
                <text:p>31.6223809523809</text:p>
              </table:table-cell>
              <table:table-cell office:value-type="float" office:value="32.5238">
                <text:p>32.5238</text:p>
              </table:table-cell>
              <table:table-cell office:value-type="float" office:value="32.4731578947368">
                <text:p>32.4731578947368</text:p>
              </table:table-cell>
              <table:table-cell office:value-type="float" office:value="33.2476315789474">
                <text:p>33.2476315789474</text:p>
              </table:table-cell>
              <table:table-cell office:value-type="float" office:value="33.9848888888889">
                <text:p>33.9848888888889</text:p>
              </table:table-cell>
              <table:table-cell office:value-type="float" office:value="35.0854285714286">
                <text:p>35.0854285714286</text:p>
              </table:table-cell>
              <table:table-cell office:value-type="float" office:value="36.1930285714286">
                <text:p>36.1930285714286</text:p>
              </table:table-cell>
              <table:table-cell office:value-type="float" office:value="37.1119428571429">
                <text:p>37.1119428571429</text:p>
              </table:table-cell>
              <table:table-cell office:value-type="float" office:value="38.0402857142857">
                <text:p>38.0402857142857</text:p>
              </table:table-cell>
              <table:table-cell office:value-type="float" office:value="39.3134117647059">
                <text:p>39.3134117647059</text:p>
              </table:table-cell>
              <table:table-cell office:value-type="float" office:value="40.6347878787879">
                <text:p>40.6347878787879</text:p>
              </table:table-cell>
              <table:table-cell office:value-type="float" office:value="40.358625">
                <text:p>40.358625</text:p>
              </table:table-cell>
              <table:table-cell office:value-type="float" office:value="41.2128387096774">
                <text:p>41.2128387096774</text:p>
              </table:table-cell>
              <table:table-cell office:value-type="float" office:value="42.507935483871">
                <text:p>42.507935483871</text:p>
              </table:table-cell>
              <table:table-cell office:value-type="float" office:value="43.5718709677419">
                <text:p>43.5718709677419</text:p>
              </table:table-cell>
              <table:table-cell office:value-type="float" office:value="44.7638">
                <text:p>44.7638</text:p>
              </table:table-cell>
              <table:table-cell office:value-type="float" office:value="46.5016">
                <text:p>46.5016</text:p>
              </table:table-cell>
              <table:table-cell office:value-type="float" office:value="48.0398620689655">
                <text:p>48.0398620689655</text:p>
              </table:table-cell>
              <table:table-cell office:value-type="float" office:value="49.7305714285714">
                <text:p>49.7305714285714</text:p>
              </table:table-cell>
              <table:table-cell office:value-type="float" office:value="51.4182142857143">
                <text:p>51.4182142857143</text:p>
              </table:table-cell>
              <table:table-cell office:value-type="float" office:value="53.4081428571429">
                <text:p>53.4081428571429</text:p>
              </table:table-cell>
              <table:table-cell office:value-type="float" office:value="54.7877142857143">
                <text:p>54.7877142857143</text:p>
              </table:table-cell>
              <table:table-cell office:value-type="float" office:value="55.6741428571429">
                <text:p>55.6741428571429</text:p>
              </table:table-cell>
              <table:table-cell office:value-type="float" office:value="57.5714074074074">
                <text:p>57.5714074074074</text:p>
              </table:table-cell>
              <table:table-cell office:value-type="float" office:value="58.6939230769231">
                <text:p>58.6939230769231</text:p>
              </table:table-cell>
              <table:table-cell office:value-type="float" office:value="60.5882307692308">
                <text:p>60.5882307692308</text:p>
              </table:table-cell>
              <table:table-cell office:value-type="float" office:value="62.4263076923077">
                <text:p>62.4263076923077</text:p>
              </table:table-cell>
              <table:table-cell office:value-type="float" office:value="63.3478461538461">
                <text:p>63.3478461538461</text:p>
              </table:table-cell>
              <table:table-cell office:value-type="float" office:value="65.3003846153846">
                <text:p>65.3003846153846</text:p>
              </table:table-cell>
              <table:table-cell office:value-type="float" office:value="67.0748461538462">
                <text:p>67.0748461538462</text:p>
              </table:table-cell>
              <table:table-cell office:value-type="float" office:value="66.826">
                <text:p>66.826</text:p>
              </table:table-cell>
              <table:table-cell office:value-type="float" office:value="69.49544">
                <text:p>69.49544</text:p>
              </table:table-cell>
              <table:table-cell office:value-type="float" office:value="71.54704">
                <text:p>71.54704</text:p>
              </table:table-cell>
              <table:table-cell office:value-type="float" office:value="74.29448">
                <text:p>74.29448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386173733726684">
                <text:p>0.386173733726684</text:p>
                <draw:g>
                  <svg:desc>List1.BC109:List1.DA109</svg:desc>
                </draw:g>
              </table:table-cell>
              <table:table-cell office:value-type="float" office:value="0.40482639891334">
                <text:p>0.40482639891334</text:p>
              </table:table-cell>
              <table:table-cell office:value-type="float" office:value="0.410863256103934">
                <text:p>0.410863256103934</text:p>
              </table:table-cell>
              <table:table-cell office:value-type="float" office:value="0.432697114935458">
                <text:p>0.432697114935458</text:p>
              </table:table-cell>
              <table:table-cell office:value-type="float" office:value="0.441468332966528">
                <text:p>0.441468332966528</text:p>
              </table:table-cell>
              <table:table-cell office:value-type="float" office:value="0.472185561725516">
                <text:p>0.472185561725516</text:p>
              </table:table-cell>
              <table:table-cell office:value-type="float" office:value="0.520831002954664">
                <text:p>0.520831002954664</text:p>
              </table:table-cell>
              <table:table-cell office:value-type="float" office:value="0.526804668038723">
                <text:p>0.526804668038723</text:p>
              </table:table-cell>
              <table:table-cell office:value-type="float" office:value="0.559924735377708">
                <text:p>0.559924735377708</text:p>
              </table:table-cell>
              <table:table-cell office:value-type="float" office:value="0.61407218343347">
                <text:p>0.61407218343347</text:p>
              </table:table-cell>
              <table:table-cell office:value-type="float" office:value="0.645234723381864">
                <text:p>0.645234723381864</text:p>
              </table:table-cell>
              <table:table-cell office:value-type="float" office:value="0.695322063136288">
                <text:p>0.695322063136288</text:p>
              </table:table-cell>
              <table:table-cell office:value-type="float" office:value="0.802116983515719">
                <text:p>0.802116983515719</text:p>
              </table:table-cell>
              <table:table-cell office:value-type="float" office:value="0.824583602312263">
                <text:p>0.824583602312263</text:p>
              </table:table-cell>
              <table:table-cell office:value-type="float" office:value="0.878470222723001">
                <text:p>0.878470222723001</text:p>
              </table:table-cell>
              <table:table-cell office:value-type="float" office:value="0.896576471800739">
                <text:p>0.896576471800739</text:p>
              </table:table-cell>
              <table:table-cell office:value-type="float" office:value="0.939358498842783">
                <text:p>0.939358498842783</text:p>
              </table:table-cell>
              <table:table-cell office:value-type="float" office:value="1.00403648345431">
                <text:p>1.00403648345431</text:p>
              </table:table-cell>
              <table:table-cell office:value-type="float" office:value="1.11238641321606">
                <text:p>1.11238641321606</text:p>
              </table:table-cell>
              <table:table-cell office:value-type="float" office:value="1.15981192283016">
                <text:p>1.15981192283016</text:p>
              </table:table-cell>
              <table:table-cell office:value-type="float" office:value="1.21288516248825">
                <text:p>1.21288516248825</text:p>
              </table:table-cell>
              <table:table-cell office:value-type="float" office:value="1.3035144982954">
                <text:p>1.3035144982954</text:p>
              </table:table-cell>
              <table:table-cell office:value-type="float" office:value="1.46232345930709">
                <text:p>1.46232345930709</text:p>
              </table:table-cell>
              <table:table-cell office:value-type="float" office:value="1.64745371212348">
                <text:p>1.64745371212348</text:p>
              </table:table-cell>
              <table:table-cell office:value-type="float" office:value="1.78620039054919">
                <text:p>1.78620039054919</text:p>
              </table:table-cell>
              <table:table-cell office:value-type="float" office:value="1.91752912288049">
                <text:p>1.91752912288049</text:p>
              </table:table-cell>
              <table:table-cell office:value-type="float" office:value="2.08982143482242">
                <text:p>2.08982143482242</text:p>
              </table:table-cell>
              <table:table-cell office:value-type="float" office:value="2.23722960773423">
                <text:p>2.23722960773423</text:p>
              </table:table-cell>
              <table:table-cell office:value-type="float" office:value="2.24572618551381">
                <text:p>2.24572618551381</text:p>
              </table:table-cell>
              <table:table-cell office:value-type="float" office:value="2.53175193840697">
                <text:p>2.53175193840697</text:p>
              </table:table-cell>
              <table:table-cell office:value-type="float" office:value="2.69744039005976">
                <text:p>2.69744039005976</text:p>
              </table:table-cell>
              <table:table-cell office:value-type="float" office:value="2.90156545798503">
                <text:p>2.90156545798503</text:p>
              </table:table-cell>
              <table:table-cell office:value-type="float" office:value="3.17950575693626">
                <text:p>3.17950575693626</text:p>
              </table:table-cell>
              <table:table-cell office:value-type="float" office:value="3.44402159791378">
                <text:p>3.44402159791378</text:p>
              </table:table-cell>
              <table:table-cell office:value-type="float" office:value="3.78119216601919">
                <text:p>3.78119216601919</text:p>
              </table:table-cell>
              <table:table-cell office:value-type="float" office:value="4.23604266489441">
                <text:p>4.23604266489441</text:p>
              </table:table-cell>
              <table:table-cell office:value-type="float" office:value="4.35676138799798">
                <text:p>4.35676138799798</text:p>
              </table:table-cell>
              <table:table-cell office:value-type="float" office:value="4.46459904635868">
                <text:p>4.46459904635868</text:p>
              </table:table-cell>
              <table:table-cell office:value-type="float" office:value="4.57633517882314">
                <text:p>4.57633517882314</text:p>
              </table:table-cell>
              <table:table-cell office:value-type="float" office:value="4.82566827121326">
                <text:p>4.82566827121326</text:p>
              </table:table-cell>
              <table:table-cell office:value-type="float" office:value="5.02906171468231">
                <text:p>5.02906171468231</text:p>
              </table:table-cell>
              <table:table-cell office:value-type="float" office:value="5.41043474150377">
                <text:p>5.41043474150377</text:p>
              </table:table-cell>
              <table:table-cell office:value-type="float" office:value="5.78568464489532">
                <text:p>5.78568464489532</text:p>
              </table:table-cell>
              <table:table-cell office:value-type="float" office:value="5.98750952586857">
                <text:p>5.98750952586857</text:p>
              </table:table-cell>
              <table:table-cell office:value-type="float" office:value="6.09590399775312">
                <text:p>6.09590399775312</text:p>
              </table:table-cell>
              <table:table-cell office:value-type="float" office:value="6.23835958419961">
                <text:p>6.23835958419961</text:p>
              </table:table-cell>
              <table:table-cell office:value-type="float" office:value="6.47322658736437">
                <text:p>6.47322658736437</text:p>
              </table:table-cell>
              <table:table-cell office:value-type="float" office:value="6.46138326160377">
                <text:p>6.46138326160377</text:p>
              </table:table-cell>
              <table:table-cell office:value-type="float" office:value="6.77399828316089">
                <text:p>6.77399828316089</text:p>
              </table:table-cell>
              <table:table-cell office:value-type="float" office:value="6.93432549675405">
                <text:p>6.93432549675405</text:p>
              </table:table-cell>
              <table:table-cell office:value-type="float" office:value="7.30738752886876">
                <text:p>7.30738752886876</text:p>
              </table:table-cell>
            </table:table-row>
            <table:table-row>
              <table:table-cell office:value-type="string">
                <text:p>Řádek 109</text:p>
                <draw:g>
                  <svg:desc/>
                </draw:g>
              </table:table-cell>
              <table:table-cell office:value-type="float" office:value="0.386173733726684">
                <text:p>0.386173733726684</text:p>
                <draw:g>
                  <svg:desc>List1.BC109:List1.DA109</svg:desc>
                </draw:g>
              </table:table-cell>
              <table:table-cell office:value-type="float" office:value="0.40482639891334">
                <text:p>0.40482639891334</text:p>
              </table:table-cell>
              <table:table-cell office:value-type="float" office:value="0.410863256103934">
                <text:p>0.410863256103934</text:p>
              </table:table-cell>
              <table:table-cell office:value-type="float" office:value="0.432697114935458">
                <text:p>0.432697114935458</text:p>
              </table:table-cell>
              <table:table-cell office:value-type="float" office:value="0.441468332966528">
                <text:p>0.441468332966528</text:p>
              </table:table-cell>
              <table:table-cell office:value-type="float" office:value="0.472185561725516">
                <text:p>0.472185561725516</text:p>
              </table:table-cell>
              <table:table-cell office:value-type="float" office:value="0.520831002954664">
                <text:p>0.520831002954664</text:p>
              </table:table-cell>
              <table:table-cell office:value-type="float" office:value="0.526804668038723">
                <text:p>0.526804668038723</text:p>
              </table:table-cell>
              <table:table-cell office:value-type="float" office:value="0.559924735377708">
                <text:p>0.559924735377708</text:p>
              </table:table-cell>
              <table:table-cell office:value-type="float" office:value="0.61407218343347">
                <text:p>0.61407218343347</text:p>
              </table:table-cell>
              <table:table-cell office:value-type="float" office:value="0.645234723381864">
                <text:p>0.645234723381864</text:p>
              </table:table-cell>
              <table:table-cell office:value-type="float" office:value="0.695322063136288">
                <text:p>0.695322063136288</text:p>
              </table:table-cell>
              <table:table-cell office:value-type="float" office:value="0.802116983515719">
                <text:p>0.802116983515719</text:p>
              </table:table-cell>
              <table:table-cell office:value-type="float" office:value="0.824583602312263">
                <text:p>0.824583602312263</text:p>
              </table:table-cell>
              <table:table-cell office:value-type="float" office:value="0.878470222723001">
                <text:p>0.878470222723001</text:p>
              </table:table-cell>
              <table:table-cell office:value-type="float" office:value="0.896576471800739">
                <text:p>0.896576471800739</text:p>
              </table:table-cell>
              <table:table-cell office:value-type="float" office:value="0.939358498842783">
                <text:p>0.939358498842783</text:p>
              </table:table-cell>
              <table:table-cell office:value-type="float" office:value="1.00403648345431">
                <text:p>1.00403648345431</text:p>
              </table:table-cell>
              <table:table-cell office:value-type="float" office:value="1.11238641321606">
                <text:p>1.11238641321606</text:p>
              </table:table-cell>
              <table:table-cell office:value-type="float" office:value="1.15981192283016">
                <text:p>1.15981192283016</text:p>
              </table:table-cell>
              <table:table-cell office:value-type="float" office:value="1.21288516248825">
                <text:p>1.21288516248825</text:p>
              </table:table-cell>
              <table:table-cell office:value-type="float" office:value="1.3035144982954">
                <text:p>1.3035144982954</text:p>
              </table:table-cell>
              <table:table-cell office:value-type="float" office:value="1.46232345930709">
                <text:p>1.46232345930709</text:p>
              </table:table-cell>
              <table:table-cell office:value-type="float" office:value="1.64745371212348">
                <text:p>1.64745371212348</text:p>
              </table:table-cell>
              <table:table-cell office:value-type="float" office:value="1.78620039054919">
                <text:p>1.78620039054919</text:p>
              </table:table-cell>
              <table:table-cell office:value-type="float" office:value="1.91752912288049">
                <text:p>1.91752912288049</text:p>
              </table:table-cell>
              <table:table-cell office:value-type="float" office:value="2.08982143482242">
                <text:p>2.08982143482242</text:p>
              </table:table-cell>
              <table:table-cell office:value-type="float" office:value="2.23722960773423">
                <text:p>2.23722960773423</text:p>
              </table:table-cell>
              <table:table-cell office:value-type="float" office:value="2.24572618551381">
                <text:p>2.24572618551381</text:p>
              </table:table-cell>
              <table:table-cell office:value-type="float" office:value="2.53175193840697">
                <text:p>2.53175193840697</text:p>
              </table:table-cell>
              <table:table-cell office:value-type="float" office:value="2.69744039005976">
                <text:p>2.69744039005976</text:p>
              </table:table-cell>
              <table:table-cell office:value-type="float" office:value="2.90156545798503">
                <text:p>2.90156545798503</text:p>
              </table:table-cell>
              <table:table-cell office:value-type="float" office:value="3.17950575693626">
                <text:p>3.17950575693626</text:p>
              </table:table-cell>
              <table:table-cell office:value-type="float" office:value="3.44402159791378">
                <text:p>3.44402159791378</text:p>
              </table:table-cell>
              <table:table-cell office:value-type="float" office:value="3.78119216601919">
                <text:p>3.78119216601919</text:p>
              </table:table-cell>
              <table:table-cell office:value-type="float" office:value="4.23604266489441">
                <text:p>4.23604266489441</text:p>
              </table:table-cell>
              <table:table-cell office:value-type="float" office:value="4.35676138799798">
                <text:p>4.35676138799798</text:p>
              </table:table-cell>
              <table:table-cell office:value-type="float" office:value="4.46459904635868">
                <text:p>4.46459904635868</text:p>
              </table:table-cell>
              <table:table-cell office:value-type="float" office:value="4.57633517882314">
                <text:p>4.57633517882314</text:p>
              </table:table-cell>
              <table:table-cell office:value-type="float" office:value="4.82566827121326">
                <text:p>4.82566827121326</text:p>
              </table:table-cell>
              <table:table-cell office:value-type="float" office:value="5.02906171468231">
                <text:p>5.02906171468231</text:p>
              </table:table-cell>
              <table:table-cell office:value-type="float" office:value="5.41043474150377">
                <text:p>5.41043474150377</text:p>
              </table:table-cell>
              <table:table-cell office:value-type="float" office:value="5.78568464489532">
                <text:p>5.78568464489532</text:p>
              </table:table-cell>
              <table:table-cell office:value-type="float" office:value="5.98750952586857">
                <text:p>5.98750952586857</text:p>
              </table:table-cell>
              <table:table-cell office:value-type="float" office:value="6.09590399775312">
                <text:p>6.09590399775312</text:p>
              </table:table-cell>
              <table:table-cell office:value-type="float" office:value="6.23835958419961">
                <text:p>6.23835958419961</text:p>
              </table:table-cell>
              <table:table-cell office:value-type="float" office:value="6.47322658736437">
                <text:p>6.47322658736437</text:p>
              </table:table-cell>
              <table:table-cell office:value-type="float" office:value="6.46138326160377">
                <text:p>6.46138326160377</text:p>
              </table:table-cell>
              <table:table-cell office:value-type="float" office:value="6.77399828316089">
                <text:p>6.77399828316089</text:p>
              </table:table-cell>
              <table:table-cell office:value-type="float" office:value="6.93432549675405">
                <text:p>6.93432549675405</text:p>
              </table:table-cell>
              <table:table-cell office:value-type="float" office:value="7.30738752886876">
                <text:p>7.30738752886876</text:p>
              </table:table-cell>
            </table:table-row>
            <table:table-row>
              <table:table-cell office:value-type="string">
                <text:p>Řádek 52</text:p>
                <draw:g>
                  <svg:desc/>
                </draw:g>
              </table:table-cell>
              <table:table-cell office:value-type="float" office:value="26.88092">
                <text:p>26.88092</text:p>
                <draw:g>
                  <svg:desc>List1.BC52:List1.DA52</svg:desc>
                </draw:g>
              </table:table-cell>
              <table:table-cell office:value-type="float" office:value="26.6715510204082">
                <text:p>26.6715510204082</text:p>
              </table:table-cell>
              <table:table-cell office:value-type="float" office:value="26.5977551020408">
                <text:p>26.5977551020408</text:p>
              </table:table-cell>
              <table:table-cell office:value-type="float" office:value="26.6923333333333">
                <text:p>26.6923333333333</text:p>
              </table:table-cell>
              <table:table-cell office:value-type="float" office:value="26.610625">
                <text:p>26.610625</text:p>
              </table:table-cell>
              <table:table-cell office:value-type="float" office:value="26.7335217391304">
                <text:p>26.7335217391304</text:p>
              </table:table-cell>
              <table:table-cell office:value-type="float" office:value="26.7653043478261">
                <text:p>26.7653043478261</text:p>
              </table:table-cell>
              <table:table-cell office:value-type="float" office:value="26.8042222222222">
                <text:p>26.8042222222222</text:p>
              </table:table-cell>
              <table:table-cell office:value-type="float" office:value="27.0941860465116">
                <text:p>27.0941860465116</text:p>
              </table:table-cell>
              <table:table-cell office:value-type="float" office:value="27.3607906976744">
                <text:p>27.3607906976744</text:p>
              </table:table-cell>
              <table:table-cell office:value-type="float" office:value="27.2982380952381">
                <text:p>27.2982380952381</text:p>
              </table:table-cell>
              <table:table-cell office:value-type="float" office:value="27.6364761904762">
                <text:p>27.6364761904762</text:p>
              </table:table-cell>
              <table:table-cell office:value-type="float" office:value="27.7849047619048">
                <text:p>27.7849047619048</text:p>
              </table:table-cell>
              <table:table-cell office:value-type="float" office:value="28.2200487804878">
                <text:p>28.2200487804878</text:p>
              </table:table-cell>
              <table:table-cell office:value-type="float" office:value="28.64065">
                <text:p>28.64065</text:p>
              </table:table-cell>
              <table:table-cell office:value-type="float" office:value="28.9258">
                <text:p>28.9258</text:p>
              </table:table-cell>
              <table:table-cell office:value-type="float" office:value="29.5312">
                <text:p>29.5312</text:p>
              </table:table-cell>
              <table:table-cell office:value-type="float" office:value="30.1421025641026">
                <text:p>30.1421025641026</text:p>
              </table:table-cell>
              <table:table-cell office:value-type="float" office:value="30.8063076923077">
                <text:p>30.8063076923077</text:p>
              </table:table-cell>
              <table:table-cell office:value-type="float" office:value="31.0041052631579">
                <text:p>31.0041052631579</text:p>
              </table:table-cell>
              <table:table-cell office:value-type="float" office:value="31.812">
                <text:p>31.812</text:p>
              </table:table-cell>
              <table:table-cell office:value-type="float" office:value="33.0275135135135">
                <text:p>33.0275135135135</text:p>
              </table:table-cell>
              <table:table-cell office:value-type="float" office:value="33.8149189189189">
                <text:p>33.8149189189189</text:p>
              </table:table-cell>
              <table:table-cell office:value-type="float" office:value="35.2975428571429">
                <text:p>35.2975428571429</text:p>
              </table:table-cell>
              <table:table-cell office:value-type="float" office:value="36.2444">
                <text:p>36.2444</text:p>
              </table:table-cell>
              <table:table-cell office:value-type="float" office:value="37.2470588235294">
                <text:p>37.2470588235294</text:p>
              </table:table-cell>
              <table:table-cell office:value-type="float" office:value="38.4484705882353">
                <text:p>38.4484705882353</text:p>
              </table:table-cell>
              <table:table-cell office:value-type="float" office:value="39.5459411764706">
                <text:p>39.5459411764706</text:p>
              </table:table-cell>
              <table:table-cell office:value-type="float" office:value="41.3294545454546">
                <text:p>41.3294545454546</text:p>
              </table:table-cell>
              <table:table-cell office:value-type="float" office:value="41.964125">
                <text:p>41.964125</text:p>
              </table:table-cell>
              <table:table-cell office:value-type="float" office:value="43.2129032258065">
                <text:p>43.2129032258065</text:p>
              </table:table-cell>
              <table:table-cell office:value-type="float" office:value="44.5611612903226">
                <text:p>44.5611612903226</text:p>
              </table:table-cell>
              <table:table-cell office:value-type="float" office:value="46.0141379310345">
                <text:p>46.0141379310345</text:p>
              </table:table-cell>
              <table:table-cell office:value-type="float" office:value="48.5242068965517">
                <text:p>48.5242068965517</text:p>
              </table:table-cell>
              <table:table-cell office:value-type="float" office:value="51.4467586206896">
                <text:p>51.4467586206896</text:p>
              </table:table-cell>
              <table:table-cell office:value-type="float" office:value="51.3195862068966">
                <text:p>51.3195862068966</text:p>
              </table:table-cell>
              <table:table-cell office:value-type="float" office:value="53.2949655172414">
                <text:p>53.2949655172414</text:p>
              </table:table-cell>
              <table:table-cell office:value-type="float" office:value="55.1851034482759">
                <text:p>55.1851034482759</text:p>
              </table:table-cell>
              <table:table-cell office:value-type="float" office:value="57.5962068965517">
                <text:p>57.5962068965517</text:p>
              </table:table-cell>
              <table:table-cell office:value-type="float" office:value="59.6642068965517">
                <text:p>59.6642068965517</text:p>
              </table:table-cell>
              <table:table-cell office:value-type="float" office:value="61.9911428571429">
                <text:p>61.9911428571429</text:p>
              </table:table-cell>
              <table:table-cell office:value-type="float" office:value="63.6033333333333">
                <text:p>63.6033333333333</text:p>
              </table:table-cell>
              <table:table-cell office:value-type="float" office:value="66.1180740740741">
                <text:p>66.1180740740741</text:p>
              </table:table-cell>
              <table:table-cell office:value-type="float" office:value="67.4848888888889">
                <text:p>67.4848888888889</text:p>
              </table:table-cell>
              <table:table-cell office:value-type="float" office:value="70.3919259259259">
                <text:p>70.3919259259259</text:p>
              </table:table-cell>
              <table:table-cell office:value-type="float" office:value="72.1162962962963">
                <text:p>72.1162962962963</text:p>
              </table:table-cell>
              <table:table-cell office:value-type="float" office:value="74.2480740740741">
                <text:p>74.2480740740741</text:p>
              </table:table-cell>
              <table:table-cell office:value-type="float" office:value="75.8173333333333">
                <text:p>75.8173333333333</text:p>
              </table:table-cell>
              <table:table-cell office:value-type="float" office:value="78.4857037037037">
                <text:p>78.4857037037037</text:p>
              </table:table-cell>
              <table:table-cell office:value-type="float" office:value="80.5577037037037">
                <text:p>80.5577037037037</text:p>
              </table:table-cell>
              <table:table-cell office:value-type="float" office:value="83.0909629629629">
                <text:p>83.0909629629629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330136418111158">
                <text:p>0.330136418111158</text:p>
                <draw:g>
                  <svg:desc>List1.BC54:List1.DA54</svg:desc>
                </draw:g>
              </table:table-cell>
              <table:table-cell office:value-type="float" office:value="0.337377482248374">
                <text:p>0.337377482248374</text:p>
              </table:table-cell>
              <table:table-cell office:value-type="float" office:value="0.359162000061164">
                <text:p>0.359162000061164</text:p>
              </table:table-cell>
              <table:table-cell office:value-type="float" office:value="0.355500946788962">
                <text:p>0.355500946788962</text:p>
              </table:table-cell>
              <table:table-cell office:value-type="float" office:value="0.365542238617718">
                <text:p>0.365542238617718</text:p>
              </table:table-cell>
              <table:table-cell office:value-type="float" office:value="0.41053632499949">
                <text:p>0.41053632499949</text:p>
              </table:table-cell>
              <table:table-cell office:value-type="float" office:value="0.419959088034499">
                <text:p>0.419959088034499</text:p>
              </table:table-cell>
              <table:table-cell office:value-type="float" office:value="0.469332073096716">
                <text:p>0.469332073096716</text:p>
              </table:table-cell>
              <table:table-cell office:value-type="float" office:value="0.538183869471861">
                <text:p>0.538183869471861</text:p>
              </table:table-cell>
              <table:table-cell office:value-type="float" office:value="0.559104651824944">
                <text:p>0.559104651824944</text:p>
              </table:table-cell>
              <table:table-cell office:value-type="float" office:value="0.585352550497075">
                <text:p>0.585352550497075</text:p>
              </table:table-cell>
              <table:table-cell office:value-type="float" office:value="0.628787900992448">
                <text:p>0.628787900992448</text:p>
              </table:table-cell>
              <table:table-cell office:value-type="float" office:value="0.660031126575276">
                <text:p>0.660031126575276</text:p>
              </table:table-cell>
              <table:table-cell office:value-type="float" office:value="0.717608737363552">
                <text:p>0.717608737363552</text:p>
              </table:table-cell>
              <table:table-cell office:value-type="float" office:value="0.772299946339105">
                <text:p>0.772299946339105</text:p>
              </table:table-cell>
              <table:table-cell office:value-type="float" office:value="0.821419933205097">
                <text:p>0.821419933205097</text:p>
              </table:table-cell>
              <table:table-cell office:value-type="float" office:value="0.912660677248051">
                <text:p>0.912660677248051</text:p>
              </table:table-cell>
              <table:table-cell office:value-type="float" office:value="0.986430317687468">
                <text:p>0.986430317687468</text:p>
              </table:table-cell>
              <table:table-cell office:value-type="float" office:value="1.02918446950602">
                <text:p>1.02918446950602</text:p>
              </table:table-cell>
              <table:table-cell office:value-type="float" office:value="1.08958814030348">
                <text:p>1.08958814030348</text:p>
              </table:table-cell>
              <table:table-cell office:value-type="float" office:value="1.23300817314801">
                <text:p>1.23300817314801</text:p>
              </table:table-cell>
              <table:table-cell office:value-type="float" office:value="1.27200891077914">
                <text:p>1.27200891077914</text:p>
              </table:table-cell>
              <table:table-cell office:value-type="float" office:value="1.377336236609">
                <text:p>1.377336236609</text:p>
              </table:table-cell>
              <table:table-cell office:value-type="float" office:value="1.67472771164129">
                <text:p>1.67472771164129</text:p>
              </table:table-cell>
              <table:table-cell office:value-type="float" office:value="1.81038994601678">
                <text:p>1.81038994601678</text:p>
              </table:table-cell>
              <table:table-cell office:value-type="float" office:value="2.01409666722377">
                <text:p>2.01409666722377</text:p>
              </table:table-cell>
              <table:table-cell office:value-type="float" office:value="2.31789909647795">
                <text:p>2.31789909647795</text:p>
              </table:table-cell>
              <table:table-cell office:value-type="float" office:value="2.40549338402177">
                <text:p>2.40549338402177</text:p>
              </table:table-cell>
              <table:table-cell office:value-type="float" office:value="2.77565923274247">
                <text:p>2.77565923274247</text:p>
              </table:table-cell>
              <table:table-cell office:value-type="float" office:value="2.91304407203616">
                <text:p>2.91304407203616</text:p>
              </table:table-cell>
              <table:table-cell office:value-type="float" office:value="3.28077559783411">
                <text:p>3.28077559783411</text:p>
              </table:table-cell>
              <table:table-cell office:value-type="float" office:value="3.39161104583495">
                <text:p>3.39161104583495</text:p>
              </table:table-cell>
              <table:table-cell office:value-type="float" office:value="4.05996477444865">
                <text:p>4.05996477444865</text:p>
              </table:table-cell>
              <table:table-cell office:value-type="float" office:value="5.02577335405736">
                <text:p>5.02577335405736</text:p>
              </table:table-cell>
              <table:table-cell office:value-type="float" office:value="5.96149696826216">
                <text:p>5.96149696826216</text:p>
              </table:table-cell>
              <table:table-cell office:value-type="float" office:value="5.19441165552816">
                <text:p>5.19441165552816</text:p>
              </table:table-cell>
              <table:table-cell office:value-type="float" office:value="5.61641711924486">
                <text:p>5.61641711924486</text:p>
              </table:table-cell>
              <table:table-cell office:value-type="float" office:value="5.52341913061782">
                <text:p>5.52341913061782</text:p>
              </table:table-cell>
              <table:table-cell office:value-type="float" office:value="5.85741148409754">
                <text:p>5.85741148409754</text:p>
              </table:table-cell>
              <table:table-cell office:value-type="float" office:value="6.1451260869153">
                <text:p>6.1451260869153</text:p>
              </table:table-cell>
              <table:table-cell office:value-type="float" office:value="6.56568309967681">
                <text:p>6.56568309967681</text:p>
              </table:table-cell>
              <table:table-cell office:value-type="float" office:value="7.02137635877112">
                <text:p>7.02137635877112</text:p>
              </table:table-cell>
              <table:table-cell office:value-type="float" office:value="7.22861823593753">
                <text:p>7.22861823593753</text:p>
              </table:table-cell>
              <table:table-cell office:value-type="float" office:value="7.55936757581273">
                <text:p>7.55936757581273</text:p>
              </table:table-cell>
              <table:table-cell office:value-type="float" office:value="8.1554104114904">
                <text:p>8.1554104114904</text:p>
              </table:table-cell>
              <table:table-cell office:value-type="float" office:value="8.27949733716773">
                <text:p>8.27949733716773</text:p>
              </table:table-cell>
              <table:table-cell office:value-type="float" office:value="8.5392837389747">
                <text:p>8.5392837389747</text:p>
              </table:table-cell>
              <table:table-cell office:value-type="float" office:value="8.91310610722393">
                <text:p>8.91310610722393</text:p>
              </table:table-cell>
              <table:table-cell office:value-type="float" office:value="9.24106325988853">
                <text:p>9.24106325988853</text:p>
              </table:table-cell>
              <table:table-cell office:value-type="float" office:value="9.45402265259142">
                <text:p>9.45402265259142</text:p>
              </table:table-cell>
              <table:table-cell office:value-type="float" office:value="10.2198242068558">
                <text:p>10.2198242068558</text:p>
              </table:table-cell>
            </table:table-row>
            <table:table-row>
              <table:table-cell office:value-type="string">
                <text:p>Řádek 54</text:p>
                <draw:g>
                  <svg:desc/>
                </draw:g>
              </table:table-cell>
              <table:table-cell office:value-type="float" office:value="0.330136418111158">
                <text:p>0.330136418111158</text:p>
                <draw:g>
                  <svg:desc>List1.BC54:List1.DA54</svg:desc>
                </draw:g>
              </table:table-cell>
              <table:table-cell office:value-type="float" office:value="0.337377482248374">
                <text:p>0.337377482248374</text:p>
              </table:table-cell>
              <table:table-cell office:value-type="float" office:value="0.359162000061164">
                <text:p>0.359162000061164</text:p>
              </table:table-cell>
              <table:table-cell office:value-type="float" office:value="0.355500946788962">
                <text:p>0.355500946788962</text:p>
              </table:table-cell>
              <table:table-cell office:value-type="float" office:value="0.365542238617718">
                <text:p>0.365542238617718</text:p>
              </table:table-cell>
              <table:table-cell office:value-type="float" office:value="0.41053632499949">
                <text:p>0.41053632499949</text:p>
              </table:table-cell>
              <table:table-cell office:value-type="float" office:value="0.419959088034499">
                <text:p>0.419959088034499</text:p>
              </table:table-cell>
              <table:table-cell office:value-type="float" office:value="0.469332073096716">
                <text:p>0.469332073096716</text:p>
              </table:table-cell>
              <table:table-cell office:value-type="float" office:value="0.538183869471861">
                <text:p>0.538183869471861</text:p>
              </table:table-cell>
              <table:table-cell office:value-type="float" office:value="0.559104651824944">
                <text:p>0.559104651824944</text:p>
              </table:table-cell>
              <table:table-cell office:value-type="float" office:value="0.585352550497075">
                <text:p>0.585352550497075</text:p>
              </table:table-cell>
              <table:table-cell office:value-type="float" office:value="0.628787900992448">
                <text:p>0.628787900992448</text:p>
              </table:table-cell>
              <table:table-cell office:value-type="float" office:value="0.660031126575276">
                <text:p>0.660031126575276</text:p>
              </table:table-cell>
              <table:table-cell office:value-type="float" office:value="0.717608737363552">
                <text:p>0.717608737363552</text:p>
              </table:table-cell>
              <table:table-cell office:value-type="float" office:value="0.772299946339105">
                <text:p>0.772299946339105</text:p>
              </table:table-cell>
              <table:table-cell office:value-type="float" office:value="0.821419933205097">
                <text:p>0.821419933205097</text:p>
              </table:table-cell>
              <table:table-cell office:value-type="float" office:value="0.912660677248051">
                <text:p>0.912660677248051</text:p>
              </table:table-cell>
              <table:table-cell office:value-type="float" office:value="0.986430317687468">
                <text:p>0.986430317687468</text:p>
              </table:table-cell>
              <table:table-cell office:value-type="float" office:value="1.02918446950602">
                <text:p>1.02918446950602</text:p>
              </table:table-cell>
              <table:table-cell office:value-type="float" office:value="1.08958814030348">
                <text:p>1.08958814030348</text:p>
              </table:table-cell>
              <table:table-cell office:value-type="float" office:value="1.23300817314801">
                <text:p>1.23300817314801</text:p>
              </table:table-cell>
              <table:table-cell office:value-type="float" office:value="1.27200891077914">
                <text:p>1.27200891077914</text:p>
              </table:table-cell>
              <table:table-cell office:value-type="float" office:value="1.377336236609">
                <text:p>1.377336236609</text:p>
              </table:table-cell>
              <table:table-cell office:value-type="float" office:value="1.67472771164129">
                <text:p>1.67472771164129</text:p>
              </table:table-cell>
              <table:table-cell office:value-type="float" office:value="1.81038994601678">
                <text:p>1.81038994601678</text:p>
              </table:table-cell>
              <table:table-cell office:value-type="float" office:value="2.01409666722377">
                <text:p>2.01409666722377</text:p>
              </table:table-cell>
              <table:table-cell office:value-type="float" office:value="2.31789909647795">
                <text:p>2.31789909647795</text:p>
              </table:table-cell>
              <table:table-cell office:value-type="float" office:value="2.40549338402177">
                <text:p>2.40549338402177</text:p>
              </table:table-cell>
              <table:table-cell office:value-type="float" office:value="2.77565923274247">
                <text:p>2.77565923274247</text:p>
              </table:table-cell>
              <table:table-cell office:value-type="float" office:value="2.91304407203616">
                <text:p>2.91304407203616</text:p>
              </table:table-cell>
              <table:table-cell office:value-type="float" office:value="3.28077559783411">
                <text:p>3.28077559783411</text:p>
              </table:table-cell>
              <table:table-cell office:value-type="float" office:value="3.39161104583495">
                <text:p>3.39161104583495</text:p>
              </table:table-cell>
              <table:table-cell office:value-type="float" office:value="4.05996477444865">
                <text:p>4.05996477444865</text:p>
              </table:table-cell>
              <table:table-cell office:value-type="float" office:value="5.02577335405736">
                <text:p>5.02577335405736</text:p>
              </table:table-cell>
              <table:table-cell office:value-type="float" office:value="5.96149696826216">
                <text:p>5.96149696826216</text:p>
              </table:table-cell>
              <table:table-cell office:value-type="float" office:value="5.19441165552816">
                <text:p>5.19441165552816</text:p>
              </table:table-cell>
              <table:table-cell office:value-type="float" office:value="5.61641711924486">
                <text:p>5.61641711924486</text:p>
              </table:table-cell>
              <table:table-cell office:value-type="float" office:value="5.52341913061782">
                <text:p>5.52341913061782</text:p>
              </table:table-cell>
              <table:table-cell office:value-type="float" office:value="5.85741148409754">
                <text:p>5.85741148409754</text:p>
              </table:table-cell>
              <table:table-cell office:value-type="float" office:value="6.1451260869153">
                <text:p>6.1451260869153</text:p>
              </table:table-cell>
              <table:table-cell office:value-type="float" office:value="6.56568309967681">
                <text:p>6.56568309967681</text:p>
              </table:table-cell>
              <table:table-cell office:value-type="float" office:value="7.02137635877112">
                <text:p>7.02137635877112</text:p>
              </table:table-cell>
              <table:table-cell office:value-type="float" office:value="7.22861823593753">
                <text:p>7.22861823593753</text:p>
              </table:table-cell>
              <table:table-cell office:value-type="float" office:value="7.55936757581273">
                <text:p>7.55936757581273</text:p>
              </table:table-cell>
              <table:table-cell office:value-type="float" office:value="8.1554104114904">
                <text:p>8.1554104114904</text:p>
              </table:table-cell>
              <table:table-cell office:value-type="float" office:value="8.27949733716773">
                <text:p>8.27949733716773</text:p>
              </table:table-cell>
              <table:table-cell office:value-type="float" office:value="8.5392837389747">
                <text:p>8.5392837389747</text:p>
              </table:table-cell>
              <table:table-cell office:value-type="float" office:value="8.91310610722393">
                <text:p>8.91310610722393</text:p>
              </table:table-cell>
              <table:table-cell office:value-type="float" office:value="9.24106325988853">
                <text:p>9.24106325988853</text:p>
              </table:table-cell>
              <table:table-cell office:value-type="float" office:value="9.45402265259142">
                <text:p>9.45402265259142</text:p>
              </table:table-cell>
              <table:table-cell office:value-type="float" office:value="10.2198242068558">
                <text:p>10.21982420685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